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0.2917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7327in"/>
    </style:style>
    <style:style style:name="co5" style:family="table-column">
      <style:table-column-properties fo:break-before="auto" style:column-width="2.7902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422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4134in"/>
    </style:style>
    <style:style style:name="co10" style:family="table-column">
      <style:table-column-properties fo:break-before="auto" style:column-width="0.3827in"/>
    </style:style>
    <style:style style:name="co11" style:family="table-column">
      <style:table-column-properties fo:break-before="auto" style:column-width="0.9366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7047in"/>
    </style:style>
    <style:style style:name="co14" style:family="table-column">
      <style:table-column-properties fo:break-before="auto" style:column-width="0.5134in"/>
    </style:style>
    <style:style style:name="co15" style:family="table-column">
      <style:table-column-properties fo:break-before="auto" style:column-width="0.8256in"/>
    </style:style>
    <style:style style:name="co16" style:family="table-column">
      <style:table-column-properties fo:break-before="auto" style:column-width="0.9063in"/>
    </style:style>
    <style:style style:name="co17" style:family="table-column">
      <style:table-column-properties fo:break-before="auto" style:column-width="0.1583in"/>
    </style:style>
    <style:style style:name="co18" style:family="table-column">
      <style:table-column-properties fo:break-before="auto" style:column-width="0.5217in"/>
    </style:style>
    <style:style style:name="co19" style:family="table-column">
      <style:table-column-properties fo:break-before="auto" style:column-width="0.2217in"/>
    </style:style>
    <style:style style:name="co20" style:family="table-column">
      <style:table-column-properties fo:break-before="auto" style:column-width="0.2016in"/>
    </style:style>
    <style:style style:name="co21" style:family="table-column">
      <style:table-column-properties fo:break-before="auto" style:column-width="0.5437in"/>
    </style:style>
    <style:style style:name="co22" style:family="table-column">
      <style:table-column-properties fo:break-before="auto" style:column-width="0.302in"/>
    </style:style>
    <style:style style:name="co23" style:family="table-column">
      <style:table-column-properties fo:break-before="auto" style:column-width="0.4126in"/>
    </style:style>
    <style:style style:name="co24" style:family="table-column">
      <style:table-column-properties fo:break-before="auto" style:column-width="0.4028in"/>
    </style:style>
    <style:style style:name="co25" style:family="table-column">
      <style:table-column-properties fo:break-before="auto" style:column-width="1.0665in"/>
    </style:style>
    <style:style style:name="co26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00ccff"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14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1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16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17" style:family="table-cell" style:parent-style-name="Default">
      <style:table-cell-properties fo:background-color="#00ff00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Pendiente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20" style:family="table-cell" style:parent-style-name="Pendiente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21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22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tru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wrap-option="no-wrap" fo:border="0.0138in solid #000000" style:shrink-to-fit="tru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35" style:family="table-cell" style:parent-style-name="Default">
      <style:table-cell-properties fo:wrap-option="no-wrap" style:shrink-to-fit="true"/>
    </style:style>
    <style:style style:name="ce36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38" style:family="table-cell" style:parent-style-name="Default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41" style:family="table-cell" style:parent-style-name="Pendiente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42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00ccff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ackground-color="transparent" fo:border="0.0138in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00" style:diagonal-bl-tr="none" style:diagonal-tl-br="none" fo:border="0.0138in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53" style:family="table-cell" style:parent-style-name="Default">
      <style:map style:condition="is-true-formula(AND([Malla.J4] &gt; 0;[Malla.K4] = &quot;&quot;))" style:apply-style-name="LabMissing" style:base-cell-address="Malla.K4"/>
      <style:map style:condition="is-true-formula(AND(NOT([Malla.K4] = &quot;&quot;); [Malla.J4] = &quot;&quot;))" style:apply-style-name="LabMissing" style:base-cell-address="Malla.K4"/>
      <style:map style:condition="is-true-formula(AND([Malla.J4]&gt;0; NOT([Malla.K4]=&quot;&quot;)))" style:apply-style-name="Default" style:base-cell-address="Malla.K4"/>
    </style:style>
    <style:style style:name="ce54" style:family="table-cell" style:parent-style-name="Default">
      <style:table-cell-properties fo:background-color="#ffff00"/>
      <style:map style:condition="is-true-formula(AND([Malla.J4] &gt; 0;[Malla.K4] = &quot;&quot;))" style:apply-style-name="LabMissing" style:base-cell-address="Malla.K4"/>
      <style:map style:condition="is-true-formula(AND(NOT([Malla.K4] = &quot;&quot;); [Malla.J4] = &quot;&quot;))" style:apply-style-name="LabMissing" style:base-cell-address="Malla.K4"/>
      <style:map style:condition="is-true-formula(AND([Malla.J4]&gt;0; NOT([Malla.K4]=&quot;&quot;)))" style:apply-style-name="Default" style:base-cell-address="Malla.K4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tru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61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64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6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Sans1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66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67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68" style:family="table-cell" style:parent-style-name="Pendiente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69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true" style:vertical-align="automatic"/>
      <style:paragraph-properties fo:margin-left="0in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true" style:vertical-align="automatic"/>
      <style:paragraph-properties fo:margin-left="0in" style:writing-mode="page"/>
    </style:style>
    <style:style style:name="ce71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79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83" style:family="table-cell" style:parent-style-name="Pendiente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84" style:family="table-cell" style:parent-style-name="Pendiente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85" style:family="table-cell" style:parent-style-name="Pendien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86" style:family="table-cell" style:parent-style-name="Pendiente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Malla.$J37]=&quot;Pendiente&quot;)" style:apply-style-name="Excel_5f_CondFormat_5f_1_5f_1_5f_1" style:base-cell-address="Malla.C37"/>
    </style:style>
    <style:style style:name="ce87" style:family="table-cell" style:parent-style-name="Default">
      <style:table-cell-properties style:glyph-orientation-vertical="0" fo:background-color="#00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00" style:diagonal-bl-tr="none" style:diagonal-tl-br="none" fo:border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="0.0008in solid #000000"/>
    </style:style>
    <style:style style:name="ce93" style:family="table-cell" style:parent-style-name="Default">
      <style:table-cell-properties fo:background-color="#000000" fo:border="0.0008in solid #000000"/>
    </style:style>
    <style:style style:name="ce94" style:family="table-cell" style:parent-style-name="Default">
      <style:table-cell-properties fo:background-color="#ffff00" fo:border="0.0008in solid #000000"/>
    </style:style>
    <style:style style:name="ce95" style:family="table-cell" style:parent-style-name="Default">
      <style:table-cell-properties fo:background-color="#ffff00" style:text-align-source="fix" style:repeat-content="false" fo:border="0.0008in solid #000000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ll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0" table:default-cell-style-name="ce1"/>
        <table:table-column table:style-name="co10" table:default-cell-style-name="Default"/>
        <table:table-column table:style-name="co3" table:default-cell-style-name="Default"/>
        <table:table-column table:style-name="co11" table:default-cell-style-name="ce6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ce92"/>
        <table:table-column table:style-name="co20" table:default-cell-style-name="ce92"/>
        <table:table-column table:style-name="co21" table:default-cell-style-name="ce92"/>
        <table:table-column table:style-name="co22" table:default-cell-style-name="ce92"/>
        <table:table-column table:style-name="co23" table:default-cell-style-name="ce95"/>
        <table:table-column table:style-name="co24" table:default-cell-style-name="Default"/>
        <table:table-column table:style-name="co23" table:default-cell-style-name="ce94"/>
        <table:table-column table:style-name="co25" table:number-columns-repeated="995" table:default-cell-style-name="Default"/>
        <table:table-row table:style-name="ro1">
          <table:table-cell/>
          <table:table-cell table:style-name="ce4"/>
          <table:table-cell table:style-name="ce9" table:number-columns-repeated="2"/>
          <table:table-cell table:style-name="ce24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 table:number-columns-repeated="4"/>
          <table:table-cell table:style-name="ce22"/>
          <table:table-cell table:number-columns-repeated="1001"/>
        </table:table-row>
        <table:table-row table:style-name="ro1">
          <table:table-cell table:formula="of:=IF(NOT([.B2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I 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 table:number-columns-repeated="4"/>
          <table:table-cell table:style-name="ce22"/>
          <table:table-cell table:number-columns-repeated="1001"/>
        </table:table-row>
        <table:table-row table:style-name="ro2">
          <table:table-cell table:formula="of:=IF(NOT([.B3]=&quot;&quot;);&quot;CS&quot;;&quot;&quot;)">
            <text:p/>
          </table:table-cell>
          <table:table-cell table:style-name="ce4"/>
          <table:table-cell table:style-name="ce10" office:value-type="string">
            <text:p>Codigo</text:p>
          </table:table-cell>
          <table:table-cell table:style-name="ce10" office:value-type="string">
            <text:p>Alias</text:p>
          </table:table-cell>
          <table:table-cell table:style-name="ce26" office:value-type="string">
            <text:p>Nombre</text:p>
          </table:table-cell>
          <table:table-cell table:style-name="ce10" office:value-type="string">
            <text:p>T</text:p>
          </table:table-cell>
          <table:table-cell table:style-name="ce48" office:value-type="string">
            <text:p>Cr</text:p>
          </table:table-cell>
          <table:table-cell table:style-name="ce51" office:value-type="string">
            <text:p>HT/C</text:p>
          </table:table-cell>
          <table:table-cell table:style-name="ce51" office:value-type="string">
            <text:p>HP</text:p>
          </table:table-cell>
          <table:table-cell table:style-name="ce10" office:value-type="string">
            <text:p>HL</text:p>
          </table:table-cell>
          <table:table-cell table:style-name="ce51" office:value-type="string">
            <text:p>TI</text:p>
          </table:table-cell>
          <table:table-cell table:style-name="ce10" office:value-type="string">
            <text:p>Tot</text:p>
          </table:table-cell>
          <table:table-cell table:style-name="ce10" office:value-type="string">
            <text:p>Lab</text:p>
          </table:table-cell>
          <table:table-cell table:style-name="ce57" office:value-type="string">
            <text:p>Prereq</text:p>
          </table:table-cell>
          <table:table-cell table:style-name="ce74" office:value-type="string">
            <text:p>Rec</text:p>
          </table:table-cell>
          <table:table-cell table:style-name="ce74" office:value-type="string">
            <text:p>Correq</text:p>
          </table:table-cell>
          <table:table-cell table:style-name="ce77" office:value-type="string">
            <text:p>Group</text:p>
          </table:table-cell>
          <table:table-cell table:style-name="ce48" office:value-type="string">
            <text:p>Area</text:p>
          </table:table-cell>
          <table:table-cell table:number-columns-repeated="2"/>
          <table:table-cell table:style-name="ce4" table:number-columns-repeated="2"/>
          <table:table-cell table:style-name="ce22"/>
          <table:table-cell table:number-columns-repeated="1001"/>
        </table:table-row>
        <table:table-row table:style-name="ro3">
          <table:table-cell table:formula="of:=IF(NOT([.B4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CS101F</text:p>
          </table:table-cell>
          <table:table-cell table:style-name="ce11"/>
          <table:table-cell table:style-name="ce27" office:value-type="string">
            <text:p>Introducción a la Programación</text:p>
          </table:table-cell>
          <table:table-cell table:style-name="ce11" office:value-type="string">
            <text:p>O</text:p>
          </table:table-cell>
          <table:table-cell table:style-name="ce44" table:formula="of:=[.H4]+0.5*([.I4]+[.J4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/>
          <table:table-cell table:style-name="ce12" table:formula="of:=[.H4]+[.I4]+[.K4]" office:value-type="float" office:value="4">
            <text:p>4</text:p>
          </table:table-cell>
          <table:table-cell table:style-name="ce53" office:value-type="string">
            <text:p>Basic</text:p>
          </table:table-cell>
          <table:table-cell table:style-name="ce58"/>
          <table:table-cell table:style-name="ce75"/>
          <table:table-cell table:style-name="ce75" table:formula="of:=[.C7]" office:value-type="string" office:string-value="CS105">
            <text:p>CS105</text:p>
          </table:table-cell>
          <table:table-cell table:style-name="ce75"/>
          <table:table-cell table:style-name="ce44" office:value-type="string">
            <text:p>CS</text:p>
          </table:table-cell>
          <table:table-cell table:style-name="ce4" office:value-type="string">
            <text:p>SPC,NT</text:p>
          </table:table-cell>
          <table:table-cell table:style-name="ce4" table:formula="of:=IF(OR([.B4]=&quot;&quot;;[.S4]=&quot;&quot;;[.U4]=&quot;&quot;);&quot;&quot;;&quot;,&quot;)">
            <text:p/>
          </table:table-cell>
          <table:table-cell table:style-name="ce4"/>
          <table:table-cell table:style-name="ce4" table:formula="of:=IF(AND(NOT(CONCATENATE([.S4];[.U4])=&quot;&quot;);NOT([.W4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4];[.U4];[.W4])=&quot;&quot;);NOT([.Y4]=&quot;&quot;));&quot;,&quot;;&quot;&quot;)">
            <text:p/>
          </table:table-cell>
          <table:table-cell/>
          <table:table-cell table:style-name="ce22" table:formula="of:=IF(AND(NOT(CONCATENATE([.S4];[.U4];[.W4];[.Y4])=&quot;&quot;);NOT([.AA4]=&quot;&quot;));&quot;,&quot;;&quot;&quot;)">
            <text:p/>
          </table:table-cell>
          <table:table-cell/>
          <table:table-cell table:style-name="ce22" table:formula="of:=IF(AND(NOT(CONCATENATE([.S4];[.U4];[.W4];[.Y4];[.AA4])=&quot;&quot;);NOT([.AC4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5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1F</text:p>
          </table:table-cell>
          <table:table-cell table:style-name="ce12"/>
          <table:table-cell table:style-name="ce28" office:value-type="string">
            <text:p>Introducción a la Programación</text:p>
          </table:table-cell>
          <table:table-cell table:style-name="ce12" office:value-type="string">
            <text:p>O</text:p>
          </table:table-cell>
          <table:table-cell table:style-name="ce12" table:formula="of:=[.L5]/3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office:value-type="float" office:value="5">
            <text:p>5</text:p>
          </table:table-cell>
          <table:table-cell table:style-name="ce12" table:formula="of:=[.H5]+[.I5]+[.K5]" office:value-type="float" office:value="12">
            <text:p>12</text:p>
          </table:table-cell>
          <table:table-cell table:style-name="ce54" office:value-type="string">
            <text:p>Basic</text:p>
          </table:table-cell>
          <table:table-cell table:style-name="ce59"/>
          <table:table-cell table:style-name="ce76"/>
          <table:table-cell table:style-name="ce76" table:formula="of:=[.C7]" office:value-type="string" office:string-value="CS105">
            <text:p>CS105</text:p>
          </table:table-cell>
          <table:table-cell table:style-name="ce76"/>
          <table:table-cell table:style-name="ce12" office:value-type="string">
            <text:p>CS</text:p>
          </table:table-cell>
          <table:table-cell table:style-name="ce5"/>
          <table:table-cell table:style-name="ce5" table:formula="of:=IF(OR([.B5]=&quot;&quot;;[.S5]=&quot;&quot;;[.U5]=&quot;&quot;);&quot;&quot;;&quot;,&quot;)">
            <text:p/>
          </table:table-cell>
          <table:table-cell table:style-name="ce5"/>
          <table:table-cell table:style-name="ce5" table:formula="of:=IF(AND(NOT(CONCATENATE([.S5];[.U5])=&quot;&quot;);NOT([.W5]=&quot;&quot;));&quot;,&quot;;&quot;&quot;)">
            <text:p/>
          </table:table-cell>
          <table:table-cell table:style-name="ce91"/>
          <table:table-cell table:style-name="ce91" table:formula="of:=IF(AND(NOT(CONCATENATE([.S5];[.U5];[.W5])=&quot;&quot;);NOT([.Y5]=&quot;&quot;));&quot;,&quot;;&quot;&quot;)">
            <text:p/>
          </table:table-cell>
          <table:table-cell table:style-name="ce94"/>
          <table:table-cell table:style-name="ce91" table:formula="of:=IF(AND(NOT(CONCATENATE([.S5];[.U5];[.W5];[.Y5])=&quot;&quot;);NOT([.AA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5];[.U5];[.W5];[.Y5];[.AA5])=&quot;&quot;);NOT([.AC5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6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CS101F</text:p>
          </table:table-cell>
          <table:table-cell table:style-name="ce11" office:value-type="string">
            <text:p>CS101</text:p>
          </table:table-cell>
          <table:table-cell table:style-name="ce27" office:value-type="string">
            <text:p>Introducción a la Programación</text:p>
          </table:table-cell>
          <table:table-cell table:style-name="ce11" office:value-type="string">
            <text:p>O</text:p>
          </table:table-cell>
          <table:table-cell table:style-name="ce44" table:formula="of:=[.H6]+0.5*([.I6]+[.J6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/>
          <table:table-cell table:style-name="ce12" table:formula="of:=[.H6]+[.I6]+[.K6]" office:value-type="float" office:value="4">
            <text:p>4</text:p>
          </table:table-cell>
          <table:table-cell table:style-name="ce53" office:value-type="string">
            <text:p>Basic</text:p>
          </table:table-cell>
          <table:table-cell table:style-name="ce58"/>
          <table:table-cell table:style-name="ce75"/>
          <table:table-cell table:style-name="ce75" table:formula="of:=[.C9]" office:value-type="string" office:string-value="CB101">
            <text:p>CB101</text:p>
          </table:table-cell>
          <table:table-cell table:style-name="ce75"/>
          <table:table-cell table:style-name="ce44" office:value-type="string">
            <text:p>CS</text:p>
          </table:table-cell>
          <table:table-cell table:style-name="ce4" office:value-type="string">
            <text:p>UNSA</text:p>
          </table:table-cell>
          <table:table-cell table:style-name="ce4" table:formula="of:=IF(OR([.B6]=&quot;&quot;;[.S6]=&quot;&quot;;[.U6]=&quot;&quot;);&quot;&quot;;&quot;,&quot;)">
            <text:p/>
          </table:table-cell>
          <table:table-cell table:style-name="ce4"/>
          <table:table-cell table:style-name="ce4" table:formula="of:=IF(AND(NOT(CONCATENATE([.S6];[.U6])=&quot;&quot;);NOT([.W6]=&quot;&quot;));&quot;,&quot;;&quot;&quot;)">
            <text:p/>
          </table:table-cell>
          <table:table-cell table:style-name="ce22"/>
          <table:table-cell table:style-name="ce22" table:formula="of:=IF(AND(NOT(CONCATENATE([.S6];[.U6];[.W6])=&quot;&quot;);NOT([.Y6]=&quot;&quot;));&quot;,&quot;;&quot;&quot;)">
            <text:p/>
          </table:table-cell>
          <table:table-cell/>
          <table:table-cell table:style-name="ce22" table:formula="of:=IF(AND(NOT(CONCATENATE([.S6];[.U6];[.W6];[.Y6])=&quot;&quot;);NOT([.AA6]=&quot;&quot;));&quot;,&quot;;&quot;&quot;)">
            <text:p/>
          </table:table-cell>
          <table:table-cell/>
          <table:table-cell table:formula="of:=IF(AND(NOT(CONCATENATE([.S6];[.U6];[.W6];[.Y6];[.AA6])=&quot;&quot;);NOT([.AC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7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CS105</text:p>
          </table:table-cell>
          <table:table-cell table:style-name="ce11"/>
          <table:table-cell table:style-name="ce29" office:value-type="string">
            <text:p>Estructuras Discretas I</text:p>
          </table:table-cell>
          <table:table-cell table:style-name="ce11" office:value-type="string">
            <text:p>O</text:p>
          </table:table-cell>
          <table:table-cell table:style-name="ce44" table:formula="of:=[.H7]+0.5*([.I7]+[.J7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1"/>
          <table:table-cell table:style-name="ce12"/>
          <table:table-cell table:style-name="ce12" table:formula="of:=[.H7]+[.I7]+[.K7]" office:value-type="float" office:value="6">
            <text:p>6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MC</text:p>
          </table:table-cell>
          <table:table-cell table:style-name="ce4" office:value-type="string">
            <text:p>SPC,2E,NT</text:p>
          </table:table-cell>
          <table:table-cell table:style-name="ce4" table:formula="of:=IF(OR([.B7]=&quot;&quot;;[.S7]=&quot;&quot;;[.U7]=&quot;&quot;);&quot;&quot;;&quot;,&quot;)">
            <text:p/>
          </table:table-cell>
          <table:table-cell table:style-name="ce4"/>
          <table:table-cell table:style-name="ce4" table:formula="of:=IF(AND(NOT(CONCATENATE([.S7];[.U7])=&quot;&quot;);NOT([.W7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7];[.U7];[.W7])=&quot;&quot;);NOT([.Y7]=&quot;&quot;));&quot;,&quot;;&quot;&quot;)">
            <text:p/>
          </table:table-cell>
          <table:table-cell/>
          <table:table-cell table:style-name="ce22" table:formula="of:=IF(AND(NOT(CONCATENATE([.S7];[.U7];[.W7];[.Y7])=&quot;&quot;);NOT([.AA7]=&quot;&quot;));&quot;,&quot;;&quot;&quot;)">
            <text:p/>
          </table:table-cell>
          <table:table-cell/>
          <table:table-cell table:formula="of:=IF(AND(NOT(CONCATENATE([.S7];[.U7];[.W7];[.Y7];[.AA7])=&quot;&quot;);NOT([.AC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8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S105</text:p>
          </table:table-cell>
          <table:table-cell table:style-name="ce12"/>
          <table:table-cell table:style-name="ce28" office:value-type="string">
            <text:p>Estructuras Discretas I</text:p>
          </table:table-cell>
          <table:table-cell table:style-name="ce12" office:value-type="string">
            <text:p>O</text:p>
          </table:table-cell>
          <table:table-cell table:style-name="ce12" table:formula="of:=[.L8]/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6">
            <text:p>6</text:p>
          </table:table-cell>
          <table:table-cell table:style-name="ce12" table:formula="of:=[.H8]+[.I8]+[.K8]" office:value-type="float" office:value="12">
            <text:p>12</text:p>
          </table:table-cell>
          <table:table-cell table:style-name="ce54"/>
          <table:table-cell table:style-name="ce59"/>
          <table:table-cell table:style-name="ce76" table:number-columns-repeated="3"/>
          <table:table-cell table:style-name="ce12" office:value-type="string">
            <text:p>MC</text:p>
          </table:table-cell>
          <table:table-cell table:style-name="ce5"/>
          <table:table-cell table:style-name="ce5" table:formula="of:=IF(OR([.B8]=&quot;&quot;;[.S8]=&quot;&quot;;[.U8]=&quot;&quot;);&quot;&quot;;&quot;,&quot;)">
            <text:p/>
          </table:table-cell>
          <table:table-cell table:style-name="ce5"/>
          <table:table-cell table:style-name="ce5" table:formula="of:=IF(AND(NOT(CONCATENATE([.S8];[.U8])=&quot;&quot;);NOT([.W8]=&quot;&quot;));&quot;,&quot;;&quot;&quot;)">
            <text:p/>
          </table:table-cell>
          <table:table-cell table:style-name="ce91"/>
          <table:table-cell table:style-name="ce91" table:formula="of:=IF(AND(NOT(CONCATENATE([.S8];[.U8];[.W8])=&quot;&quot;);NOT([.Y8]=&quot;&quot;));&quot;,&quot;;&quot;&quot;)">
            <text:p/>
          </table:table-cell>
          <table:table-cell table:style-name="ce94"/>
          <table:table-cell table:style-name="ce91" table:formula="of:=IF(AND(NOT(CONCATENATE([.S8];[.U8];[.W8];[.Y8])=&quot;&quot;);NOT([.AA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8];[.U8];[.W8];[.Y8];[.AA8])=&quot;&quot;);NOT([.AC8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4">
          <table:table-cell table:formula="of:=IF(NOT([.B9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CB101</text:p>
          </table:table-cell>
          <table:table-cell table:style-name="ce11"/>
          <table:table-cell table:style-name="ce27" office:value-type="string">
            <text:p>Álgebra y Geometría</text:p>
          </table:table-cell>
          <table:table-cell table:style-name="ce11" office:value-type="string">
            <text:p>O</text:p>
          </table:table-cell>
          <table:table-cell table:style-name="ce44" table:formula="of:=[.H9]+0.5*([.I9]+[.J9])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9]+[.I9]+[.K9]" office:value-type="float" office:value="6">
            <text:p>6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 office:value-type="string">
            <text:p>SPC,NT</text:p>
          </table:table-cell>
          <table:table-cell table:style-name="ce4" table:formula="of:=IF(OR([.B9]=&quot;&quot;;[.S9]=&quot;&quot;;[.U9]=&quot;&quot;);&quot;&quot;;&quot;,&quot;)">
            <text:p/>
          </table:table-cell>
          <table:table-cell table:style-name="ce4"/>
          <table:table-cell table:style-name="ce4" table:formula="of:=IF(AND(NOT(CONCATENATE([.S9];[.U9])=&quot;&quot;);NOT([.W9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9];[.U9];[.W9])=&quot;&quot;);NOT([.Y9]=&quot;&quot;));&quot;,&quot;;&quot;&quot;)">
            <text:p/>
          </table:table-cell>
          <table:table-cell/>
          <table:table-cell table:style-name="ce22" table:formula="of:=IF(AND(NOT(CONCATENATE([.S9];[.U9];[.W9];[.Y9])=&quot;&quot;);NOT([.AA9]=&quot;&quot;));&quot;,&quot;;&quot;&quot;)">
            <text:p/>
          </table:table-cell>
          <table:table-cell/>
          <table:table-cell table:formula="of:=IF(AND(NOT(CONCATENATE([.S9];[.U9];[.W9];[.Y9];[.AA9])=&quot;&quot;);NOT([.AC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0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CB101</text:p>
          </table:table-cell>
          <table:table-cell table:style-name="ce12"/>
          <table:table-cell table:style-name="ce28" office:value-type="string">
            <text:p>Álgebra y Geometría</text:p>
          </table:table-cell>
          <table:table-cell table:style-name="ce12" office:value-type="string">
            <text:p>O</text:p>
          </table:table-cell>
          <table:table-cell table:style-name="ce12" table:formula="of:=[.L10]/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6">
            <text:p>6</text:p>
          </table:table-cell>
          <table:table-cell table:style-name="ce12" table:formula="of:=[.H10]+[.I10]+[.K10]" office:value-type="float" office:value="12">
            <text:p>12</text:p>
          </table:table-cell>
          <table:table-cell table:style-name="ce54"/>
          <table:table-cell table:style-name="ce59"/>
          <table:table-cell table:style-name="ce76" table:number-columns-repeated="3"/>
          <table:table-cell table:style-name="ce12" office:value-type="string">
            <text:p>CB</text:p>
          </table:table-cell>
          <table:table-cell table:style-name="ce5"/>
          <table:table-cell table:style-name="ce5" table:formula="of:=IF(OR([.B10]=&quot;&quot;;[.S10]=&quot;&quot;;[.U10]=&quot;&quot;);&quot;&quot;;&quot;,&quot;)">
            <text:p/>
          </table:table-cell>
          <table:table-cell table:style-name="ce5"/>
          <table:table-cell table:style-name="ce5" table:formula="of:=IF(AND(NOT(CONCATENATE([.S10];[.U10])=&quot;&quot;);NOT([.W9]=&quot;&quot;));&quot;,&quot;;&quot;&quot;)">
            <text:p/>
          </table:table-cell>
          <table:table-cell table:style-name="ce1"/>
          <table:table-cell table:style-name="ce91" table:formula="of:=IF(AND(NOT(CONCATENATE([.S10];[.U10];[.W9])=&quot;&quot;);NOT([.Y10]=&quot;&quot;));&quot;,&quot;;&quot;&quot;)">
            <text:p/>
          </table:table-cell>
          <table:table-cell table:style-name="ce94"/>
          <table:table-cell table:style-name="ce91" table:formula="of:=IF(AND(NOT(CONCATENATE([.S10];[.U10];[.W10];[.Y10])=&quot;&quot;);NOT([.AA1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0];[.U10];[.W10];[.Y10];[.AA10])=&quot;&quot;);NOT([.AC10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4">
          <table:table-cell table:formula="of:=IF(NOT([.B11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CM131</text:p>
          </table:table-cell>
          <table:table-cell table:style-name="ce11"/>
          <table:table-cell table:style-name="ce27" office:value-type="string">
            <text:p>Cálculo Diferencial</text:p>
          </table:table-cell>
          <table:table-cell table:style-name="ce11" office:value-type="string">
            <text:p>O</text:p>
          </table:table-cell>
          <table:table-cell table:style-name="ce44" table:formula="of:=[.H11]+0.5*([.I11]+[.J11])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11]+[.I11]+[.K11]" office:value-type="float" office:value="6">
            <text:p>6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11]=&quot;&quot;;[.S11]=&quot;&quot;;[.U11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11];[.U11])=&quot;&quot;);NOT([.W11]=&quot;&quot;));&quot;,&quot;;&quot;&quot;)">
            <text:p/>
          </table:table-cell>
          <table:table-cell table:style-name="ce22"/>
          <table:table-cell table:style-name="ce22" table:formula="of:=IF(AND(NOT(CONCATENATE([.S11];[.U11];[.W11])=&quot;&quot;);NOT([.Y11]=&quot;&quot;));&quot;,&quot;;&quot;&quot;)">
            <text:p/>
          </table:table-cell>
          <table:table-cell/>
          <table:table-cell table:style-name="ce22" table:formula="of:=IF(AND(NOT(CONCATENATE([.S11];[.U11];[.W11];[.Y11])=&quot;&quot;);NOT([.AA11]=&quot;&quot;));&quot;,&quot;;&quot;&quot;)">
            <text:p/>
          </table:table-cell>
          <table:table-cell/>
          <table:table-cell table:formula="of:=IF(AND(NOT(CONCATENATE([.S11];[.U11];[.W11];[.Y11];[.AA11])=&quot;&quot;);NOT([.AC1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2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CM141</text:p>
          </table:table-cell>
          <table:table-cell table:style-name="ce11"/>
          <table:table-cell table:style-name="ce27" office:value-type="string">
            <text:p>Cálculo Vectorial I</text:p>
          </table:table-cell>
          <table:table-cell table:style-name="ce11" office:value-type="string">
            <text:p>O</text:p>
          </table:table-cell>
          <table:table-cell table:style-name="ce44" table:formula="of:=[.H12]+0.5*([.I12]+[.J12])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12]+[.I12]+[.K12]" office:value-type="float" office:value="6">
            <text:p>6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12]=&quot;&quot;;[.S12]=&quot;&quot;;[.U12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12];[.U12])=&quot;&quot;);NOT([.W12]=&quot;&quot;));&quot;,&quot;;&quot;&quot;)">
            <text:p/>
          </table:table-cell>
          <table:table-cell table:style-name="ce22"/>
          <table:table-cell table:style-name="ce22" table:formula="of:=IF(AND(NOT(CONCATENATE([.S12];[.U12];[.W12])=&quot;&quot;);NOT([.Y12]=&quot;&quot;));&quot;,&quot;;&quot;&quot;)">
            <text:p/>
          </table:table-cell>
          <table:table-cell/>
          <table:table-cell table:style-name="ce22" table:formula="of:=IF(AND(NOT(CONCATENATE([.S12];[.U12];[.W12];[.Y12])=&quot;&quot;);NOT([.AA12]=&quot;&quot;));&quot;,&quot;;&quot;&quot;)">
            <text:p/>
          </table:table-cell>
          <table:table-cell/>
          <table:table-cell table:formula="of:=IF(AND(NOT(CONCATENATE([.S12];[.U12];[.W12];[.Y12];[.AA12])=&quot;&quot;);NOT([.AC1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3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ID101</text:p>
          </table:table-cell>
          <table:table-cell table:style-name="ce11"/>
          <table:table-cell table:style-name="ce27" office:value-type="string">
            <text:p>Lengua Extranjera I</text:p>
          </table:table-cell>
          <table:table-cell table:style-name="ce11" office:value-type="string">
            <text:p>O</text:p>
          </table:table-cell>
          <table:table-cell table:style-name="ce44" table:formula="of:=[.H13]+0.5*([.I13]+[.J13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13]+[.I13]+[.K13]" office:value-type="float" office:value="4">
            <text:p>4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13]=&quot;&quot;;[.S13]=&quot;&quot;;[.U13]=&quot;&quot;);&quot;&quot;;&quot;,&quot;)">
            <text:p/>
          </table:table-cell>
          <table:table-cell table:style-name="ce4"/>
          <table:table-cell table:style-name="ce4" table:formula="of:=IF(AND(NOT(CONCATENATE([.S13];[.U13])=&quot;&quot;);NOT([.W13]=&quot;&quot;));&quot;,&quot;;&quot;&quot;)">
            <text:p/>
          </table:table-cell>
          <table:table-cell table:style-name="ce22"/>
          <table:table-cell table:style-name="ce22" table:formula="of:=IF(AND(NOT(CONCATENATE([.S13];[.U13];[.W13])=&quot;&quot;);NOT([.Y13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2" table:formula="of:=IF(AND(NOT(CONCATENATE([.S13];[.U13];[.W13];[.Y13])=&quot;&quot;);NOT([.AA13]=&quot;&quot;));&quot;,&quot;;&quot;&quot;)">
            <text:p/>
          </table:table-cell>
          <table:table-cell/>
          <table:table-cell table:formula="of:=IF(AND(NOT(CONCATENATE([.S13];[.U13];[.W13];[.Y13];[.AA13])=&quot;&quot;);NOT([.AC1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4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02</text:p>
          </table:table-cell>
          <table:table-cell table:style-name="ce11"/>
          <table:table-cell table:style-name="ce27" office:value-type="string">
            <text:p>Metodología del Estudio</text:p>
          </table:table-cell>
          <table:table-cell table:style-name="ce11" office:value-type="string">
            <text:p>O</text:p>
          </table:table-cell>
          <table:table-cell table:style-name="ce44" table:formula="of:=[.H14]+0.5*([.I14]+[.J14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14]+[.I14]+[.K14]" office:value-type="float" office:value="4">
            <text:p>4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SPC,NT</text:p>
          </table:table-cell>
          <table:table-cell table:style-name="ce4" table:formula="of:=IF(OR([.B14]=&quot;&quot;;[.S14]=&quot;&quot;;[.U14]=&quot;&quot;);&quot;&quot;;&quot;,&quot;)">
            <text:p/>
          </table:table-cell>
          <table:table-cell table:style-name="ce4"/>
          <table:table-cell table:style-name="ce4" table:formula="of:=IF(AND(NOT(CONCATENATE([.S14];[.U14])=&quot;&quot;);NOT([.W14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4];[.U14];[.W14])=&quot;&quot;);NOT([.Y14]=&quot;&quot;));&quot;,&quot;;&quot;&quot;)">
            <text:p/>
          </table:table-cell>
          <table:table-cell/>
          <table:table-cell table:style-name="ce22" table:formula="of:=IF(AND(NOT(CONCATENATE([.S14];[.U14];[.W14];[.Y14])=&quot;&quot;);NOT([.AA14]=&quot;&quot;));&quot;,&quot;;&quot;&quot;)">
            <text:p/>
          </table:table-cell>
          <table:table-cell/>
          <table:table-cell table:formula="of:=IF(AND(NOT(CONCATENATE([.S14];[.U14];[.W14];[.Y14];[.AA14])=&quot;&quot;);NOT([.AC1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5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2</text:p>
          </table:table-cell>
          <table:table-cell table:style-name="ce12"/>
          <table:table-cell table:style-name="ce28" office:value-type="string">
            <text:p>Metodología Universitaria</text:p>
          </table:table-cell>
          <table:table-cell table:style-name="ce12" office:value-type="string">
            <text:p>O</text:p>
          </table:table-cell>
          <table:table-cell table:style-name="ce12" table:formula="of:=[.L15]/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table:formula="of:=[.H15]+[.I15]+[.K15]" office:value-type="float" office:value="9">
            <text:p>9</text:p>
          </table:table-cell>
          <table:table-cell table:style-name="ce54"/>
          <table:table-cell table:style-name="ce59"/>
          <table:table-cell table:style-name="ce76" table:number-columns-repeated="3"/>
          <table:table-cell table:style-name="ce12" office:value-type="string">
            <text:p>FG</text:p>
          </table:table-cell>
          <table:table-cell table:style-name="ce5"/>
          <table:table-cell table:style-name="ce5" table:formula="of:=IF(OR([.B15]=&quot;&quot;;[.S15]=&quot;&quot;;[.U15]=&quot;&quot;);&quot;&quot;;&quot;,&quot;)">
            <text:p/>
          </table:table-cell>
          <table:table-cell table:style-name="ce5"/>
          <table:table-cell table:style-name="ce5" table:formula="of:=IF(AND(NOT(CONCATENATE([.S15];[.U15])=&quot;&quot;);NOT([.W15]=&quot;&quot;));&quot;,&quot;;&quot;&quot;)">
            <text:p/>
          </table:table-cell>
          <table:table-cell table:style-name="ce91"/>
          <table:table-cell table:style-name="ce91" table:formula="of:=IF(AND(NOT(CONCATENATE([.S15];[.U15];[.W15])=&quot;&quot;);NOT([.Y15]=&quot;&quot;));&quot;,&quot;;&quot;&quot;)">
            <text:p/>
          </table:table-cell>
          <table:table-cell table:style-name="ce94"/>
          <table:table-cell table:style-name="ce91" table:formula="of:=IF(AND(NOT(CONCATENATE([.S15];[.U15];[.W15];[.Y15])=&quot;&quot;);NOT([.AA1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5];[.U15];[.W15];[.Y15];[.AA15])=&quot;&quot;);NOT([.AC15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4">
          <table:table-cell table:formula="of:=IF(NOT([.B16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02</text:p>
          </table:table-cell>
          <table:table-cell table:style-name="ce11"/>
          <table:table-cell table:style-name="ce27" office:value-type="string">
            <text:p>Metodología de la Investigación</text:p>
          </table:table-cell>
          <table:table-cell table:style-name="ce11" office:value-type="string">
            <text:p>O</text:p>
          </table:table-cell>
          <table:table-cell table:style-name="ce44" office:value-type="float" office:value="5">
            <text:p>5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16]+[.I16]+[.K16]" office:value-type="float" office:value="0">
            <text:p>0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16]=&quot;&quot;;[.S16]=&quot;&quot;;[.U16]=&quot;&quot;);&quot;&quot;;&quot;,&quot;)">
            <text:p/>
          </table:table-cell>
          <table:table-cell table:style-name="ce4"/>
          <table:table-cell table:style-name="ce4" table:formula="of:=IF(AND(NOT(CONCATENATE([.S16];[.U16])=&quot;&quot;);NOT([.W16]=&quot;&quot;));&quot;,&quot;;&quot;&quot;)">
            <text:p/>
          </table:table-cell>
          <table:table-cell table:style-name="ce22"/>
          <table:table-cell table:style-name="ce22" table:formula="of:=IF(AND(NOT(CONCATENATE([.S16];[.U16];[.W16])=&quot;&quot;);NOT([.Y16]=&quot;&quot;));&quot;,&quot;;&quot;&quot;)">
            <text:p/>
          </table:table-cell>
          <table:table-cell/>
          <table:table-cell table:style-name="ce22" table:formula="of:=IF(AND(NOT(CONCATENATE([.S16];[.U16];[.W16];[.Y16])=&quot;&quot;);NOT([.AA16]=&quot;&quot;));&quot;,&quot;;&quot;&quot;)">
            <text:p/>
          </table:table-cell>
          <table:table-cell/>
          <table:table-cell table:formula="of:=IF(AND(NOT(CONCATENATE([.S16];[.U16];[.W16];[.Y16];[.AA16])=&quot;&quot;);NOT([.AC1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7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03</text:p>
          </table:table-cell>
          <table:table-cell table:style-name="ce11"/>
          <table:table-cell table:style-name="ce27" office:value-type="string">
            <text:p>Introducción a la Vida Universitaria</text:p>
          </table:table-cell>
          <table:table-cell table:style-name="ce11" office:value-type="string">
            <text:p>O</text:p>
          </table:table-cell>
          <table:table-cell table:style-name="ce44" table:formula="of:=[.H17]+0.5*([.I17]+[.J17])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1"/>
          <table:table-cell table:style-name="ce12"/>
          <table:table-cell table:style-name="ce12" table:formula="of:=[.H17]+[.I17]+[.K17]" office:value-type="float" office:value="3">
            <text:p>3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/>
          <table:table-cell table:style-name="ce4" table:formula="of:=IF(OR([.B17]=&quot;&quot;;[.S17]=&quot;&quot;;[.U17]=&quot;&quot;);&quot;&quot;;&quot;,&quot;)">
            <text:p/>
          </table:table-cell>
          <table:table-cell table:style-name="ce4"/>
          <table:table-cell table:style-name="ce4" table:formula="of:=IF(AND(NOT(CONCATENATE([.S17];[.U17])=&quot;&quot;);NOT([.W17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17];[.U17];[.W17])=&quot;&quot;);NOT([.Y17]=&quot;&quot;));&quot;,&quot;;&quot;&quot;)">
            <text:p/>
          </table:table-cell>
          <table:table-cell/>
          <table:table-cell table:style-name="ce22" table:formula="of:=IF(AND(NOT(CONCATENATE([.S17];[.U17];[.W17];[.Y17])=&quot;&quot;);NOT([.AA17]=&quot;&quot;));&quot;,&quot;;&quot;&quot;)">
            <text:p/>
          </table:table-cell>
          <table:table-cell/>
          <table:table-cell table:formula="of:=IF(AND(NOT(CONCATENATE([.S17];[.U17];[.W17];[.Y17];[.AA17])=&quot;&quot;);NOT([.AC1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18]=&quot;&quot;);&quot;CS&quot;;&quot;&quot;)" office:value-type="string" office:string-value="CS">
            <text:p>CS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FG103</text:p>
          </table:table-cell>
          <table:table-cell table:style-name="ce12" office:value-type="string">
            <text:p>FG101</text:p>
          </table:table-cell>
          <table:table-cell table:style-name="ce28" office:value-type="string">
            <text:p>Introducción a la Vida Universitaria</text:p>
          </table:table-cell>
          <table:table-cell table:style-name="ce12" office:value-type="string">
            <text:p>O</text:p>
          </table:table-cell>
          <table:table-cell table:style-name="ce12" table:formula="of:=[.L18]/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table:formula="of:=[.H18]+[.I18]+[.K18]" office:value-type="float" office:value="9">
            <text:p>9</text:p>
          </table:table-cell>
          <table:table-cell table:style-name="ce54"/>
          <table:table-cell table:style-name="ce59"/>
          <table:table-cell table:style-name="ce76" table:number-columns-repeated="3"/>
          <table:table-cell table:style-name="ce12" office:value-type="string">
            <text:p>FG</text:p>
          </table:table-cell>
          <table:table-cell table:style-name="ce5"/>
          <table:table-cell table:style-name="ce5" table:formula="of:=IF(OR([.B18]=&quot;&quot;;[.S18]=&quot;&quot;;[.U18]=&quot;&quot;);&quot;&quot;;&quot;,&quot;)">
            <text:p/>
          </table:table-cell>
          <table:table-cell table:style-name="ce5"/>
          <table:table-cell table:style-name="ce5" table:formula="of:=IF(AND(NOT(CONCATENATE([.S18];[.U18])=&quot;&quot;);NOT([.W18]=&quot;&quot;));&quot;,&quot;;&quot;&quot;)">
            <text:p/>
          </table:table-cell>
          <table:table-cell table:style-name="ce91"/>
          <table:table-cell table:style-name="ce91" table:formula="of:=IF(AND(NOT(CONCATENATE([.S18];[.U18];[.W18])=&quot;&quot;);NOT([.Y18]=&quot;&quot;));&quot;,&quot;;&quot;&quot;)">
            <text:p/>
          </table:table-cell>
          <table:table-cell table:style-name="ce94"/>
          <table:table-cell table:style-name="ce91" table:formula="of:=IF(AND(NOT(CONCATENATE([.S18];[.U18];[.W18];[.Y18])=&quot;&quot;);NOT([.AA18]=&quot;&quot;));&quot;,&quot;;&quot;&quot;)">
            <text:p/>
          </table:table-cell>
          <table:table-cell/>
          <table:table-cell table:style-name="ce1" table:formula="of:=IF(AND(NOT(CONCATENATE([.S18];[.U18];[.W18];[.Y18];[.AA18])=&quot;&quot;);NOT([.AC18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5"/>
        </table:table-row>
        <table:table-row table:style-name="ro4">
          <table:table-cell table:formula="of:=IF(NOT([.B19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CS100</text:p>
          </table:table-cell>
          <table:table-cell table:style-name="ce11"/>
          <table:table-cell table:style-name="ce29" office:value-type="string">
            <text:p>Introducción a la Ciencia de la Computación</text:p>
          </table:table-cell>
          <table:table-cell table:style-name="ce11" office:value-type="string">
            <text:p>O</text:p>
          </table:table-cell>
          <table:table-cell table:style-name="ce44" table:formula="of:=[.H19]+0.5*([.I19]+[.J19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19]+[.I19]+[.K19]" office:value-type="float" office:value="4">
            <text:p>4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CS</text:p>
          </table:table-cell>
          <table:table-cell table:style-name="ce4"/>
          <table:table-cell table:style-name="ce4" table:formula="of:=IF(OR([.B19]=&quot;&quot;;[.S19]=&quot;&quot;;[.U19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19];[.U19])=&quot;&quot;);NOT([.W19]=&quot;&quot;));&quot;,&quot;;&quot;&quot;)">
            <text:p/>
          </table:table-cell>
          <table:table-cell table:style-name="ce22"/>
          <table:table-cell table:style-name="ce22" table:formula="of:=IF(AND(NOT(CONCATENATE([.S19];[.U19];[.W19])=&quot;&quot;);NOT([.Y19]=&quot;&quot;));&quot;,&quot;;&quot;&quot;)">
            <text:p/>
          </table:table-cell>
          <table:table-cell/>
          <table:table-cell table:style-name="ce22" table:formula="of:=IF(AND(NOT(CONCATENATE([.S19];[.U19];[.W19];[.Y19])=&quot;&quot;);NOT([.AA19]=&quot;&quot;));&quot;,&quot;;&quot;&quot;)">
            <text:p/>
          </table:table-cell>
          <table:table-cell/>
          <table:table-cell table:formula="of:=IF(AND(NOT(CONCATENATE([.S19];[.U19];[.W19];[.Y19];[.AA19])=&quot;&quot;);NOT([.AC1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0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CS100</text:p>
          </table:table-cell>
          <table:table-cell table:style-name="ce11"/>
          <table:table-cell table:style-name="ce29" office:value-type="string">
            <text:p>Fundamentos en Ciencias de la Computación</text:p>
          </table:table-cell>
          <table:table-cell table:style-name="ce11" office:value-type="string">
            <text:p>O</text:p>
          </table:table-cell>
          <table:table-cell table:style-name="ce44" table:formula="of:=[.H20]+0.5*([.I20]+[.J20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20]+[.I20]+[.K20]" office:value-type="float" office:value="4">
            <text:p>4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CS</text:p>
          </table:table-cell>
          <table:table-cell table:style-name="ce4"/>
          <table:table-cell table:style-name="ce4" table:formula="of:=IF(OR([.B20]=&quot;&quot;;[.S20]=&quot;&quot;;[.U20]=&quot;&quot;);&quot;&quot;;&quot;,&quot;)">
            <text:p/>
          </table:table-cell>
          <table:table-cell table:style-name="ce4"/>
          <table:table-cell table:style-name="ce4" table:formula="of:=IF(AND(NOT(CONCATENATE([.S20];[.U20])=&quot;&quot;);NOT([.W20]=&quot;&quot;));&quot;,&quot;;&quot;&quot;)">
            <text:p/>
          </table:table-cell>
          <table:table-cell table:style-name="ce22"/>
          <table:table-cell table:style-name="ce22" table:formula="of:=IF(AND(NOT(CONCATENATE([.S20];[.U20];[.W20])=&quot;&quot;);NOT([.Y20]=&quot;&quot;));&quot;,&quot;;&quot;&quot;)">
            <text:p/>
          </table:table-cell>
          <table:table-cell office:value-type="string">
            <text:p>ULS</text:p>
          </table:table-cell>
          <table:table-cell table:style-name="ce22" table:formula="of:=IF(AND(NOT(CONCATENATE([.S20];[.U20];[.W20];[.Y20])=&quot;&quot;);NOT([.AA20]=&quot;&quot;));&quot;,&quot;;&quot;&quot;)">
            <text:p/>
          </table:table-cell>
          <table:table-cell/>
          <table:table-cell table:formula="of:=IF(AND(NOT(CONCATENATE([.S20];[.U20];[.W20];[.Y20];[.AA20])=&quot;&quot;);NOT([.AC2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1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01</text:p>
          </table:table-cell>
          <table:table-cell table:style-name="ce11"/>
          <table:table-cell table:style-name="ce27" office:value-type="string">
            <text:p>Comunicación</text:p>
          </table:table-cell>
          <table:table-cell table:style-name="ce11" office:value-type="string">
            <text:p>O</text:p>
          </table:table-cell>
          <table:table-cell table:style-name="ce44" table:formula="of:=[.H21]+0.5*([.I21]+[.J21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21]+[.I21]+[.K21]" office:value-type="float" office:value="4">
            <text:p>4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SPC,NT</text:p>
          </table:table-cell>
          <table:table-cell table:style-name="ce4" table:formula="of:=IF(OR([.B21]=&quot;&quot;;[.S21]=&quot;&quot;;[.U21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21];[.U21])=&quot;&quot;);NOT([.W21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21];[.U21];[.W21])=&quot;&quot;);NOT([.Y21]=&quot;&quot;));&quot;,&quot;;&quot;&quot;)">
            <text:p/>
          </table:table-cell>
          <table:table-cell/>
          <table:table-cell table:style-name="ce22" table:formula="of:=IF(AND(NOT(CONCATENATE([.S21];[.U21];[.W21];[.Y21])=&quot;&quot;);NOT([.AA21]=&quot;&quot;));&quot;,&quot;;&quot;&quot;)">
            <text:p/>
          </table:table-cell>
          <table:table-cell/>
          <table:table-cell table:formula="of:=IF(AND(NOT(CONCATENATE([.S21];[.U21];[.W21];[.Y21];[.AA21])=&quot;&quot;);NOT([.AC2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2]=&quot;&quot;);&quot;CS&quot;;&quot;&quot;)" office:value-type="string" office:string-value="CS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01</text:p>
          </table:table-cell>
          <table:table-cell table:style-name="ce11"/>
          <table:table-cell table:style-name="ce27" office:value-type="string">
            <text:p>Técnicas de Expresión Oral y Escrita</text:p>
          </table:table-cell>
          <table:table-cell table:style-name="ce11" office:value-type="string">
            <text:p>O</text:p>
          </table:table-cell>
          <table:table-cell table:style-name="ce44" table:formula="of:=[.H22]+0.5*([.I22]+[.J22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22]+[.I22]+[.K22]" office:value-type="float" office:value="4">
            <text:p>4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22]=&quot;&quot;;[.S22]=&quot;&quot;;[.U22]=&quot;&quot;);&quot;&quot;;&quot;,&quot;)">
            <text:p/>
          </table:table-cell>
          <table:table-cell table:style-name="ce4"/>
          <table:table-cell table:style-name="ce4" table:formula="of:=IF(AND(NOT(CONCATENATE([.S22];[.U22])=&quot;&quot;);NOT([.W22]=&quot;&quot;));&quot;,&quot;;&quot;&quot;)">
            <text:p/>
          </table:table-cell>
          <table:table-cell table:style-name="ce22"/>
          <table:table-cell table:style-name="ce22" table:formula="of:=IF(AND(NOT(CONCATENATE([.S22];[.U22];[.W22])=&quot;&quot;);NOT([.Y22]=&quot;&quot;));&quot;,&quot;;&quot;&quot;)">
            <text:p/>
          </table:table-cell>
          <table:table-cell/>
          <table:table-cell table:style-name="ce22" table:formula="of:=IF(AND(NOT(CONCATENATE([.S22];[.U22];[.W22];[.Y22])=&quot;&quot;);NOT([.AA22]=&quot;&quot;));&quot;,&quot;;&quot;&quot;)">
            <text:p/>
          </table:table-cell>
          <table:table-cell/>
          <table:table-cell table:formula="of:=IF(AND(NOT(CONCATENATE([.S22];[.U22];[.W22];[.Y22];[.AA22])=&quot;&quot;);NOT([.AC22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22</text:p>
          </table:table-cell>
          <table:table-cell table:style-name="ce11"/>
          <table:table-cell table:style-name="ce27" office:value-type="string">
            <text:p>Legislación Universitaria</text:p>
          </table:table-cell>
          <table:table-cell table:style-name="ce11" office:value-type="string">
            <text:p>O</text:p>
          </table:table-cell>
          <table:table-cell table:style-name="ce44" office:value-type="float" office:value="2">
            <text:p>2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23]+[.I23]+[.K23]" office:value-type="float" office:value="0">
            <text:p>0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23"/>
          <table:table-cell table:style-name="ce4"/>
          <table:table-cell table:style-name="ce4" table:formula="of:=IF(OR([.B23]=&quot;&quot;;[.S23]=&quot;&quot;;[.U23]=&quot;&quot;);&quot;&quot;;&quot;,&quot;)">
            <text:p/>
          </table:table-cell>
          <table:table-cell table:style-name="ce4"/>
          <table:table-cell table:style-name="ce4" table:formula="of:=IF(AND(NOT(CONCATENATE([.S23];[.U23])=&quot;&quot;);NOT([.W23]=&quot;&quot;));&quot;,&quot;;&quot;&quot;)">
            <text:p/>
          </table:table-cell>
          <table:table-cell table:style-name="ce22"/>
          <table:table-cell table:style-name="ce22" table:formula="of:=IF(AND(NOT(CONCATENATE([.S23];[.U23];[.W23])=&quot;&quot;);NOT([.Y23]=&quot;&quot;));&quot;,&quot;;&quot;&quot;)">
            <text:p/>
          </table:table-cell>
          <table:table-cell/>
          <table:table-cell table:style-name="ce22" table:formula="of:=IF(AND(NOT(CONCATENATE([.S23];[.U23];[.W23];[.Y23])=&quot;&quot;);NOT([.AA23]=&quot;&quot;));&quot;,&quot;;&quot;&quot;)">
            <text:p/>
          </table:table-cell>
          <table:table-cell/>
          <table:table-cell table:formula="of:=IF(AND(NOT(CONCATENATE([.S23];[.U23];[.W23];[.Y23];[.AA23])=&quot;&quot;);NOT([.AC2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ID101</text:p>
          </table:table-cell>
          <table:table-cell table:style-name="ce11"/>
          <table:table-cell table:style-name="ce27" office:value-type="string">
            <text:p>Inglés Técnico I</text:p>
          </table:table-cell>
          <table:table-cell table:style-name="ce11" office:value-type="string">
            <text:p>O</text:p>
          </table:table-cell>
          <table:table-cell table:style-name="ce44" office:value-type="float" office:value="3">
            <text:p>3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24]+[.I24]+[.K24]" office:value-type="float" office:value="0">
            <text:p>0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/>
          <table:table-cell table:style-name="ce4"/>
          <table:table-cell table:style-name="ce4" table:formula="of:=IF(AND(NOT(CONCATENATE([.S24];[.U24])=&quot;&quot;);NOT([.W24]=&quot;&quot;));&quot;,&quot;;&quot;&quot;)">
            <text:p/>
          </table:table-cell>
          <table:table-cell table:style-name="ce22"/>
          <table:table-cell table:style-name="ce22" table:formula="of:=IF(AND(NOT(CONCATENATE([.S24];[.U24];[.W24])=&quot;&quot;);NOT([.Y24]=&quot;&quot;));&quot;,&quot;;&quot;&quot;)">
            <text:p/>
          </table:table-cell>
          <table:table-cell/>
          <table:table-cell table:style-name="ce22" table:formula="of:=IF(AND(NOT(CONCATENATE([.S24];[.U24];[.W24];[.Y24])=&quot;&quot;);NOT([.AA24]=&quot;&quot;));&quot;,&quot;;&quot;&quot;)">
            <text:p/>
          </table:table-cell>
          <table:table-cell/>
          <table:table-cell table:formula="of:=IF(AND(NOT(CONCATENATE([.S24];[.U24];[.W24];[.Y24];[.AA24])=&quot;&quot;);NOT([.AC2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00</text:p>
          </table:table-cell>
          <table:table-cell table:style-name="ce11"/>
          <table:table-cell table:style-name="ce27" office:value-type="string">
            <text:p>Informática</text:p>
          </table:table-cell>
          <table:table-cell table:style-name="ce11" office:value-type="string">
            <text:p>O</text:p>
          </table:table-cell>
          <table:table-cell table:style-name="ce44" office:value-type="float" office:value="4">
            <text:p>4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25]+[.I25]+[.K25]" office:value-type="float" office:value="0">
            <text:p>0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CS</text:p>
          </table:table-cell>
          <table:table-cell table:style-name="ce4" office:value-type="string">
            <text:p>USGP</text:p>
          </table:table-cell>
          <table:table-cell table:style-name="ce4"/>
          <table:table-cell table:style-name="ce4"/>
          <table:table-cell table:style-name="ce4" table:formula="of:=IF(AND(NOT(CONCATENATE([.S25];[.U25])=&quot;&quot;);NOT([.W25]=&quot;&quot;));&quot;,&quot;;&quot;&quot;)">
            <text:p/>
          </table:table-cell>
          <table:table-cell table:style-name="ce22"/>
          <table:table-cell table:style-name="ce22" table:formula="of:=IF(AND(NOT(CONCATENATE([.S25];[.U25];[.W25])=&quot;&quot;);NOT([.Y25]=&quot;&quot;));&quot;,&quot;;&quot;&quot;)">
            <text:p/>
          </table:table-cell>
          <table:table-cell/>
          <table:table-cell table:style-name="ce22" table:formula="of:=IF(AND(NOT(CONCATENATE([.S25];[.U25];[.W25];[.Y25])=&quot;&quot;);NOT([.AA25]=&quot;&quot;));&quot;,&quot;;&quot;&quot;)">
            <text:p/>
          </table:table-cell>
          <table:table-cell/>
          <table:table-cell table:formula="of:=IF(AND(NOT(CONCATENATE([.S25];[.U25];[.W25];[.Y25];[.AA25])=&quot;&quot;);NOT([.AC25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6]=&quot;&quot;);&quot;C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 table:formula="of:=SUM([.G4:.G21])" office:value-type="float" office:value="68">
            <text:p>68</text:p>
          </table:table-cell>
          <table:table-cell table:style-name="ce5" table:formula="of:=SUM([.H4:.J17])" office:value-type="float" office:value="72" table:number-columns-spanned="3" table:number-rows-spanned="1">
            <text:p>72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26]=&quot;&quot;;[.S26]=&quot;&quot;;[.U26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26];[.U26];[.W26])=&quot;&quot;);NOT([.Y26]=&quot;&quot;));&quot;,&quot;;&quot;&quot;)">
            <text:p/>
          </table:table-cell>
          <table:table-cell/>
          <table:table-cell table:style-name="ce22" table:formula="of:=IF(AND(NOT(CONCATENATE([.S26];[.U26];[.W26];[.Y26])=&quot;&quot;);NOT([.AA26]=&quot;&quot;));&quot;,&quot;;&quot;&quot;)">
            <text:p/>
          </table:table-cell>
          <table:table-cell/>
          <table:table-cell table:formula="of:=IF(AND(NOT(CONCATENATE([.S26];[.U26];[.W26];[.Y26];[.AA26])=&quot;&quot;);NOT([.AC26]=&quot;&quot;));&quot;,&quot;;&quot;&quot;)">
            <text:p/>
          </table:table-cell>
          <table:table-cell/>
          <table:table-cell table:number-columns-repeated="995"/>
        </table:table-row>
        <table:table-row table:style-name="ro1">
          <table:table-cell table:formula="of:=IF(NOT([.B27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2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27]=&quot;&quot;;[.S27]=&quot;&quot;;[.U2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27];[.U27];[.W27])=&quot;&quot;);NOT([.Y27]=&quot;&quot;));&quot;,&quot;;&quot;&quot;)">
            <text:p/>
          </table:table-cell>
          <table:table-cell/>
          <table:table-cell table:style-name="ce22" table:formula="of:=IF(AND(NOT(CONCATENATE([.S27];[.U27];[.W27];[.Y27])=&quot;&quot;);NOT([.AA27]=&quot;&quot;));&quot;,&quot;;&quot;&quot;)">
            <text:p/>
          </table:table-cell>
          <table:table-cell/>
          <table:table-cell table:formula="of:=IF(AND(NOT(CONCATENATE([.S27];[.U27];[.W27];[.Y27];[.AA27])=&quot;&quot;);NOT([.AC2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8]=&quot;&quot;);&quot;C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28]=&quot;&quot;;[.S28]=&quot;&quot;;[.U2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28];[.U28];[.W28])=&quot;&quot;);NOT([.Y28]=&quot;&quot;));&quot;,&quot;;&quot;&quot;)">
            <text:p/>
          </table:table-cell>
          <table:table-cell/>
          <table:table-cell table:style-name="ce22" table:formula="of:=IF(AND(NOT(CONCATENATE([.S28];[.U28];[.W28];[.Y28])=&quot;&quot;);NOT([.AA28]=&quot;&quot;));&quot;,&quot;;&quot;&quot;)">
            <text:p/>
          </table:table-cell>
          <table:table-cell/>
          <table:table-cell table:formula="of:=IF(AND(NOT(CONCATENATE([.S28];[.U28];[.W28];[.Y28];[.AA28])=&quot;&quot;);NOT([.AC2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9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S100</text:p>
          </table:table-cell>
          <table:table-cell table:style-name="ce11"/>
          <table:table-cell table:style-name="ce29" office:value-type="string">
            <text:p>Introducción a la Ciencia de la Computación</text:p>
          </table:table-cell>
          <table:table-cell table:style-name="ce11" office:value-type="string">
            <text:p>O</text:p>
          </table:table-cell>
          <table:table-cell table:style-name="ce44" table:formula="of:=[.H29]+0.5*([.I29]+[.J29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29]+[.I29]+[.K29]" office:value-type="float" office:value="4">
            <text:p>4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CS,IT</text:p>
          </table:table-cell>
          <table:table-cell table:style-name="ce4" office:value-type="string">
            <text:p>SPC,2E,NT</text:p>
          </table:table-cell>
          <table:table-cell table:style-name="ce4" table:formula="of:=IF(OR([.B29]=&quot;&quot;;[.S29]=&quot;&quot;;[.U29]=&quot;&quot;);&quot;&quot;;&quot;,&quot;)">
            <text:p/>
          </table:table-cell>
          <table:table-cell table:style-name="ce4"/>
          <table:table-cell table:style-name="ce4" table:formula="of:=IF(AND(NOT(CONCATENATE([.S29];[.U29])=&quot;&quot;);NOT([.W29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29];[.U29];[.W29])=&quot;&quot;);NOT([.Y29]=&quot;&quot;));&quot;,&quot;;&quot;&quot;)">
            <text:p/>
          </table:table-cell>
          <table:table-cell/>
          <table:table-cell table:style-name="ce22" table:formula="of:=IF(AND(NOT(CONCATENATE([.S29];[.U29];[.W29];[.Y29])=&quot;&quot;);NOT([.AA29]=&quot;&quot;));&quot;,&quot;;&quot;&quot;)">
            <text:p/>
          </table:table-cell>
          <table:table-cell/>
          <table:table-cell table:formula="of:=IF(AND(NOT(CONCATENATE([.S29];[.U29];[.W29];[.Y29];[.AA29])=&quot;&quot;);NOT([.AC2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table:formula="of:=IF(NOT([.B30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00</text:p>
          </table:table-cell>
          <table:table-cell table:style-name="ce12"/>
          <table:table-cell table:style-name="ce28" office:value-type="string">
            <text:p>Introducción a la Ciencia de la Computación</text:p>
          </table:table-cell>
          <table:table-cell table:style-name="ce12" office:value-type="string">
            <text:p>O</text:p>
          </table:table-cell>
          <table:table-cell table:style-name="ce12" table:formula="of:=[.L30]/3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/>
          <table:table-cell table:style-name="ce12" office:value-type="float" office:value="2">
            <text:p>2</text:p>
          </table:table-cell>
          <table:table-cell table:style-name="ce12" table:formula="of:=[.H30]+[.I30]+[.K30]" office:value-type="float" office:value="6">
            <text:p>6</text:p>
          </table:table-cell>
          <table:table-cell table:style-name="ce54"/>
          <table:table-cell table:style-name="ce59"/>
          <table:table-cell table:style-name="ce76" table:number-columns-repeated="3"/>
          <table:table-cell table:style-name="ce12" office:value-type="string">
            <text:p>CS,IT</text:p>
          </table:table-cell>
          <table:table-cell table:style-name="ce5"/>
          <table:table-cell table:style-name="ce5" table:formula="of:=IF(OR([.B30]=&quot;&quot;;[.S30]=&quot;&quot;;[.U30]=&quot;&quot;);&quot;&quot;;&quot;,&quot;)">
            <text:p/>
          </table:table-cell>
          <table:table-cell table:style-name="ce5"/>
          <table:table-cell table:style-name="ce5" table:formula="of:=IF(AND(NOT(CONCATENATE([.S30];[.U30])=&quot;&quot;);NOT([.W30]=&quot;&quot;));&quot;,&quot;;&quot;&quot;)">
            <text:p/>
          </table:table-cell>
          <table:table-cell table:style-name="ce91"/>
          <table:table-cell table:style-name="ce91" table:formula="of:=IF(AND(NOT(CONCATENATE([.S30];[.U30];[.W30])=&quot;&quot;);NOT([.Y30]=&quot;&quot;));&quot;,&quot;;&quot;&quot;)">
            <text:p/>
          </table:table-cell>
          <table:table-cell table:style-name="ce94"/>
          <table:table-cell table:style-name="ce91" table:formula="of:=IF(AND(NOT(CONCATENATE([.S30];[.U30];[.W30];[.Y30])=&quot;&quot;);NOT([.AA3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0];[.U30];[.W30];[.Y30];[.AA30])=&quot;&quot;);NOT([.AC30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31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S101O</text:p>
          </table:table-cell>
          <table:table-cell table:style-name="ce11"/>
          <table:table-cell table:style-name="ce27" office:value-type="string">
            <text:p>Introducción a la Programación Orientada a Objetos</text:p>
          </table:table-cell>
          <table:table-cell table:style-name="ce11" office:value-type="string">
            <text:p>O</text:p>
          </table:table-cell>
          <table:table-cell table:style-name="ce44" table:formula="of:=[.H31]+0.5*([.I31]+[.J31])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table:formula="of:=[.H31]+[.I31]+[.K31]" office:value-type="float" office:value="8">
            <text:p>8</text:p>
          </table:table-cell>
          <table:table-cell table:style-name="ce53" office:value-type="string">
            <text:p>Basic</text:p>
          </table:table-cell>
          <table:table-cell table:style-name="ce58" office:value-type="string">
            <text:p>CS101F</text:p>
          </table:table-cell>
          <table:table-cell table:style-name="ce75" table:number-columns-repeated="3"/>
          <table:table-cell table:style-name="ce44" office:value-type="string">
            <text:p>CS,SE</text:p>
          </table:table-cell>
          <table:table-cell table:style-name="ce4" office:value-type="string">
            <text:p>SPC,NT</text:p>
          </table:table-cell>
          <table:table-cell table:style-name="ce4" table:formula="of:=IF(OR([.B31]=&quot;&quot;;[.S31]=&quot;&quot;;[.U31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31];[.U31])=&quot;&quot;);NOT([.W31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31];[.U31];[.W31])=&quot;&quot;);NOT([.Y31]=&quot;&quot;));&quot;,&quot;;&quot;&quot;)">
            <text:p/>
          </table:table-cell>
          <table:table-cell/>
          <table:table-cell table:style-name="ce22" table:formula="of:=IF(AND(NOT(CONCATENATE([.S31];[.U31];[.W31];[.Y31])=&quot;&quot;);NOT([.AA31]=&quot;&quot;));&quot;,&quot;;&quot;&quot;)">
            <text:p/>
          </table:table-cell>
          <table:table-cell/>
          <table:table-cell table:formula="of:=IF(AND(NOT(CONCATENATE([.S31];[.U31];[.W31];[.Y31];[.AA31])=&quot;&quot;);NOT([.AC3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32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01O</text:p>
          </table:table-cell>
          <table:table-cell table:style-name="ce12"/>
          <table:table-cell table:style-name="ce28" office:value-type="string">
            <text:p>Introducción a la Programación Orientada a Objetos</text:p>
          </table:table-cell>
          <table:table-cell table:style-name="ce12" office:value-type="string">
            <text:p>O</text:p>
          </table:table-cell>
          <table:table-cell table:style-name="ce12" table:formula="of:=[.L32]/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2" office:value-type="float" office:value="4">
            <text:p>4</text:p>
          </table:table-cell>
          <table:table-cell table:style-name="ce12" table:formula="of:=[.H32]+[.I32]+[.K32]" office:value-type="float" office:value="12">
            <text:p>12</text:p>
          </table:table-cell>
          <table:table-cell table:style-name="ce54" office:value-type="string">
            <text:p>Basic</text:p>
          </table:table-cell>
          <table:table-cell table:style-name="ce59" office:value-type="string">
            <text:p>CS101F</text:p>
          </table:table-cell>
          <table:table-cell table:style-name="ce76" table:number-columns-repeated="3"/>
          <table:table-cell table:style-name="ce12" office:value-type="string">
            <text:p>CS,SE</text:p>
          </table:table-cell>
          <table:table-cell table:style-name="ce5"/>
          <table:table-cell table:style-name="ce5" table:formula="of:=IF(OR([.B32]=&quot;&quot;;[.S32]=&quot;&quot;;[.U32]=&quot;&quot;);&quot;&quot;;&quot;,&quot;)">
            <text:p/>
          </table:table-cell>
          <table:table-cell table:style-name="ce5"/>
          <table:table-cell table:style-name="ce5" table:formula="of:=IF(AND(NOT(CONCATENATE([.S32];[.U32])=&quot;&quot;);NOT([.W32]=&quot;&quot;));&quot;,&quot;;&quot;&quot;)">
            <text:p/>
          </table:table-cell>
          <table:table-cell table:style-name="ce91"/>
          <table:table-cell table:style-name="ce91" table:formula="of:=IF(AND(NOT(CONCATENATE([.S32];[.U32];[.W32])=&quot;&quot;);NOT([.Y32]=&quot;&quot;));&quot;,&quot;;&quot;&quot;)">
            <text:p/>
          </table:table-cell>
          <table:table-cell table:style-name="ce94"/>
          <table:table-cell table:style-name="ce91" table:formula="of:=IF(AND(NOT(CONCATENATE([.S32];[.U32];[.W32];[.Y32])=&quot;&quot;);NOT([.AA3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2];[.U32];[.W32];[.Y32];[.AA32])=&quot;&quot;);NOT([.AC32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formula="of:=IF(NOT([.B33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S106</text:p>
          </table:table-cell>
          <table:table-cell table:style-name="ce11"/>
          <table:table-cell table:style-name="ce27" office:value-type="string">
            <text:p>Estructuras Discretas II</text:p>
          </table:table-cell>
          <table:table-cell table:style-name="ce11" office:value-type="string">
            <text:p>O</text:p>
          </table:table-cell>
          <table:table-cell table:style-name="ce44" table:formula="of:=[.H33]+0.5*([.I33]+[.J33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table:formula="of:=[.H33]+[.I33]+[.K33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58" office:value-type="string">
            <text:p>CS101F,CS105</text:p>
          </table:table-cell>
          <table:table-cell table:style-name="ce75" table:number-columns-repeated="3"/>
          <table:table-cell table:style-name="ce44" office:value-type="string">
            <text:p>MC</text:p>
          </table:table-cell>
          <table:table-cell table:style-name="ce4" office:value-type="string">
            <text:p>SPC,NT</text:p>
          </table:table-cell>
          <table:table-cell table:style-name="ce4" table:formula="of:=IF(OR([.B33]=&quot;&quot;;[.S33]=&quot;&quot;;[.U33]=&quot;&quot;);&quot;&quot;;&quot;,&quot;)">
            <text:p/>
          </table:table-cell>
          <table:table-cell table:style-name="ce4"/>
          <table:table-cell table:style-name="ce4" table:formula="of:=IF(AND(NOT(CONCATENATE([.S33];[.U33])=&quot;&quot;);NOT([.W33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33];[.U33];[.W33])=&quot;&quot;);NOT([.Y33]=&quot;&quot;));&quot;,&quot;;&quot;&quot;)">
            <text:p/>
          </table:table-cell>
          <table:table-cell/>
          <table:table-cell table:style-name="ce22" table:formula="of:=IF(AND(NOT(CONCATENATE([.S33];[.U33];[.W33];[.Y33])=&quot;&quot;);NOT([.AA33]=&quot;&quot;));&quot;,&quot;;&quot;&quot;)">
            <text:p/>
          </table:table-cell>
          <table:table-cell/>
          <table:table-cell table:formula="of:=IF(AND(NOT(CONCATENATE([.S33];[.U33];[.W33];[.Y33];[.AA33])=&quot;&quot;);NOT([.AC3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34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S106</text:p>
          </table:table-cell>
          <table:table-cell table:style-name="ce12"/>
          <table:table-cell table:style-name="ce28" office:value-type="string">
            <text:p>Estructuras Discretas II</text:p>
          </table:table-cell>
          <table:table-cell table:style-name="ce12" office:value-type="string">
            <text:p>O</text:p>
          </table:table-cell>
          <table:table-cell table:style-name="ce12" table:formula="of:=[.L34]/3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table:formula="of:=[.H34]+[.I34]+[.K34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59" office:value-type="string">
            <text:p>CS101F,CS105</text:p>
          </table:table-cell>
          <table:table-cell table:style-name="ce76" table:number-columns-repeated="3"/>
          <table:table-cell table:style-name="ce12" office:value-type="string">
            <text:p>MC</text:p>
          </table:table-cell>
          <table:table-cell table:style-name="ce5"/>
          <table:table-cell table:style-name="ce5" table:formula="of:=IF(OR([.B34]=&quot;&quot;;[.S34]=&quot;&quot;;[.U34]=&quot;&quot;);&quot;&quot;;&quot;,&quot;)">
            <text:p/>
          </table:table-cell>
          <table:table-cell table:style-name="ce5"/>
          <table:table-cell table:style-name="ce5" table:formula="of:=IF(AND(NOT(CONCATENATE([.S34];[.U34])=&quot;&quot;);NOT([.W34]=&quot;&quot;));&quot;,&quot;;&quot;&quot;)">
            <text:p/>
          </table:table-cell>
          <table:table-cell table:style-name="ce91"/>
          <table:table-cell table:style-name="ce91" table:formula="of:=IF(AND(NOT(CONCATENATE([.S34];[.U34];[.W34])=&quot;&quot;);NOT([.Y34]=&quot;&quot;));&quot;,&quot;;&quot;&quot;)">
            <text:p/>
          </table:table-cell>
          <table:table-cell table:style-name="ce94"/>
          <table:table-cell table:style-name="ce91" table:formula="of:=IF(AND(NOT(CONCATENATE([.S34];[.U34];[.W34];[.Y34])=&quot;&quot;);NOT([.AA3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4];[.U34];[.W34];[.Y34];[.AA34])=&quot;&quot;);NOT([.AC34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35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B102</text:p>
          </table:table-cell>
          <table:table-cell table:style-name="ce11"/>
          <table:table-cell table:style-name="ce27" office:value-type="string">
            <text:p>Análisis Matemático I</text:p>
          </table:table-cell>
          <table:table-cell table:style-name="ce11" office:value-type="string">
            <text:p>O</text:p>
          </table:table-cell>
          <table:table-cell table:style-name="ce44" table:formula="of:=[.H35]+0.5*([.I35]+[.J35])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35]+[.I35]+[.K35]" office:value-type="float" office:value="6">
            <text:p>6</text:p>
          </table:table-cell>
          <table:table-cell table:style-name="ce53"/>
          <table:table-cell table:style-name="ce58" office:value-type="string">
            <text:p>CB101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 office:value-type="string">
            <text:p>SPC,NT</text:p>
          </table:table-cell>
          <table:table-cell table:style-name="ce4" table:formula="of:=IF(OR([.B35]=&quot;&quot;;[.S35]=&quot;&quot;;[.U35]=&quot;&quot;);&quot;&quot;;&quot;,&quot;)">
            <text:p/>
          </table:table-cell>
          <table:table-cell table:style-name="ce4"/>
          <table:table-cell table:style-name="ce4" table:formula="of:=IF(AND(NOT(CONCATENATE([.S35];[.U35])=&quot;&quot;);NOT([.W35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35];[.U35];[.W35])=&quot;&quot;);NOT([.Y35]=&quot;&quot;));&quot;,&quot;;&quot;&quot;)">
            <text:p/>
          </table:table-cell>
          <table:table-cell/>
          <table:table-cell table:style-name="ce22" table:formula="of:=IF(AND(NOT(CONCATENATE([.S35];[.U35];[.W35];[.Y35])=&quot;&quot;);NOT([.AA35]=&quot;&quot;));&quot;,&quot;;&quot;&quot;)">
            <text:p/>
          </table:table-cell>
          <table:table-cell/>
          <table:table-cell table:formula="of:=IF(AND(NOT(CONCATENATE([.S35];[.U35];[.W35];[.Y35];[.AA35])=&quot;&quot;);NOT([.AC3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36]=&quot;&quot;);&quot;CS&quot;;&quot;&quot;)" office:value-type="string" office:string-value="CS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CB102</text:p>
          </table:table-cell>
          <table:table-cell table:style-name="ce12"/>
          <table:table-cell table:style-name="ce28" office:value-type="string">
            <text:p>Análisis Matemático I</text:p>
          </table:table-cell>
          <table:table-cell table:style-name="ce12" office:value-type="string">
            <text:p>O</text:p>
          </table:table-cell>
          <table:table-cell table:style-name="ce12" table:formula="of:=[.L36]/3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table:formula="of:=[.H36]+[.I36]+[.K36]" office:value-type="float" office:value="9">
            <text:p>9</text:p>
          </table:table-cell>
          <table:table-cell table:style-name="ce54"/>
          <table:table-cell table:style-name="ce59" office:value-type="string">
            <text:p>CB101</text:p>
          </table:table-cell>
          <table:table-cell table:style-name="ce76" table:number-columns-repeated="3"/>
          <table:table-cell table:style-name="ce12" office:value-type="string">
            <text:p>CB</text:p>
          </table:table-cell>
          <table:table-cell table:style-name="ce5"/>
          <table:table-cell table:style-name="ce5" table:formula="of:=IF(OR([.B36]=&quot;&quot;;[.S36]=&quot;&quot;;[.U36]=&quot;&quot;);&quot;&quot;;&quot;,&quot;)">
            <text:p/>
          </table:table-cell>
          <table:table-cell table:style-name="ce5"/>
          <table:table-cell table:style-name="ce5" table:formula="of:=IF(AND(NOT(CONCATENATE([.S36];[.U36])=&quot;&quot;);NOT([.W36]=&quot;&quot;));&quot;,&quot;;&quot;&quot;)">
            <text:p/>
          </table:table-cell>
          <table:table-cell table:style-name="ce91"/>
          <table:table-cell table:style-name="ce91" table:formula="of:=IF(AND(NOT(CONCATENATE([.S36];[.U36];[.W36])=&quot;&quot;);NOT([.Y36]=&quot;&quot;));&quot;,&quot;;&quot;&quot;)">
            <text:p/>
          </table:table-cell>
          <table:table-cell table:style-name="ce94"/>
          <table:table-cell table:style-name="ce91" table:formula="of:=IF(AND(NOT(CONCATENATE([.S36];[.U36];[.W36];[.Y36])=&quot;&quot;);NOT([.AA3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36];[.U36];[.W36];[.Y36];[.AA36])=&quot;&quot;);NOT([.AC36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37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B102</text:p>
          </table:table-cell>
          <table:table-cell table:style-name="ce11"/>
          <table:table-cell table:style-name="ce27" office:value-type="string">
            <text:p>Cálculo en una variable</text:p>
          </table:table-cell>
          <table:table-cell table:style-name="ce11" office:value-type="string">
            <text:p>O</text:p>
          </table:table-cell>
          <table:table-cell table:style-name="ce44" table:formula="of:=[.H37]+0.5*([.I37]+[.J37])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37]+[.I37]+[.K37]" office:value-type="float" office:value="6">
            <text:p>6</text:p>
          </table:table-cell>
          <table:table-cell table:style-name="ce53"/>
          <table:table-cell table:style-name="ce58" office:value-type="string">
            <text:p>CB101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 office:value-type="string">
            <text:p>UNSA</text:p>
          </table:table-cell>
          <table:table-cell table:style-name="ce4" table:formula="of:=IF(OR([.B37]=&quot;&quot;;[.S37]=&quot;&quot;;[.U37]=&quot;&quot;);&quot;&quot;;&quot;,&quot;)">
            <text:p/>
          </table:table-cell>
          <table:table-cell table:style-name="ce4"/>
          <table:table-cell table:style-name="ce4" table:formula="of:=IF(AND(NOT(CONCATENATE([.S37];[.U37])=&quot;&quot;);NOT([.W37]=&quot;&quot;));&quot;,&quot;;&quot;&quot;)">
            <text:p/>
          </table:table-cell>
          <table:table-cell table:style-name="ce22"/>
          <table:table-cell table:style-name="ce22" table:formula="of:=IF(AND(NOT(CONCATENATE([.S37];[.U37];[.W37])=&quot;&quot;);NOT([.Y37]=&quot;&quot;));&quot;,&quot;;&quot;&quot;)">
            <text:p/>
          </table:table-cell>
          <table:table-cell/>
          <table:table-cell table:style-name="ce22" table:formula="of:=IF(AND(NOT(CONCATENATE([.S37];[.U37];[.W37];[.Y37])=&quot;&quot;);NOT([.AA37]=&quot;&quot;));&quot;,&quot;;&quot;&quot;)">
            <text:p/>
          </table:table-cell>
          <table:table-cell/>
          <table:table-cell table:formula="of:=IF(AND(NOT(CONCATENATE([.S37];[.U37];[.W37];[.Y37];[.AA37])=&quot;&quot;);NOT([.AC3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38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04</text:p>
          </table:table-cell>
          <table:table-cell table:style-name="ce11"/>
          <table:table-cell table:style-name="ce27" office:value-type="string">
            <text:p>Introducción a la Filosofía</text:p>
          </table:table-cell>
          <table:table-cell table:style-name="ce11" office:value-type="string">
            <text:p>O</text:p>
          </table:table-cell>
          <table:table-cell table:style-name="ce44" table:formula="of:=[.H38]+0.5*([.I38]+[.J38])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1"/>
          <table:table-cell table:style-name="ce12"/>
          <table:table-cell table:style-name="ce12" table:formula="of:=[.H38]+[.I38]+[.K38]" office:value-type="float" office:value="3">
            <text:p>3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/>
          <table:table-cell table:style-name="ce4" table:formula="of:=IF(OR([.B38]=&quot;&quot;;[.S38]=&quot;&quot;;[.U38]=&quot;&quot;);&quot;&quot;;&quot;,&quot;)">
            <text:p/>
          </table:table-cell>
          <table:table-cell table:style-name="ce4"/>
          <table:table-cell table:style-name="ce4" table:formula="of:=IF(AND(NOT(CONCATENATE([.S38];[.U38])=&quot;&quot;);NOT([.W38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38];[.U38];[.W38])=&quot;&quot;);NOT([.Y38]=&quot;&quot;));&quot;,&quot;;&quot;&quot;)">
            <text:p/>
          </table:table-cell>
          <table:table-cell/>
          <table:table-cell table:style-name="ce22" table:formula="of:=IF(AND(NOT(CONCATENATE([.S38];[.U38];[.W38];[.Y38])=&quot;&quot;);NOT([.AA38]=&quot;&quot;));&quot;,&quot;;&quot;&quot;)">
            <text:p/>
          </table:table-cell>
          <table:table-cell/>
          <table:table-cell table:formula="of:=IF(AND(NOT(CONCATENATE([.S38];[.U38];[.W38];[.Y38];[.AA38])=&quot;&quot;);NOT([.AC3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04</text:p>
          </table:table-cell>
          <table:table-cell table:style-name="ce11"/>
          <table:table-cell table:style-name="ce27" office:value-type="string">
            <text:p>Fundamentos de Filosofía</text:p>
          </table:table-cell>
          <table:table-cell table:style-name="ce11" office:value-type="string">
            <text:p>O</text:p>
          </table:table-cell>
          <table:table-cell table:style-name="ce44" table:formula="of:=[.H39]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1"/>
          <table:table-cell table:style-name="ce12"/>
          <table:table-cell table:style-name="ce12" table:formula="of:=[.H39]+[.I39]+[.K39]" office:value-type="float" office:value="2">
            <text:p>2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/>
          <table:table-cell table:style-name="ce4"/>
          <table:table-cell table:style-name="ce4" table:formula="of:=IF(AND(NOT(CONCATENATE([.S39];[.U39])=&quot;&quot;);NOT([.W39]=&quot;&quot;));&quot;,&quot;;&quot;&quot;)">
            <text:p/>
          </table:table-cell>
          <table:table-cell table:style-name="ce22"/>
          <table:table-cell table:style-name="ce22" table:formula="of:=IF(AND(NOT(CONCATENATE([.S39];[.U39];[.W39])=&quot;&quot;);NOT([.Y39]=&quot;&quot;));&quot;,&quot;;&quot;&quot;)">
            <text:p/>
          </table:table-cell>
          <table:table-cell/>
          <table:table-cell table:style-name="ce22" table:formula="of:=IF(AND(NOT(CONCATENATE([.S39];[.U39];[.W39];[.Y39])=&quot;&quot;);NOT([.AA39]=&quot;&quot;));&quot;,&quot;;&quot;&quot;)">
            <text:p/>
          </table:table-cell>
          <table:table-cell/>
          <table:table-cell table:formula="of:=IF(AND(NOT(CONCATENATE([.S39];[.U39];[.W39];[.Y39];[.AA39])=&quot;&quot;);NOT([.AC3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04</text:p>
          </table:table-cell>
          <table:table-cell table:style-name="ce12" office:value-type="string">
            <text:p>FG103</text:p>
          </table:table-cell>
          <table:table-cell table:style-name="ce28" office:value-type="string">
            <text:p>Fundamentos de Filosofía</text:p>
          </table:table-cell>
          <table:table-cell table:style-name="ce12" office:value-type="string">
            <text:p>O</text:p>
          </table:table-cell>
          <table:table-cell table:style-name="ce12" table:formula="of:=[.L40]/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table:formula="of:=[.H40]+[.I40]+[.K40]" office:value-type="float" office:value="9">
            <text:p>9</text:p>
          </table:table-cell>
          <table:table-cell table:style-name="ce54"/>
          <table:table-cell table:style-name="ce59"/>
          <table:table-cell table:style-name="ce76" table:number-columns-repeated="3"/>
          <table:table-cell table:style-name="ce12" office:value-type="string">
            <text:p>FG</text:p>
          </table:table-cell>
          <table:table-cell table:style-name="ce5"/>
          <table:table-cell table:style-name="ce5"/>
          <table:table-cell table:style-name="ce5"/>
          <table:table-cell table:style-name="ce5" table:formula="of:=IF(AND(NOT(CONCATENATE([.S40];[.U40])=&quot;&quot;);NOT([.W40]=&quot;&quot;));&quot;,&quot;;&quot;&quot;)">
            <text:p/>
          </table:table-cell>
          <table:table-cell table:style-name="ce91"/>
          <table:table-cell table:style-name="ce91" table:formula="of:=IF(AND(NOT(CONCATENATE([.S40];[.U40];[.W40])=&quot;&quot;);NOT([.Y40]=&quot;&quot;));&quot;,&quot;;&quot;&quot;)">
            <text:p/>
          </table:table-cell>
          <table:table-cell table:style-name="ce94"/>
          <table:table-cell table:style-name="ce91" table:formula="of:=IF(AND(NOT(CONCATENATE([.S40];[.U40];[.W40];[.Y40])=&quot;&quot;);NOT([.AA40]=&quot;&quot;));&quot;,&quot;;&quot;&quot;)">
            <text:p/>
          </table:table-cell>
          <table:table-cell/>
          <table:table-cell table:style-name="ce1" table:formula="of:=IF(AND(NOT(CONCATENATE([.S40];[.U40];[.W40];[.Y40];[.AA40])=&quot;&quot;);NOT([.AC40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2">
            <text:p>2</text:p>
          </table:table-cell>
          <table:table-cell table:style-name="ce13" office:value-type="string">
            <text:p>FG108</text:p>
          </table:table-cell>
          <table:table-cell table:style-name="ce13"/>
          <table:table-cell table:style-name="ce32" office:value-type="string">
            <text:p>Antropología Cultural</text:p>
          </table:table-cell>
          <table:table-cell table:style-name="ce11" office:value-type="string">
            <text:p>O</text:p>
          </table:table-cell>
          <table:table-cell table:style-name="ce44" office:value-type="float" office:value="3">
            <text:p>3</text:p>
          </table:table-cell>
          <table:table-cell table:style-name="ce14"/>
          <table:table-cell table:style-name="ce14"/>
          <table:table-cell table:style-name="ce13"/>
          <table:table-cell table:style-name="ce14"/>
          <table:table-cell table:style-name="ce12" table:formula="of:=[.H41]+[.I41]+[.K41]" office:value-type="float" office:value="0">
            <text:p>0</text:p>
          </table:table-cell>
          <table:table-cell table:style-name="ce53"/>
          <table:table-cell table:style-name="ce60"/>
          <table:table-cell table:style-name="ce78" table:number-columns-repeated="3"/>
          <table:table-cell table:style-name="ce44"/>
          <table:table-cell table:style-name="ce4" office:value-type="string">
            <text:p>USGP</text:p>
          </table:table-cell>
          <table:table-cell table:style-name="ce4"/>
          <table:table-cell table:style-name="ce4"/>
          <table:table-cell table:style-name="ce4" table:formula="of:=IF(AND(NOT(CONCATENATE([.S41];[.U41])=&quot;&quot;);NOT([.W41]=&quot;&quot;));&quot;,&quot;;&quot;&quot;)">
            <text:p/>
          </table:table-cell>
          <table:table-cell table:style-name="ce22"/>
          <table:table-cell table:style-name="ce22" table:formula="of:=IF(AND(NOT(CONCATENATE([.S41];[.U41];[.W41])=&quot;&quot;);NOT([.Y41]=&quot;&quot;));&quot;,&quot;;&quot;&quot;)">
            <text:p/>
          </table:table-cell>
          <table:table-cell/>
          <table:table-cell table:style-name="ce22" table:formula="of:=IF(AND(NOT(CONCATENATE([.S41];[.U41];[.W41];[.Y41])=&quot;&quot;);NOT([.AA41]=&quot;&quot;));&quot;,&quot;;&quot;&quot;)">
            <text:p/>
          </table:table-cell>
          <table:table-cell/>
          <table:table-cell table:formula="of:=IF(AND(NOT(CONCATENATE([.S41];[.U41];[.W41];[.Y41];[.AA41])=&quot;&quot;);NOT([.AC4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style-name="ce1" office:value-type="string">
            <text:p>CS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FG140</text:p>
          </table:table-cell>
          <table:table-cell table:style-name="ce12" office:value-type="string">
            <text:p>FG104</text:p>
          </table:table-cell>
          <table:table-cell table:style-name="ce28" office:value-type="string">
            <text:p>Pensamiento Crítico</text:p>
          </table:table-cell>
          <table:table-cell table:style-name="ce12" office:value-type="string">
            <text:p>O</text:p>
          </table:table-cell>
          <table:table-cell table:style-name="ce12" table:formula="of:=[.L42]/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table:formula="of:=[.H42]+[.I42]+[.K42]" office:value-type="float" office:value="9">
            <text:p>9</text:p>
          </table:table-cell>
          <table:table-cell table:style-name="ce54"/>
          <table:table-cell table:style-name="ce59"/>
          <table:table-cell table:style-name="ce76" table:number-columns-repeated="3"/>
          <table:table-cell table:style-name="ce12" office:value-type="string">
            <text:p>FG</text:p>
          </table:table-cell>
          <table:table-cell table:style-name="ce5"/>
          <table:table-cell table:style-name="ce5"/>
          <table:table-cell table:style-name="ce5"/>
          <table:table-cell table:style-name="ce5" table:formula="of:=IF(AND(NOT(CONCATENATE([.S42];[.U42])=&quot;&quot;);NOT([.W42]=&quot;&quot;));&quot;,&quot;;&quot;&quot;)">
            <text:p/>
          </table:table-cell>
          <table:table-cell table:style-name="ce91"/>
          <table:table-cell table:style-name="ce91" table:formula="of:=IF(AND(NOT(CONCATENATE([.S42];[.U42];[.W42])=&quot;&quot;);NOT([.Y42]=&quot;&quot;));&quot;,&quot;;&quot;&quot;)">
            <text:p/>
          </table:table-cell>
          <table:table-cell table:style-name="ce94"/>
          <table:table-cell table:style-name="ce91" table:formula="of:=IF(AND(NOT(CONCATENATE([.S42];[.U42];[.W42];[.Y42])=&quot;&quot;);NOT([.AA42]=&quot;&quot;));&quot;,&quot;;&quot;&quot;)">
            <text:p/>
          </table:table-cell>
          <table:table-cell/>
          <table:table-cell table:style-name="ce1" table:formula="of:=IF(AND(NOT(CONCATENATE([.S42];[.U42];[.W42];[.Y42];[.AA42])=&quot;&quot;);NOT([.AC42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5"/>
        </table:table-row>
        <table:table-row table:style-name="ro3">
          <table:table-cell table:formula="of:=IF(NOT([.B43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05</text:p>
          </table:table-cell>
          <table:table-cell table:style-name="ce11"/>
          <table:table-cell table:style-name="ce27" office:value-type="string">
            <text:p>Apreciación de la Música</text:p>
          </table:table-cell>
          <table:table-cell table:style-name="ce11" office:value-type="string">
            <text:p>E</text:p>
          </table:table-cell>
          <table:table-cell table:style-name="ce44" table:formula="of:=[.H43]+0.5*([.I43]+[.J43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43]+[.I43]+[.K43]" office:value-type="float" office:value="3">
            <text:p>3</text:p>
          </table:table-cell>
          <table:table-cell table:style-name="ce53"/>
          <table:table-cell table:style-name="ce58"/>
          <table:table-cell table:style-name="ce75" table:number-columns-repeated="2"/>
          <table:table-cell table:style-name="ce75" office:value-type="string">
            <text:p>G1</text:p>
          </table:table-cell>
          <table:table-cell table:style-name="ce44" office:value-type="string">
            <text:p>FG</text:p>
          </table:table-cell>
          <table:table-cell table:style-name="ce4"/>
          <table:table-cell table:style-name="ce4" table:formula="of:=IF(OR([.B43]=&quot;&quot;;[.S43]=&quot;&quot;;[.U43]=&quot;&quot;);&quot;&quot;;&quot;,&quot;)">
            <text:p/>
          </table:table-cell>
          <table:table-cell table:style-name="ce4"/>
          <table:table-cell table:style-name="ce4" table:formula="of:=IF(AND(NOT(CONCATENATE([.S43];[.U43])=&quot;&quot;);NOT([.W43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43];[.U43];[.W43])=&quot;&quot;);NOT([.Y43]=&quot;&quot;));&quot;,&quot;;&quot;&quot;)">
            <text:p/>
          </table:table-cell>
          <table:table-cell/>
          <table:table-cell table:style-name="ce22" table:formula="of:=IF(AND(NOT(CONCATENATE([.S43];[.U43];[.W43];[.Y43])=&quot;&quot;);NOT([.AA43]=&quot;&quot;));&quot;,&quot;;&quot;&quot;)">
            <text:p/>
          </table:table-cell>
          <table:table-cell/>
          <table:table-cell table:formula="of:=IF(AND(NOT(CONCATENATE([.S43];[.U43];[.W43];[.Y43];[.AA43])=&quot;&quot;);NOT([.AC43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44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06</text:p>
          </table:table-cell>
          <table:table-cell table:style-name="ce11"/>
          <table:table-cell table:style-name="ce27" office:value-type="string">
            <text:p>Teatro</text:p>
          </table:table-cell>
          <table:table-cell table:style-name="ce11" office:value-type="string">
            <text:p>E</text:p>
          </table:table-cell>
          <table:table-cell table:style-name="ce44" table:formula="of:=[.H44]+0.5*([.I44]+[.J44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44]+[.I44]+[.K44]" office:value-type="float" office:value="3">
            <text:p>3</text:p>
          </table:table-cell>
          <table:table-cell table:style-name="ce53"/>
          <table:table-cell table:style-name="ce58"/>
          <table:table-cell table:style-name="ce75" table:number-columns-repeated="2"/>
          <table:table-cell table:style-name="ce75" office:value-type="string">
            <text:p>G1</text:p>
          </table:table-cell>
          <table:table-cell table:style-name="ce44" office:value-type="string">
            <text:p>FG</text:p>
          </table:table-cell>
          <table:table-cell table:style-name="ce4"/>
          <table:table-cell table:style-name="ce4" table:formula="of:=IF(OR([.B44]=&quot;&quot;;[.S44]=&quot;&quot;;[.U44]=&quot;&quot;);&quot;&quot;;&quot;,&quot;)">
            <text:p/>
          </table:table-cell>
          <table:table-cell table:style-name="ce4"/>
          <table:table-cell table:style-name="ce4" table:formula="of:=IF(AND(NOT(CONCATENATE([.S44];[.U44])=&quot;&quot;);NOT([.W44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44];[.U44];[.W44])=&quot;&quot;);NOT([.Y44]=&quot;&quot;));&quot;,&quot;;&quot;&quot;)">
            <text:p/>
          </table:table-cell>
          <table:table-cell/>
          <table:table-cell table:style-name="ce22" table:formula="of:=IF(AND(NOT(CONCATENATE([.S44];[.U44];[.W44];[.Y44])=&quot;&quot;);NOT([.AA44]=&quot;&quot;));&quot;,&quot;;&quot;&quot;)">
            <text:p/>
          </table:table-cell>
          <table:table-cell/>
          <table:table-cell table:formula="of:=IF(AND(NOT(CONCATENATE([.S44];[.U44];[.W44];[.Y44];[.AA44])=&quot;&quot;);NOT([.AC4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45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06</text:p>
          </table:table-cell>
          <table:table-cell table:style-name="ce11"/>
          <table:table-cell table:style-name="ce27" office:value-type="string">
            <text:p>Relaciones Humanas</text:p>
          </table:table-cell>
          <table:table-cell table:style-name="ce11" office:value-type="string">
            <text:p>O</text:p>
          </table:table-cell>
          <table:table-cell table:style-name="ce44" table:formula="of:=[.H45]+0.5*([.I45]+[.J45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45]+[.I45]+[.K45]" office:value-type="float" office:value="3">
            <text:p>3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45]=&quot;&quot;;[.S45]=&quot;&quot;;[.U45]=&quot;&quot;);&quot;&quot;;&quot;,&quot;)">
            <text:p/>
          </table:table-cell>
          <table:table-cell table:style-name="ce4"/>
          <table:table-cell table:style-name="ce4" table:formula="of:=IF(AND(NOT(CONCATENATE([.S45];[.U45])=&quot;&quot;);NOT([.W45]=&quot;&quot;));&quot;,&quot;;&quot;&quot;)">
            <text:p/>
          </table:table-cell>
          <table:table-cell table:style-name="ce22"/>
          <table:table-cell table:style-name="ce22" table:formula="of:=IF(AND(NOT(CONCATENATE([.S45];[.U45];[.W45])=&quot;&quot;);NOT([.Y45]=&quot;&quot;));&quot;,&quot;;&quot;&quot;)">
            <text:p/>
          </table:table-cell>
          <table:table-cell/>
          <table:table-cell table:style-name="ce22" table:formula="of:=IF(AND(NOT(CONCATENATE([.S45];[.U45];[.W45];[.Y45])=&quot;&quot;);NOT([.AA45]=&quot;&quot;));&quot;,&quot;;&quot;&quot;)">
            <text:p/>
          </table:table-cell>
          <table:table-cell/>
          <table:table-cell table:formula="of:=IF(AND(NOT(CONCATENATE([.S45];[.U45];[.W45];[.Y45];[.AA45])=&quot;&quot;);NOT([.AC4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12</text:p>
          </table:table-cell>
          <table:table-cell table:style-name="ce11"/>
          <table:table-cell table:style-name="ce27" office:value-type="string">
            <text:p>Matrimonio y Familia</text:p>
          </table:table-cell>
          <table:table-cell table:style-name="ce11" office:value-type="string">
            <text:p>E</text:p>
          </table:table-cell>
          <table:table-cell table:style-name="ce44" table:formula="of:=[.H46]+0.5*([.I46]+[.J46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46]+[.I46]+[.K46]" office:value-type="float" office:value="3">
            <text:p>3</text:p>
          </table:table-cell>
          <table:table-cell table:style-name="ce53"/>
          <table:table-cell table:style-name="ce58"/>
          <table:table-cell table:style-name="ce75" table:number-columns-repeated="2"/>
          <table:table-cell table:style-name="ce75" office:value-type="string">
            <text:p>G1</text:p>
          </table:table-cell>
          <table:table-cell table:style-name="ce44" office:value-type="string">
            <text:p>FG</text:p>
          </table:table-cell>
          <table:table-cell table:style-name="ce4"/>
          <table:table-cell table:style-name="ce4" table:formula="of:=IF(OR([.B46]=&quot;&quot;;[.S46]=&quot;&quot;;[.U46]=&quot;&quot;);&quot;&quot;;&quot;,&quot;)">
            <text:p/>
          </table:table-cell>
          <table:table-cell table:style-name="ce4"/>
          <table:table-cell table:style-name="ce4" table:formula="of:=IF(AND(NOT(CONCATENATE([.S46];[.U46])=&quot;&quot;);NOT([.W46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46];[.U46];[.W46])=&quot;&quot;);NOT([.Y46]=&quot;&quot;));&quot;,&quot;;&quot;&quot;)">
            <text:p/>
          </table:table-cell>
          <table:table-cell/>
          <table:table-cell table:style-name="ce22" table:formula="of:=IF(AND(NOT(CONCATENATE([.S46];[.U46];[.W46];[.Y46])=&quot;&quot;);NOT([.AA46]=&quot;&quot;));&quot;,&quot;;&quot;&quot;)">
            <text:p/>
          </table:table-cell>
          <table:table-cell/>
          <table:table-cell table:formula="of:=IF(AND(NOT(CONCATENATE([.S46];[.U46];[.W46];[.Y46];[.AA46])=&quot;&quot;);NOT([.AC4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ID102</text:p>
          </table:table-cell>
          <table:table-cell table:style-name="ce11"/>
          <table:table-cell table:style-name="ce33" office:value-type="string">
            <text:p>Lengua Extranjera II</text:p>
          </table:table-cell>
          <table:table-cell table:style-name="ce11" office:value-type="string">
            <text:p>O</text:p>
          </table:table-cell>
          <table:table-cell table:style-name="ce44" table:formula="of:=[.H47]+0.5*([.I47]+[.J47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47]+[.I47]+[.K47]" office:value-type="float" office:value="4">
            <text:p>4</text:p>
          </table:table-cell>
          <table:table-cell table:style-name="ce53"/>
          <table:table-cell table:style-name="ce58" office:value-type="string">
            <text:p>ID101</text:p>
          </table:table-cell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/>
          <table:table-cell table:style-name="ce4"/>
          <table:table-cell table:style-name="ce4" table:formula="of:=IF(AND(NOT(CONCATENATE([.S47];[.U47])=&quot;&quot;);NOT([.W47]=&quot;&quot;));&quot;,&quot;;&quot;&quot;)">
            <text:p/>
          </table:table-cell>
          <table:table-cell table:style-name="ce22"/>
          <table:table-cell table:style-name="ce22" table:formula="of:=IF(AND(NOT(CONCATENATE([.S47];[.U47];[.W47])=&quot;&quot;);NOT([.Y47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2" table:formula="of:=IF(AND(NOT(CONCATENATE([.S47];[.U47];[.W47];[.Y47])=&quot;&quot;);NOT([.AA47]=&quot;&quot;));&quot;,&quot;;&quot;&quot;)">
            <text:p/>
          </table:table-cell>
          <table:table-cell/>
          <table:table-cell table:formula="of:=IF(AND(NOT(CONCATENATE([.S47];[.U47];[.W47];[.Y47];[.AA47])=&quot;&quot;);NOT([.AC4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48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ID102</text:p>
          </table:table-cell>
          <table:table-cell table:style-name="ce11"/>
          <table:table-cell table:style-name="ce27" office:value-type="string">
            <text:p>Inglés Técnico II</text:p>
          </table:table-cell>
          <table:table-cell table:style-name="ce11" office:value-type="string">
            <text:p>O</text:p>
          </table:table-cell>
          <table:table-cell table:style-name="ce44" office:value-type="float" office:value="3">
            <text:p>3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48]+[.I48]+[.K48]" office:value-type="float" office:value="0">
            <text:p>0</text:p>
          </table:table-cell>
          <table:table-cell table:style-name="ce53"/>
          <table:table-cell table:style-name="ce58" office:value-type="string">
            <text:p>ID101</text:p>
          </table:table-cell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48]=&quot;&quot;;[.S48]=&quot;&quot;;[.U48]=&quot;&quot;);&quot;&quot;;&quot;,&quot;)">
            <text:p/>
          </table:table-cell>
          <table:table-cell table:style-name="ce4"/>
          <table:table-cell table:style-name="ce4" table:formula="of:=IF(AND(NOT(CONCATENATE([.S48];[.U48])=&quot;&quot;);NOT([.W48]=&quot;&quot;));&quot;,&quot;;&quot;&quot;)">
            <text:p/>
          </table:table-cell>
          <table:table-cell table:style-name="ce22"/>
          <table:table-cell table:style-name="ce22" table:formula="of:=IF(AND(NOT(CONCATENATE([.S48];[.U48];[.W48])=&quot;&quot;);NOT([.Y48]=&quot;&quot;));&quot;,&quot;;&quot;&quot;)">
            <text:p/>
          </table:table-cell>
          <table:table-cell/>
          <table:table-cell table:style-name="ce22" table:formula="of:=IF(AND(NOT(CONCATENATE([.S48];[.U48];[.W48];[.Y48])=&quot;&quot;);NOT([.AA48]=&quot;&quot;));&quot;,&quot;;&quot;&quot;)">
            <text:p/>
          </table:table-cell>
          <table:table-cell/>
          <table:table-cell table:formula="of:=IF(AND(NOT(CONCATENATE([.S48];[.U48];[.W48];[.Y48];[.AA48])=&quot;&quot;);NOT([.AC4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49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S181</text:p>
          </table:table-cell>
          <table:table-cell table:style-name="ce11"/>
          <table:table-cell table:style-name="ce27" office:value-type="string">
            <text:p>Historia de la Computación</text:p>
          </table:table-cell>
          <table:table-cell table:style-name="ce11" office:value-type="string">
            <text:p>O</text:p>
          </table:table-cell>
          <table:table-cell table:style-name="ce44" table:formula="of:=[.H49]+0.5*([.I49]+[.J49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49]+[.I49]+[.K49]" office:value-type="float" office:value="3">
            <text:p>3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CS</text:p>
          </table:table-cell>
          <table:table-cell table:style-name="ce4"/>
          <table:table-cell table:style-name="ce4" table:formula="of:=IF(OR([.B49]=&quot;&quot;;[.S49]=&quot;&quot;;[.U49]=&quot;&quot;);&quot;&quot;;&quot;,&quot;)">
            <text:p/>
          </table:table-cell>
          <table:table-cell table:style-name="ce4"/>
          <table:table-cell table:style-name="ce4" table:formula="of:=IF(AND(NOT(CONCATENATE([.S49];[.U49])=&quot;&quot;);NOT([.W49]=&quot;&quot;));&quot;,&quot;;&quot;&quot;)">
            <text:p/>
          </table:table-cell>
          <table:table-cell table:style-name="ce22"/>
          <table:table-cell table:style-name="ce22" table:formula="of:=IF(AND(NOT(CONCATENATE([.S49];[.U49];[.W49])=&quot;&quot;);NOT([.Y49]=&quot;&quot;));&quot;,&quot;;&quot;&quot;)">
            <text:p/>
          </table:table-cell>
          <table:table-cell/>
          <table:table-cell table:style-name="ce22" table:formula="of:=IF(AND(NOT(CONCATENATE([.S49];[.U49];[.W49];[.Y49])=&quot;&quot;);NOT([.AA49]=&quot;&quot;));&quot;,&quot;;&quot;&quot;)">
            <text:p/>
          </table:table-cell>
          <table:table-cell/>
          <table:table-cell table:formula="of:=IF(AND(NOT(CONCATENATE([.S49];[.U49];[.W49];[.Y49];[.AA49])=&quot;&quot;);NOT([.AC49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50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20</text:p>
          </table:table-cell>
          <table:table-cell table:style-name="ce11"/>
          <table:table-cell table:style-name="ce27" office:value-type="string">
            <text:p>Constitución y Realidad Nacional</text:p>
          </table:table-cell>
          <table:table-cell table:style-name="ce11" office:value-type="string">
            <text:p>O</text:p>
          </table:table-cell>
          <table:table-cell table:style-name="ce44" table:formula="of:=[.H50]+0.5*([.I50]+[.J50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1"/>
          <table:table-cell table:style-name="ce12"/>
          <table:table-cell table:style-name="ce12" table:formula="of:=[.H50]+[.I50]+[.K50]" office:value-type="float" office:value="2">
            <text:p>2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TEA</text:p>
          </table:table-cell>
          <table:table-cell table:style-name="ce4" table:formula="of:=IF(OR([.B50]=&quot;&quot;;[.S50]=&quot;&quot;;[.U50]=&quot;&quot;);&quot;&quot;;&quot;,&quot;)">
            <text:p/>
          </table:table-cell>
          <table:table-cell table:style-name="ce4"/>
          <table:table-cell table:style-name="ce4" table:formula="of:=IF(AND(NOT(CONCATENATE([.S50];[.U50])=&quot;&quot;);NOT([.W50]=&quot;&quot;));&quot;,&quot;;&quot;&quot;)">
            <text:p/>
          </table:table-cell>
          <table:table-cell table:style-name="ce22"/>
          <table:table-cell table:style-name="ce22" table:formula="of:=IF(AND(NOT(CONCATENATE([.S50];[.U50];[.W50])=&quot;&quot;);NOT([.Y50]=&quot;&quot;));&quot;,&quot;;&quot;&quot;)">
            <text:p/>
          </table:table-cell>
          <table:table-cell/>
          <table:table-cell table:style-name="ce22" table:formula="of:=IF(AND(NOT(CONCATENATE([.S50];[.U50];[.W50];[.Y50])=&quot;&quot;);NOT([.AA50]=&quot;&quot;));&quot;,&quot;;&quot;&quot;)">
            <text:p/>
          </table:table-cell>
          <table:table-cell/>
          <table:table-cell table:formula="of:=IF(AND(NOT(CONCATENATE([.S50];[.U50];[.W50];[.Y50];[.AA50])=&quot;&quot;);NOT([.AC50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51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F141</text:p>
          </table:table-cell>
          <table:table-cell table:style-name="ce11"/>
          <table:table-cell table:style-name="ce27" office:value-type="string">
            <text:p>Física General I</text:p>
          </table:table-cell>
          <table:table-cell table:style-name="ce11" office:value-type="string">
            <text:p>O</text:p>
          </table:table-cell>
          <table:table-cell table:style-name="ce44" table:formula="of:=[.H51]+0.5*([.I51]+[.J51])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table:formula="of:=[.H51]+[.I51]+[.K51]" office:value-type="float" office:value="8">
            <text:p>8</text:p>
          </table:table-cell>
          <table:table-cell table:style-name="ce53" office:value-type="string">
            <text:p>Physic</text:p>
          </table:table-cell>
          <table:table-cell table:style-name="ce58"/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51]=&quot;&quot;;[.S51]=&quot;&quot;;[.U51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51];[.U51])=&quot;&quot;);NOT([.W51]=&quot;&quot;));&quot;,&quot;;&quot;&quot;)">
            <text:p/>
          </table:table-cell>
          <table:table-cell table:style-name="ce22"/>
          <table:table-cell table:style-name="ce22" table:formula="of:=IF(AND(NOT(CONCATENATE([.S51];[.U51];[.W51])=&quot;&quot;);NOT([.Y51]=&quot;&quot;));&quot;,&quot;;&quot;&quot;)">
            <text:p/>
          </table:table-cell>
          <table:table-cell/>
          <table:table-cell table:style-name="ce22" table:formula="of:=IF(AND(NOT(CONCATENATE([.S51];[.U51];[.W51];[.Y51])=&quot;&quot;);NOT([.AA51]=&quot;&quot;));&quot;,&quot;;&quot;&quot;)">
            <text:p/>
          </table:table-cell>
          <table:table-cell/>
          <table:table-cell table:formula="of:=IF(AND(NOT(CONCATENATE([.S51];[.U51];[.W51];[.Y51];[.AA51])=&quot;&quot;);NOT([.AC5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52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Q121</text:p>
          </table:table-cell>
          <table:table-cell table:style-name="ce11"/>
          <table:table-cell table:style-name="ce27" office:value-type="string">
            <text:p>Química General I</text:p>
          </table:table-cell>
          <table:table-cell table:style-name="ce11" office:value-type="string">
            <text:p>O</text:p>
          </table:table-cell>
          <table:table-cell table:style-name="ce44" table:formula="of:=[.H52]+0.5*([.I52]+[.J52])" office:value-type="float" office:value="6.5">
            <text:p>6.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table:formula="of:=[.H52]+[.I52]+[.K52]" office:value-type="float" office:value="9">
            <text:p>9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52]=&quot;&quot;;[.S52]=&quot;&quot;;[.U52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52];[.U52])=&quot;&quot;);NOT([.W52]=&quot;&quot;));&quot;,&quot;;&quot;&quot;)">
            <text:p/>
          </table:table-cell>
          <table:table-cell table:style-name="ce22"/>
          <table:table-cell table:style-name="ce22" table:formula="of:=IF(AND(NOT(CONCATENATE([.S52];[.U52];[.W52])=&quot;&quot;);NOT([.Y52]=&quot;&quot;));&quot;,&quot;;&quot;&quot;)">
            <text:p/>
          </table:table-cell>
          <table:table-cell/>
          <table:table-cell table:style-name="ce22" table:formula="of:=IF(AND(NOT(CONCATENATE([.S52];[.U52];[.W52];[.Y52])=&quot;&quot;);NOT([.AA52]=&quot;&quot;));&quot;,&quot;;&quot;&quot;)">
            <text:p/>
          </table:table-cell>
          <table:table-cell/>
          <table:table-cell table:formula="of:=IF(AND(NOT(CONCATENATE([.S52];[.U52];[.W52];[.Y52];[.AA52])=&quot;&quot;);NOT([.AC5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53]=&quot;&quot;);&quot;CS&quot;;&quot;&quot;)" office:value-type="string" office:string-value="CS">
            <text:p>C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M132</text:p>
          </table:table-cell>
          <table:table-cell table:style-name="ce11"/>
          <table:table-cell table:style-name="ce27" office:value-type="string">
            <text:p>Cálculo Integral</text:p>
          </table:table-cell>
          <table:table-cell table:style-name="ce11" office:value-type="string">
            <text:p>O</text:p>
          </table:table-cell>
          <table:table-cell table:style-name="ce44" table:formula="of:=[.H53]+0.5*([.I53]+[.J53])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53]+[.I53]+[.K53]" office:value-type="float" office:value="6">
            <text:p>6</text:p>
          </table:table-cell>
          <table:table-cell table:style-name="ce53"/>
          <table:table-cell table:style-name="ce58" office:value-type="string">
            <text:p>CM131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53]=&quot;&quot;;[.S53]=&quot;&quot;;[.U53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53];[.U53])=&quot;&quot;);NOT([.W53]=&quot;&quot;));&quot;,&quot;;&quot;&quot;)">
            <text:p/>
          </table:table-cell>
          <table:table-cell table:style-name="ce22"/>
          <table:table-cell table:style-name="ce22" table:formula="of:=IF(AND(NOT(CONCATENATE([.S53];[.U53];[.W53])=&quot;&quot;);NOT([.Y53]=&quot;&quot;));&quot;,&quot;;&quot;&quot;)">
            <text:p/>
          </table:table-cell>
          <table:table-cell/>
          <table:table-cell table:style-name="ce22" table:formula="of:=IF(AND(NOT(CONCATENATE([.S53];[.U53];[.W53];[.Y53])=&quot;&quot;);NOT([.AA53]=&quot;&quot;));&quot;,&quot;;&quot;&quot;)">
            <text:p/>
          </table:table-cell>
          <table:table-cell/>
          <table:table-cell table:formula="of:=IF(AND(NOT(CONCATENATE([.S53];[.U53];[.W53];[.Y53];[.AA53])=&quot;&quot;);NOT([.AC5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54]=&quot;&quot;);&quot;C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 table:formula="of:=SUM([.G29:.G43])" office:value-type="float" office:value="50">
            <text:p>50</text:p>
          </table:table-cell>
          <table:table-cell table:style-name="ce5" table:formula="of:=SUM([.H29:.J43])" office:value-type="float" office:value="74" table:number-columns-spanned="3" table:number-rows-spanned="1">
            <text:p>74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54]=&quot;&quot;;[.S54]=&quot;&quot;;[.U54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54];[.U54];[.W54])=&quot;&quot;);NOT([.Y54]=&quot;&quot;));&quot;,&quot;;&quot;&quot;)">
            <text:p/>
          </table:table-cell>
          <table:table-cell/>
          <table:table-cell table:style-name="ce22" table:formula="of:=IF(AND(NOT(CONCATENATE([.S54];[.U54];[.W54];[.Y54])=&quot;&quot;);NOT([.AA54]=&quot;&quot;));&quot;,&quot;;&quot;&quot;)">
            <text:p/>
          </table:table-cell>
          <table:table-cell/>
          <table:table-cell table:formula="of:=IF(AND(NOT(CONCATENATE([.S54];[.U54];[.W54];[.Y54];[.AA54])=&quot;&quot;);NOT([.AC5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55]=&quot;&quot;);&quot;C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55]=&quot;&quot;;[.S55]=&quot;&quot;;[.U55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55];[.U55];[.W55])=&quot;&quot;);NOT([.Y55]=&quot;&quot;));&quot;,&quot;;&quot;&quot;)">
            <text:p/>
          </table:table-cell>
          <table:table-cell/>
          <table:table-cell table:style-name="ce22" table:formula="of:=IF(AND(NOT(CONCATENATE([.S55];[.U55];[.W55];[.Y55])=&quot;&quot;);NOT([.AA55]=&quot;&quot;));&quot;,&quot;;&quot;&quot;)">
            <text:p/>
          </table:table-cell>
          <table:table-cell/>
          <table:table-cell table:formula="of:=IF(AND(NOT(CONCATENATE([.S55];[.U55];[.W55];[.Y55];[.AA55])=&quot;&quot;);NOT([.AC55]=&quot;&quot;));&quot;,&quot;;&quot;&quot;)">
            <text:p/>
          </table:table-cell>
          <table:table-cell/>
          <table:table-cell table:number-columns-repeated="995"/>
        </table:table-row>
        <table:table-row table:style-name="ro1">
          <table:table-cell table:formula="of:=IF(NOT([.B56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3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56]=&quot;&quot;;[.S56]=&quot;&quot;;[.U56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56];[.U56];[.W56])=&quot;&quot;);NOT([.Y56]=&quot;&quot;));&quot;,&quot;;&quot;&quot;)">
            <text:p/>
          </table:table-cell>
          <table:table-cell/>
          <table:table-cell table:style-name="ce22" table:formula="of:=IF(AND(NOT(CONCATENATE([.S56];[.U56];[.W56];[.Y56])=&quot;&quot;);NOT([.AA56]=&quot;&quot;));&quot;,&quot;;&quot;&quot;)">
            <text:p/>
          </table:table-cell>
          <table:table-cell/>
          <table:table-cell table:formula="of:=IF(AND(NOT(CONCATENATE([.S56];[.U56];[.W56];[.Y56];[.AA56])=&quot;&quot;);NOT([.AC56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57]=&quot;&quot;);&quot;C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57]=&quot;&quot;;[.S57]=&quot;&quot;;[.U5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57];[.U57];[.W57])=&quot;&quot;);NOT([.Y57]=&quot;&quot;));&quot;,&quot;;&quot;&quot;)">
            <text:p/>
          </table:table-cell>
          <table:table-cell/>
          <table:table-cell table:style-name="ce22" table:formula="of:=IF(AND(NOT(CONCATENATE([.S57];[.U57];[.W57];[.Y57])=&quot;&quot;);NOT([.AA57]=&quot;&quot;));&quot;,&quot;;&quot;&quot;)">
            <text:p/>
          </table:table-cell>
          <table:table-cell/>
          <table:table-cell table:formula="of:=IF(AND(NOT(CONCATENATE([.S57];[.U57];[.W57];[.Y57];[.AA57])=&quot;&quot;);NOT([.AC5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58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S102O</text:p>
          </table:table-cell>
          <table:table-cell table:style-name="ce13"/>
          <table:table-cell table:style-name="ce32" office:value-type="string">
            <text:p>Objetos y Abstracción de Datos</text:p>
          </table:table-cell>
          <table:table-cell table:style-name="ce11" office:value-type="string">
            <text:p>O</text:p>
          </table:table-cell>
          <table:table-cell table:style-name="ce44" table:formula="of:=[.H58]+0.5*([.I58]+[.J58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58]+[.I58]+[.K58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58" office:value-type="string">
            <text:p>CS101O</text:p>
          </table:table-cell>
          <table:table-cell table:style-name="ce78" table:number-columns-repeated="3"/>
          <table:table-cell table:style-name="ce44" office:value-type="string">
            <text:p>CS,SE</text:p>
          </table:table-cell>
          <table:table-cell table:style-name="ce4" office:value-type="string">
            <text:p>SPC</text:p>
          </table:table-cell>
          <table:table-cell table:style-name="ce4" table:formula="of:=IF(OR([.B58]=&quot;&quot;;[.S58]=&quot;&quot;;[.U58]=&quot;&quot;);&quot;&quot;;&quot;,&quot;)">
            <text:p/>
          </table:table-cell>
          <table:table-cell table:style-name="ce4"/>
          <table:table-cell table:style-name="ce4" table:formula="of:=IF(AND(NOT(CONCATENATE([.S58];[.U58])=&quot;&quot;);NOT([.W58]=&quot;&quot;));&quot;,&quot;;&quot;&quot;)">
            <text:p/>
          </table:table-cell>
          <table:table-cell table:style-name="ce22"/>
          <table:table-cell table:style-name="ce22" table:formula="of:=IF(AND(NOT(CONCATENATE([.S58];[.U58];[.W58])=&quot;&quot;);NOT([.Y58]=&quot;&quot;));&quot;,&quot;;&quot;&quot;)">
            <text:p/>
          </table:table-cell>
          <table:table-cell/>
          <table:table-cell table:style-name="ce22" table:formula="of:=IF(AND(NOT(CONCATENATE([.S58];[.U58];[.W58];[.Y58])=&quot;&quot;);NOT([.AA58]=&quot;&quot;));&quot;,&quot;;&quot;&quot;)">
            <text:p/>
          </table:table-cell>
          <table:table-cell/>
          <table:table-cell table:formula="of:=IF(AND(NOT(CONCATENATE([.S58];[.U58];[.W58];[.Y58];[.AA58])=&quot;&quot;);NOT([.AC58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59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S102O</text:p>
          </table:table-cell>
          <table:table-cell table:style-name="ce13"/>
          <table:table-cell table:style-name="ce32" office:value-type="string">
            <text:p>Objetos y Abstracción de Datos</text:p>
          </table:table-cell>
          <table:table-cell table:style-name="ce11" office:value-type="string">
            <text:p>O</text:p>
          </table:table-cell>
          <table:table-cell table:style-name="ce44" table:formula="of:=[.H59]+0.5*([.I59]+[.J5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59]+[.I59]+[.K59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58" office:value-type="string">
            <text:p>CS101O,UCSP=Inglés (200)</text:p>
          </table:table-cell>
          <table:table-cell table:style-name="ce78" table:number-columns-repeated="3"/>
          <table:table-cell table:style-name="ce44" office:value-type="string">
            <text:p>CS,SE</text:p>
          </table:table-cell>
          <table:table-cell table:style-name="ce4"/>
          <table:table-cell table:style-name="ce4" table:formula="of:=IF(OR([.B59]=&quot;&quot;;[.S59]=&quot;&quot;;[.U59]=&quot;&quot;);&quot;&quot;;&quot;,&quot;)">
            <text:p/>
          </table:table-cell>
          <table:table-cell table:style-name="ce4"/>
          <table:table-cell table:style-name="ce4" table:formula="of:=IF(AND(NOT(CONCATENATE([.S59];[.U59])=&quot;&quot;);NOT([.W59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59];[.U59];[.W59])=&quot;&quot;);NOT([.Y59]=&quot;&quot;));&quot;,&quot;;&quot;&quot;)">
            <text:p/>
          </table:table-cell>
          <table:table-cell/>
          <table:table-cell table:style-name="ce22" table:formula="of:=IF(AND(NOT(CONCATENATE([.S59];[.U59];[.W59];[.Y59])=&quot;&quot;);NOT([.AA59]=&quot;&quot;));&quot;,&quot;;&quot;&quot;)">
            <text:p/>
          </table:table-cell>
          <table:table-cell/>
          <table:table-cell table:formula="of:=IF(AND(NOT(CONCATENATE([.S59];[.U59];[.W59];[.Y59];[.AA59])=&quot;&quot;);NOT([.AC59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60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4" office:value-type="string">
            <text:p>CS102O</text:p>
          </table:table-cell>
          <table:table-cell table:style-name="ce14"/>
          <table:table-cell table:style-name="ce34" office:value-type="string">
            <text:p>Objetos y Abstracción de Datos</text:p>
          </table:table-cell>
          <table:table-cell table:style-name="ce12" office:value-type="string">
            <text:p>O</text:p>
          </table:table-cell>
          <table:table-cell table:style-name="ce12" table:formula="of:=[.L60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60]+[.I60]+[.K60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59" office:value-type="string">
            <text:p>CS101O,UCSP=Inglés (200)</text:p>
          </table:table-cell>
          <table:table-cell table:style-name="ce79" table:number-columns-repeated="3"/>
          <table:table-cell table:style-name="ce12" office:value-type="string">
            <text:p>CS,SE</text:p>
          </table:table-cell>
          <table:table-cell table:style-name="ce5"/>
          <table:table-cell table:style-name="ce5" table:formula="of:=IF(OR([.B60]=&quot;&quot;;[.S60]=&quot;&quot;;[.U60]=&quot;&quot;);&quot;&quot;;&quot;,&quot;)">
            <text:p/>
          </table:table-cell>
          <table:table-cell table:style-name="ce5"/>
          <table:table-cell table:style-name="ce5" table:formula="of:=IF(AND(NOT(CONCATENATE([.S60];[.U60])=&quot;&quot;);NOT([.W60]=&quot;&quot;));&quot;,&quot;;&quot;&quot;)">
            <text:p/>
          </table:table-cell>
          <table:table-cell table:style-name="ce91"/>
          <table:table-cell table:style-name="ce91" table:formula="of:=IF(AND(NOT(CONCATENATE([.S60];[.U60];[.W60])=&quot;&quot;);NOT([.Y60]=&quot;&quot;));&quot;,&quot;;&quot;&quot;)">
            <text:p/>
          </table:table-cell>
          <table:table-cell table:style-name="ce94"/>
          <table:table-cell table:style-name="ce91" table:formula="of:=IF(AND(NOT(CONCATENATE([.S60];[.U60];[.W60];[.Y60])=&quot;&quot;);NOT([.AA6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60];[.U60];[.W60];[.Y60];[.AA60])=&quot;&quot;);NOT([.AC60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formula="of:=IF(NOT([.B61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S102O</text:p>
          </table:table-cell>
          <table:table-cell table:style-name="ce13"/>
          <table:table-cell table:style-name="ce32" office:value-type="string">
            <text:p>Objetos y Abstracción de Datos</text:p>
          </table:table-cell>
          <table:table-cell table:style-name="ce11" office:value-type="string">
            <text:p>O</text:p>
          </table:table-cell>
          <table:table-cell table:style-name="ce44" table:formula="of:=[.H61]+0.5*([.I61]+[.J6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61]+[.I61]+[.K61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58" office:value-type="string">
            <text:p>CS101O,ID101</text:p>
          </table:table-cell>
          <table:table-cell table:style-name="ce78" table:number-columns-repeated="3"/>
          <table:table-cell table:style-name="ce44" office:value-type="string">
            <text:p>CS,SE</text:p>
          </table:table-cell>
          <table:table-cell table:style-name="ce4" office:value-type="string">
            <text:p>USGP</text:p>
          </table:table-cell>
          <table:table-cell table:style-name="ce4" table:formula="of:=IF(OR([.B61]=&quot;&quot;;[.S61]=&quot;&quot;;[.U61]=&quot;&quot;);&quot;&quot;;&quot;,&quot;)">
            <text:p/>
          </table:table-cell>
          <table:table-cell table:style-name="ce4"/>
          <table:table-cell table:style-name="ce4" table:formula="of:=IF(AND(NOT(CONCATENATE([.S61];[.U61])=&quot;&quot;);NOT([.W61]=&quot;&quot;));&quot;,&quot;;&quot;&quot;)">
            <text:p/>
          </table:table-cell>
          <table:table-cell table:style-name="ce22"/>
          <table:table-cell table:style-name="ce22" table:formula="of:=IF(AND(NOT(CONCATENATE([.S61];[.U61];[.W61])=&quot;&quot;);NOT([.Y61]=&quot;&quot;));&quot;,&quot;;&quot;&quot;)">
            <text:p/>
          </table:table-cell>
          <table:table-cell/>
          <table:table-cell table:style-name="ce22" table:formula="of:=IF(AND(NOT(CONCATENATE([.S61];[.U61];[.W61];[.Y61])=&quot;&quot;);NOT([.AA61]=&quot;&quot;));&quot;,&quot;;&quot;&quot;)">
            <text:p/>
          </table:table-cell>
          <table:table-cell/>
          <table:table-cell table:formula="of:=IF(AND(NOT(CONCATENATE([.S61];[.U61];[.W61];[.Y61];[.AA61])=&quot;&quot;);NOT([.AC6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62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S107</text:p>
          </table:table-cell>
          <table:table-cell table:style-name="ce13"/>
          <table:table-cell table:style-name="ce32" office:value-type="string">
            <text:p>Estructuras Discretas III</text:p>
          </table:table-cell>
          <table:table-cell table:style-name="ce11" office:value-type="string">
            <text:p>O</text:p>
          </table:table-cell>
          <table:table-cell table:style-name="ce44" table:formula="of:=[.H62]+0.5*([.I62]+[.J62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62]+[.I62]+[.K62]" office:value-type="float" office:value="4">
            <text:p>4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105,CS101O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4" office:value-type="string">
            <text:p>SPC,NT</text:p>
          </table:table-cell>
          <table:table-cell table:style-name="ce4" table:formula="of:=IF(OR([.B62]=&quot;&quot;;[.S62]=&quot;&quot;;[.U62]=&quot;&quot;);&quot;&quot;;&quot;,&quot;)">
            <text:p/>
          </table:table-cell>
          <table:table-cell table:style-name="ce4"/>
          <table:table-cell table:style-name="ce4" table:formula="of:=IF(AND(NOT(CONCATENATE([.S62];[.U62])=&quot;&quot;);NOT([.W62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62];[.U62];[.W62])=&quot;&quot;);NOT([.Y62]=&quot;&quot;));&quot;,&quot;;&quot;&quot;)">
            <text:p/>
          </table:table-cell>
          <table:table-cell/>
          <table:table-cell table:style-name="ce22" table:formula="of:=IF(AND(NOT(CONCATENATE([.S62];[.U62];[.W62];[.Y62])=&quot;&quot;);NOT([.AA62]=&quot;&quot;));&quot;,&quot;;&quot;&quot;)">
            <text:p/>
          </table:table-cell>
          <table:table-cell/>
          <table:table-cell table:formula="of:=IF(AND(NOT(CONCATENATE([.S62];[.U62];[.W62];[.Y62];[.AA62])=&quot;&quot;);NOT([.AC6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63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S107</text:p>
          </table:table-cell>
          <table:table-cell table:style-name="ce13"/>
          <table:table-cell table:style-name="ce32" office:value-type="string">
            <text:p>Álgebra Abstracta</text:p>
          </table:table-cell>
          <table:table-cell table:style-name="ce11" office:value-type="string">
            <text:p>O</text:p>
          </table:table-cell>
          <table:table-cell table:style-name="ce44" table:formula="of:=[.H63]+0.5*([.I63]+[.J63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63]+[.I63]+[.K63]" office:value-type="float" office:value="4">
            <text:p>4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105,CS101O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4" office:value-type="string">
            <text:p>SPC,NT</text:p>
          </table:table-cell>
          <table:table-cell table:style-name="ce4" table:formula="of:=IF(OR([.B63]=&quot;&quot;;[.S63]=&quot;&quot;;[.U63]=&quot;&quot;);&quot;&quot;;&quot;,&quot;)">
            <text:p/>
          </table:table-cell>
          <table:table-cell table:style-name="ce4"/>
          <table:table-cell table:style-name="ce4" table:formula="of:=IF(AND(NOT(CONCATENATE([.S63];[.U63])=&quot;&quot;);NOT([.W63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63];[.U63];[.W63])=&quot;&quot;);NOT([.Y63]=&quot;&quot;));&quot;,&quot;;&quot;&quot;)">
            <text:p/>
          </table:table-cell>
          <table:table-cell/>
          <table:table-cell table:style-name="ce22" table:formula="of:=IF(AND(NOT(CONCATENATE([.S63];[.U63];[.W63];[.Y63])=&quot;&quot;);NOT([.AA63]=&quot;&quot;));&quot;,&quot;;&quot;&quot;)">
            <text:p/>
          </table:table-cell>
          <table:table-cell/>
          <table:table-cell table:formula="of:=IF(AND(NOT(CONCATENATE([.S63];[.U63];[.W63];[.Y63];[.AA63])=&quot;&quot;);NOT([.AC6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64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4" office:value-type="string">
            <text:p>CS107</text:p>
          </table:table-cell>
          <table:table-cell table:style-name="ce14"/>
          <table:table-cell table:style-name="ce34" office:value-type="string">
            <text:p>Álgebra Abstracta</text:p>
          </table:table-cell>
          <table:table-cell table:style-name="ce12" office:value-type="string">
            <text:p>O</text:p>
          </table:table-cell>
          <table:table-cell table:style-name="ce12" table:formula="of:=[.L64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64]+[.I64]+[.K64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105,CS101O</text:p>
          </table:table-cell>
          <table:table-cell table:style-name="ce79" table:number-columns-repeated="3"/>
          <table:table-cell table:style-name="ce14" office:value-type="string">
            <text:p>MC</text:p>
          </table:table-cell>
          <table:table-cell table:style-name="ce5"/>
          <table:table-cell table:style-name="ce5" table:formula="of:=IF(OR([.B64]=&quot;&quot;;[.S64]=&quot;&quot;;[.U64]=&quot;&quot;);&quot;&quot;;&quot;,&quot;)">
            <text:p/>
          </table:table-cell>
          <table:table-cell table:style-name="ce5"/>
          <table:table-cell table:style-name="ce5" table:formula="of:=IF(AND(NOT(CONCATENATE([.S64];[.U64])=&quot;&quot;);NOT([.W64]=&quot;&quot;));&quot;,&quot;;&quot;&quot;)">
            <text:p/>
          </table:table-cell>
          <table:table-cell table:style-name="ce91"/>
          <table:table-cell table:style-name="ce91" table:formula="of:=IF(AND(NOT(CONCATENATE([.S64];[.U64];[.W64])=&quot;&quot;);NOT([.Y64]=&quot;&quot;));&quot;,&quot;;&quot;&quot;)">
            <text:p/>
          </table:table-cell>
          <table:table-cell table:style-name="ce94"/>
          <table:table-cell table:style-name="ce91" table:formula="of:=IF(AND(NOT(CONCATENATE([.S64];[.U64];[.W64];[.Y64])=&quot;&quot;);NOT([.AA6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64];[.U64];[.W64];[.Y64];[.AA64])=&quot;&quot;);NOT([.AC64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formula="of:=IF(NOT([.B65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S107</text:p>
          </table:table-cell>
          <table:table-cell table:style-name="ce13"/>
          <table:table-cell table:style-name="ce32" office:value-type="string">
            <text:p>Estructuras Discretas III</text:p>
          </table:table-cell>
          <table:table-cell table:style-name="ce11" office:value-type="string">
            <text:p>O</text:p>
          </table:table-cell>
          <table:table-cell table:style-name="ce44" table:formula="of:=[.H65]+0.5*([.I65]+[.J65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65]+[.I65]+[.K65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105,CS101O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4" office:value-type="string">
            <text:p>UNSA</text:p>
          </table:table-cell>
          <table:table-cell table:style-name="ce4" table:formula="of:=IF(OR([.B65]=&quot;&quot;;[.S65]=&quot;&quot;;[.U65]=&quot;&quot;);&quot;&quot;;&quot;,&quot;)">
            <text:p/>
          </table:table-cell>
          <table:table-cell table:style-name="ce4"/>
          <table:table-cell table:style-name="ce4" table:formula="of:=IF(AND(NOT(CONCATENATE([.S65];[.U65])=&quot;&quot;);NOT([.W65]=&quot;&quot;));&quot;,&quot;;&quot;&quot;)">
            <text:p/>
          </table:table-cell>
          <table:table-cell table:style-name="ce22"/>
          <table:table-cell table:style-name="ce22" table:formula="of:=IF(AND(NOT(CONCATENATE([.S65];[.U65];[.W65])=&quot;&quot;);NOT([.Y65]=&quot;&quot;));&quot;,&quot;;&quot;&quot;)">
            <text:p/>
          </table:table-cell>
          <table:table-cell/>
          <table:table-cell table:style-name="ce22" table:formula="of:=IF(AND(NOT(CONCATENATE([.S65];[.U65];[.W65];[.Y65])=&quot;&quot;);NOT([.AA65]=&quot;&quot;));&quot;,&quot;;&quot;&quot;)">
            <text:p/>
          </table:table-cell>
          <table:table-cell/>
          <table:table-cell table:formula="of:=IF(AND(NOT(CONCATENATE([.S65];[.U65];[.W65];[.Y65];[.AA65])=&quot;&quot;);NOT([.AC6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66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B103</text:p>
          </table:table-cell>
          <table:table-cell table:style-name="ce13"/>
          <table:table-cell table:style-name="ce32" office:value-type="string">
            <text:p>Análisis Matemático II</text:p>
          </table:table-cell>
          <table:table-cell table:style-name="ce11" office:value-type="string">
            <text:p>O</text:p>
          </table:table-cell>
          <table:table-cell table:style-name="ce44" table:formula="of:=[.H66]+0.5*([.I66]+[.J66])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66]+[.I66]+[.K66]" office:value-type="float" office:value="6">
            <text:p>6</text:p>
          </table:table-cell>
          <table:table-cell table:style-name="ce53"/>
          <table:table-cell table:style-name="ce60" office:value-type="string">
            <text:p>CB102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 office:value-type="string">
            <text:p>SPC</text:p>
          </table:table-cell>
          <table:table-cell table:style-name="ce4" table:formula="of:=IF(OR([.B66]=&quot;&quot;;[.S66]=&quot;&quot;;[.U66]=&quot;&quot;);&quot;&quot;;&quot;,&quot;)">
            <text:p/>
          </table:table-cell>
          <table:table-cell table:style-name="ce4"/>
          <table:table-cell table:style-name="ce4" table:formula="of:=IF(AND(NOT(CONCATENATE([.S66];[.U66])=&quot;&quot;);NOT([.W66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66];[.U66];[.W66])=&quot;&quot;);NOT([.Y66]=&quot;&quot;));&quot;,&quot;;&quot;&quot;)">
            <text:p/>
          </table:table-cell>
          <table:table-cell/>
          <table:table-cell table:style-name="ce22" table:formula="of:=IF(AND(NOT(CONCATENATE([.S66];[.U66];[.W66];[.Y66])=&quot;&quot;);NOT([.AA66]=&quot;&quot;));&quot;,&quot;;&quot;&quot;)">
            <text:p/>
          </table:table-cell>
          <table:table-cell/>
          <table:table-cell table:formula="of:=IF(AND(NOT(CONCATENATE([.S66];[.U66];[.W66];[.Y66];[.AA66])=&quot;&quot;);NOT([.AC6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67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4" office:value-type="string">
            <text:p>CB103</text:p>
          </table:table-cell>
          <table:table-cell table:style-name="ce14"/>
          <table:table-cell table:style-name="ce34" office:value-type="string">
            <text:p>Análisis Matemático II</text:p>
          </table:table-cell>
          <table:table-cell table:style-name="ce12" office:value-type="string">
            <text:p>O</text:p>
          </table:table-cell>
          <table:table-cell table:style-name="ce12" table:formula="of:=[.L67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67]+[.I67]+[.K67]" office:value-type="float" office:value="9">
            <text:p>9</text:p>
          </table:table-cell>
          <table:table-cell table:style-name="ce54"/>
          <table:table-cell table:style-name="ce61" office:value-type="string">
            <text:p>CB102</text:p>
          </table:table-cell>
          <table:table-cell table:style-name="ce79" table:number-columns-repeated="3"/>
          <table:table-cell table:style-name="ce14" office:value-type="string">
            <text:p>CB</text:p>
          </table:table-cell>
          <table:table-cell table:style-name="ce5"/>
          <table:table-cell table:style-name="ce5" table:formula="of:=IF(OR([.B67]=&quot;&quot;;[.S67]=&quot;&quot;;[.U67]=&quot;&quot;);&quot;&quot;;&quot;,&quot;)">
            <text:p/>
          </table:table-cell>
          <table:table-cell table:style-name="ce5"/>
          <table:table-cell table:style-name="ce5" table:formula="of:=IF(AND(NOT(CONCATENATE([.S67];[.U67])=&quot;&quot;);NOT([.W67]=&quot;&quot;));&quot;,&quot;;&quot;&quot;)">
            <text:p/>
          </table:table-cell>
          <table:table-cell table:style-name="ce91"/>
          <table:table-cell table:style-name="ce91" table:formula="of:=IF(AND(NOT(CONCATENATE([.S67];[.U67];[.W67])=&quot;&quot;);NOT([.Y67]=&quot;&quot;));&quot;,&quot;;&quot;&quot;)">
            <text:p/>
          </table:table-cell>
          <table:table-cell table:style-name="ce94"/>
          <table:table-cell table:style-name="ce91" table:formula="of:=IF(AND(NOT(CONCATENATE([.S67];[.U67];[.W67];[.Y67])=&quot;&quot;);NOT([.AA6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67];[.U67];[.W67];[.Y67];[.AA67])=&quot;&quot;);NOT([.AC67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68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B103</text:p>
          </table:table-cell>
          <table:table-cell table:style-name="ce13"/>
          <table:table-cell table:style-name="ce32" office:value-type="string">
            <text:p>Cálculo en varias variables</text:p>
          </table:table-cell>
          <table:table-cell table:style-name="ce11" office:value-type="string">
            <text:p>O</text:p>
          </table:table-cell>
          <table:table-cell table:style-name="ce44" table:formula="of:=[.H68]+0.5*([.I68]+[.J68])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68]+[.I68]+[.K68]" office:value-type="float" office:value="6">
            <text:p>6</text:p>
          </table:table-cell>
          <table:table-cell table:style-name="ce53"/>
          <table:table-cell table:style-name="ce60" office:value-type="string">
            <text:p>CB102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 office:value-type="string">
            <text:p>UNSA</text:p>
          </table:table-cell>
          <table:table-cell table:style-name="ce4" table:formula="of:=IF(OR([.B68]=&quot;&quot;;[.S68]=&quot;&quot;;[.U68]=&quot;&quot;);&quot;&quot;;&quot;,&quot;)">
            <text:p/>
          </table:table-cell>
          <table:table-cell table:style-name="ce4"/>
          <table:table-cell table:style-name="ce4" table:formula="of:=IF(AND(NOT(CONCATENATE([.S68];[.U68])=&quot;&quot;);NOT([.W68]=&quot;&quot;));&quot;,&quot;;&quot;&quot;)">
            <text:p/>
          </table:table-cell>
          <table:table-cell table:style-name="ce22"/>
          <table:table-cell table:style-name="ce22" table:formula="of:=IF(AND(NOT(CONCATENATE([.S68];[.U68];[.W68])=&quot;&quot;);NOT([.Y68]=&quot;&quot;));&quot;,&quot;;&quot;&quot;)">
            <text:p/>
          </table:table-cell>
          <table:table-cell/>
          <table:table-cell table:style-name="ce22" table:formula="of:=IF(AND(NOT(CONCATENATE([.S68];[.U68];[.W68];[.Y68])=&quot;&quot;);NOT([.AA68]=&quot;&quot;));&quot;,&quot;;&quot;&quot;)">
            <text:p/>
          </table:table-cell>
          <table:table-cell/>
          <table:table-cell table:formula="of:=IF(AND(NOT(CONCATENATE([.S68];[.U68];[.W68];[.Y68];[.AA68])=&quot;&quot;);NOT([.AC6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69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B111</text:p>
          </table:table-cell>
          <table:table-cell table:style-name="ce13"/>
          <table:table-cell table:style-name="ce32" office:value-type="string">
            <text:p>Física I</text:p>
          </table:table-cell>
          <table:table-cell table:style-name="ce11" office:value-type="string">
            <text:p>O</text:p>
          </table:table-cell>
          <table:table-cell table:style-name="ce44" table:formula="of:=[.H69]+0.5*([.I69]+[.J69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69]+[.I69]+[.K69]" office:value-type="float" office:value="4">
            <text:p>4</text:p>
          </table:table-cell>
          <table:table-cell table:style-name="ce53" office:value-type="string">
            <text:p>Physic</text:p>
          </table:table-cell>
          <table:table-cell table:style-name="ce60" office:value-type="string">
            <text:p>CB102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/>
          <table:table-cell table:style-name="ce4" table:formula="of:=IF(OR([.B69]=&quot;&quot;;[.S69]=&quot;&quot;;[.U69]=&quot;&quot;);&quot;&quot;;&quot;,&quot;)">
            <text:p/>
          </table:table-cell>
          <table:table-cell table:style-name="ce4"/>
          <table:table-cell table:style-name="ce4" table:formula="of:=IF(AND(NOT(CONCATENATE([.S69];[.U69])=&quot;&quot;);NOT([.W69]=&quot;&quot;));&quot;,&quot;;&quot;&quot;)">
            <text:p/>
          </table:table-cell>
          <table:table-cell table:style-name="ce22"/>
          <table:table-cell table:style-name="ce22" table:formula="of:=IF(AND(NOT(CONCATENATE([.S69];[.U69];[.W69])=&quot;&quot;);NOT([.Y69]=&quot;&quot;));&quot;,&quot;;&quot;&quot;)">
            <text:p/>
          </table:table-cell>
          <table:table-cell/>
          <table:table-cell table:style-name="ce22" table:formula="of:=IF(AND(NOT(CONCATENATE([.S69];[.U69];[.W69];[.Y69])=&quot;&quot;);NOT([.AA69]=&quot;&quot;));&quot;,&quot;;&quot;&quot;)">
            <text:p/>
          </table:table-cell>
          <table:table-cell/>
          <table:table-cell table:formula="of:=IF(AND(NOT(CONCATENATE([.S69];[.U69];[.W69];[.Y69];[.AA69])=&quot;&quot;);NOT([.AC6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70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S130</text:p>
          </table:table-cell>
          <table:table-cell table:style-name="ce13"/>
          <table:table-cell table:style-name="ce32" office:value-type="string">
            <text:p>Introducción a Internet</text:p>
          </table:table-cell>
          <table:table-cell table:style-name="ce11" office:value-type="string">
            <text:p>O</text:p>
          </table:table-cell>
          <table:table-cell table:style-name="ce44" table:formula="of:=[.H70]+0.5*([.I70]+[.J70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70]+[.I70]+[.K70]" office:value-type="float" office:value="4">
            <text:p>4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S101O,CS100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4" office:value-type="string">
            <text:p>SPC,NT</text:p>
          </table:table-cell>
          <table:table-cell table:style-name="ce4" table:formula="of:=IF(OR([.B70]=&quot;&quot;;[.S70]=&quot;&quot;;[.U70]=&quot;&quot;);&quot;&quot;;&quot;,&quot;)">
            <text:p/>
          </table:table-cell>
          <table:table-cell table:style-name="ce4"/>
          <table:table-cell table:style-name="ce4" table:formula="of:=IF(AND(NOT(CONCATENATE([.S70];[.U70])=&quot;&quot;);NOT([.W70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70];[.U70];[.W70])=&quot;&quot;);NOT([.Y70]=&quot;&quot;));&quot;,&quot;;&quot;&quot;)">
            <text:p/>
          </table:table-cell>
          <table:table-cell/>
          <table:table-cell table:style-name="ce22" table:formula="of:=IF(AND(NOT(CONCATENATE([.S70];[.U70];[.W70];[.Y70])=&quot;&quot;);NOT([.AA70]=&quot;&quot;));&quot;,&quot;;&quot;&quot;)">
            <text:p/>
          </table:table-cell>
          <table:table-cell/>
          <table:table-cell table:formula="of:=IF(AND(NOT(CONCATENATE([.S70];[.U70];[.W70];[.Y70];[.AA70])=&quot;&quot;);NOT([.AC7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71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4" office:value-type="string">
            <text:p>CS130</text:p>
          </table:table-cell>
          <table:table-cell table:style-name="ce14"/>
          <table:table-cell table:style-name="ce34" office:value-type="string">
            <text:p>Introducción a Internet</text:p>
          </table:table-cell>
          <table:table-cell table:style-name="ce12" office:value-type="string">
            <text:p>O</text:p>
          </table:table-cell>
          <table:table-cell table:style-name="ce12" table:formula="of:=[.L71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71]+[.I71]+[.K71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1" office:value-type="string">
            <text:p>CS101O,CS100</text:p>
          </table:table-cell>
          <table:table-cell table:style-name="ce79" table:number-columns-repeated="3"/>
          <table:table-cell table:style-name="ce14" office:value-type="string">
            <text:p>IT</text:p>
          </table:table-cell>
          <table:table-cell table:style-name="ce5"/>
          <table:table-cell table:style-name="ce5" table:formula="of:=IF(OR([.B71]=&quot;&quot;;[.S71]=&quot;&quot;;[.U71]=&quot;&quot;);&quot;&quot;;&quot;,&quot;)">
            <text:p/>
          </table:table-cell>
          <table:table-cell table:style-name="ce5"/>
          <table:table-cell table:style-name="ce5" table:formula="of:=IF(AND(NOT(CONCATENATE([.S71];[.U71])=&quot;&quot;);NOT([.W71]=&quot;&quot;));&quot;,&quot;;&quot;&quot;)">
            <text:p/>
          </table:table-cell>
          <table:table-cell table:style-name="ce91"/>
          <table:table-cell table:style-name="ce91" table:formula="of:=IF(AND(NOT(CONCATENATE([.S71];[.U71];[.W71])=&quot;&quot;);NOT([.Y71]=&quot;&quot;));&quot;,&quot;;&quot;&quot;)">
            <text:p/>
          </table:table-cell>
          <table:table-cell table:style-name="ce94"/>
          <table:table-cell table:style-name="ce91" table:formula="of:=IF(AND(NOT(CONCATENATE([.S71];[.U71];[.W71];[.Y71])=&quot;&quot;);NOT([.AA7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71];[.U71];[.W71];[.Y71];[.AA71])=&quot;&quot;);NOT([.AC71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72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S220T</text:p>
          </table:table-cell>
          <table:table-cell table:style-name="ce13"/>
          <table:table-cell table:style-name="ce32" office:value-type="string">
            <text:p>Arquitectura de Computadores</text:p>
          </table:table-cell>
          <table:table-cell table:style-name="ce11" office:value-type="string">
            <text:p>O</text:p>
          </table:table-cell>
          <table:table-cell table:style-name="ce44" table:formula="of:=[.H72]+0.5*([.I72]+[.J72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72]+[.I72]+[.K72]" office:value-type="float" office:value="4">
            <text:p>4</text:p>
          </table:table-cell>
          <table:table-cell table:style-name="ce53" office:value-type="string">
            <text:p>Networks</text:p>
          </table:table-cell>
          <table:table-cell table:style-name="ce60" office:value-type="string">
            <text:p>CS106</text:p>
          </table:table-cell>
          <table:table-cell table:style-name="ce78" table:number-columns-repeated="3"/>
          <table:table-cell table:style-name="ce13" office:value-type="string">
            <text:p>HW</text:p>
          </table:table-cell>
          <table:table-cell table:style-name="ce6" office:value-type="string">
            <text:p>SPC,NT</text:p>
          </table:table-cell>
          <table:table-cell table:style-name="ce4" table:formula="of:=IF(OR([.B72]=&quot;&quot;;[.S72]=&quot;&quot;;[.U72]=&quot;&quot;);&quot;&quot;;&quot;,&quot;)">
            <text:p/>
          </table:table-cell>
          <table:table-cell table:style-name="ce4"/>
          <table:table-cell table:style-name="ce4" table:formula="of:=IF(AND(NOT(CONCATENATE([.S72];[.U72])=&quot;&quot;);NOT([.W72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72];[.U72];[.W72])=&quot;&quot;);NOT([.Y72]=&quot;&quot;));&quot;,&quot;;&quot;&quot;)">
            <text:p/>
          </table:table-cell>
          <table:table-cell/>
          <table:table-cell table:style-name="ce22" table:formula="of:=IF(AND(NOT(CONCATENATE([.S72];[.U72];[.W72];[.Y72])=&quot;&quot;);NOT([.AA72]=&quot;&quot;));&quot;,&quot;;&quot;&quot;)">
            <text:p/>
          </table:table-cell>
          <table:table-cell/>
          <table:table-cell table:formula="of:=IF(AND(NOT(CONCATENATE([.S72];[.U72];[.W72];[.Y72];[.AA72])=&quot;&quot;);NOT([.AC7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73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4" office:value-type="string">
            <text:p>CS220T</text:p>
          </table:table-cell>
          <table:table-cell table:style-name="ce14"/>
          <table:table-cell table:style-name="ce34" office:value-type="string">
            <text:p>Arquitectura de Computadores</text:p>
          </table:table-cell>
          <table:table-cell table:style-name="ce12" office:value-type="string">
            <text:p>O</text:p>
          </table:table-cell>
          <table:table-cell table:style-name="ce12" table:formula="of:=[.L73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73]+[.I73]+[.K73]" office:value-type="float" office:value="9">
            <text:p>9</text:p>
          </table:table-cell>
          <table:table-cell table:style-name="ce54" office:value-type="string">
            <text:p>Networks</text:p>
          </table:table-cell>
          <table:table-cell table:style-name="ce61" office:value-type="string">
            <text:p>CS106</text:p>
          </table:table-cell>
          <table:table-cell table:style-name="ce79" table:number-columns-repeated="3"/>
          <table:table-cell table:style-name="ce14" office:value-type="string">
            <text:p>HW</text:p>
          </table:table-cell>
          <table:table-cell table:style-name="ce5"/>
          <table:table-cell table:style-name="ce5" table:formula="of:=IF(OR([.B73]=&quot;&quot;;[.S73]=&quot;&quot;;[.U73]=&quot;&quot;);&quot;&quot;;&quot;,&quot;)">
            <text:p/>
          </table:table-cell>
          <table:table-cell table:style-name="ce5"/>
          <table:table-cell table:style-name="ce5" table:formula="of:=IF(AND(NOT(CONCATENATE([.S73];[.U73])=&quot;&quot;);NOT([.W73]=&quot;&quot;));&quot;,&quot;;&quot;&quot;)">
            <text:p/>
          </table:table-cell>
          <table:table-cell table:style-name="ce91"/>
          <table:table-cell table:style-name="ce91" table:formula="of:=IF(AND(NOT(CONCATENATE([.S73];[.U73];[.W73])=&quot;&quot;);NOT([.Y73]=&quot;&quot;));&quot;,&quot;;&quot;&quot;)">
            <text:p/>
          </table:table-cell>
          <table:table-cell table:style-name="ce94"/>
          <table:table-cell table:style-name="ce91" table:formula="of:=IF(AND(NOT(CONCATENATE([.S73];[.U73];[.W73];[.Y73])=&quot;&quot;);NOT([.AA7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73];[.U73];[.W73];[.Y73];[.AA73])=&quot;&quot;);NOT([.AC73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74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FG107</text:p>
          </table:table-cell>
          <table:table-cell table:style-name="ce13"/>
          <table:table-cell table:style-name="ce32" office:value-type="string">
            <text:p>Fundamentos Antropológicos de la Ciencia</text:p>
          </table:table-cell>
          <table:table-cell table:style-name="ce11" office:value-type="string">
            <text:p>O</text:p>
          </table:table-cell>
          <table:table-cell table:style-name="ce4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74]+[.I74]+[.K74]" office:value-type="float" office:value="3">
            <text:p>3</text:p>
          </table:table-cell>
          <table:table-cell table:style-name="ce53"/>
          <table:table-cell table:style-name="ce60" office:value-type="string">
            <text:p>FG104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74]=&quot;&quot;;[.S74]=&quot;&quot;;[.U74]=&quot;&quot;);&quot;&quot;;&quot;,&quot;)">
            <text:p/>
          </table:table-cell>
          <table:table-cell table:style-name="ce4"/>
          <table:table-cell table:style-name="ce4" table:formula="of:=IF(AND(NOT(CONCATENATE([.S74];[.U74])=&quot;&quot;);NOT([.W74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74];[.U74];[.W74])=&quot;&quot;);NOT([.Y74]=&quot;&quot;));&quot;,&quot;;&quot;&quot;)">
            <text:p/>
          </table:table-cell>
          <table:table-cell/>
          <table:table-cell table:style-name="ce22" table:formula="of:=IF(AND(NOT(CONCATENATE([.S74];[.U74];[.W74];[.Y74])=&quot;&quot;);NOT([.AA74]=&quot;&quot;));&quot;,&quot;;&quot;&quot;)">
            <text:p/>
          </table:table-cell>
          <table:table-cell/>
          <table:table-cell table:formula="of:=IF(AND(NOT(CONCATENATE([.S74];[.U74];[.W74];[.Y74];[.AA74])=&quot;&quot;);NOT([.AC74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75]=&quot;&quot;);&quot;CS&quot;;&quot;&quot;)" office:value-type="string" office:string-value="CS">
            <text:p>CS</text:p>
          </table:table-cell>
          <table:table-cell table:style-name="ce5" office:value-type="float" office:value="3">
            <text:p>3</text:p>
          </table:table-cell>
          <table:table-cell table:style-name="ce14" office:value-type="string">
            <text:p>FG107</text:p>
          </table:table-cell>
          <table:table-cell table:style-name="ce14"/>
          <table:table-cell table:style-name="ce34" office:value-type="string">
            <text:p>Antropología</text:p>
          </table:table-cell>
          <table:table-cell table:style-name="ce12" office:value-type="string">
            <text:p>O</text:p>
          </table:table-cell>
          <table:table-cell table:style-name="ce12" table:formula="of:=[.L75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75]+[.I75]+[.K75]" office:value-type="float" office:value="9">
            <text:p>9</text:p>
          </table:table-cell>
          <table:table-cell table:style-name="ce54"/>
          <table:table-cell table:style-name="ce61" office:value-type="string">
            <text:p>FG104</text:p>
          </table:table-cell>
          <table:table-cell table:style-name="ce79" table:number-columns-repeated="3"/>
          <table:table-cell table:style-name="ce14" office:value-type="string">
            <text:p>FG</text:p>
          </table:table-cell>
          <table:table-cell table:style-name="ce5"/>
          <table:table-cell table:style-name="ce5" table:formula="of:=IF(OR([.B75]=&quot;&quot;;[.S75]=&quot;&quot;;[.U75]=&quot;&quot;);&quot;&quot;;&quot;,&quot;)">
            <text:p/>
          </table:table-cell>
          <table:table-cell table:style-name="ce5"/>
          <table:table-cell table:style-name="ce5" table:formula="of:=IF(AND(NOT(CONCATENATE([.S75];[.U75])=&quot;&quot;);NOT([.W75]=&quot;&quot;));&quot;,&quot;;&quot;&quot;)">
            <text:p/>
          </table:table-cell>
          <table:table-cell table:style-name="ce91"/>
          <table:table-cell table:style-name="ce91" table:formula="of:=IF(AND(NOT(CONCATENATE([.S75];[.U75];[.W75])=&quot;&quot;);NOT([.Y75]=&quot;&quot;));&quot;,&quot;;&quot;&quot;)">
            <text:p/>
          </table:table-cell>
          <table:table-cell table:style-name="ce94"/>
          <table:table-cell table:style-name="ce91" table:formula="of:=IF(AND(NOT(CONCATENATE([.S75];[.U75];[.W75];[.Y75])=&quot;&quot;);NOT([.AA75]=&quot;&quot;));&quot;,&quot;;&quot;&quot;)">
            <text:p/>
          </table:table-cell>
          <table:table-cell/>
          <table:table-cell table:style-name="ce1" table:formula="of:=IF(AND(NOT(CONCATENATE([.S75];[.U75];[.W75];[.Y75];[.AA75])=&quot;&quot;);NOT([.AC75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5"/>
        </table:table-row>
        <table:table-row table:style-name="ro3">
          <table:table-cell table:formula="of:=IF(NOT([.B76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FG201</text:p>
          </table:table-cell>
          <table:table-cell table:style-name="ce13"/>
          <table:table-cell table:style-name="ce32" office:value-type="string">
            <text:p>Artes Plásticas</text:p>
          </table:table-cell>
          <table:table-cell table:style-name="ce11" office:value-type="string">
            <text:p>E</text:p>
          </table:table-cell>
          <table:table-cell table:style-name="ce4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76]+[.I76]+[.K76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76]=&quot;&quot;;[.S76]=&quot;&quot;;[.U76]=&quot;&quot;);&quot;&quot;;&quot;,&quot;)">
            <text:p/>
          </table:table-cell>
          <table:table-cell table:style-name="ce4"/>
          <table:table-cell table:style-name="ce4" table:formula="of:=IF(AND(NOT(CONCATENATE([.S76];[.U76])=&quot;&quot;);NOT([.W76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76];[.U76];[.W76])=&quot;&quot;);NOT([.Y76]=&quot;&quot;));&quot;,&quot;;&quot;&quot;)">
            <text:p/>
          </table:table-cell>
          <table:table-cell/>
          <table:table-cell table:style-name="ce22" table:formula="of:=IF(AND(NOT(CONCATENATE([.S76];[.U76];[.W76];[.Y76])=&quot;&quot;);NOT([.AA76]=&quot;&quot;));&quot;,&quot;;&quot;&quot;)">
            <text:p/>
          </table:table-cell>
          <table:table-cell/>
          <table:table-cell table:formula="of:=IF(AND(NOT(CONCATENATE([.S76];[.U76];[.W76];[.Y76];[.AA76])=&quot;&quot;);NOT([.AC7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77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FG202</text:p>
          </table:table-cell>
          <table:table-cell table:style-name="ce13"/>
          <table:table-cell table:style-name="ce32" office:value-type="string">
            <text:p>Apreciación Literaria</text:p>
          </table:table-cell>
          <table:table-cell table:style-name="ce11" office:value-type="string">
            <text:p>E</text:p>
          </table:table-cell>
          <table:table-cell table:style-name="ce4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77]+[.I77]+[.K77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FG</text:p>
          </table:table-cell>
          <table:table-cell table:style-name="ce4"/>
          <table:table-cell table:style-name="ce4" table:formula="of:=IF(OR([.B77]=&quot;&quot;;[.S77]=&quot;&quot;;[.U77]=&quot;&quot;);&quot;&quot;;&quot;,&quot;)">
            <text:p/>
          </table:table-cell>
          <table:table-cell table:style-name="ce4"/>
          <table:table-cell table:style-name="ce4" table:formula="of:=IF(AND(NOT(CONCATENATE([.S77];[.U77])=&quot;&quot;);NOT([.W77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77];[.U77];[.W77])=&quot;&quot;);NOT([.Y77]=&quot;&quot;));&quot;,&quot;;&quot;&quot;)">
            <text:p/>
          </table:table-cell>
          <table:table-cell/>
          <table:table-cell table:style-name="ce22" table:formula="of:=IF(AND(NOT(CONCATENATE([.S77];[.U77];[.W77];[.Y77])=&quot;&quot;);NOT([.AA77]=&quot;&quot;));&quot;,&quot;;&quot;&quot;)">
            <text:p/>
          </table:table-cell>
          <table:table-cell/>
          <table:table-cell table:formula="of:=IF(AND(NOT(CONCATENATE([.S77];[.U77];[.W77];[.Y77];[.AA77])=&quot;&quot;);NOT([.AC7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78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FG203</text:p>
          </table:table-cell>
          <table:table-cell table:style-name="ce13"/>
          <table:table-cell table:style-name="ce32" office:value-type="string">
            <text:p>Oratoria y Expresión Personal</text:p>
          </table:table-cell>
          <table:table-cell table:style-name="ce11" office:value-type="string">
            <text:p>E</text:p>
          </table:table-cell>
          <table:table-cell table:style-name="ce44" table:formula="of:=[.H78]+0.5*([.I78]+[.J78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78]+[.I78]+[.K78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78]=&quot;&quot;;[.S78]=&quot;&quot;;[.U78]=&quot;&quot;);&quot;&quot;;&quot;,&quot;)">
            <text:p/>
          </table:table-cell>
          <table:table-cell table:style-name="ce4"/>
          <table:table-cell table:style-name="ce4" table:formula="of:=IF(AND(NOT(CONCATENATE([.S78];[.U78])=&quot;&quot;);NOT([.W78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78];[.U78];[.W78])=&quot;&quot;);NOT([.Y78]=&quot;&quot;));&quot;,&quot;;&quot;&quot;)">
            <text:p/>
          </table:table-cell>
          <table:table-cell/>
          <table:table-cell table:style-name="ce22" table:formula="of:=IF(AND(NOT(CONCATENATE([.S78];[.U78];[.W78];[.Y78])=&quot;&quot;);NOT([.AA78]=&quot;&quot;));&quot;,&quot;;&quot;&quot;)">
            <text:p/>
          </table:table-cell>
          <table:table-cell/>
          <table:table-cell table:formula="of:=IF(AND(NOT(CONCATENATE([.S78];[.U78];[.W78];[.Y78];[.AA78])=&quot;&quot;);NOT([.AC7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ID103</text:p>
          </table:table-cell>
          <table:table-cell table:style-name="ce13" office:value-type="string">
            <text:p>ID201</text:p>
          </table:table-cell>
          <table:table-cell table:style-name="ce32" office:value-type="string">
            <text:p>Lengua Extranjera III</text:p>
          </table:table-cell>
          <table:table-cell table:style-name="ce11" office:value-type="string">
            <text:p>O</text:p>
          </table:table-cell>
          <table:table-cell table:style-name="ce44" table:formula="of:=[.H79]+0.5*([.I79]+[.J79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79]+[.I79]+[.K79]" office:value-type="float" office:value="4">
            <text:p>4</text:p>
          </table:table-cell>
          <table:table-cell table:style-name="ce53"/>
          <table:table-cell table:style-name="ce60" office:value-type="string">
            <text:p>ID102</text:p>
          </table:table-cell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/>
          <table:table-cell table:style-name="ce4"/>
          <table:table-cell table:style-name="ce4" table:formula="of:=IF(AND(NOT(CONCATENATE([.S79];[.U79])=&quot;&quot;);NOT([.W79]=&quot;&quot;));&quot;,&quot;;&quot;&quot;)">
            <text:p/>
          </table:table-cell>
          <table:table-cell table:style-name="ce22"/>
          <table:table-cell table:style-name="ce22" table:formula="of:=IF(AND(NOT(CONCATENATE([.S79];[.U79];[.W79])=&quot;&quot;);NOT([.Y79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2" table:formula="of:=IF(AND(NOT(CONCATENATE([.S79];[.U79];[.W79];[.Y79])=&quot;&quot;);NOT([.AA79]=&quot;&quot;));&quot;,&quot;;&quot;&quot;)">
            <text:p/>
          </table:table-cell>
          <table:table-cell/>
          <table:table-cell table:formula="of:=IF(AND(NOT(CONCATENATE([.S79];[.U79];[.W79];[.Y79];[.AA79])=&quot;&quot;);NOT([.AC7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80]=&quot;&quot;);&quot;CS&quot;;&quot;&quot;)" office:value-type="string" office:string-value="CS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B111</text:p>
          </table:table-cell>
          <table:table-cell table:style-name="ce13"/>
          <table:table-cell table:style-name="ce32" office:value-type="string">
            <text:p>Física Computacional</text:p>
          </table:table-cell>
          <table:table-cell table:style-name="ce11" office:value-type="string">
            <text:p>O</text:p>
          </table:table-cell>
          <table:table-cell table:style-name="ce44" table:formula="of:=[.H80]+0.5*([.I80]+[.J80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80]+[.I80]+[.K80]" office:value-type="float" office:value="6">
            <text:p>6</text:p>
          </table:table-cell>
          <table:table-cell table:style-name="ce53" office:value-type="string">
            <text:p>Physic</text:p>
          </table:table-cell>
          <table:table-cell table:style-name="ce60" office:value-type="string">
            <text:p>CB102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6" office:value-type="string">
            <text:p>USGP</text:p>
          </table:table-cell>
          <table:table-cell table:style-name="ce4" table:formula="of:=IF(OR([.B80]=&quot;&quot;;[.S80]=&quot;&quot;;[.U80]=&quot;&quot;);&quot;&quot;;&quot;,&quot;)">
            <text:p/>
          </table:table-cell>
          <table:table-cell table:style-name="ce4"/>
          <table:table-cell table:style-name="ce4" table:formula="of:=IF(AND(NOT(CONCATENATE([.S80];[.U80])=&quot;&quot;);NOT([.W80]=&quot;&quot;));&quot;,&quot;;&quot;&quot;)">
            <text:p/>
          </table:table-cell>
          <table:table-cell table:style-name="ce22"/>
          <table:table-cell table:style-name="ce22" table:formula="of:=IF(AND(NOT(CONCATENATE([.S80];[.U80];[.W80])=&quot;&quot;);NOT([.Y80]=&quot;&quot;));&quot;,&quot;;&quot;&quot;)">
            <text:p/>
          </table:table-cell>
          <table:table-cell/>
          <table:table-cell table:style-name="ce22" table:formula="of:=IF(AND(NOT(CONCATENATE([.S80];[.U80];[.W80];[.Y80])=&quot;&quot;);NOT([.AA80]=&quot;&quot;));&quot;,&quot;;&quot;&quot;)">
            <text:p/>
          </table:table-cell>
          <table:table-cell/>
          <table:table-cell table:formula="of:=IF(AND(NOT(CONCATENATE([.S80];[.U80];[.W80];[.Y80];[.AA80])=&quot;&quot;);NOT([.AC8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F142</text:p>
          </table:table-cell>
          <table:table-cell table:style-name="ce13"/>
          <table:table-cell table:style-name="ce32" office:value-type="string">
            <text:p>Física General II</text:p>
          </table:table-cell>
          <table:table-cell table:style-name="ce11" office:value-type="string">
            <text:p>O</text:p>
          </table:table-cell>
          <table:table-cell table:style-name="ce44" table:formula="of:=[.H81]+0.5*([.I81]+[.J81])" office:value-type="float" office:value="6.5">
            <text:p>6.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2" table:formula="of:=[.H81]+[.I81]+[.K81]" office:value-type="float" office:value="9">
            <text:p>9</text:p>
          </table:table-cell>
          <table:table-cell table:style-name="ce53" office:value-type="string">
            <text:p>Physic</text:p>
          </table:table-cell>
          <table:table-cell table:style-name="ce60" office:value-type="string">
            <text:p>CF141</text:p>
          </table:table-cell>
          <table:table-cell table:style-name="ce78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/>
          <table:table-cell table:style-name="ce4" office:value-type="string">
            <text:p>UNI</text:p>
          </table:table-cell>
          <table:table-cell table:style-name="ce4" table:formula="of:=IF(AND(NOT(CONCATENATE([.S81];[.U81])=&quot;&quot;);NOT([.W81]=&quot;&quot;));&quot;,&quot;;&quot;&quot;)">
            <text:p/>
          </table:table-cell>
          <table:table-cell table:style-name="ce22"/>
          <table:table-cell table:style-name="ce22" table:formula="of:=IF(AND(NOT(CONCATENATE([.S81];[.U81];[.W81])=&quot;&quot;);NOT([.Y81]=&quot;&quot;));&quot;,&quot;;&quot;&quot;)">
            <text:p/>
          </table:table-cell>
          <table:table-cell/>
          <table:table-cell table:style-name="ce22" table:formula="of:=IF(AND(NOT(CONCATENATE([.S81];[.U81];[.W81];[.Y81])=&quot;&quot;);NOT([.AA81]=&quot;&quot;));&quot;,&quot;;&quot;&quot;)">
            <text:p/>
          </table:table-cell>
          <table:table-cell/>
          <table:table-cell table:formula="of:=IF(AND(NOT(CONCATENATE([.S81];[.U81];[.W81];[.Y81];[.AA81])=&quot;&quot;);NOT([.AC8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Q122</text:p>
          </table:table-cell>
          <table:table-cell table:style-name="ce13"/>
          <table:table-cell table:style-name="ce32" office:value-type="string">
            <text:p>Química General II</text:p>
          </table:table-cell>
          <table:table-cell table:style-name="ce11" office:value-type="string">
            <text:p>O</text:p>
          </table:table-cell>
          <table:table-cell table:style-name="ce44" table:formula="of:=[.H82]+0.5*([.I82]+[.J82])" office:value-type="float" office:value="6.5">
            <text:p>6.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2" table:formula="of:=[.H82]+[.I82]+[.K82]" office:value-type="float" office:value="9">
            <text:p>9</text:p>
          </table:table-cell>
          <table:table-cell table:style-name="ce53"/>
          <table:table-cell table:style-name="ce60" office:value-type="string">
            <text:p>CQ121</text:p>
          </table:table-cell>
          <table:table-cell table:style-name="ce78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/>
          <table:table-cell table:style-name="ce4" office:value-type="string">
            <text:p>UNI</text:p>
          </table:table-cell>
          <table:table-cell table:style-name="ce4" table:formula="of:=IF(AND(NOT(CONCATENATE([.S82];[.U82])=&quot;&quot;);NOT([.W82]=&quot;&quot;));&quot;,&quot;;&quot;&quot;)">
            <text:p/>
          </table:table-cell>
          <table:table-cell table:style-name="ce22"/>
          <table:table-cell table:style-name="ce22" table:formula="of:=IF(AND(NOT(CONCATENATE([.S82];[.U82];[.W82])=&quot;&quot;);NOT([.Y82]=&quot;&quot;));&quot;,&quot;;&quot;&quot;)">
            <text:p/>
          </table:table-cell>
          <table:table-cell/>
          <table:table-cell table:style-name="ce22" table:formula="of:=IF(AND(NOT(CONCATENATE([.S82];[.U82];[.W82];[.Y82])=&quot;&quot;);NOT([.AA82]=&quot;&quot;));&quot;,&quot;;&quot;&quot;)">
            <text:p/>
          </table:table-cell>
          <table:table-cell/>
          <table:table-cell table:formula="of:=IF(AND(NOT(CONCATENATE([.S82];[.U82];[.W82];[.Y82];[.AA82])=&quot;&quot;);NOT([.AC8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M142</text:p>
          </table:table-cell>
          <table:table-cell table:style-name="ce13"/>
          <table:table-cell table:style-name="ce32" office:value-type="string">
            <text:p>Cálculo Vectorial II</text:p>
          </table:table-cell>
          <table:table-cell table:style-name="ce11" office:value-type="string">
            <text:p>O</text:p>
          </table:table-cell>
          <table:table-cell table:style-name="ce44" table:formula="of:=[.H83]+0.5*([.I83]+[.J83])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83]+[.I83]+[.K83]" office:value-type="float" office:value="6">
            <text:p>6</text:p>
          </table:table-cell>
          <table:table-cell table:style-name="ce53"/>
          <table:table-cell table:style-name="ce60" office:value-type="string">
            <text:p>CM141</text:p>
          </table:table-cell>
          <table:table-cell table:style-name="ce78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/>
          <table:table-cell table:style-name="ce4" office:value-type="string">
            <text:p>UNI</text:p>
          </table:table-cell>
          <table:table-cell table:style-name="ce4" table:formula="of:=IF(AND(NOT(CONCATENATE([.S83];[.U83])=&quot;&quot;);NOT([.W83]=&quot;&quot;));&quot;,&quot;;&quot;&quot;)">
            <text:p/>
          </table:table-cell>
          <table:table-cell table:style-name="ce22"/>
          <table:table-cell table:style-name="ce22" table:formula="of:=IF(AND(NOT(CONCATENATE([.S83];[.U83];[.W83])=&quot;&quot;);NOT([.Y83]=&quot;&quot;));&quot;,&quot;;&quot;&quot;)">
            <text:p/>
          </table:table-cell>
          <table:table-cell/>
          <table:table-cell table:style-name="ce22" table:formula="of:=IF(AND(NOT(CONCATENATE([.S83];[.U83];[.W83];[.Y83])=&quot;&quot;);NOT([.AA83]=&quot;&quot;));&quot;,&quot;;&quot;&quot;)">
            <text:p/>
          </table:table-cell>
          <table:table-cell/>
          <table:table-cell table:formula="of:=IF(AND(NOT(CONCATENATE([.S83];[.U83];[.W83];[.Y83];[.AA83])=&quot;&quot;);NOT([.AC8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number-columns-repeated="18"/>
          <table:table-cell/>
          <table:table-cell/>
          <table:table-cell/>
          <table:table-cell/>
          <table:table-cell/>
          <table:table-cell table:style-name="ce22" table:formula="of:=IF(AND(NOT(CONCATENATE([.S84];[.U84];[.W84])=&quot;&quot;);NOT([.Y84]=&quot;&quot;));&quot;,&quot;;&quot;&quot;)">
            <text:p/>
          </table:table-cell>
          <table:table-cell/>
          <table:table-cell table:style-name="ce22" table:formula="of:=IF(AND(NOT(CONCATENATE([.S84];[.U84];[.W84];[.Y84])=&quot;&quot;);NOT([.AA84]=&quot;&quot;));&quot;,&quot;;&quot;&quot;)">
            <text:p/>
          </table:table-cell>
          <table:table-cell/>
          <table:table-cell table:formula="of:=IF(AND(NOT(CONCATENATE([.S84];[.U84];[.W84];[.Y84];[.AA84])=&quot;&quot;);NOT([.AC8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85]=&quot;&quot;);&quot;C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 table:formula="of:=SUM([.G58:.G76])" office:value-type="float" office:value="63">
            <text:p>63</text:p>
          </table:table-cell>
          <table:table-cell table:style-name="ce5" table:formula="of:=SUM([.H58:.J76])" office:value-type="float" office:value="98" table:number-columns-spanned="3" table:number-rows-spanned="1">
            <text:p>98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85]=&quot;&quot;;[.S85]=&quot;&quot;;[.U85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85];[.U85];[.W85])=&quot;&quot;);NOT([.Y85]=&quot;&quot;));&quot;,&quot;;&quot;&quot;)">
            <text:p/>
          </table:table-cell>
          <table:table-cell/>
          <table:table-cell table:style-name="ce22" table:formula="of:=IF(AND(NOT(CONCATENATE([.S85];[.U85];[.W85];[.Y85])=&quot;&quot;);NOT([.AA85]=&quot;&quot;));&quot;,&quot;;&quot;&quot;)">
            <text:p/>
          </table:table-cell>
          <table:table-cell/>
          <table:table-cell table:formula="of:=IF(AND(NOT(CONCATENATE([.S85];[.U85];[.W85];[.Y85];[.AA85])=&quot;&quot;);NOT([.AC85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86]=&quot;&quot;);&quot;C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86]=&quot;&quot;;[.S86]=&quot;&quot;;[.U86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86];[.U86];[.W86])=&quot;&quot;);NOT([.Y86]=&quot;&quot;));&quot;,&quot;;&quot;&quot;)">
            <text:p/>
          </table:table-cell>
          <table:table-cell/>
          <table:table-cell table:style-name="ce22" table:formula="of:=IF(AND(NOT(CONCATENATE([.S86];[.U86];[.W86];[.Y86])=&quot;&quot;);NOT([.AA86]=&quot;&quot;));&quot;,&quot;;&quot;&quot;)">
            <text:p/>
          </table:table-cell>
          <table:table-cell/>
          <table:table-cell table:formula="of:=IF(AND(NOT(CONCATENATE([.S86];[.U86];[.W86];[.Y86];[.AA86])=&quot;&quot;);NOT([.AC86]=&quot;&quot;));&quot;,&quot;;&quot;&quot;)">
            <text:p/>
          </table:table-cell>
          <table:table-cell/>
          <table:table-cell table:number-columns-repeated="995"/>
        </table:table-row>
        <table:table-row table:style-name="ro1">
          <table:table-cell table:formula="of:=IF(NOT([.B87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4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87]=&quot;&quot;;[.S87]=&quot;&quot;;[.U8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87];[.U87];[.W87])=&quot;&quot;);NOT([.Y87]=&quot;&quot;));&quot;,&quot;;&quot;&quot;)">
            <text:p/>
          </table:table-cell>
          <table:table-cell/>
          <table:table-cell table:style-name="ce22" table:formula="of:=IF(AND(NOT(CONCATENATE([.S87];[.U87];[.W87];[.Y87])=&quot;&quot;);NOT([.AA87]=&quot;&quot;));&quot;,&quot;;&quot;&quot;)">
            <text:p/>
          </table:table-cell>
          <table:table-cell/>
          <table:table-cell table:formula="of:=IF(AND(NOT(CONCATENATE([.S87];[.U87];[.W87];[.Y87];[.AA87])=&quot;&quot;);NOT([.AC87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88]=&quot;&quot;);&quot;C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office:value-type="string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88]=&quot;&quot;;[.S88]=&quot;&quot;;[.U8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88];[.U88];[.W88])=&quot;&quot;);NOT([.Y88]=&quot;&quot;));&quot;,&quot;;&quot;&quot;)">
            <text:p/>
          </table:table-cell>
          <table:table-cell/>
          <table:table-cell table:style-name="ce22" table:formula="of:=IF(AND(NOT(CONCATENATE([.S88];[.U88];[.W88];[.Y88])=&quot;&quot;);NOT([.AA88]=&quot;&quot;));&quot;,&quot;;&quot;&quot;)">
            <text:p/>
          </table:table-cell>
          <table:table-cell/>
          <table:table-cell table:formula="of:=IF(AND(NOT(CONCATENATE([.S88];[.U88];[.W88];[.Y88];[.AA88])=&quot;&quot;);NOT([.AC8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89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CS103O</text:p>
          </table:table-cell>
          <table:table-cell table:style-name="ce13"/>
          <table:table-cell table:style-name="ce32" office:value-type="string">
            <text:p>Algoritmos y Estructuras de Datos</text:p>
          </table:table-cell>
          <table:table-cell table:style-name="ce11" office:value-type="string">
            <text:p>O</text:p>
          </table:table-cell>
          <table:table-cell table:style-name="ce44" table:formula="of:=[.H89]+0.5*([.I89]+[.J8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89]+[.I89]+[.K89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102O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4" office:value-type="string">
            <text:p>SPC,2E,NT</text:p>
          </table:table-cell>
          <table:table-cell table:style-name="ce4" table:formula="of:=IF(OR([.B89]=&quot;&quot;;[.S89]=&quot;&quot;;[.U89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89];[.U89])=&quot;&quot;);NOT([.W89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89];[.U89];[.W89])=&quot;&quot;);NOT([.Y89]=&quot;&quot;));&quot;,&quot;;&quot;&quot;)">
            <text:p/>
          </table:table-cell>
          <table:table-cell/>
          <table:table-cell table:style-name="ce22" table:formula="of:=IF(AND(NOT(CONCATENATE([.S89];[.U89];[.W89];[.Y89])=&quot;&quot;);NOT([.AA89]=&quot;&quot;));&quot;,&quot;;&quot;&quot;)">
            <text:p/>
          </table:table-cell>
          <table:table-cell/>
          <table:table-cell table:formula="of:=IF(AND(NOT(CONCATENATE([.S89];[.U89];[.W89];[.Y89];[.AA89])=&quot;&quot;);NOT([.AC8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90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4" office:value-type="string">
            <text:p>CS103O</text:p>
          </table:table-cell>
          <table:table-cell table:style-name="ce14"/>
          <table:table-cell table:style-name="ce34" office:value-type="string">
            <text:p>Algoritmos y Estructuras de Datos</text:p>
          </table:table-cell>
          <table:table-cell table:style-name="ce12" office:value-type="string">
            <text:p>O</text:p>
          </table:table-cell>
          <table:table-cell table:style-name="ce12" table:formula="of:=[.L90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90]+[.I90]+[.K90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102O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90]=&quot;&quot;;[.S90]=&quot;&quot;;[.U90]=&quot;&quot;);&quot;&quot;;&quot;,&quot;)">
            <text:p/>
          </table:table-cell>
          <table:table-cell table:style-name="ce5"/>
          <table:table-cell table:style-name="ce5" table:formula="of:=IF(AND(NOT(CONCATENATE([.S90];[.U90])=&quot;&quot;);NOT([.W90]=&quot;&quot;));&quot;,&quot;;&quot;&quot;)">
            <text:p/>
          </table:table-cell>
          <table:table-cell table:style-name="ce91"/>
          <table:table-cell table:style-name="ce91" table:formula="of:=IF(AND(NOT(CONCATENATE([.S90];[.U90];[.W90])=&quot;&quot;);NOT([.Y90]=&quot;&quot;));&quot;,&quot;;&quot;&quot;)">
            <text:p/>
          </table:table-cell>
          <table:table-cell table:style-name="ce94"/>
          <table:table-cell table:style-name="ce91" table:formula="of:=IF(AND(NOT(CONCATENATE([.S90];[.U90];[.W90];[.Y90])=&quot;&quot;);NOT([.AA9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0];[.U90];[.W90];[.Y90];[.AA90])=&quot;&quot;);NOT([.AC90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91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CS211T</text:p>
          </table:table-cell>
          <table:table-cell table:style-name="ce13"/>
          <table:table-cell table:style-name="ce32" office:value-type="string">
            <text:p>Teoría de la Computación</text:p>
          </table:table-cell>
          <table:table-cell table:style-name="ce44" office:value-type="string">
            <text:p>O</text:p>
          </table:table-cell>
          <table:table-cell table:style-name="ce44" table:formula="of:=[.H91]+0.5*([.I91]+[.J9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91]+[.I91]+[.K91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S106</text:p>
          </table:table-cell>
          <table:table-cell table:style-name="ce80" table:number-columns-repeated="3"/>
          <table:table-cell table:style-name="ce90" office:value-type="string">
            <text:p>CS</text:p>
          </table:table-cell>
          <table:table-cell table:style-name="ce6" office:value-type="string">
            <text:p>SPC,NT</text:p>
          </table:table-cell>
          <table:table-cell table:style-name="ce4" table:formula="of:=IF(OR([.B91]=&quot;&quot;;[.S91]=&quot;&quot;;[.U91]=&quot;&quot;);&quot;&quot;;&quot;,&quot;)">
            <text:p/>
          </table:table-cell>
          <table:table-cell table:style-name="ce4"/>
          <table:table-cell table:style-name="ce4" table:formula="of:=IF(AND(NOT(CONCATENATE([.S91];[.U91])=&quot;&quot;);NOT([.W91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91];[.U91];[.W91])=&quot;&quot;);NOT([.Y91]=&quot;&quot;));&quot;,&quot;;&quot;&quot;)">
            <text:p/>
          </table:table-cell>
          <table:table-cell/>
          <table:table-cell table:style-name="ce22" table:formula="of:=IF(AND(NOT(CONCATENATE([.S91];[.U91];[.W91];[.Y91])=&quot;&quot;);NOT([.AA91]=&quot;&quot;));&quot;,&quot;;&quot;&quot;)">
            <text:p/>
          </table:table-cell>
          <table:table-cell/>
          <table:table-cell table:formula="of:=IF(AND(NOT(CONCATENATE([.S91];[.U91];[.W91];[.Y91];[.AA91])=&quot;&quot;);NOT([.AC9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92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4" office:value-type="string">
            <text:p>CS211T</text:p>
          </table:table-cell>
          <table:table-cell table:style-name="ce14"/>
          <table:table-cell table:style-name="ce34" office:value-type="string">
            <text:p>Teoría de la Computación</text:p>
          </table:table-cell>
          <table:table-cell table:style-name="ce12" office:value-type="string">
            <text:p>O</text:p>
          </table:table-cell>
          <table:table-cell table:style-name="ce12" table:formula="of:=[.L92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92]+[.I92]+[.K92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1" office:value-type="string">
            <text:p>CS106</text:p>
          </table:table-cell>
          <table:table-cell table:style-name="ce81" table:number-columns-repeated="3"/>
          <table:table-cell table:style-name="ce91" office:value-type="string">
            <text:p>CS</text:p>
          </table:table-cell>
          <table:table-cell table:style-name="ce5"/>
          <table:table-cell table:style-name="ce5" table:formula="of:=IF(OR([.B92]=&quot;&quot;;[.S92]=&quot;&quot;;[.U92]=&quot;&quot;);&quot;&quot;;&quot;,&quot;)">
            <text:p/>
          </table:table-cell>
          <table:table-cell table:style-name="ce5"/>
          <table:table-cell table:style-name="ce5" table:formula="of:=IF(AND(NOT(CONCATENATE([.S92];[.U92])=&quot;&quot;);NOT([.W92]=&quot;&quot;));&quot;,&quot;;&quot;&quot;)">
            <text:p/>
          </table:table-cell>
          <table:table-cell table:style-name="ce91"/>
          <table:table-cell table:style-name="ce91" table:formula="of:=IF(AND(NOT(CONCATENATE([.S92];[.U92];[.W92])=&quot;&quot;);NOT([.Y92]=&quot;&quot;));&quot;,&quot;;&quot;&quot;)">
            <text:p/>
          </table:table-cell>
          <table:table-cell table:style-name="ce94"/>
          <table:table-cell table:style-name="ce91" table:formula="of:=IF(AND(NOT(CONCATENATE([.S92];[.U92];[.W92];[.Y92])=&quot;&quot;);NOT([.AA9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2];[.U92];[.W92];[.Y92];[.AA92])=&quot;&quot;);NOT([.AC92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93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CB203</text:p>
          </table:table-cell>
          <table:table-cell table:style-name="ce13"/>
          <table:table-cell table:style-name="ce32" office:value-type="string">
            <text:p>Estadística y Probabilidades</text:p>
          </table:table-cell>
          <table:table-cell table:style-name="ce11" office:value-type="string">
            <text:p>O</text:p>
          </table:table-cell>
          <table:table-cell table:style-name="ce44" table:formula="of:=[.H93]+0.5*([.I93]+[.J93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93]+[.I93]+[.K93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B103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4" office:value-type="string">
            <text:p>SPC,NT</text:p>
          </table:table-cell>
          <table:table-cell table:style-name="ce4" table:formula="of:=IF(OR([.B93]=&quot;&quot;;[.S93]=&quot;&quot;;[.U93]=&quot;&quot;);&quot;&quot;;&quot;,&quot;)">
            <text:p/>
          </table:table-cell>
          <table:table-cell table:style-name="ce4"/>
          <table:table-cell table:style-name="ce4" table:formula="of:=IF(AND(NOT(CONCATENATE([.S93];[.U93])=&quot;&quot;);NOT([.W93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93];[.U93];[.W93])=&quot;&quot;);NOT([.Y93]=&quot;&quot;));&quot;,&quot;;&quot;&quot;)">
            <text:p/>
          </table:table-cell>
          <table:table-cell/>
          <table:table-cell table:style-name="ce22" table:formula="of:=IF(AND(NOT(CONCATENATE([.S93];[.U93];[.W93];[.Y93])=&quot;&quot;);NOT([.AA93]=&quot;&quot;));&quot;,&quot;;&quot;&quot;)">
            <text:p/>
          </table:table-cell>
          <table:table-cell/>
          <table:table-cell table:formula="of:=IF(AND(NOT(CONCATENATE([.S93];[.U93];[.W93];[.Y93];[.AA93])=&quot;&quot;);NOT([.AC93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94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4" office:value-type="string">
            <text:p>CB203</text:p>
          </table:table-cell>
          <table:table-cell table:style-name="ce14"/>
          <table:table-cell table:style-name="ce34" office:value-type="string">
            <text:p>Estadística y Probabilidades</text:p>
          </table:table-cell>
          <table:table-cell table:style-name="ce12" office:value-type="string">
            <text:p>O</text:p>
          </table:table-cell>
          <table:table-cell table:style-name="ce12" table:formula="of:=[.L94]/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2" table:formula="of:=[.H94]+[.I94]+[.K94]" office:value-type="float" office:value="6">
            <text:p>6</text:p>
          </table:table-cell>
          <table:table-cell table:style-name="ce54" office:value-type="string">
            <text:p>Basic</text:p>
          </table:table-cell>
          <table:table-cell table:style-name="ce61" office:value-type="string">
            <text:p>CB103</text:p>
          </table:table-cell>
          <table:table-cell table:style-name="ce79" table:number-columns-repeated="3"/>
          <table:table-cell table:style-name="ce14" office:value-type="string">
            <text:p>MC</text:p>
          </table:table-cell>
          <table:table-cell table:style-name="ce5"/>
          <table:table-cell table:style-name="ce5" table:formula="of:=IF(OR([.B94]=&quot;&quot;;[.S94]=&quot;&quot;;[.U94]=&quot;&quot;);&quot;&quot;;&quot;,&quot;)">
            <text:p/>
          </table:table-cell>
          <table:table-cell table:style-name="ce5"/>
          <table:table-cell table:style-name="ce5" table:formula="of:=IF(AND(NOT(CONCATENATE([.S94];[.U94])=&quot;&quot;);NOT([.W94]=&quot;&quot;));&quot;,&quot;;&quot;&quot;)">
            <text:p/>
          </table:table-cell>
          <table:table-cell table:style-name="ce91"/>
          <table:table-cell table:style-name="ce91" table:formula="of:=IF(AND(NOT(CONCATENATE([.S94];[.U94];[.W94])=&quot;&quot;);NOT([.Y94]=&quot;&quot;));&quot;,&quot;;&quot;&quot;)">
            <text:p/>
          </table:table-cell>
          <table:table-cell table:style-name="ce94"/>
          <table:table-cell table:style-name="ce91" table:formula="of:=IF(AND(NOT(CONCATENATE([.S94];[.U94];[.W94];[.Y94])=&quot;&quot;);NOT([.AA9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4];[.U94];[.W94];[.Y94];[.AA94])=&quot;&quot;);NOT([.AC94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95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CB201</text:p>
          </table:table-cell>
          <table:table-cell table:style-name="ce13"/>
          <table:table-cell table:style-name="ce32" office:value-type="string">
            <text:p>Análisis Matemático III</text:p>
          </table:table-cell>
          <table:table-cell table:style-name="ce11" office:value-type="string">
            <text:p>O</text:p>
          </table:table-cell>
          <table:table-cell table:style-name="ce44" table:formula="of:=[.H95]+0.5*([.I95]+[.J95])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95]+[.I95]+[.K95]" office:value-type="float" office:value="6">
            <text:p>6</text:p>
          </table:table-cell>
          <table:table-cell table:style-name="ce53"/>
          <table:table-cell table:style-name="ce60" office:value-type="string">
            <text:p>CB103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6" office:value-type="string">
            <text:p>SPC,NT</text:p>
          </table:table-cell>
          <table:table-cell table:style-name="ce4" table:formula="of:=IF(OR([.B95]=&quot;&quot;;[.S95]=&quot;&quot;;[.U95]=&quot;&quot;);&quot;&quot;;&quot;,&quot;)">
            <text:p/>
          </table:table-cell>
          <table:table-cell table:style-name="ce4"/>
          <table:table-cell table:style-name="ce4" table:formula="of:=IF(AND(NOT(CONCATENATE([.S95];[.U95])=&quot;&quot;);NOT([.W95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95];[.U95];[.W95])=&quot;&quot;);NOT([.Y95]=&quot;&quot;));&quot;,&quot;;&quot;&quot;)">
            <text:p/>
          </table:table-cell>
          <table:table-cell/>
          <table:table-cell table:style-name="ce22" table:formula="of:=IF(AND(NOT(CONCATENATE([.S95];[.U95];[.W95];[.Y95])=&quot;&quot;);NOT([.AA95]=&quot;&quot;));&quot;,&quot;;&quot;&quot;)">
            <text:p/>
          </table:table-cell>
          <table:table-cell/>
          <table:table-cell table:formula="of:=IF(AND(NOT(CONCATENATE([.S95];[.U95];[.W95];[.Y95];[.AA95])=&quot;&quot;);NOT([.AC9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96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4" office:value-type="string">
            <text:p>CB201</text:p>
          </table:table-cell>
          <table:table-cell table:style-name="ce14"/>
          <table:table-cell table:style-name="ce34" office:value-type="string">
            <text:p>Análisis Matemático III</text:p>
          </table:table-cell>
          <table:table-cell table:style-name="ce12" office:value-type="string">
            <text:p>O</text:p>
          </table:table-cell>
          <table:table-cell table:style-name="ce12" table:formula="of:=[.L96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96]+[.I96]+[.K96]" office:value-type="float" office:value="9">
            <text:p>9</text:p>
          </table:table-cell>
          <table:table-cell table:style-name="ce54"/>
          <table:table-cell table:style-name="ce61" office:value-type="string">
            <text:p>CB103</text:p>
          </table:table-cell>
          <table:table-cell table:style-name="ce79" table:number-columns-repeated="3"/>
          <table:table-cell table:style-name="ce14" office:value-type="string">
            <text:p>CB</text:p>
          </table:table-cell>
          <table:table-cell table:style-name="ce5"/>
          <table:table-cell table:style-name="ce5" table:formula="of:=IF(OR([.B96]=&quot;&quot;;[.S96]=&quot;&quot;;[.U96]=&quot;&quot;);&quot;&quot;;&quot;,&quot;)">
            <text:p/>
          </table:table-cell>
          <table:table-cell table:style-name="ce5"/>
          <table:table-cell table:style-name="ce5" table:formula="of:=IF(AND(NOT(CONCATENATE([.S96];[.U96])=&quot;&quot;);NOT([.W96]=&quot;&quot;));&quot;,&quot;;&quot;&quot;)">
            <text:p/>
          </table:table-cell>
          <table:table-cell table:style-name="ce91"/>
          <table:table-cell table:style-name="ce91" table:formula="of:=IF(AND(NOT(CONCATENATE([.S96];[.U96];[.W96])=&quot;&quot;);NOT([.Y96]=&quot;&quot;));&quot;,&quot;;&quot;&quot;)">
            <text:p/>
          </table:table-cell>
          <table:table-cell table:style-name="ce94"/>
          <table:table-cell table:style-name="ce91" table:formula="of:=IF(AND(NOT(CONCATENATE([.S96];[.U96];[.W96];[.Y96])=&quot;&quot;);NOT([.AA9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6];[.U96];[.W96];[.Y96];[.AA96])=&quot;&quot;);NOT([.AC96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97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CB201</text:p>
          </table:table-cell>
          <table:table-cell table:style-name="ce13"/>
          <table:table-cell table:style-name="ce32" office:value-type="string">
            <text:p>Cálculo en varias variables</text:p>
          </table:table-cell>
          <table:table-cell table:style-name="ce11" office:value-type="string">
            <text:p>O</text:p>
          </table:table-cell>
          <table:table-cell table:style-name="ce44" table:formula="of:=[.H97]+0.5*([.I97]+[.J97])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97]+[.I97]+[.K97]" office:value-type="float" office:value="6">
            <text:p>6</text:p>
          </table:table-cell>
          <table:table-cell table:style-name="ce53"/>
          <table:table-cell table:style-name="ce60" office:value-type="string">
            <text:p>CB103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6" office:value-type="string">
            <text:p>UNSA</text:p>
          </table:table-cell>
          <table:table-cell table:style-name="ce4" table:formula="of:=IF(OR([.B97]=&quot;&quot;;[.S97]=&quot;&quot;;[.U97]=&quot;&quot;);&quot;&quot;;&quot;,&quot;)">
            <text:p/>
          </table:table-cell>
          <table:table-cell table:style-name="ce4"/>
          <table:table-cell table:style-name="ce4" table:formula="of:=IF(AND(NOT(CONCATENATE([.S97];[.U97])=&quot;&quot;);NOT([.W97]=&quot;&quot;));&quot;,&quot;;&quot;&quot;)">
            <text:p/>
          </table:table-cell>
          <table:table-cell table:style-name="ce22"/>
          <table:table-cell table:style-name="ce22" table:formula="of:=IF(AND(NOT(CONCATENATE([.S97];[.U97];[.W97])=&quot;&quot;);NOT([.Y97]=&quot;&quot;));&quot;,&quot;;&quot;&quot;)">
            <text:p/>
          </table:table-cell>
          <table:table-cell/>
          <table:table-cell table:style-name="ce22" table:formula="of:=IF(AND(NOT(CONCATENATE([.S97];[.U97];[.W97];[.Y97])=&quot;&quot;);NOT([.AA97]=&quot;&quot;));&quot;,&quot;;&quot;&quot;)">
            <text:p/>
          </table:table-cell>
          <table:table-cell/>
          <table:table-cell table:formula="of:=IF(AND(NOT(CONCATENATE([.S97];[.U97];[.W97];[.Y97];[.AA97])=&quot;&quot;);NOT([.AC9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98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CS270T</text:p>
          </table:table-cell>
          <table:table-cell table:style-name="ce13"/>
          <table:table-cell table:style-name="ce32" office:value-type="string">
            <text:p>Bases de Datos I</text:p>
          </table:table-cell>
          <table:table-cell table:style-name="ce11" office:value-type="string">
            <text:p>O</text:p>
          </table:table-cell>
          <table:table-cell table:style-name="ce44" table:formula="of:=[.H98]+0.5*([.I98]+[.J98])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2" table:formula="of:=[.H98]+[.I98]+[.K98]" office:value-type="float" office:value="8">
            <text:p>8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107</text:p>
          </table:table-cell>
          <table:table-cell table:style-name="ce78" table:number-columns-repeated="3"/>
          <table:table-cell table:style-name="ce13" office:value-type="string">
            <text:p>CS,IT</text:p>
          </table:table-cell>
          <table:table-cell table:style-name="ce4" office:value-type="string">
            <text:p>SPC,2E,NT</text:p>
          </table:table-cell>
          <table:table-cell table:style-name="ce4" table:formula="of:=IF(OR([.B98]=&quot;&quot;;[.S98]=&quot;&quot;;[.U98]=&quot;&quot;);&quot;&quot;;&quot;,&quot;)">
            <text:p/>
          </table:table-cell>
          <table:table-cell table:style-name="ce4"/>
          <table:table-cell table:style-name="ce4" table:formula="of:=IF(AND(NOT(CONCATENATE([.S98];[.U98])=&quot;&quot;);NOT([.W98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98];[.U98];[.W98])=&quot;&quot;);NOT([.Y98]=&quot;&quot;));&quot;,&quot;;&quot;&quot;)">
            <text:p/>
          </table:table-cell>
          <table:table-cell/>
          <table:table-cell table:style-name="ce22" table:formula="of:=IF(AND(NOT(CONCATENATE([.S98];[.U98];[.W98];[.Y98])=&quot;&quot;);NOT([.AA98]=&quot;&quot;));&quot;,&quot;;&quot;&quot;)">
            <text:p/>
          </table:table-cell>
          <table:table-cell/>
          <table:table-cell table:formula="of:=IF(AND(NOT(CONCATENATE([.S98];[.U98];[.W98];[.Y98];[.AA98])=&quot;&quot;);NOT([.AC9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99]=&quot;&quot;);&quot;CS&quot;;&quot;&quot;)" office:value-type="string" office:string-value="CS">
            <text:p>CS</text:p>
          </table:table-cell>
          <table:table-cell table:style-name="ce5" office:value-type="float" office:value="4">
            <text:p>4</text:p>
          </table:table-cell>
          <table:table-cell table:style-name="ce14" office:value-type="string">
            <text:p>CS270T</text:p>
          </table:table-cell>
          <table:table-cell table:style-name="ce14"/>
          <table:table-cell table:style-name="ce34" office:value-type="string">
            <text:p>Bases de Datos I</text:p>
          </table:table-cell>
          <table:table-cell table:style-name="ce12" office:value-type="string">
            <text:p>O</text:p>
          </table:table-cell>
          <table:table-cell table:style-name="ce12" table:formula="of:=[.L99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99]+[.I99]+[.K99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107</text:p>
          </table:table-cell>
          <table:table-cell table:style-name="ce79" table:number-columns-repeated="3"/>
          <table:table-cell table:style-name="ce14" office:value-type="string">
            <text:p>CS,IT</text:p>
          </table:table-cell>
          <table:table-cell table:style-name="ce5"/>
          <table:table-cell table:style-name="ce5" table:formula="of:=IF(OR([.B99]=&quot;&quot;;[.S99]=&quot;&quot;;[.U99]=&quot;&quot;);&quot;&quot;;&quot;,&quot;)">
            <text:p/>
          </table:table-cell>
          <table:table-cell table:style-name="ce5"/>
          <table:table-cell table:style-name="ce5" table:formula="of:=IF(AND(NOT(CONCATENATE([.S99];[.U99])=&quot;&quot;);NOT([.W99]=&quot;&quot;));&quot;,&quot;;&quot;&quot;)">
            <text:p/>
          </table:table-cell>
          <table:table-cell table:style-name="ce91"/>
          <table:table-cell table:style-name="ce91" table:formula="of:=IF(AND(NOT(CONCATENATE([.S99];[.U99];[.W99])=&quot;&quot;);NOT([.Y99]=&quot;&quot;));&quot;,&quot;;&quot;&quot;)">
            <text:p/>
          </table:table-cell>
          <table:table-cell table:style-name="ce94"/>
          <table:table-cell table:style-name="ce91" table:formula="of:=IF(AND(NOT(CONCATENATE([.S99];[.U99];[.W99];[.Y99])=&quot;&quot;);NOT([.AA9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99];[.U99];[.W99];[.Y99];[.AA99])=&quot;&quot;);NOT([.AC99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7">
          <table:table-cell table:formula="of:=IF(NOT([.B100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table:style-name="ce11" office:value-type="string">
            <text:p>CF241</text:p>
          </table:table-cell>
          <table:table-cell table:style-name="ce11"/>
          <table:table-cell table:style-name="ce27" office:value-type="string">
            <text:p>Física General III</text:p>
          </table:table-cell>
          <table:table-cell table:style-name="ce11" office:value-type="string">
            <text:p>O</text:p>
          </table:table-cell>
          <table:table-cell table:style-name="ce44" table:formula="of:=[.H100]+0.5*([.I100]+[.J100])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table:formula="of:=[.H100]+[.I100]+[.K100]" office:value-type="float" office:value="8">
            <text:p>8</text:p>
          </table:table-cell>
          <table:table-cell table:style-name="ce53"/>
          <table:table-cell table:style-name="ce58" office:value-type="string">
            <text:p>CF142, CM142, CM132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100]=&quot;&quot;;[.S100]=&quot;&quot;;[.U100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100];[.U100])=&quot;&quot;);NOT([.W100]=&quot;&quot;));&quot;,&quot;;&quot;&quot;)">
            <text:p/>
          </table:table-cell>
          <table:table-cell table:style-name="ce22"/>
          <table:table-cell table:style-name="ce22" table:formula="of:=IF(AND(NOT(CONCATENATE([.S100];[.U100];[.W100])=&quot;&quot;);NOT([.Y100]=&quot;&quot;));&quot;,&quot;;&quot;&quot;)">
            <text:p/>
          </table:table-cell>
          <table:table-cell/>
          <table:table-cell table:style-name="ce22" table:formula="of:=IF(AND(NOT(CONCATENATE([.S100];[.U100];[.W100];[.Y100])=&quot;&quot;);NOT([.AA100]=&quot;&quot;));&quot;,&quot;;&quot;&quot;)">
            <text:p/>
          </table:table-cell>
          <table:table-cell/>
          <table:table-cell table:formula="of:=IF(AND(NOT(CONCATENATE([.S100];[.U100];[.W100];[.Y100];[.AA100])=&quot;&quot;);NOT([.AC100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01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table:style-name="ce11" office:value-type="string">
            <text:p>CM251</text:p>
          </table:table-cell>
          <table:table-cell table:style-name="ce11"/>
          <table:table-cell table:style-name="ce27" office:value-type="string">
            <text:p>Álgebra Lineal</text:p>
          </table:table-cell>
          <table:table-cell table:style-name="ce11" office:value-type="string">
            <text:p>O</text:p>
          </table:table-cell>
          <table:table-cell table:style-name="ce44" table:formula="of:=[.H101]+0.5*([.I101]+[.J101])" office:value-type="float" office:value="5.5">
            <text:p>5.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/>
          <table:table-cell table:style-name="ce12"/>
          <table:table-cell table:style-name="ce12" table:formula="of:=[.H101]+[.I101]+[.K101]" office:value-type="float" office:value="7">
            <text:p>7</text:p>
          </table:table-cell>
          <table:table-cell table:style-name="ce53"/>
          <table:table-cell table:style-name="ce58" office:value-type="string">
            <text:p>CM132,CM142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101]=&quot;&quot;;[.S101]=&quot;&quot;;[.U101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101];[.U101])=&quot;&quot;);NOT([.W101]=&quot;&quot;));&quot;,&quot;;&quot;&quot;)">
            <text:p/>
          </table:table-cell>
          <table:table-cell table:style-name="ce22"/>
          <table:table-cell table:style-name="ce22" table:formula="of:=IF(AND(NOT(CONCATENATE([.S101];[.U101];[.W101])=&quot;&quot;);NOT([.Y101]=&quot;&quot;));&quot;,&quot;;&quot;&quot;)">
            <text:p/>
          </table:table-cell>
          <table:table-cell/>
          <table:table-cell table:style-name="ce22" table:formula="of:=IF(AND(NOT(CONCATENATE([.S101];[.U101];[.W101];[.Y101])=&quot;&quot;);NOT([.AA101]=&quot;&quot;));&quot;,&quot;;&quot;&quot;)">
            <text:p/>
          </table:table-cell>
          <table:table-cell/>
          <table:table-cell table:formula="of:=IF(AND(NOT(CONCATENATE([.S101];[.U101];[.W101];[.Y101];[.AA101])=&quot;&quot;);NOT([.AC101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02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table:style-name="ce11" office:value-type="string">
            <text:p>CM211</text:p>
          </table:table-cell>
          <table:table-cell table:style-name="ce11"/>
          <table:table-cell table:style-name="ce27" office:value-type="string">
            <text:p>Cálculo Diferencial e Integral Avanzado</text:p>
          </table:table-cell>
          <table:table-cell table:style-name="ce11" office:value-type="string">
            <text:p>O</text:p>
          </table:table-cell>
          <table:table-cell table:style-name="ce44" table:formula="of:=[.H102]+0.5*([.I102]+[.J102])" office:value-type="float" office:value="7.5">
            <text:p>7.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1"/>
          <table:table-cell table:style-name="ce12"/>
          <table:table-cell table:style-name="ce12" table:formula="of:=[.H102]+[.I102]+[.K102]" office:value-type="float" office:value="9">
            <text:p>9</text:p>
          </table:table-cell>
          <table:table-cell table:style-name="ce53"/>
          <table:table-cell table:style-name="ce58" office:value-type="string">
            <text:p>CM132,CM142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102]=&quot;&quot;;[.S102]=&quot;&quot;;[.U102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102];[.U102])=&quot;&quot;);NOT([.W102]=&quot;&quot;));&quot;,&quot;;&quot;&quot;)">
            <text:p/>
          </table:table-cell>
          <table:table-cell table:style-name="ce22"/>
          <table:table-cell table:style-name="ce22" table:formula="of:=IF(AND(NOT(CONCATENATE([.S102];[.U102];[.W102])=&quot;&quot;);NOT([.Y102]=&quot;&quot;));&quot;,&quot;;&quot;&quot;)">
            <text:p/>
          </table:table-cell>
          <table:table-cell/>
          <table:table-cell table:style-name="ce22" table:formula="of:=IF(AND(NOT(CONCATENATE([.S102];[.U102];[.W102];[.Y102])=&quot;&quot;);NOT([.AA102]=&quot;&quot;));&quot;,&quot;;&quot;&quot;)">
            <text:p/>
          </table:table-cell>
          <table:table-cell/>
          <table:table-cell table:formula="of:=IF(AND(NOT(CONCATENATE([.S102];[.U102];[.W102];[.Y102];[.AA102])=&quot;&quot;);NOT([.AC10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office:value-type="string">
            <text:p>CS</text:p>
          </table:table-cell>
          <table:table-cell table:style-name="ce5" office:value-type="float" office:value="4">
            <text:p>4</text:p>
          </table:table-cell>
          <table:table-cell table:style-name="ce14" office:value-type="string">
            <text:p>FG141</text:p>
          </table:table-cell>
          <table:table-cell table:style-name="ce14"/>
          <table:table-cell table:style-name="ce34" office:value-type="string">
            <text:p>Historia de las Ideas</text:p>
          </table:table-cell>
          <table:table-cell table:style-name="ce12" office:value-type="string">
            <text:p>O</text:p>
          </table:table-cell>
          <table:table-cell table:style-name="ce12" table:formula="of:=[.L103]/3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2" table:formula="of:=[.H103]+[.I103]+[.K103]" office:value-type="float" office:value="12">
            <text:p>12</text:p>
          </table:table-cell>
          <table:table-cell table:style-name="ce54"/>
          <table:table-cell table:style-name="ce61"/>
          <table:table-cell table:style-name="ce79" table:number-columns-repeated="3"/>
          <table:table-cell table:style-name="ce14" office:value-type="string">
            <text:p>FG</text:p>
          </table:table-cell>
          <table:table-cell table:style-name="ce5"/>
          <table:table-cell table:style-name="ce5" table:formula="of:=IF(OR([.B103]=&quot;&quot;;[.S103]=&quot;&quot;;[.U103]=&quot;&quot;);&quot;&quot;;&quot;,&quot;)">
            <text:p/>
          </table:table-cell>
          <table:table-cell table:style-name="ce5"/>
          <table:table-cell table:style-name="ce5" table:formula="of:=IF(AND(NOT(CONCATENATE([.S103];[.U103])=&quot;&quot;);NOT([.W103]=&quot;&quot;));&quot;,&quot;;&quot;&quot;)">
            <text:p/>
          </table:table-cell>
          <table:table-cell table:style-name="ce91"/>
          <table:table-cell table:style-name="ce91" table:formula="of:=IF(AND(NOT(CONCATENATE([.S103];[.U103];[.W103])=&quot;&quot;);NOT([.Y103]=&quot;&quot;));&quot;,&quot;;&quot;&quot;)">
            <text:p/>
          </table:table-cell>
          <table:table-cell table:style-name="ce94"/>
          <table:table-cell table:style-name="ce91" table:formula="of:=IF(AND(NOT(CONCATENATE([.S103];[.U103];[.W103];[.Y103])=&quot;&quot;);NOT([.AA103]=&quot;&quot;));&quot;,&quot;;&quot;&quot;)">
            <text:p/>
          </table:table-cell>
          <table:table-cell/>
          <table:table-cell table:style-name="ce1" table:formula="of:=IF(AND(NOT(CONCATENATE([.S103];[.U103];[.W103];[.Y103];[.AA103])=&quot;&quot;);NOT([.AC103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5"/>
        </table:table-row>
        <table:table-row table:style-name="ro3">
          <table:table-cell table:formula="of:=IF(NOT([.B104]=&quot;&quot;);&quot;CS&quot;;&quot;&quot;)" office:value-type="string" office:string-value="CS">
            <text:p>CS</text:p>
          </table:table-cell>
          <table:table-cell table:style-name="ce4" office:value-type="float" office:value="4">
            <text:p>4</text:p>
          </table:table-cell>
          <table:table-cell office:value-type="string">
            <text:p>ID103</text:p>
          </table:table-cell>
          <table:table-cell table:style-name="ce11" office:value-type="string">
            <text:p>ID201</text:p>
          </table:table-cell>
          <table:table-cell table:style-name="ce27" office:value-type="string">
            <text:p>Inglés Técnico III</text:p>
          </table:table-cell>
          <table:table-cell table:style-name="ce11" office:value-type="string">
            <text:p>O</text:p>
          </table:table-cell>
          <table:table-cell table:style-name="ce44" office:value-type="float" office:value="3">
            <text:p>3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104]+[.I104]+[.K104]" office:value-type="float" office:value="0">
            <text:p>0</text:p>
          </table:table-cell>
          <table:table-cell table:style-name="ce53"/>
          <table:table-cell table:style-name="ce58" office:value-type="string">
            <text:p>ID102</text:p>
          </table:table-cell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104]=&quot;&quot;;[.S104]=&quot;&quot;;[.U104]=&quot;&quot;);&quot;&quot;;&quot;,&quot;)">
            <text:p/>
          </table:table-cell>
          <table:table-cell table:style-name="ce4"/>
          <table:table-cell table:style-name="ce4" table:formula="of:=IF(AND(NOT(CONCATENATE([.S104];[.U104])=&quot;&quot;);NOT([.W104]=&quot;&quot;));&quot;,&quot;;&quot;&quot;)">
            <text:p/>
          </table:table-cell>
          <table:table-cell table:style-name="ce22"/>
          <table:table-cell table:style-name="ce22" table:formula="of:=IF(AND(NOT(CONCATENATE([.S104];[.U104];[.W104])=&quot;&quot;);NOT([.Y104]=&quot;&quot;));&quot;,&quot;;&quot;&quot;)">
            <text:p/>
          </table:table-cell>
          <table:table-cell/>
          <table:table-cell table:style-name="ce22" table:formula="of:=IF(AND(NOT(CONCATENATE([.S104];[.U104];[.W104];[.Y104])=&quot;&quot;);NOT([.AA104]=&quot;&quot;));&quot;,&quot;;&quot;&quot;)">
            <text:p/>
          </table:table-cell>
          <table:table-cell/>
          <table:table-cell table:formula="of:=IF(AND(NOT(CONCATENATE([.S104];[.U104];[.W104];[.Y104];[.AA104])=&quot;&quot;);NOT([.AC104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4">
            <text:p>4</text:p>
          </table:table-cell>
          <table:table-cell table:style-name="ce11" office:value-type="string">
            <text:p>FG109</text:p>
          </table:table-cell>
          <table:table-cell table:style-name="ce11"/>
          <table:table-cell table:style-name="ce27" office:value-type="string">
            <text:p>Realidad Nacional</text:p>
          </table:table-cell>
          <table:table-cell table:style-name="ce11" office:value-type="string">
            <text:p>O</text:p>
          </table:table-cell>
          <table:table-cell table:style-name="ce44" office:value-type="float" office:value="3">
            <text:p>3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105]+[.I105]+[.K105]" office:value-type="float" office:value="0">
            <text:p>0</text:p>
          </table:table-cell>
          <table:table-cell table:style-name="ce53"/>
          <table:table-cell table:style-name="ce58" office:value-type="string">
            <text:p>FG108</text:p>
          </table:table-cell>
          <table:table-cell table:style-name="ce75" table:number-columns-repeated="3"/>
          <table:table-cell table:style-name="ce44"/>
          <table:table-cell table:style-name="ce4" office:value-type="string">
            <text:p>USGP</text:p>
          </table:table-cell>
          <table:table-cell table:style-name="ce4"/>
          <table:table-cell table:style-name="ce4"/>
          <table:table-cell table:style-name="ce4" table:formula="of:=IF(AND(NOT(CONCATENATE([.S105];[.U105])=&quot;&quot;);NOT([.W105]=&quot;&quot;));&quot;,&quot;;&quot;&quot;)">
            <text:p/>
          </table:table-cell>
          <table:table-cell table:style-name="ce22"/>
          <table:table-cell table:style-name="ce22" table:formula="of:=IF(AND(NOT(CONCATENATE([.S105];[.U105];[.W105])=&quot;&quot;);NOT([.Y105]=&quot;&quot;));&quot;,&quot;;&quot;&quot;)">
            <text:p/>
          </table:table-cell>
          <table:table-cell/>
          <table:table-cell table:style-name="ce22" table:formula="of:=IF(AND(NOT(CONCATENATE([.S105];[.U105];[.W105];[.Y105])=&quot;&quot;);NOT([.AA105]=&quot;&quot;));&quot;,&quot;;&quot;&quot;)">
            <text:p/>
          </table:table-cell>
          <table:table-cell/>
          <table:table-cell table:formula="of:=IF(AND(NOT(CONCATENATE([.S105];[.U105];[.W105];[.Y105];[.AA105])=&quot;&quot;);NOT([.AC10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06]=&quot;&quot;);&quot;C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/>
          <table:table-cell table:style-name="ce15" table:formula="of:=SUM([.G89:.G98])" office:value-type="float" office:value="38">
            <text:p>38</text:p>
          </table:table-cell>
          <table:table-cell table:style-name="ce5" table:formula="of:=SUM([.H88:.J98])" office:value-type="float" office:value="60" table:number-columns-spanned="3" table:number-rows-spanned="1">
            <text:p>60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106]=&quot;&quot;;[.S106]=&quot;&quot;;[.U106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06];[.U106];[.W106])=&quot;&quot;);NOT([.Y106]=&quot;&quot;));&quot;,&quot;;&quot;&quot;)">
            <text:p/>
          </table:table-cell>
          <table:table-cell/>
          <table:table-cell table:style-name="ce22" table:formula="of:=IF(AND(NOT(CONCATENATE([.S106];[.U106];[.W106];[.Y106])=&quot;&quot;);NOT([.AA106]=&quot;&quot;));&quot;,&quot;;&quot;&quot;)">
            <text:p/>
          </table:table-cell>
          <table:table-cell/>
          <table:table-cell table:formula="of:=IF(AND(NOT(CONCATENATE([.S106];[.U106];[.W106];[.Y106];[.AA106])=&quot;&quot;);NOT([.AC10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07]=&quot;&quot;);&quot;C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107]=&quot;&quot;;[.S107]=&quot;&quot;;[.U10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07];[.U107];[.W107])=&quot;&quot;);NOT([.Y107]=&quot;&quot;));&quot;,&quot;;&quot;&quot;)">
            <text:p/>
          </table:table-cell>
          <table:table-cell/>
          <table:table-cell table:style-name="ce22" table:formula="of:=IF(AND(NOT(CONCATENATE([.S107];[.U107];[.W107];[.Y107])=&quot;&quot;);NOT([.AA107]=&quot;&quot;));&quot;,&quot;;&quot;&quot;)">
            <text:p/>
          </table:table-cell>
          <table:table-cell/>
          <table:table-cell table:formula="of:=IF(AND(NOT(CONCATENATE([.S107];[.U107];[.W107];[.Y107];[.AA107])=&quot;&quot;);NOT([.AC107]=&quot;&quot;));&quot;,&quot;;&quot;&quot;)">
            <text:p/>
          </table:table-cell>
          <table:table-cell/>
          <table:table-cell table:number-columns-repeated="995"/>
        </table:table-row>
        <table:table-row table:style-name="ro1">
          <table:table-cell table:formula="of:=IF(NOT([.B108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5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108]=&quot;&quot;;[.S108]=&quot;&quot;;[.U10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08];[.U108];[.W108])=&quot;&quot;);NOT([.Y108]=&quot;&quot;));&quot;,&quot;;&quot;&quot;)">
            <text:p/>
          </table:table-cell>
          <table:table-cell/>
          <table:table-cell table:style-name="ce22" table:formula="of:=IF(AND(NOT(CONCATENATE([.S108];[.U108];[.W108];[.Y108])=&quot;&quot;);NOT([.AA108]=&quot;&quot;));&quot;,&quot;;&quot;&quot;)">
            <text:p/>
          </table:table-cell>
          <table:table-cell/>
          <table:table-cell table:formula="of:=IF(AND(NOT(CONCATENATE([.S108];[.U108];[.W108];[.Y108];[.AA108])=&quot;&quot;);NOT([.AC10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09]=&quot;&quot;);&quot;C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office:value-type="string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109]=&quot;&quot;;[.S109]=&quot;&quot;;[.U109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09];[.U109];[.W109])=&quot;&quot;);NOT([.Y109]=&quot;&quot;));&quot;,&quot;;&quot;&quot;)">
            <text:p/>
          </table:table-cell>
          <table:table-cell/>
          <table:table-cell table:style-name="ce22" table:formula="of:=IF(AND(NOT(CONCATENATE([.S109];[.U109];[.W109];[.Y109])=&quot;&quot;);NOT([.AA109]=&quot;&quot;));&quot;,&quot;;&quot;&quot;)">
            <text:p/>
          </table:table-cell>
          <table:table-cell/>
          <table:table-cell table:formula="of:=IF(AND(NOT(CONCATENATE([.S109];[.U109];[.W109];[.Y109];[.AA109])=&quot;&quot;);NOT([.AC109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10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S290T</text:p>
          </table:table-cell>
          <table:table-cell table:style-name="ce13"/>
          <table:table-cell table:style-name="ce32" office:value-type="string">
            <text:p>Ingeniería de Software I</text:p>
          </table:table-cell>
          <table:table-cell table:style-name="ce11" office:value-type="string">
            <text:p>O</text:p>
          </table:table-cell>
          <table:table-cell table:style-name="ce44" table:formula="of:=[.H110]+0.5*([.I110]+[.J110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10]+[.I110]+[.K110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102O,CS270T,CS130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4" office:value-type="string">
            <text:p>SPC</text:p>
          </table:table-cell>
          <table:table-cell table:style-name="ce4" table:formula="of:=IF(OR([.B110]=&quot;&quot;;[.S110]=&quot;&quot;;[.U110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110];[.U110])=&quot;&quot;);NOT([.W110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10];[.U110];[.W110])=&quot;&quot;);NOT([.Y110]=&quot;&quot;));&quot;,&quot;;&quot;&quot;)">
            <text:p/>
          </table:table-cell>
          <table:table-cell/>
          <table:table-cell table:style-name="ce22" table:formula="of:=IF(AND(NOT(CONCATENATE([.S110];[.U110];[.W110];[.Y110])=&quot;&quot;);NOT([.AA110]=&quot;&quot;));&quot;,&quot;;&quot;&quot;)">
            <text:p/>
          </table:table-cell>
          <table:table-cell/>
          <table:table-cell table:formula="of:=IF(AND(NOT(CONCATENATE([.S110];[.U110];[.W110];[.Y110];[.AA110])=&quot;&quot;);NOT([.AC110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11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4" office:value-type="string">
            <text:p>CS290T</text:p>
          </table:table-cell>
          <table:table-cell table:style-name="ce14"/>
          <table:table-cell table:style-name="ce34" office:value-type="string">
            <text:p>Ingeniería de Software I</text:p>
          </table:table-cell>
          <table:table-cell table:style-name="ce12" office:value-type="string">
            <text:p>O</text:p>
          </table:table-cell>
          <table:table-cell table:style-name="ce12" table:formula="of:=[.L111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11]+[.I111]+[.K111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102O,CS270T,CS130</text:p>
          </table:table-cell>
          <table:table-cell table:style-name="ce79" table:number-columns-repeated="3"/>
          <table:table-cell table:style-name="ce14" office:value-type="string">
            <text:p>SE</text:p>
          </table:table-cell>
          <table:table-cell table:style-name="ce5"/>
          <table:table-cell table:style-name="ce5" table:formula="of:=IF(OR([.B111]=&quot;&quot;;[.S111]=&quot;&quot;;[.U111]=&quot;&quot;);&quot;&quot;;&quot;,&quot;)">
            <text:p/>
          </table:table-cell>
          <table:table-cell table:style-name="ce5"/>
          <table:table-cell table:style-name="ce5" table:formula="of:=IF(AND(NOT(CONCATENATE([.S111];[.U111])=&quot;&quot;);NOT([.W111]=&quot;&quot;));&quot;,&quot;;&quot;&quot;)">
            <text:p/>
          </table:table-cell>
          <table:table-cell table:style-name="ce91"/>
          <table:table-cell table:style-name="ce91" table:formula="of:=IF(AND(NOT(CONCATENATE([.S111];[.U111];[.W111])=&quot;&quot;);NOT([.Y111]=&quot;&quot;));&quot;,&quot;;&quot;&quot;)">
            <text:p/>
          </table:table-cell>
          <table:table-cell table:style-name="ce94"/>
          <table:table-cell table:style-name="ce91" table:formula="of:=IF(AND(NOT(CONCATENATE([.S111];[.U111];[.W111];[.Y111])=&quot;&quot;);NOT([.AA11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1];[.U111];[.W111];[.Y111];[.AA111])=&quot;&quot;);NOT([.AC111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12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M274</text:p>
          </table:table-cell>
          <table:table-cell table:style-name="ce13"/>
          <table:table-cell table:style-name="ce32" office:value-type="string">
            <text:p>Introducción a Estadística y Probabilidades</text:p>
          </table:table-cell>
          <table:table-cell table:style-name="ce44" office:value-type="string">
            <text:p>O</text:p>
          </table:table-cell>
          <table:table-cell table:style-name="ce44" table:formula="of:=[.H112]+0.5*([.I112]+[.J112])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12]+[.I112]+[.K112]" office:value-type="float" office:value="8">
            <text:p>8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M211</text:p>
          </table:table-cell>
          <table:table-cell table:style-name="ce80" table:number-columns-repeated="3"/>
          <table:table-cell table:style-name="ce90" office:value-type="string">
            <text:p>MC</text:p>
          </table:table-cell>
          <table:table-cell table:style-name="ce6"/>
          <table:table-cell table:style-name="ce4" table:formula="of:=IF(OR([.B112]=&quot;&quot;;[.S112]=&quot;&quot;;[.U112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112];[.U112])=&quot;&quot;);NOT([.W112]=&quot;&quot;));&quot;,&quot;;&quot;&quot;)">
            <text:p/>
          </table:table-cell>
          <table:table-cell table:style-name="ce22"/>
          <table:table-cell table:style-name="ce22" table:formula="of:=IF(AND(NOT(CONCATENATE([.S112];[.U112];[.W112])=&quot;&quot;);NOT([.Y112]=&quot;&quot;));&quot;,&quot;;&quot;&quot;)">
            <text:p/>
          </table:table-cell>
          <table:table-cell/>
          <table:table-cell table:style-name="ce22" table:formula="of:=IF(AND(NOT(CONCATENATE([.S112];[.U112];[.W112];[.Y112])=&quot;&quot;);NOT([.AA112]=&quot;&quot;));&quot;,&quot;;&quot;&quot;)">
            <text:p/>
          </table:table-cell>
          <table:table-cell/>
          <table:table-cell table:formula="of:=IF(AND(NOT(CONCATENATE([.S112];[.U112];[.W112];[.Y112];[.AA112])=&quot;&quot;);NOT([.AC11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13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S210T</text:p>
          </table:table-cell>
          <table:table-cell table:style-name="ce13"/>
          <table:table-cell table:style-name="ce32" office:value-type="string">
            <text:p>Análisis y Diseño de Algoritmos</text:p>
          </table:table-cell>
          <table:table-cell table:style-name="ce11" office:value-type="string">
            <text:p>O</text:p>
          </table:table-cell>
          <table:table-cell table:style-name="ce44" table:formula="of:=[.H113]+0.5*([.I113]+[.J113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13]+[.I113]+[.K113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103O,CB203</text:p>
          </table:table-cell>
          <table:table-cell table:style-name="ce78" table:formula="of:=[.C91]" office:value-type="string" office:string-value="CS211T">
            <text:p>CS211T</text:p>
          </table:table-cell>
          <table:table-cell table:style-name="ce78" table:number-columns-repeated="2"/>
          <table:table-cell table:style-name="ce13" office:value-type="string">
            <text:p>CS</text:p>
          </table:table-cell>
          <table:table-cell table:style-name="ce4" office:value-type="string">
            <text:p>SPC,2E,NT</text:p>
          </table:table-cell>
          <table:table-cell table:style-name="ce4" table:formula="of:=IF(OR([.B113]=&quot;&quot;;[.S113]=&quot;&quot;;[.U113]=&quot;&quot;);&quot;&quot;;&quot;,&quot;)">
            <text:p/>
          </table:table-cell>
          <table:table-cell table:style-name="ce4"/>
          <table:table-cell table:style-name="ce4" table:formula="of:=IF(AND(NOT(CONCATENATE([.S113];[.U113])=&quot;&quot;);NOT([.W113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13];[.U113];[.W113])=&quot;&quot;);NOT([.Y113]=&quot;&quot;));&quot;,&quot;;&quot;&quot;)">
            <text:p/>
          </table:table-cell>
          <table:table-cell/>
          <table:table-cell table:style-name="ce22" table:formula="of:=IF(AND(NOT(CONCATENATE([.S113];[.U113];[.W113];[.Y113])=&quot;&quot;);NOT([.AA113]=&quot;&quot;));&quot;,&quot;;&quot;&quot;)">
            <text:p/>
          </table:table-cell>
          <table:table-cell/>
          <table:table-cell table:formula="of:=IF(AND(NOT(CONCATENATE([.S113];[.U113];[.W113];[.Y113];[.AA113])=&quot;&quot;);NOT([.AC113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14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4" office:value-type="string">
            <text:p>CS210T</text:p>
          </table:table-cell>
          <table:table-cell table:style-name="ce14"/>
          <table:table-cell table:style-name="ce34" office:value-type="string">
            <text:p>Análisis y Diseño de Algoritmos</text:p>
          </table:table-cell>
          <table:table-cell table:style-name="ce12" office:value-type="string">
            <text:p>O</text:p>
          </table:table-cell>
          <table:table-cell table:style-name="ce12" table:formula="of:=[.L114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14]+[.I114]+[.K114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103O,CB203</text:p>
          </table:table-cell>
          <table:table-cell table:style-name="ce79" table:formula="of:=[.C92]" office:value-type="string" office:string-value="CS211T">
            <text:p>CS211T</text:p>
          </table:table-cell>
          <table:table-cell table:style-name="ce79" table:number-columns-repeated="2"/>
          <table:table-cell table:style-name="ce14" office:value-type="string">
            <text:p>CS</text:p>
          </table:table-cell>
          <table:table-cell table:style-name="ce5"/>
          <table:table-cell table:style-name="ce5" table:formula="of:=IF(OR([.B114]=&quot;&quot;;[.S114]=&quot;&quot;;[.U114]=&quot;&quot;);&quot;&quot;;&quot;,&quot;)">
            <text:p/>
          </table:table-cell>
          <table:table-cell table:style-name="ce5"/>
          <table:table-cell table:style-name="ce5" table:formula="of:=IF(AND(NOT(CONCATENATE([.S114];[.U114])=&quot;&quot;);NOT([.W114]=&quot;&quot;));&quot;,&quot;;&quot;&quot;)">
            <text:p/>
          </table:table-cell>
          <table:table-cell table:style-name="ce91"/>
          <table:table-cell table:style-name="ce91" table:formula="of:=IF(AND(NOT(CONCATENATE([.S114];[.U114];[.W114])=&quot;&quot;);NOT([.Y114]=&quot;&quot;));&quot;,&quot;;&quot;&quot;)">
            <text:p/>
          </table:table-cell>
          <table:table-cell table:style-name="ce94"/>
          <table:table-cell table:style-name="ce91" table:formula="of:=IF(AND(NOT(CONCATENATE([.S114];[.U114];[.W114];[.Y114])=&quot;&quot;);NOT([.AA11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4];[.U114];[.W114];[.Y114];[.AA114])=&quot;&quot;);NOT([.AC114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15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S210T</text:p>
          </table:table-cell>
          <table:table-cell table:style-name="ce13"/>
          <table:table-cell table:style-name="ce32" office:value-type="string">
            <text:p>Análisis y Diseño de Algoritmos</text:p>
          </table:table-cell>
          <table:table-cell table:style-name="ce11" office:value-type="string">
            <text:p>O</text:p>
          </table:table-cell>
          <table:table-cell table:style-name="ce44" table:formula="of:=[.H115]+0.5*([.I115]+[.J115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15]+[.I115]+[.K115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103O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4"/>
          <table:table-cell table:style-name="ce4" table:formula="of:=IF(OR([.B115]=&quot;&quot;;[.S115]=&quot;&quot;;[.U115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115];[.U115])=&quot;&quot;);NOT([.W115]=&quot;&quot;));&quot;,&quot;;&quot;&quot;)">
            <text:p/>
          </table:table-cell>
          <table:table-cell table:style-name="ce22"/>
          <table:table-cell table:style-name="ce22" table:formula="of:=IF(AND(NOT(CONCATENATE([.S115];[.U115];[.W115])=&quot;&quot;);NOT([.Y115]=&quot;&quot;));&quot;,&quot;;&quot;&quot;)">
            <text:p/>
          </table:table-cell>
          <table:table-cell/>
          <table:table-cell table:style-name="ce22" table:formula="of:=IF(AND(NOT(CONCATENATE([.S115];[.U115];[.W115];[.Y115])=&quot;&quot;);NOT([.AA115]=&quot;&quot;));&quot;,&quot;;&quot;&quot;)">
            <text:p/>
          </table:table-cell>
          <table:table-cell/>
          <table:table-cell table:formula="of:=IF(AND(NOT(CONCATENATE([.S115];[.U115];[.W115];[.Y115];[.AA115])=&quot;&quot;);NOT([.AC115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formula="of:=IF(NOT([.B116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S271T</text:p>
          </table:table-cell>
          <table:table-cell table:style-name="ce13"/>
          <table:table-cell table:style-name="ce32" office:value-type="string">
            <text:p>Bases de Datos II</text:p>
          </table:table-cell>
          <table:table-cell table:style-name="ce11" office:value-type="string">
            <text:p>O</text:p>
          </table:table-cell>
          <table:table-cell table:style-name="ce44" table:formula="of:=[.H116]+0.5*([.I116]+[.J116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16]+[.I116]+[.K116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70T,UCSP=Inglés (300)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116]=&quot;&quot;;[.S116]=&quot;&quot;;[.U116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116];[.U116])=&quot;&quot;);NOT([.W116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16];[.U116];[.W116])=&quot;&quot;);NOT([.Y116]=&quot;&quot;));&quot;,&quot;;&quot;&quot;)">
            <text:p/>
          </table:table-cell>
          <table:table-cell/>
          <table:table-cell table:style-name="ce22" table:formula="of:=IF(AND(NOT(CONCATENATE([.S116];[.U116];[.W116];[.Y116])=&quot;&quot;);NOT([.AA116]=&quot;&quot;));&quot;,&quot;;&quot;&quot;)">
            <text:p/>
          </table:table-cell>
          <table:table-cell/>
          <table:table-cell table:formula="of:=IF(AND(NOT(CONCATENATE([.S116];[.U116];[.W116];[.Y116];[.AA116])=&quot;&quot;);NOT([.AC116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17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4" office:value-type="string">
            <text:p>CS271T</text:p>
          </table:table-cell>
          <table:table-cell table:style-name="ce14"/>
          <table:table-cell table:style-name="ce34" office:value-type="string">
            <text:p>Bases de Datos II</text:p>
          </table:table-cell>
          <table:table-cell table:style-name="ce12" office:value-type="string">
            <text:p>O</text:p>
          </table:table-cell>
          <table:table-cell table:style-name="ce12" table:formula="of:=[.L117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17]+[.I117]+[.K117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70T,UCSP=Inglés (300)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117]=&quot;&quot;;[.S117]=&quot;&quot;;[.U117]=&quot;&quot;);&quot;&quot;;&quot;,&quot;)">
            <text:p/>
          </table:table-cell>
          <table:table-cell table:style-name="ce5"/>
          <table:table-cell table:style-name="ce5" table:formula="of:=IF(AND(NOT(CONCATENATE([.S117];[.U117])=&quot;&quot;);NOT([.W117]=&quot;&quot;));&quot;,&quot;;&quot;&quot;)">
            <text:p/>
          </table:table-cell>
          <table:table-cell table:style-name="ce91"/>
          <table:table-cell table:style-name="ce91" table:formula="of:=IF(AND(NOT(CONCATENATE([.S117];[.U117];[.W117])=&quot;&quot;);NOT([.Y117]=&quot;&quot;));&quot;,&quot;;&quot;&quot;)">
            <text:p/>
          </table:table-cell>
          <table:table-cell table:style-name="ce94"/>
          <table:table-cell table:style-name="ce91" table:formula="of:=IF(AND(NOT(CONCATENATE([.S117];[.U117];[.W117];[.Y117])=&quot;&quot;);NOT([.AA11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17];[.U117];[.W117];[.Y117];[.AA117])=&quot;&quot;);NOT([.AC117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formula="of:=IF(NOT([.B118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S271T</text:p>
          </table:table-cell>
          <table:table-cell table:style-name="ce13"/>
          <table:table-cell table:style-name="ce32" office:value-type="string">
            <text:p>Bases de Datos II</text:p>
          </table:table-cell>
          <table:table-cell table:style-name="ce11" office:value-type="string">
            <text:p>O</text:p>
          </table:table-cell>
          <table:table-cell table:style-name="ce44" table:formula="of:=[.H118]+0.5*([.I118]+[.J118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18]+[.I118]+[.K118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70T,ID201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USGP</text:p>
          </table:table-cell>
          <table:table-cell table:style-name="ce4" table:formula="of:=IF(OR([.B118]=&quot;&quot;;[.S118]=&quot;&quot;;[.U118]=&quot;&quot;);&quot;&quot;;&quot;,&quot;)">
            <text:p/>
          </table:table-cell>
          <table:table-cell table:style-name="ce4"/>
          <table:table-cell table:style-name="ce4" table:formula="of:=IF(AND(NOT(CONCATENATE([.S118];[.U118])=&quot;&quot;);NOT([.W118]=&quot;&quot;));&quot;,&quot;;&quot;&quot;)">
            <text:p/>
          </table:table-cell>
          <table:table-cell table:style-name="ce22"/>
          <table:table-cell table:style-name="ce22" table:formula="of:=IF(AND(NOT(CONCATENATE([.S118];[.U118];[.W118])=&quot;&quot;);NOT([.Y118]=&quot;&quot;));&quot;,&quot;;&quot;&quot;)">
            <text:p/>
          </table:table-cell>
          <table:table-cell/>
          <table:table-cell table:style-name="ce22" table:formula="of:=IF(AND(NOT(CONCATENATE([.S118];[.U118];[.W118];[.Y118])=&quot;&quot;);NOT([.AA118]=&quot;&quot;));&quot;,&quot;;&quot;&quot;)">
            <text:p/>
          </table:table-cell>
          <table:table-cell/>
          <table:table-cell table:formula="of:=IF(AND(NOT(CONCATENATE([.S118];[.U118];[.W118];[.Y118];[.AA118])=&quot;&quot;);NOT([.AC11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19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3" office:value-type="string">
            <text:p>CB306</text:p>
          </table:table-cell>
          <table:table-cell table:style-name="ce13"/>
          <table:table-cell table:style-name="ce32" office:value-type="string">
            <text:p>Análisis Numérico</text:p>
          </table:table-cell>
          <table:table-cell table:style-name="ce44" office:value-type="string">
            <text:p>O</text:p>
          </table:table-cell>
          <table:table-cell table:style-name="ce44" table:formula="of:=[.H119]+0.5*([.I119]+[.J119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19]+[.I119]+[.K119]" office:value-type="float" office:value="5">
            <text:p>5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B201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SPC,NT</text:p>
          </table:table-cell>
          <table:table-cell table:style-name="ce4" table:formula="of:=IF(OR([.B119]=&quot;&quot;;[.S119]=&quot;&quot;;[.U119]=&quot;&quot;);&quot;&quot;;&quot;,&quot;)">
            <text:p/>
          </table:table-cell>
          <table:table-cell table:style-name="ce4"/>
          <table:table-cell table:style-name="ce4" table:formula="of:=IF(AND(NOT(CONCATENATE([.S119];[.U119])=&quot;&quot;);NOT([.W119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19];[.U119];[.W119])=&quot;&quot;);NOT([.Y119]=&quot;&quot;));&quot;,&quot;;&quot;&quot;)">
            <text:p/>
          </table:table-cell>
          <table:table-cell/>
          <table:table-cell table:style-name="ce22" table:formula="of:=IF(AND(NOT(CONCATENATE([.S119];[.U119];[.W119];[.Y119])=&quot;&quot;);NOT([.AA119]=&quot;&quot;));&quot;,&quot;;&quot;&quot;)">
            <text:p/>
          </table:table-cell>
          <table:table-cell/>
          <table:table-cell table:formula="of:=IF(AND(NOT(CONCATENATE([.S119];[.U119];[.W119];[.Y119];[.AA119])=&quot;&quot;);NOT([.AC11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120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4" office:value-type="string">
            <text:p>CB306</text:p>
          </table:table-cell>
          <table:table-cell table:style-name="ce14"/>
          <table:table-cell table:style-name="ce34" office:value-type="string">
            <text:p>Análisis Numérico</text:p>
          </table:table-cell>
          <table:table-cell table:style-name="ce12" office:value-type="string">
            <text:p>O</text:p>
          </table:table-cell>
          <table:table-cell table:style-name="ce12" table:formula="of:=[.L120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20]+[.I120]+[.K120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1" office:value-type="string">
            <text:p>CB201</text:p>
          </table:table-cell>
          <table:table-cell table:style-name="ce79" table:number-columns-repeated="3"/>
          <table:table-cell table:style-name="ce14" office:value-type="string">
            <text:p>MC</text:p>
          </table:table-cell>
          <table:table-cell table:style-name="ce5"/>
          <table:table-cell table:style-name="ce5" table:formula="of:=IF(OR([.B120]=&quot;&quot;;[.S120]=&quot;&quot;;[.U120]=&quot;&quot;);&quot;&quot;;&quot;,&quot;)">
            <text:p/>
          </table:table-cell>
          <table:table-cell table:style-name="ce5"/>
          <table:table-cell table:style-name="ce5" table:formula="of:=IF(AND(NOT(CONCATENATE([.S120];[.U120])=&quot;&quot;);NOT([.W120]=&quot;&quot;));&quot;,&quot;;&quot;&quot;)">
            <text:p/>
          </table:table-cell>
          <table:table-cell table:style-name="ce91"/>
          <table:table-cell table:style-name="ce91" table:formula="of:=IF(AND(NOT(CONCATENATE([.S120];[.U120];[.W120])=&quot;&quot;);NOT([.Y120]=&quot;&quot;));&quot;,&quot;;&quot;&quot;)">
            <text:p/>
          </table:table-cell>
          <table:table-cell table:style-name="ce94"/>
          <table:table-cell table:style-name="ce91" table:formula="of:=IF(AND(NOT(CONCATENATE([.S120];[.U120];[.W120];[.Y120])=&quot;&quot;);NOT([.AA12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20];[.U120];[.W120];[.Y120];[.AA120])=&quot;&quot;);NOT([.AC120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21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3" office:value-type="string">
            <text:p>CB306</text:p>
          </table:table-cell>
          <table:table-cell table:style-name="ce13"/>
          <table:table-cell table:style-name="ce32" office:value-type="string">
            <text:p>Análisis Numérico</text:p>
          </table:table-cell>
          <table:table-cell table:style-name="ce44" office:value-type="string">
            <text:p>O</text:p>
          </table:table-cell>
          <table:table-cell table:style-name="ce44" table:formula="of:=[.H121]+0.5*([.I121]+[.J12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21]+[.I121]+[.K121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B201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UNSA</text:p>
          </table:table-cell>
          <table:table-cell table:style-name="ce4" table:formula="of:=IF(OR([.B121]=&quot;&quot;;[.S121]=&quot;&quot;;[.U121]=&quot;&quot;);&quot;&quot;;&quot;,&quot;)">
            <text:p/>
          </table:table-cell>
          <table:table-cell table:style-name="ce4"/>
          <table:table-cell table:style-name="ce4" table:formula="of:=IF(AND(NOT(CONCATENATE([.S121];[.U121])=&quot;&quot;);NOT([.W121]=&quot;&quot;));&quot;,&quot;;&quot;&quot;)">
            <text:p/>
          </table:table-cell>
          <table:table-cell table:style-name="ce22"/>
          <table:table-cell table:style-name="ce22" table:formula="of:=IF(AND(NOT(CONCATENATE([.S121];[.U121];[.W121])=&quot;&quot;);NOT([.Y121]=&quot;&quot;));&quot;,&quot;;&quot;&quot;)">
            <text:p/>
          </table:table-cell>
          <table:table-cell/>
          <table:table-cell table:style-name="ce22" table:formula="of:=IF(AND(NOT(CONCATENATE([.S121];[.U121];[.W121];[.Y121])=&quot;&quot;);NOT([.AA121]=&quot;&quot;));&quot;,&quot;;&quot;&quot;)">
            <text:p/>
          </table:table-cell>
          <table:table-cell/>
          <table:table-cell table:formula="of:=IF(AND(NOT(CONCATENATE([.S121];[.U121];[.W121];[.Y121];[.AA121])=&quot;&quot;);NOT([.AC12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22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B111</text:p>
          </table:table-cell>
          <table:table-cell table:style-name="ce13"/>
          <table:table-cell table:style-name="ce32" office:value-type="string">
            <text:p>Física Computacional</text:p>
          </table:table-cell>
          <table:table-cell table:style-name="ce11" office:value-type="string">
            <text:p>O</text:p>
          </table:table-cell>
          <table:table-cell table:style-name="ce44" table:formula="of:=[.H122]+0.5*([.I122]+[.J122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22]+[.I122]+[.K122]" office:value-type="float" office:value="6">
            <text:p>6</text:p>
          </table:table-cell>
          <table:table-cell table:style-name="ce53" office:value-type="string">
            <text:p>Physic</text:p>
          </table:table-cell>
          <table:table-cell table:style-name="ce60" office:value-type="string">
            <text:p>CB103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6" office:value-type="string">
            <text:p>SPC</text:p>
          </table:table-cell>
          <table:table-cell table:style-name="ce4" table:formula="of:=IF(OR([.B122]=&quot;&quot;;[.S122]=&quot;&quot;;[.U122]=&quot;&quot;);&quot;&quot;;&quot;,&quot;)">
            <text:p/>
          </table:table-cell>
          <table:table-cell table:style-name="ce4"/>
          <table:table-cell table:style-name="ce4" table:formula="of:=IF(AND(NOT(CONCATENATE([.S122];[.U122])=&quot;&quot;);NOT([.W122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22];[.U122];[.W122])=&quot;&quot;);NOT([.Y122]=&quot;&quot;));&quot;,&quot;;&quot;&quot;)">
            <text:p/>
          </table:table-cell>
          <table:table-cell/>
          <table:table-cell table:style-name="ce22" table:formula="of:=IF(AND(NOT(CONCATENATE([.S122];[.U122];[.W122];[.Y122])=&quot;&quot;);NOT([.AA122]=&quot;&quot;));&quot;,&quot;;&quot;&quot;)">
            <text:p/>
          </table:table-cell>
          <table:table-cell/>
          <table:table-cell table:formula="of:=IF(AND(NOT(CONCATENATE([.S122];[.U122];[.W122];[.Y122];[.AA122])=&quot;&quot;);NOT([.AC12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123]=&quot;&quot;);&quot;CS&quot;;&quot;&quot;)" office:value-type="string" office:string-value="CS">
            <text:p>CS</text:p>
          </table:table-cell>
          <table:table-cell table:style-name="ce5" office:value-type="float" office:value="5">
            <text:p>5</text:p>
          </table:table-cell>
          <table:table-cell table:style-name="ce14" office:value-type="string">
            <text:p>CB111</text:p>
          </table:table-cell>
          <table:table-cell table:style-name="ce14"/>
          <table:table-cell table:style-name="ce34" office:value-type="string">
            <text:p>Física Computacional</text:p>
          </table:table-cell>
          <table:table-cell table:style-name="ce12" office:value-type="string">
            <text:p>O</text:p>
          </table:table-cell>
          <table:table-cell table:style-name="ce12" table:formula="of:=[.L123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23]+[.I123]+[.K123]" office:value-type="float" office:value="9">
            <text:p>9</text:p>
          </table:table-cell>
          <table:table-cell table:style-name="ce54" office:value-type="string">
            <text:p>Physic</text:p>
          </table:table-cell>
          <table:table-cell table:style-name="ce61" office:value-type="string">
            <text:p>CB103</text:p>
          </table:table-cell>
          <table:table-cell table:style-name="ce79" table:number-columns-repeated="3"/>
          <table:table-cell table:style-name="ce14" office:value-type="string">
            <text:p>CB</text:p>
          </table:table-cell>
          <table:table-cell table:style-name="ce5"/>
          <table:table-cell table:style-name="ce5" table:formula="of:=IF(OR([.B123]=&quot;&quot;;[.S123]=&quot;&quot;;[.U123]=&quot;&quot;);&quot;&quot;;&quot;,&quot;)">
            <text:p/>
          </table:table-cell>
          <table:table-cell table:style-name="ce5"/>
          <table:table-cell table:style-name="ce5" table:formula="of:=IF(AND(NOT(CONCATENATE([.S123];[.U123])=&quot;&quot;);NOT([.W123]=&quot;&quot;));&quot;,&quot;;&quot;&quot;)">
            <text:p/>
          </table:table-cell>
          <table:table-cell table:style-name="ce91"/>
          <table:table-cell table:style-name="ce91" table:formula="of:=IF(AND(NOT(CONCATENATE([.S123];[.U123];[.W123])=&quot;&quot;);NOT([.Y123]=&quot;&quot;));&quot;,&quot;;&quot;&quot;)">
            <text:p/>
          </table:table-cell>
          <table:table-cell table:style-name="ce94"/>
          <table:table-cell table:style-name="ce91" table:formula="of:=IF(AND(NOT(CONCATENATE([.S123];[.U123];[.W123];[.Y123])=&quot;&quot;);NOT([.AA12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23];[.U123];[.W123];[.Y123];[.AA123])=&quot;&quot;);NOT([.AC123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6" office:value-type="float" office:value="5">
            <text:p>5</text:p>
          </table:table-cell>
          <table:table-cell table:style-name="ce13" office:value-type="string">
            <text:p>CS260</text:p>
          </table:table-cell>
          <table:table-cell table:style-name="ce13"/>
          <table:table-cell table:style-name="ce32" office:value-type="string">
            <text:p>Lógica Computacional</text:p>
          </table:table-cell>
          <table:table-cell table:style-name="ce44" office:value-type="string">
            <text:p>O</text:p>
          </table:table-cell>
          <table:table-cell table:style-name="ce44" table:formula="of:=[.H124]+0.5*([.I124]+[.J124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24]+[.I124]+[.K124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S211T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USGP</text:p>
          </table:table-cell>
          <table:table-cell table:style-name="ce4"/>
          <table:table-cell table:style-name="ce4"/>
          <table:table-cell table:style-name="ce4" table:formula="of:=IF(AND(NOT(CONCATENATE([.S124];[.U124])=&quot;&quot;);NOT([.W124]=&quot;&quot;));&quot;,&quot;;&quot;&quot;)">
            <text:p/>
          </table:table-cell>
          <table:table-cell table:style-name="ce22"/>
          <table:table-cell table:style-name="ce22" table:formula="of:=IF(AND(NOT(CONCATENATE([.S124];[.U124];[.W124])=&quot;&quot;);NOT([.Y124]=&quot;&quot;));&quot;,&quot;;&quot;&quot;)">
            <text:p/>
          </table:table-cell>
          <table:table-cell/>
          <table:table-cell table:style-name="ce22" table:formula="of:=IF(AND(NOT(CONCATENATE([.S124];[.U124];[.W124];[.Y124])=&quot;&quot;);NOT([.AA124]=&quot;&quot;));&quot;,&quot;;&quot;&quot;)">
            <text:p/>
          </table:table-cell>
          <table:table-cell/>
          <table:table-cell table:formula="of:=IF(AND(NOT(CONCATENATE([.S124];[.U124];[.W124];[.Y124];[.AA124])=&quot;&quot;);NOT([.AC124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25]=&quot;&quot;);&quot;CS&quot;;&quot;&quot;)" office:value-type="string" office:string-value="CS">
            <text:p>CS</text:p>
          </table:table-cell>
          <table:table-cell table:style-name="ce6" office:value-type="float" office:value="5">
            <text:p>5</text:p>
          </table:table-cell>
          <table:table-cell table:style-name="ce13" office:value-type="string">
            <text:p>CB307</text:p>
          </table:table-cell>
          <table:table-cell table:style-name="ce13"/>
          <table:table-cell table:style-name="ce32" office:value-type="string">
            <text:p>Matemática aplicada a la computación</text:p>
          </table:table-cell>
          <table:table-cell table:style-name="ce44" office:value-type="string">
            <text:p>O</text:p>
          </table:table-cell>
          <table:table-cell table:style-name="ce44" table:formula="of:=[.H125]+0.5*([.I125]+[.J125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25]+[.I125]+[.K125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B111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USGP</text:p>
          </table:table-cell>
          <table:table-cell table:style-name="ce4" table:formula="of:=IF(OR([.B125]=&quot;&quot;;[.S125]=&quot;&quot;;[.U125]=&quot;&quot;);&quot;&quot;;&quot;,&quot;)">
            <text:p/>
          </table:table-cell>
          <table:table-cell table:style-name="ce4"/>
          <table:table-cell table:style-name="ce4" table:formula="of:=IF(AND(NOT(CONCATENATE([.S125];[.U125])=&quot;&quot;);NOT([.W125]=&quot;&quot;));&quot;,&quot;;&quot;&quot;)">
            <text:p/>
          </table:table-cell>
          <table:table-cell table:style-name="ce22"/>
          <table:table-cell table:style-name="ce22" table:formula="of:=IF(AND(NOT(CONCATENATE([.S125];[.U125];[.W125])=&quot;&quot;);NOT([.Y125]=&quot;&quot;));&quot;,&quot;;&quot;&quot;)">
            <text:p/>
          </table:table-cell>
          <table:table-cell/>
          <table:table-cell table:style-name="ce22" table:formula="of:=IF(AND(NOT(CONCATENATE([.S125];[.U125];[.W125];[.Y125])=&quot;&quot;);NOT([.AA125]=&quot;&quot;));&quot;,&quot;;&quot;&quot;)">
            <text:p/>
          </table:table-cell>
          <table:table-cell/>
          <table:table-cell table:formula="of:=IF(AND(NOT(CONCATENATE([.S125];[.U125];[.W125];[.Y125];[.AA125])=&quot;&quot;);NOT([.AC12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26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table:style-name="ce11" office:value-type="string">
            <text:p>FG210</text:p>
          </table:table-cell>
          <table:table-cell table:style-name="ce11"/>
          <table:table-cell table:style-name="ce29" office:value-type="string">
            <text:p>Ética</text:p>
          </table:table-cell>
          <table:table-cell table:style-name="ce13" office:value-type="string">
            <text:p>O</text:p>
          </table:table-cell>
          <table:table-cell table:style-name="ce44" table:formula="of:=[.H126]+0.5*([.I126]+[.J126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26]+[.I126]+[.K126]" office:value-type="float" office:value="3">
            <text:p>3</text:p>
          </table:table-cell>
          <table:table-cell table:style-name="ce53"/>
          <table:table-cell table:style-name="ce60" office:value-type="string">
            <text:p>FG107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126]=&quot;&quot;;[.S126]=&quot;&quot;;[.U126]=&quot;&quot;);&quot;&quot;;&quot;,&quot;)">
            <text:p/>
          </table:table-cell>
          <table:table-cell table:style-name="ce4"/>
          <table:table-cell table:style-name="ce4" table:formula="of:=IF(AND(NOT(CONCATENATE([.S126];[.U126])=&quot;&quot;);NOT([.W126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126];[.U126];[.W126])=&quot;&quot;);NOT([.Y126]=&quot;&quot;));&quot;,&quot;;&quot;&quot;)">
            <text:p/>
          </table:table-cell>
          <table:table-cell/>
          <table:table-cell table:style-name="ce22" table:formula="of:=IF(AND(NOT(CONCATENATE([.S126];[.U126];[.W126];[.Y126])=&quot;&quot;);NOT([.AA126]=&quot;&quot;));&quot;,&quot;;&quot;&quot;)">
            <text:p/>
          </table:table-cell>
          <table:table-cell/>
          <table:table-cell table:formula="of:=IF(AND(NOT(CONCATENATE([.S126];[.U126];[.W126];[.Y126];[.AA126])=&quot;&quot;);NOT([.AC12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5">
            <text:p>5</text:p>
          </table:table-cell>
          <table:table-cell table:style-name="ce11" office:value-type="string">
            <text:p>FG209</text:p>
          </table:table-cell>
          <table:table-cell table:style-name="ce11"/>
          <table:table-cell table:style-name="ce29" office:value-type="string">
            <text:p>Psicología</text:p>
          </table:table-cell>
          <table:table-cell table:style-name="ce13" office:value-type="string">
            <text:p>E</text:p>
          </table:table-cell>
          <table:table-cell table:style-name="ce44" table:formula="of:=[.H127]+0.5*([.I127]+[.J127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27]+[.I127]+[.K127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FG</text:p>
          </table:table-cell>
          <table:table-cell table:style-name="ce4"/>
          <table:table-cell table:style-name="ce4" table:formula="of:=IF(OR([.B127]=&quot;&quot;;[.S127]=&quot;&quot;;[.U127]=&quot;&quot;);&quot;&quot;;&quot;,&quot;)">
            <text:p/>
          </table:table-cell>
          <table:table-cell table:style-name="ce4"/>
          <table:table-cell table:style-name="ce4" table:formula="of:=IF(AND(NOT(CONCATENATE([.S127];[.U127])=&quot;&quot;);NOT([.W127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127];[.U127];[.W127])=&quot;&quot;);NOT([.Y127]=&quot;&quot;));&quot;,&quot;;&quot;&quot;)">
            <text:p/>
          </table:table-cell>
          <table:table-cell/>
          <table:table-cell table:style-name="ce22" table:formula="of:=IF(AND(NOT(CONCATENATE([.S127];[.U127];[.W127];[.Y127])=&quot;&quot;);NOT([.AA127]=&quot;&quot;));&quot;,&quot;;&quot;&quot;)">
            <text:p/>
          </table:table-cell>
          <table:table-cell/>
          <table:table-cell table:formula="of:=IF(AND(NOT(CONCATENATE([.S127];[.U127];[.W127];[.Y127];[.AA127])=&quot;&quot;);NOT([.AC12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5">
            <text:p>5</text:p>
          </table:table-cell>
          <table:table-cell table:style-name="ce11" office:value-type="string">
            <text:p>FG206</text:p>
          </table:table-cell>
          <table:table-cell table:style-name="ce11"/>
          <table:table-cell table:style-name="ce29" office:value-type="string">
            <text:p>Sociología</text:p>
          </table:table-cell>
          <table:table-cell table:style-name="ce13" office:value-type="string">
            <text:p>E</text:p>
          </table:table-cell>
          <table:table-cell table:style-name="ce44" table:formula="of:=[.H128]+0.5*([.I128]+[.J128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28]+[.I128]+[.K128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FG</text:p>
          </table:table-cell>
          <table:table-cell table:style-name="ce4"/>
          <table:table-cell table:style-name="ce4" table:formula="of:=IF(OR([.B128]=&quot;&quot;;[.S128]=&quot;&quot;;[.U128]=&quot;&quot;);&quot;&quot;;&quot;,&quot;)">
            <text:p/>
          </table:table-cell>
          <table:table-cell table:style-name="ce4"/>
          <table:table-cell table:style-name="ce4" table:formula="of:=IF(AND(NOT(CONCATENATE([.S128];[.U128])=&quot;&quot;);NOT([.W128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128];[.U128];[.W128])=&quot;&quot;);NOT([.Y128]=&quot;&quot;));&quot;,&quot;;&quot;&quot;)">
            <text:p/>
          </table:table-cell>
          <table:table-cell/>
          <table:table-cell table:style-name="ce22" table:formula="of:=IF(AND(NOT(CONCATENATE([.S128];[.U128];[.W128];[.Y128])=&quot;&quot;);NOT([.AA128]=&quot;&quot;));&quot;,&quot;;&quot;&quot;)">
            <text:p/>
          </table:table-cell>
          <table:table-cell/>
          <table:table-cell table:formula="of:=IF(AND(NOT(CONCATENATE([.S128];[.U128];[.W128];[.Y128];[.AA128])=&quot;&quot;);NOT([.AC12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office:value-type="string">
            <text:p>CS</text:p>
          </table:table-cell>
          <table:table-cell table:style-name="ce5" office:value-type="float" office:value="5">
            <text:p>5</text:p>
          </table:table-cell>
          <table:table-cell table:style-name="ce12" office:value-type="string">
            <text:p>FG206</text:p>
          </table:table-cell>
          <table:table-cell table:style-name="ce12"/>
          <table:table-cell table:style-name="ce28" office:value-type="string">
            <text:p>Sociología</text:p>
          </table:table-cell>
          <table:table-cell table:style-name="ce14" office:value-type="string">
            <text:p>O</text:p>
          </table:table-cell>
          <table:table-cell table:style-name="ce12" table:formula="of:=[.L129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29]+[.I129]+[.K129]" office:value-type="float" office:value="9">
            <text:p>9</text:p>
          </table:table-cell>
          <table:table-cell table:style-name="ce54"/>
          <table:table-cell table:style-name="ce61"/>
          <table:table-cell table:style-name="ce79" table:number-columns-repeated="3"/>
          <table:table-cell table:style-name="ce14" office:value-type="string">
            <text:p>FG</text:p>
          </table:table-cell>
          <table:table-cell table:style-name="ce5"/>
          <table:table-cell table:style-name="ce5" table:formula="of:=IF(OR([.B129]=&quot;&quot;;[.S129]=&quot;&quot;;[.U129]=&quot;&quot;);&quot;&quot;;&quot;,&quot;)">
            <text:p/>
          </table:table-cell>
          <table:table-cell table:style-name="ce5"/>
          <table:table-cell table:style-name="ce5" table:formula="of:=IF(AND(NOT(CONCATENATE([.S129];[.U129])=&quot;&quot;);NOT([.W129]=&quot;&quot;));&quot;,&quot;;&quot;&quot;)">
            <text:p/>
          </table:table-cell>
          <table:table-cell table:style-name="ce91"/>
          <table:table-cell table:style-name="ce91" table:formula="of:=IF(AND(NOT(CONCATENATE([.S129];[.U129];[.W129])=&quot;&quot;);NOT([.Y129]=&quot;&quot;));&quot;,&quot;;&quot;&quot;)">
            <text:p/>
          </table:table-cell>
          <table:table-cell table:style-name="ce94"/>
          <table:table-cell table:style-name="ce91" table:formula="of:=IF(AND(NOT(CONCATENATE([.S129];[.U129];[.W129];[.Y129])=&quot;&quot;);NOT([.AA129]=&quot;&quot;));&quot;,&quot;;&quot;&quot;)">
            <text:p/>
          </table:table-cell>
          <table:table-cell/>
          <table:table-cell table:style-name="ce1" table:formula="of:=IF(AND(NOT(CONCATENATE([.S129];[.U129];[.W129];[.Y129];[.AA129])=&quot;&quot;);NOT([.AC129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5"/>
        </table:table-row>
        <table:table-row table:style-name="ro3">
          <table:table-cell table:formula="of:=IF(NOT([.B130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office:value-type="string">
            <text:p>ID104</text:p>
          </table:table-cell>
          <table:table-cell table:style-name="ce11" office:value-type="string">
            <text:p>ID202</text:p>
          </table:table-cell>
          <table:table-cell table:style-name="ce27" office:value-type="string">
            <text:p>Inglés Técnico IV</text:p>
          </table:table-cell>
          <table:table-cell table:style-name="ce11" office:value-type="string">
            <text:p>O</text:p>
          </table:table-cell>
          <table:table-cell table:style-name="ce44" office:value-type="float" office:value="3">
            <text:p>3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130]+[.I130]+[.K130]" office:value-type="float" office:value="0">
            <text:p>0</text:p>
          </table:table-cell>
          <table:table-cell table:style-name="ce53"/>
          <table:table-cell table:style-name="ce58" office:value-type="string">
            <text:p>ID201</text:p>
          </table:table-cell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130]=&quot;&quot;;[.S130]=&quot;&quot;;[.U130]=&quot;&quot;);&quot;&quot;;&quot;,&quot;)">
            <text:p/>
          </table:table-cell>
          <table:table-cell table:style-name="ce4"/>
          <table:table-cell table:style-name="ce4" table:formula="of:=IF(AND(NOT(CONCATENATE([.S130];[.U130])=&quot;&quot;);NOT([.W130]=&quot;&quot;));&quot;,&quot;;&quot;&quot;)">
            <text:p/>
          </table:table-cell>
          <table:table-cell table:style-name="ce22"/>
          <table:table-cell table:style-name="ce22" table:formula="of:=IF(AND(NOT(CONCATENATE([.S130];[.U130];[.W130])=&quot;&quot;);NOT([.Y130]=&quot;&quot;));&quot;,&quot;;&quot;&quot;)">
            <text:p/>
          </table:table-cell>
          <table:table-cell/>
          <table:table-cell table:style-name="ce22" table:formula="of:=IF(AND(NOT(CONCATENATE([.S130];[.U130];[.W130];[.Y130])=&quot;&quot;);NOT([.AA130]=&quot;&quot;));&quot;,&quot;;&quot;&quot;)">
            <text:p/>
          </table:table-cell>
          <table:table-cell/>
          <table:table-cell table:formula="of:=IF(AND(NOT(CONCATENATE([.S130];[.U130];[.W130];[.Y130];[.AA130])=&quot;&quot;);NOT([.AC13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31]=&quot;&quot;);&quot;CS&quot;;&quot;&quot;)" office:value-type="string" office:string-value="CS">
            <text:p>CS</text:p>
          </table:table-cell>
          <table:table-cell table:style-name="ce4" office:value-type="float" office:value="5">
            <text:p>5</text:p>
          </table:table-cell>
          <table:table-cell office:value-type="string">
            <text:p>ID104</text:p>
          </table:table-cell>
          <table:table-cell table:style-name="ce11" office:value-type="string">
            <text:p>ID202</text:p>
          </table:table-cell>
          <table:table-cell table:style-name="ce27" office:value-type="string">
            <text:p>Lengua Extranjera IV</text:p>
          </table:table-cell>
          <table:table-cell table:style-name="ce11" office:value-type="string">
            <text:p>O</text:p>
          </table:table-cell>
          <table:table-cell table:style-name="ce44" table:formula="of:=[.H131]+0.5*([.I131]+[.J131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131]+[.I131]+[.K131]" office:value-type="float" office:value="4">
            <text:p>4</text:p>
          </table:table-cell>
          <table:table-cell table:style-name="ce53"/>
          <table:table-cell table:style-name="ce58" office:value-type="string">
            <text:p>ID201</text:p>
          </table:table-cell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131]=&quot;&quot;;[.S131]=&quot;&quot;;[.U131]=&quot;&quot;);&quot;&quot;;&quot;,&quot;)">
            <text:p/>
          </table:table-cell>
          <table:table-cell table:style-name="ce4"/>
          <table:table-cell table:style-name="ce4" table:formula="of:=IF(AND(NOT(CONCATENATE([.S131];[.U131])=&quot;&quot;);NOT([.W131]=&quot;&quot;));&quot;,&quot;;&quot;&quot;)">
            <text:p/>
          </table:table-cell>
          <table:table-cell table:style-name="ce22"/>
          <table:table-cell table:style-name="ce22" table:formula="of:=IF(AND(NOT(CONCATENATE([.S131];[.U131];[.W131])=&quot;&quot;);NOT([.Y131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2" table:formula="of:=IF(AND(NOT(CONCATENATE([.S131];[.U131];[.W131];[.Y131])=&quot;&quot;);NOT([.AA131]=&quot;&quot;));&quot;,&quot;;&quot;&quot;)">
            <text:p/>
          </table:table-cell>
          <table:table-cell/>
          <table:table-cell table:formula="of:=IF(AND(NOT(CONCATENATE([.S131];[.U131];[.W131];[.Y131];[.AA131])=&quot;&quot;);NOT([.AC131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number-columns-repeated="18"/>
          <table:table-cell/>
          <table:table-cell/>
          <table:table-cell/>
          <table:table-cell/>
          <table:table-cell/>
          <table:table-cell table:style-name="ce22" table:formula="of:=IF(AND(NOT(CONCATENATE([.S132];[.U132];[.W132])=&quot;&quot;);NOT([.Y132]=&quot;&quot;));&quot;,&quot;;&quot;&quot;)">
            <text:p/>
          </table:table-cell>
          <table:table-cell/>
          <table:table-cell table:style-name="ce22" table:formula="of:=IF(AND(NOT(CONCATENATE([.S132];[.U132];[.W132];[.Y132])=&quot;&quot;);NOT([.AA132]=&quot;&quot;));&quot;,&quot;;&quot;&quot;)">
            <text:p/>
          </table:table-cell>
          <table:table-cell/>
          <table:table-cell table:formula="of:=IF(AND(NOT(CONCATENATE([.S132];[.U132];[.W132];[.Y132];[.AA132])=&quot;&quot;);NOT([.AC13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33]=&quot;&quot;);&quot;C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/>
          <table:table-cell table:style-name="ce15" table:formula="of:=SUM([.G110:.G126])" office:value-type="float" office:value="60">
            <text:p>60</text:p>
          </table:table-cell>
          <table:table-cell table:style-name="ce5" table:formula="of:=SUM([.H109:.J119])" office:value-type="float" office:value="59" table:number-columns-spanned="3" table:number-rows-spanned="1">
            <text:p>59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133]=&quot;&quot;;[.S133]=&quot;&quot;;[.U133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33];[.U133];[.W133])=&quot;&quot;);NOT([.Y133]=&quot;&quot;));&quot;,&quot;;&quot;&quot;)">
            <text:p/>
          </table:table-cell>
          <table:table-cell/>
          <table:table-cell table:style-name="ce22" table:formula="of:=IF(AND(NOT(CONCATENATE([.S133];[.U133];[.W133];[.Y133])=&quot;&quot;);NOT([.AA133]=&quot;&quot;));&quot;,&quot;;&quot;&quot;)">
            <text:p/>
          </table:table-cell>
          <table:table-cell/>
          <table:table-cell table:formula="of:=IF(AND(NOT(CONCATENATE([.S133];[.U133];[.W133];[.Y133];[.AA133])=&quot;&quot;);NOT([.AC133]=&quot;&quot;));&quot;,&quot;;&quot;&quot;)">
            <text:p/>
          </table:table-cell>
          <table:table-cell/>
          <table:table-cell table:number-columns-repeated="995"/>
        </table:table-row>
        <table:table-row table:style-name="ro1">
          <table:table-cell table:formula="of:=IF(NOT([.B134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6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134]=&quot;&quot;;[.S134]=&quot;&quot;;[.U134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34];[.U134];[.W134])=&quot;&quot;);NOT([.Y134]=&quot;&quot;));&quot;,&quot;;&quot;&quot;)">
            <text:p/>
          </table:table-cell>
          <table:table-cell/>
          <table:table-cell table:style-name="ce22" table:formula="of:=IF(AND(NOT(CONCATENATE([.S134];[.U134];[.W134];[.Y134])=&quot;&quot;);NOT([.AA134]=&quot;&quot;));&quot;,&quot;;&quot;&quot;)">
            <text:p/>
          </table:table-cell>
          <table:table-cell/>
          <table:table-cell table:formula="of:=IF(AND(NOT(CONCATENATE([.S134];[.U134];[.W134];[.Y134];[.AA134])=&quot;&quot;);NOT([.AC134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35]=&quot;&quot;);&quot;C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office:value-type="string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135]=&quot;&quot;;[.S135]=&quot;&quot;;[.U135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35];[.U135];[.W135])=&quot;&quot;);NOT([.Y135]=&quot;&quot;));&quot;,&quot;;&quot;&quot;)">
            <text:p/>
          </table:table-cell>
          <table:table-cell/>
          <table:table-cell table:style-name="ce22" table:formula="of:=IF(AND(NOT(CONCATENATE([.S135];[.U135];[.W135];[.Y135])=&quot;&quot;);NOT([.AA135]=&quot;&quot;));&quot;,&quot;;&quot;&quot;)">
            <text:p/>
          </table:table-cell>
          <table:table-cell/>
          <table:table-cell table:formula="of:=IF(AND(NOT(CONCATENATE([.S135];[.U135];[.W135];[.Y135];[.AA135])=&quot;&quot;);NOT([.AC13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36]=&quot;&quot;);&quot;CS&quot;;&quot;&quot;)" office:value-type="string" office:string-value="CS">
            <text:p>CS</text:p>
          </table:table-cell>
          <table:table-cell table:style-name="ce4" office:value-type="float" office:value="6">
            <text:p>6</text:p>
          </table:table-cell>
          <table:table-cell table:style-name="ce11" office:value-type="string">
            <text:p>CS390</text:p>
          </table:table-cell>
          <table:table-cell table:style-name="ce11"/>
          <table:table-cell table:style-name="ce29" office:value-type="string">
            <text:p>Ingeniería de Software II</text:p>
          </table:table-cell>
          <table:table-cell table:style-name="ce11" office:value-type="string">
            <text:p>O</text:p>
          </table:table-cell>
          <table:table-cell table:style-name="ce44" table:formula="of:=[.H136]+0.5*([.I136]+[.J136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36]+[.I136]+[.K136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90T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6" office:value-type="string">
            <text:p>SPC,NT</text:p>
          </table:table-cell>
          <table:table-cell table:style-name="ce4" table:formula="of:=IF(OR([.B136]=&quot;&quot;;[.S136]=&quot;&quot;;[.U136]=&quot;&quot;);&quot;&quot;;&quot;,&quot;)">
            <text:p/>
          </table:table-cell>
          <table:table-cell table:style-name="ce4"/>
          <table:table-cell table:style-name="ce4" table:formula="of:=IF(AND(NOT(CONCATENATE([.S136];[.U136])=&quot;&quot;);NOT([.W136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36];[.U136];[.W136])=&quot;&quot;);NOT([.Y136]=&quot;&quot;));&quot;,&quot;;&quot;&quot;)">
            <text:p/>
          </table:table-cell>
          <table:table-cell/>
          <table:table-cell table:style-name="ce22" table:formula="of:=IF(AND(NOT(CONCATENATE([.S136];[.U136];[.W136];[.Y136])=&quot;&quot;);NOT([.AA136]=&quot;&quot;));&quot;,&quot;;&quot;&quot;)">
            <text:p/>
          </table:table-cell>
          <table:table-cell/>
          <table:table-cell table:formula="of:=IF(AND(NOT(CONCATENATE([.S136];[.U136];[.W136];[.Y136];[.AA136])=&quot;&quot;);NOT([.AC13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137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CS390</text:p>
          </table:table-cell>
          <table:table-cell table:style-name="ce12"/>
          <table:table-cell table:style-name="ce28" office:value-type="string">
            <text:p>Ingeniería de Software II</text:p>
          </table:table-cell>
          <table:table-cell table:style-name="ce12" office:value-type="string">
            <text:p>O</text:p>
          </table:table-cell>
          <table:table-cell table:style-name="ce12" table:formula="of:=[.L137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37]+[.I137]+[.K137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90T</text:p>
          </table:table-cell>
          <table:table-cell table:style-name="ce79" table:number-columns-repeated="3"/>
          <table:table-cell table:style-name="ce14" office:value-type="string">
            <text:p>SE</text:p>
          </table:table-cell>
          <table:table-cell table:style-name="ce5"/>
          <table:table-cell table:style-name="ce5" table:formula="of:=IF(OR([.B137]=&quot;&quot;;[.S137]=&quot;&quot;;[.U137]=&quot;&quot;);&quot;&quot;;&quot;,&quot;)">
            <text:p/>
          </table:table-cell>
          <table:table-cell table:style-name="ce5"/>
          <table:table-cell table:style-name="ce5" table:formula="of:=IF(AND(NOT(CONCATENATE([.S137];[.U137])=&quot;&quot;);NOT([.W137]=&quot;&quot;));&quot;,&quot;;&quot;&quot;)">
            <text:p/>
          </table:table-cell>
          <table:table-cell table:style-name="ce91"/>
          <table:table-cell table:style-name="ce91" table:formula="of:=IF(AND(NOT(CONCATENATE([.S137];[.U137];[.W137])=&quot;&quot;);NOT([.Y137]=&quot;&quot;));&quot;,&quot;;&quot;&quot;)">
            <text:p/>
          </table:table-cell>
          <table:table-cell table:style-name="ce94"/>
          <table:table-cell table:style-name="ce91" table:formula="of:=IF(AND(NOT(CONCATENATE([.S137];[.U137];[.W137];[.Y137])=&quot;&quot;);NOT([.AA13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37];[.U137];[.W137];[.Y137];[.AA137])=&quot;&quot;);NOT([.AC137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38]=&quot;&quot;);&quot;CS&quot;;&quot;&quot;)" office:value-type="string" office:string-value="CS">
            <text:p>CS</text:p>
          </table:table-cell>
          <table:table-cell table:style-name="ce4" office:value-type="float" office:value="6">
            <text:p>6</text:p>
          </table:table-cell>
          <table:table-cell table:style-name="ce13" office:value-type="string">
            <text:p>CS315</text:p>
          </table:table-cell>
          <table:table-cell table:style-name="ce13"/>
          <table:table-cell table:style-name="ce32" office:value-type="string">
            <text:p>Estructuras de Datos Avanzadas</text:p>
          </table:table-cell>
          <table:table-cell table:style-name="ce11" office:value-type="string">
            <text:p>O</text:p>
          </table:table-cell>
          <table:table-cell table:style-name="ce44" table:formula="of:=[.H138]+0.5*([.I138]+[.J138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38]+[.I138]+[.K138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10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,NT</text:p>
          </table:table-cell>
          <table:table-cell table:style-name="ce4" table:formula="of:=IF(OR([.B138]=&quot;&quot;;[.S138]=&quot;&quot;;[.U138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138];[.U138])=&quot;&quot;);NOT([.W138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38];[.U138];[.W138])=&quot;&quot;);NOT([.Y138]=&quot;&quot;));&quot;,&quot;;&quot;&quot;)">
            <text:p/>
          </table:table-cell>
          <table:table-cell/>
          <table:table-cell table:style-name="ce22" table:formula="of:=IF(AND(NOT(CONCATENATE([.S138];[.U138];[.W138];[.Y138])=&quot;&quot;);NOT([.AA138]=&quot;&quot;));&quot;,&quot;;&quot;&quot;)">
            <text:p/>
          </table:table-cell>
          <table:table-cell/>
          <table:table-cell table:formula="of:=IF(AND(NOT(CONCATENATE([.S138];[.U138];[.W138];[.Y138];[.AA138])=&quot;&quot;);NOT([.AC13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139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4" office:value-type="string">
            <text:p>CS315</text:p>
          </table:table-cell>
          <table:table-cell table:style-name="ce14"/>
          <table:table-cell table:style-name="ce34" office:value-type="string">
            <text:p>Estructuras de Datos Avanzadas</text:p>
          </table:table-cell>
          <table:table-cell table:style-name="ce12" office:value-type="string">
            <text:p>O</text:p>
          </table:table-cell>
          <table:table-cell table:style-name="ce12" table:formula="of:=[.L139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39]+[.I139]+[.K139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10T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139]=&quot;&quot;;[.S139]=&quot;&quot;;[.U139]=&quot;&quot;);&quot;&quot;;&quot;,&quot;)">
            <text:p/>
          </table:table-cell>
          <table:table-cell table:style-name="ce5"/>
          <table:table-cell table:style-name="ce5" table:formula="of:=IF(AND(NOT(CONCATENATE([.S139];[.U139])=&quot;&quot;);NOT([.W139]=&quot;&quot;));&quot;,&quot;;&quot;&quot;)">
            <text:p/>
          </table:table-cell>
          <table:table-cell table:style-name="ce91"/>
          <table:table-cell table:style-name="ce91" table:formula="of:=IF(AND(NOT(CONCATENATE([.S139];[.U139];[.W139])=&quot;&quot;);NOT([.Y139]=&quot;&quot;));&quot;,&quot;;&quot;&quot;)">
            <text:p/>
          </table:table-cell>
          <table:table-cell table:style-name="ce94"/>
          <table:table-cell table:style-name="ce91" table:formula="of:=IF(AND(NOT(CONCATENATE([.S139];[.U139];[.W139];[.Y139])=&quot;&quot;);NOT([.AA13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39];[.U139];[.W139];[.Y139];[.AA139])=&quot;&quot;);NOT([.AC139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40]=&quot;&quot;);&quot;CS&quot;;&quot;&quot;)" office:value-type="string" office:string-value="CS">
            <text:p>CS</text:p>
          </table:table-cell>
          <table:table-cell table:style-name="ce4" office:value-type="float" office:value="6">
            <text:p>6</text:p>
          </table:table-cell>
          <table:table-cell table:style-name="ce13" office:value-type="string">
            <text:p>CS225T</text:p>
          </table:table-cell>
          <table:table-cell table:style-name="ce13"/>
          <table:table-cell table:style-name="ce32" office:value-type="string">
            <text:p>Sistemas Operativos</text:p>
          </table:table-cell>
          <table:table-cell table:style-name="ce11" office:value-type="string">
            <text:p>O</text:p>
          </table:table-cell>
          <table:table-cell table:style-name="ce44" table:formula="of:=[.H140]+0.5*([.I140]+[.J140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40]+[.I140]+[.K140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20T</text:p>
          </table:table-cell>
          <table:table-cell table:style-name="ce78" table:number-columns-repeated="3"/>
          <table:table-cell table:style-name="ce13" office:value-type="string">
            <text:p>CS,IT</text:p>
          </table:table-cell>
          <table:table-cell table:style-name="ce4" office:value-type="string">
            <text:p>SPC,2E,NT</text:p>
          </table:table-cell>
          <table:table-cell table:style-name="ce4" table:formula="of:=IF(OR([.B140]=&quot;&quot;;[.S140]=&quot;&quot;;[.U140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140];[.U140])=&quot;&quot;);NOT([.W140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40];[.U140];[.W140])=&quot;&quot;);NOT([.Y140]=&quot;&quot;));&quot;,&quot;;&quot;&quot;)">
            <text:p/>
          </table:table-cell>
          <table:table-cell/>
          <table:table-cell table:style-name="ce22" table:formula="of:=IF(AND(NOT(CONCATENATE([.S140];[.U140];[.W140];[.Y140])=&quot;&quot;);NOT([.AA140]=&quot;&quot;));&quot;,&quot;;&quot;&quot;)">
            <text:p/>
          </table:table-cell>
          <table:table-cell/>
          <table:table-cell table:formula="of:=IF(AND(NOT(CONCATENATE([.S140];[.U140];[.W140];[.Y140];[.AA140])=&quot;&quot;);NOT([.AC14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141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4" office:value-type="string">
            <text:p>CS225T</text:p>
          </table:table-cell>
          <table:table-cell table:style-name="ce14"/>
          <table:table-cell table:style-name="ce34" office:value-type="string">
            <text:p>Sistemas Operativos</text:p>
          </table:table-cell>
          <table:table-cell table:style-name="ce12" office:value-type="string">
            <text:p>O</text:p>
          </table:table-cell>
          <table:table-cell table:style-name="ce12" table:formula="of:=[.L141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41]+[.I141]+[.K141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20T</text:p>
          </table:table-cell>
          <table:table-cell table:style-name="ce79" table:number-columns-repeated="3"/>
          <table:table-cell table:style-name="ce14" office:value-type="string">
            <text:p>CS,IT</text:p>
          </table:table-cell>
          <table:table-cell table:style-name="ce5"/>
          <table:table-cell table:style-name="ce5" table:formula="of:=IF(OR([.B141]=&quot;&quot;;[.S141]=&quot;&quot;;[.U141]=&quot;&quot;);&quot;&quot;;&quot;,&quot;)">
            <text:p/>
          </table:table-cell>
          <table:table-cell table:style-name="ce5"/>
          <table:table-cell table:style-name="ce5" table:formula="of:=IF(AND(NOT(CONCATENATE([.S141];[.U141])=&quot;&quot;);NOT([.W141]=&quot;&quot;));&quot;,&quot;;&quot;&quot;)">
            <text:p/>
          </table:table-cell>
          <table:table-cell table:style-name="ce91"/>
          <table:table-cell table:style-name="ce91" table:formula="of:=IF(AND(NOT(CONCATENATE([.S141];[.U141];[.W141])=&quot;&quot;);NOT([.Y141]=&quot;&quot;));&quot;,&quot;;&quot;&quot;)">
            <text:p/>
          </table:table-cell>
          <table:table-cell table:style-name="ce94"/>
          <table:table-cell table:style-name="ce91" table:formula="of:=IF(AND(NOT(CONCATENATE([.S141];[.U141];[.W141];[.Y141])=&quot;&quot;);NOT([.AA14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1];[.U141];[.W141];[.Y141];[.AA141])=&quot;&quot;);NOT([.AC141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style-name="ce1" table:formula="of:=IF(NOT([.B142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4" office:value-type="string">
            <text:p>CS336</text:p>
          </table:table-cell>
          <table:table-cell table:style-name="ce14"/>
          <table:table-cell table:style-name="ce34" office:value-type="string">
            <text:p>Seguridad en Computación</text:p>
          </table:table-cell>
          <table:table-cell table:style-name="ce12" office:value-type="string">
            <text:p>O</text:p>
          </table:table-cell>
          <table:table-cell table:style-name="ce12" table:formula="of:=[.L142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42]+[.I142]+[.K142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4" office:value-type="string">
            <text:p>CS103O</text:p>
          </table:table-cell>
          <table:table-cell table:style-name="ce79" table:number-columns-repeated="3"/>
          <table:table-cell table:style-name="ce14" office:value-type="string">
            <text:p>IT</text:p>
          </table:table-cell>
          <table:table-cell table:style-name="ce5"/>
          <table:table-cell table:style-name="ce5"/>
          <table:table-cell table:style-name="ce5"/>
          <table:table-cell table:style-name="ce5" table:formula="of:=IF(AND(NOT(CONCATENATE([.S142];[.U142])=&quot;&quot;);NOT([.W142]=&quot;&quot;));&quot;,&quot;;&quot;&quot;)">
            <text:p/>
          </table:table-cell>
          <table:table-cell table:style-name="ce91"/>
          <table:table-cell table:style-name="ce91" table:formula="of:=IF(AND(NOT(CONCATENATE([.S142];[.U142];[.W142])=&quot;&quot;);NOT([.Y142]=&quot;&quot;));&quot;,&quot;;&quot;&quot;)">
            <text:p/>
          </table:table-cell>
          <table:table-cell table:style-name="ce94"/>
          <table:table-cell table:style-name="ce91" table:formula="of:=IF(AND(NOT(CONCATENATE([.S142];[.U142];[.W142];[.Y142])=&quot;&quot;);NOT([.AA14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2];[.U142];[.W142];[.Y142];[.AA142])=&quot;&quot;);NOT([.AC142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43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3" office:value-type="string">
            <text:p>CB307</text:p>
          </table:table-cell>
          <table:table-cell table:style-name="ce13"/>
          <table:table-cell table:style-name="ce32" office:value-type="string">
            <text:p>Matemática aplicada a la computación</text:p>
          </table:table-cell>
          <table:table-cell table:style-name="ce44" office:value-type="string">
            <text:p>O</text:p>
          </table:table-cell>
          <table:table-cell table:style-name="ce44" table:formula="of:=[.H143]+0.5*([.I143]+[.J143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43]+[.I143]+[.K143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B111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SPC</text:p>
          </table:table-cell>
          <table:table-cell table:style-name="ce4" table:formula="of:=IF(OR([.B143]=&quot;&quot;;[.S143]=&quot;&quot;;[.U143]=&quot;&quot;);&quot;&quot;;&quot;,&quot;)">
            <text:p/>
          </table:table-cell>
          <table:table-cell table:style-name="ce4"/>
          <table:table-cell table:style-name="ce4" table:formula="of:=IF(AND(NOT(CONCATENATE([.S143];[.U143])=&quot;&quot;);NOT([.W143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43];[.U143];[.W143])=&quot;&quot;);NOT([.Y143]=&quot;&quot;));&quot;,&quot;;&quot;&quot;)">
            <text:p/>
          </table:table-cell>
          <table:table-cell/>
          <table:table-cell table:style-name="ce22" table:formula="of:=IF(AND(NOT(CONCATENATE([.S143];[.U143];[.W143];[.Y143])=&quot;&quot;);NOT([.AA143]=&quot;&quot;));&quot;,&quot;;&quot;&quot;)">
            <text:p/>
          </table:table-cell>
          <table:table-cell/>
          <table:table-cell table:formula="of:=IF(AND(NOT(CONCATENATE([.S143];[.U143];[.W143];[.Y143];[.AA143])=&quot;&quot;);NOT([.AC143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144]=&quot;&quot;);&quot;CS&quot;;&quot;&quot;)" office:value-type="string" office:string-value="CS">
            <text:p>CS</text:p>
          </table:table-cell>
          <table:table-cell table:style-name="ce5" office:value-type="float" office:value="6">
            <text:p>6</text:p>
          </table:table-cell>
          <table:table-cell table:style-name="ce14" office:value-type="string">
            <text:p>CB307</text:p>
          </table:table-cell>
          <table:table-cell table:style-name="ce14"/>
          <table:table-cell table:style-name="ce34" office:value-type="string">
            <text:p>Matemática aplicada a la computación</text:p>
          </table:table-cell>
          <table:table-cell table:style-name="ce12" office:value-type="string">
            <text:p>O</text:p>
          </table:table-cell>
          <table:table-cell table:style-name="ce12" table:formula="of:=[.L144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44]+[.I144]+[.K144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1" office:value-type="string">
            <text:p>CB111</text:p>
          </table:table-cell>
          <table:table-cell table:style-name="ce79" table:number-columns-repeated="3"/>
          <table:table-cell table:style-name="ce14" office:value-type="string">
            <text:p>MC</text:p>
          </table:table-cell>
          <table:table-cell table:style-name="ce5"/>
          <table:table-cell table:style-name="ce5" table:formula="of:=IF(OR([.B144]=&quot;&quot;;[.S144]=&quot;&quot;;[.U144]=&quot;&quot;);&quot;&quot;;&quot;,&quot;)">
            <text:p/>
          </table:table-cell>
          <table:table-cell table:style-name="ce5"/>
          <table:table-cell table:style-name="ce5" table:formula="of:=IF(AND(NOT(CONCATENATE([.S144];[.U144])=&quot;&quot;);NOT([.W144]=&quot;&quot;));&quot;,&quot;;&quot;&quot;)">
            <text:p/>
          </table:table-cell>
          <table:table-cell table:style-name="ce91"/>
          <table:table-cell table:style-name="ce91" table:formula="of:=IF(AND(NOT(CONCATENATE([.S144];[.U144];[.W144])=&quot;&quot;);NOT([.Y144]=&quot;&quot;));&quot;,&quot;;&quot;&quot;)">
            <text:p/>
          </table:table-cell>
          <table:table-cell table:style-name="ce94"/>
          <table:table-cell table:style-name="ce91" table:formula="of:=IF(AND(NOT(CONCATENATE([.S144];[.U144];[.W144];[.Y144])=&quot;&quot;);NOT([.AA14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4];[.U144];[.W144];[.Y144];[.AA144])=&quot;&quot;);NOT([.AC144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45]=&quot;&quot;);&quot;CS&quot;;&quot;&quot;)" office:value-type="string" office:string-value="CS">
            <text:p>CS</text:p>
          </table:table-cell>
          <table:table-cell table:style-name="ce6" office:value-type="float" office:value="6">
            <text:p>6</text:p>
          </table:table-cell>
          <table:table-cell table:style-name="ce13" office:value-type="string">
            <text:p>CB307</text:p>
          </table:table-cell>
          <table:table-cell table:style-name="ce13"/>
          <table:table-cell table:style-name="ce32" office:value-type="string">
            <text:p>Matemática aplicada a la computación</text:p>
          </table:table-cell>
          <table:table-cell table:style-name="ce44" office:value-type="string">
            <text:p>O</text:p>
          </table:table-cell>
          <table:table-cell table:style-name="ce44" table:formula="of:=[.H145]+0.5*([.I145]+[.J145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45]+[.I145]+[.K145]" office:value-type="float" office:value="4">
            <text:p>4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B111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UNSA</text:p>
          </table:table-cell>
          <table:table-cell table:style-name="ce4" table:formula="of:=IF(OR([.B145]=&quot;&quot;;[.S145]=&quot;&quot;;[.U145]=&quot;&quot;);&quot;&quot;;&quot;,&quot;)">
            <text:p/>
          </table:table-cell>
          <table:table-cell table:style-name="ce4"/>
          <table:table-cell table:style-name="ce4" table:formula="of:=IF(AND(NOT(CONCATENATE([.S145];[.U145])=&quot;&quot;);NOT([.W145]=&quot;&quot;));&quot;,&quot;;&quot;&quot;)">
            <text:p/>
          </table:table-cell>
          <table:table-cell table:style-name="ce22"/>
          <table:table-cell table:style-name="ce22" table:formula="of:=IF(AND(NOT(CONCATENATE([.S145];[.U145];[.W145])=&quot;&quot;);NOT([.Y145]=&quot;&quot;));&quot;,&quot;;&quot;&quot;)">
            <text:p/>
          </table:table-cell>
          <table:table-cell/>
          <table:table-cell table:style-name="ce22" table:formula="of:=IF(AND(NOT(CONCATENATE([.S145];[.U145];[.W145];[.Y145])=&quot;&quot;);NOT([.AA145]=&quot;&quot;));&quot;,&quot;;&quot;&quot;)">
            <text:p/>
          </table:table-cell>
          <table:table-cell/>
          <table:table-cell table:formula="of:=IF(AND(NOT(CONCATENATE([.S145];[.U145];[.W145];[.Y145];[.AA145])=&quot;&quot;);NOT([.AC14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6" office:value-type="float" office:value="6">
            <text:p>6</text:p>
          </table:table-cell>
          <table:table-cell table:style-name="ce13" office:value-type="string">
            <text:p>CS260</text:p>
          </table:table-cell>
          <table:table-cell table:style-name="ce13"/>
          <table:table-cell table:style-name="ce32" office:value-type="string">
            <text:p>Lógica Computacional</text:p>
          </table:table-cell>
          <table:table-cell table:style-name="ce44" office:value-type="string">
            <text:p>O</text:p>
          </table:table-cell>
          <table:table-cell table:style-name="ce44" table:formula="of:=[.H146]+0.5*([.I146]+[.J146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46]+[.I146]+[.K146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S211T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SPC</text:p>
          </table:table-cell>
          <table:table-cell table:style-name="ce4"/>
          <table:table-cell table:style-name="ce4"/>
          <table:table-cell table:style-name="ce4" table:formula="of:=IF(AND(NOT(CONCATENATE([.S146];[.U146])=&quot;&quot;);NOT([.W146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46];[.U146];[.W146])=&quot;&quot;);NOT([.Y146]=&quot;&quot;));&quot;,&quot;;&quot;&quot;)">
            <text:p/>
          </table:table-cell>
          <table:table-cell/>
          <table:table-cell table:style-name="ce22" table:formula="of:=IF(AND(NOT(CONCATENATE([.S146];[.U146];[.W146];[.Y146])=&quot;&quot;);NOT([.AA146]=&quot;&quot;));&quot;,&quot;;&quot;&quot;)">
            <text:p/>
          </table:table-cell>
          <table:table-cell/>
          <table:table-cell table:formula="of:=IF(AND(NOT(CONCATENATE([.S146];[.U146];[.W146];[.Y146];[.AA146])=&quot;&quot;);NOT([.AC14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office:value-type="string">
            <text:p>CS</text:p>
          </table:table-cell>
          <table:table-cell table:style-name="ce5" office:value-type="float" office:value="6">
            <text:p>6</text:p>
          </table:table-cell>
          <table:table-cell table:style-name="ce14" office:value-type="string">
            <text:p>CS260</text:p>
          </table:table-cell>
          <table:table-cell table:style-name="ce14"/>
          <table:table-cell table:style-name="ce34" office:value-type="string">
            <text:p>Lógica Computacional</text:p>
          </table:table-cell>
          <table:table-cell table:style-name="ce12" office:value-type="string">
            <text:p>O</text:p>
          </table:table-cell>
          <table:table-cell table:style-name="ce12" table:formula="of:=[.L147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47]+[.I147]+[.K147]" office:value-type="float" office:value="9">
            <text:p>9</text:p>
          </table:table-cell>
          <table:table-cell table:style-name="ce54" office:value-type="string">
            <text:p>Basic</text:p>
          </table:table-cell>
          <table:table-cell table:style-name="ce61" office:value-type="string">
            <text:p>CS211T</text:p>
          </table:table-cell>
          <table:table-cell table:style-name="ce79" table:number-columns-repeated="3"/>
          <table:table-cell table:style-name="ce14" office:value-type="string">
            <text:p>MC</text:p>
          </table:table-cell>
          <table:table-cell table:style-name="ce5"/>
          <table:table-cell table:style-name="ce5"/>
          <table:table-cell table:style-name="ce5"/>
          <table:table-cell table:style-name="ce5" table:formula="of:=IF(AND(NOT(CONCATENATE([.S147];[.U147])=&quot;&quot;);NOT([.W147]=&quot;&quot;));&quot;,&quot;;&quot;&quot;)">
            <text:p/>
          </table:table-cell>
          <table:table-cell table:style-name="ce91"/>
          <table:table-cell table:style-name="ce91" table:formula="of:=IF(AND(NOT(CONCATENATE([.S147];[.U147];[.W147])=&quot;&quot;);NOT([.Y147]=&quot;&quot;));&quot;,&quot;;&quot;&quot;)">
            <text:p/>
          </table:table-cell>
          <table:table-cell table:style-name="ce94"/>
          <table:table-cell table:style-name="ce91" table:formula="of:=IF(AND(NOT(CONCATENATE([.S147];[.U147];[.W147];[.Y147])=&quot;&quot;);NOT([.AA14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47];[.U147];[.W147];[.Y147];[.AA147])=&quot;&quot;);NOT([.AC147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48]=&quot;&quot;);&quot;CS&quot;;&quot;&quot;)" office:value-type="string" office:string-value="CS">
            <text:p>CS</text:p>
          </table:table-cell>
          <table:table-cell table:style-name="ce4" office:value-type="float" office:value="6">
            <text:p>6</text:p>
          </table:table-cell>
          <table:table-cell office:value-type="string">
            <text:p>ID105</text:p>
          </table:table-cell>
          <table:table-cell table:style-name="ce11" office:value-type="string">
            <text:p>ID301</text:p>
          </table:table-cell>
          <table:table-cell table:style-name="ce27" office:value-type="string">
            <text:p>Inglés Técnico V</text:p>
          </table:table-cell>
          <table:table-cell table:style-name="ce11" office:value-type="string">
            <text:p>O</text:p>
          </table:table-cell>
          <table:table-cell table:style-name="ce44" office:value-type="float" office:value="3">
            <text:p>3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148]+[.I148]+[.K148]" office:value-type="float" office:value="0">
            <text:p>0</text:p>
          </table:table-cell>
          <table:table-cell table:style-name="ce53"/>
          <table:table-cell table:style-name="ce58" office:value-type="string">
            <text:p>ID202</text:p>
          </table:table-cell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148]=&quot;&quot;;[.S148]=&quot;&quot;;[.U148]=&quot;&quot;);&quot;&quot;;&quot;,&quot;)">
            <text:p/>
          </table:table-cell>
          <table:table-cell table:style-name="ce4"/>
          <table:table-cell table:style-name="ce4" table:formula="of:=IF(AND(NOT(CONCATENATE([.S148];[.U148])=&quot;&quot;);NOT([.W148]=&quot;&quot;));&quot;,&quot;;&quot;&quot;)">
            <text:p/>
          </table:table-cell>
          <table:table-cell table:style-name="ce22"/>
          <table:table-cell table:style-name="ce22" table:formula="of:=IF(AND(NOT(CONCATENATE([.S148];[.U148];[.W148])=&quot;&quot;);NOT([.Y148]=&quot;&quot;));&quot;,&quot;;&quot;&quot;)">
            <text:p/>
          </table:table-cell>
          <table:table-cell/>
          <table:table-cell table:style-name="ce22" table:formula="of:=IF(AND(NOT(CONCATENATE([.S148];[.U148];[.W148];[.Y148])=&quot;&quot;);NOT([.AA148]=&quot;&quot;));&quot;,&quot;;&quot;&quot;)">
            <text:p/>
          </table:table-cell>
          <table:table-cell/>
          <table:table-cell table:formula="of:=IF(AND(NOT(CONCATENATE([.S148];[.U148];[.W148];[.Y148];[.AA148])=&quot;&quot;);NOT([.AC14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49]=&quot;&quot;);&quot;CS&quot;;&quot;&quot;)" office:value-type="string" office:string-value="CS">
            <text:p>CS</text:p>
          </table:table-cell>
          <table:table-cell table:style-name="ce4" office:value-type="float" office:value="6">
            <text:p>6</text:p>
          </table:table-cell>
          <table:table-cell office:value-type="string">
            <text:p>ID105</text:p>
          </table:table-cell>
          <table:table-cell table:style-name="ce11" office:value-type="string">
            <text:p>ID301</text:p>
          </table:table-cell>
          <table:table-cell table:style-name="ce27" office:value-type="string">
            <text:p>Lengua Extranjera V</text:p>
          </table:table-cell>
          <table:table-cell table:style-name="ce11" office:value-type="string">
            <text:p>O</text:p>
          </table:table-cell>
          <table:table-cell table:style-name="ce44" table:formula="of:=[.H149]+0.5*([.I149]+[.J149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149]+[.I149]+[.K149]" office:value-type="float" office:value="4">
            <text:p>4</text:p>
          </table:table-cell>
          <table:table-cell table:style-name="ce53"/>
          <table:table-cell table:style-name="ce58" office:value-type="string">
            <text:p>ID202</text:p>
          </table:table-cell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149]=&quot;&quot;;[.S149]=&quot;&quot;;[.U149]=&quot;&quot;);&quot;&quot;;&quot;,&quot;)">
            <text:p/>
          </table:table-cell>
          <table:table-cell table:style-name="ce4"/>
          <table:table-cell table:style-name="ce4" table:formula="of:=IF(AND(NOT(CONCATENATE([.S149];[.U149])=&quot;&quot;);NOT([.W149]=&quot;&quot;));&quot;,&quot;;&quot;&quot;)">
            <text:p/>
          </table:table-cell>
          <table:table-cell table:style-name="ce22"/>
          <table:table-cell table:style-name="ce22" table:formula="of:=IF(AND(NOT(CONCATENATE([.S149];[.U149];[.W149])=&quot;&quot;);NOT([.Y149]=&quot;&quot;));&quot;,&quot;;&quot;&quot;)" office:value-type="string" office:string-value=",">
            <text:p>,</text:p>
          </table:table-cell>
          <table:table-cell office:value-type="string">
            <text:p>UNAMBA</text:p>
          </table:table-cell>
          <table:table-cell table:style-name="ce22" table:formula="of:=IF(AND(NOT(CONCATENATE([.S149];[.U149];[.W149];[.Y149])=&quot;&quot;);NOT([.AA149]=&quot;&quot;));&quot;,&quot;;&quot;&quot;)">
            <text:p/>
          </table:table-cell>
          <table:table-cell/>
          <table:table-cell table:formula="of:=IF(AND(NOT(CONCATENATE([.S149];[.U149];[.W149];[.Y149];[.AA149])=&quot;&quot;);NOT([.AC14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50]=&quot;&quot;);&quot;CS&quot;;&quot;&quot;)" office:value-type="string" office:string-value="CS">
            <text:p>CS</text:p>
          </table:table-cell>
          <table:table-cell table:style-name="ce4" office:value-type="float" office:value="6">
            <text:p>6</text:p>
          </table:table-cell>
          <table:table-cell table:style-name="ce13" office:value-type="string">
            <text:p>FG204</text:p>
          </table:table-cell>
          <table:table-cell table:style-name="ce13"/>
          <table:table-cell table:style-name="ce32" office:value-type="string">
            <text:p>Teología I</text:p>
          </table:table-cell>
          <table:table-cell table:style-name="ce11" office:value-type="string">
            <text:p>O</text:p>
          </table:table-cell>
          <table:table-cell table:style-name="ce44" table:formula="of:=[.H150]+0.5*([.I150]+[.J150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50]+[.I150]+[.K150]" office:value-type="float" office:value="3">
            <text:p>3</text:p>
          </table:table-cell>
          <table:table-cell table:style-name="ce53"/>
          <table:table-cell table:style-name="ce60" office:value-type="string">
            <text:p>FG107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150]=&quot;&quot;;[.S150]=&quot;&quot;;[.U150]=&quot;&quot;);&quot;&quot;;&quot;,&quot;)">
            <text:p/>
          </table:table-cell>
          <table:table-cell table:style-name="ce4"/>
          <table:table-cell table:style-name="ce4" table:formula="of:=IF(AND(NOT(CONCATENATE([.S150];[.U150])=&quot;&quot;);NOT([.W150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150];[.U150];[.W150])=&quot;&quot;);NOT([.Y150]=&quot;&quot;));&quot;,&quot;;&quot;&quot;)">
            <text:p/>
          </table:table-cell>
          <table:table-cell/>
          <table:table-cell table:style-name="ce22" table:formula="of:=IF(AND(NOT(CONCATENATE([.S150];[.U150];[.W150];[.Y150])=&quot;&quot;);NOT([.AA150]=&quot;&quot;));&quot;,&quot;;&quot;&quot;)">
            <text:p/>
          </table:table-cell>
          <table:table-cell/>
          <table:table-cell table:formula="of:=IF(AND(NOT(CONCATENATE([.S150];[.U150];[.W150];[.Y150];[.AA150])=&quot;&quot;);NOT([.AC15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51]=&quot;&quot;);&quot;CS&quot;;&quot;&quot;)" office:value-type="string" office:string-value="CS">
            <text:p>CS</text:p>
          </table:table-cell>
          <table:table-cell table:style-name="ce4" office:value-type="float" office:value="6">
            <text:p>6</text:p>
          </table:table-cell>
          <table:table-cell table:style-name="ce11" office:value-type="string">
            <text:p>FG105</text:p>
          </table:table-cell>
          <table:table-cell table:style-name="ce11"/>
          <table:table-cell table:style-name="ce27" office:value-type="string">
            <text:p>Apreciación de la Música</text:p>
          </table:table-cell>
          <table:table-cell table:style-name="ce11" office:value-type="string">
            <text:p>E</text:p>
          </table:table-cell>
          <table:table-cell table:style-name="ce44" table:formula="of:=[.H151]+0.5*([.I151]+[.J151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151]+[.I151]+[.K151]" office:value-type="float" office:value="3">
            <text:p>3</text:p>
          </table:table-cell>
          <table:table-cell table:style-name="ce53"/>
          <table:table-cell table:style-name="ce58"/>
          <table:table-cell table:style-name="ce75" table:number-columns-repeated="2"/>
          <table:table-cell table:style-name="ce75" office:value-type="string">
            <text:p>G1</text:p>
          </table:table-cell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151]=&quot;&quot;;[.S151]=&quot;&quot;;[.U151]=&quot;&quot;);&quot;&quot;;&quot;,&quot;)">
            <text:p/>
          </table:table-cell>
          <table:table-cell table:style-name="ce4"/>
          <table:table-cell table:style-name="ce4" table:formula="of:=IF(AND(NOT(CONCATENATE([.S151];[.U151])=&quot;&quot;);NOT([.W151]=&quot;&quot;));&quot;,&quot;;&quot;&quot;)">
            <text:p/>
          </table:table-cell>
          <table:table-cell table:style-name="ce22"/>
          <table:table-cell table:style-name="ce22" table:formula="of:=IF(AND(NOT(CONCATENATE([.S151];[.U151];[.W151])=&quot;&quot;);NOT([.Y151]=&quot;&quot;));&quot;,&quot;;&quot;&quot;)">
            <text:p/>
          </table:table-cell>
          <table:table-cell/>
          <table:table-cell table:style-name="ce22" table:formula="of:=IF(AND(NOT(CONCATENATE([.S151];[.U151];[.W151];[.Y151])=&quot;&quot;);NOT([.AA151]=&quot;&quot;));&quot;,&quot;;&quot;&quot;)">
            <text:p/>
          </table:table-cell>
          <table:table-cell/>
          <table:table-cell table:formula="of:=IF(AND(NOT(CONCATENATE([.S151];[.U151];[.W151];[.Y151];[.AA151])=&quot;&quot;);NOT([.AC15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52]=&quot;&quot;);&quot;CS&quot;;&quot;&quot;)" office:value-type="string" office:string-value="CS">
            <text:p>CS</text:p>
          </table:table-cell>
          <table:table-cell table:style-name="ce4" office:value-type="float" office:value="6">
            <text:p>6</text:p>
          </table:table-cell>
          <table:table-cell table:style-name="ce11" office:value-type="string">
            <text:p>FG106</text:p>
          </table:table-cell>
          <table:table-cell table:style-name="ce11"/>
          <table:table-cell table:style-name="ce27" office:value-type="string">
            <text:p>Teatro</text:p>
          </table:table-cell>
          <table:table-cell table:style-name="ce11" office:value-type="string">
            <text:p>E</text:p>
          </table:table-cell>
          <table:table-cell table:style-name="ce44" table:formula="of:=[.H152]+0.5*([.I152]+[.J152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152]+[.I152]+[.K152]" office:value-type="float" office:value="3">
            <text:p>3</text:p>
          </table:table-cell>
          <table:table-cell table:style-name="ce53"/>
          <table:table-cell table:style-name="ce58"/>
          <table:table-cell table:style-name="ce75" table:number-columns-repeated="2"/>
          <table:table-cell table:style-name="ce75" office:value-type="string">
            <text:p>G1</text:p>
          </table:table-cell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152]=&quot;&quot;;[.S152]=&quot;&quot;;[.U152]=&quot;&quot;);&quot;&quot;;&quot;,&quot;)">
            <text:p/>
          </table:table-cell>
          <table:table-cell table:style-name="ce4"/>
          <table:table-cell table:style-name="ce4" table:formula="of:=IF(AND(NOT(CONCATENATE([.S152];[.U152])=&quot;&quot;);NOT([.W152]=&quot;&quot;));&quot;,&quot;;&quot;&quot;)">
            <text:p/>
          </table:table-cell>
          <table:table-cell table:style-name="ce22"/>
          <table:table-cell table:style-name="ce22" table:formula="of:=IF(AND(NOT(CONCATENATE([.S152];[.U152];[.W152])=&quot;&quot;);NOT([.Y152]=&quot;&quot;));&quot;,&quot;;&quot;&quot;)">
            <text:p/>
          </table:table-cell>
          <table:table-cell/>
          <table:table-cell table:style-name="ce22" table:formula="of:=IF(AND(NOT(CONCATENATE([.S152];[.U152];[.W152];[.Y152])=&quot;&quot;);NOT([.AA152]=&quot;&quot;));&quot;,&quot;;&quot;&quot;)">
            <text:p/>
          </table:table-cell>
          <table:table-cell/>
          <table:table-cell table:formula="of:=IF(AND(NOT(CONCATENATE([.S152];[.U152];[.W152];[.Y152];[.AA152])=&quot;&quot;);NOT([.AC15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53]=&quot;&quot;);&quot;CS&quot;;&quot;&quot;)">
            <text:p/>
          </table:table-cell>
          <table:table-cell table:style-name="ce4"/>
          <table:table-cell table:style-name="ce13" table:number-columns-repeated="2"/>
          <table:table-cell table:style-name="ce32"/>
          <table:table-cell table:style-name="ce13"/>
          <table:table-cell table:style-name="ce15" table:formula="of:=SUM([.G136:.G140])" office:value-type="float" office:value="18">
            <text:p>18</text:p>
          </table:table-cell>
          <table:table-cell table:style-name="ce5" table:formula="of:=SUM([.H136:.J140])" office:value-type="float" office:value="30" table:number-columns-spanned="3" table:number-rows-spanned="1">
            <text:p>30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0"/>
          <table:table-cell table:style-name="ce78" table:number-columns-repeated="3"/>
          <table:table-cell table:style-name="ce13"/>
          <table:table-cell table:style-name="ce4"/>
          <table:table-cell table:style-name="ce4" table:formula="of:=IF(OR([.B153]=&quot;&quot;;[.S153]=&quot;&quot;;[.U153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53];[.U153];[.W153])=&quot;&quot;);NOT([.Y153]=&quot;&quot;));&quot;,&quot;;&quot;&quot;)">
            <text:p/>
          </table:table-cell>
          <table:table-cell/>
          <table:table-cell table:style-name="ce22" table:formula="of:=IF(AND(NOT(CONCATENATE([.S153];[.U153];[.W153];[.Y153])=&quot;&quot;);NOT([.AA153]=&quot;&quot;));&quot;,&quot;;&quot;&quot;)">
            <text:p/>
          </table:table-cell>
          <table:table-cell/>
          <table:table-cell table:formula="of:=IF(AND(NOT(CONCATENATE([.S153];[.U153];[.W153];[.Y153];[.AA153])=&quot;&quot;);NOT([.AC153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54]=&quot;&quot;);&quot;CS&quot;;&quot;&quot;)">
            <text:p/>
          </table:table-cell>
          <table:table-cell table:style-name="ce4"/>
          <table:table-cell table:number-columns-repeated="2"/>
          <table:table-cell table:style-name="ce37"/>
          <table:table-cell table:style-name="ce15" table:number-columns-repeated="2"/>
          <table:table-cell table:style-name="ce52" table:number-columns-repeated="2"/>
          <table:table-cell table:style-name="ce15"/>
          <table:table-cell table:style-name="ce52"/>
          <table:table-cell table:style-name="ce15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154]=&quot;&quot;;[.S154]=&quot;&quot;;[.U154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54];[.U154];[.W154])=&quot;&quot;);NOT([.Y154]=&quot;&quot;));&quot;,&quot;;&quot;&quot;)">
            <text:p/>
          </table:table-cell>
          <table:table-cell/>
          <table:table-cell table:style-name="ce22" table:formula="of:=IF(AND(NOT(CONCATENATE([.S154];[.U154];[.W154];[.Y154])=&quot;&quot;);NOT([.AA154]=&quot;&quot;));&quot;,&quot;;&quot;&quot;)">
            <text:p/>
          </table:table-cell>
          <table:table-cell/>
          <table:table-cell table:formula="of:=IF(AND(NOT(CONCATENATE([.S154];[.U154];[.W154];[.Y154];[.AA154])=&quot;&quot;);NOT([.AC154]=&quot;&quot;));&quot;,&quot;;&quot;&quot;)">
            <text:p/>
          </table:table-cell>
          <table:table-cell/>
          <table:table-cell table:number-columns-repeated="995"/>
        </table:table-row>
        <table:table-row table:style-name="ro1">
          <table:table-cell table:formula="of:=IF(NOT([.B155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7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155]=&quot;&quot;;[.S155]=&quot;&quot;;[.U155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55];[.U155];[.W155])=&quot;&quot;);NOT([.Y155]=&quot;&quot;));&quot;,&quot;;&quot;&quot;)">
            <text:p/>
          </table:table-cell>
          <table:table-cell/>
          <table:table-cell table:style-name="ce22" table:formula="of:=IF(AND(NOT(CONCATENATE([.S155];[.U155];[.W155];[.Y155])=&quot;&quot;);NOT([.AA155]=&quot;&quot;));&quot;,&quot;;&quot;&quot;)">
            <text:p/>
          </table:table-cell>
          <table:table-cell/>
          <table:table-cell table:formula="of:=IF(AND(NOT(CONCATENATE([.S155];[.U155];[.W155];[.Y155];[.AA155])=&quot;&quot;);NOT([.AC155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56]=&quot;&quot;);&quot;C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office:value-type="string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156]=&quot;&quot;;[.S156]=&quot;&quot;;[.U156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56];[.U156];[.W156])=&quot;&quot;);NOT([.Y156]=&quot;&quot;));&quot;,&quot;;&quot;&quot;)">
            <text:p/>
          </table:table-cell>
          <table:table-cell/>
          <table:table-cell table:style-name="ce22" table:formula="of:=IF(AND(NOT(CONCATENATE([.S156];[.U156];[.W156];[.Y156])=&quot;&quot;);NOT([.AA156]=&quot;&quot;));&quot;,&quot;;&quot;&quot;)">
            <text:p/>
          </table:table-cell>
          <table:table-cell/>
          <table:table-cell table:formula="of:=IF(AND(NOT(CONCATENATE([.S156];[.U156];[.W156];[.Y156];[.AA156])=&quot;&quot;);NOT([.AC15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57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CS336</text:p>
          </table:table-cell>
          <table:table-cell table:style-name="ce13"/>
          <table:table-cell table:style-name="ce32" office:value-type="string">
            <text:p>Seguridad en Computación</text:p>
          </table:table-cell>
          <table:table-cell table:style-name="ce11" office:value-type="string">
            <text:p>O</text:p>
          </table:table-cell>
          <table:table-cell table:style-name="ce44" table:formula="of:=[.H157]+0.5*([.I157]+[.J157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57]+[.I157]+[.K157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5" office:value-type="string">
            <text:p>CS103O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6" office:value-type="string">
            <text:p>SPC</text:p>
          </table:table-cell>
          <table:table-cell table:style-name="ce4"/>
          <table:table-cell table:style-name="ce4"/>
          <table:table-cell table:style-name="ce4" table:formula="of:=IF(AND(NOT(CONCATENATE([.S157];[.U157])=&quot;&quot;);NOT([.W157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57];[.U157];[.W157])=&quot;&quot;);NOT([.Y157]=&quot;&quot;));&quot;,&quot;;&quot;&quot;)">
            <text:p/>
          </table:table-cell>
          <table:table-cell/>
          <table:table-cell table:style-name="ce22" table:formula="of:=IF(AND(NOT(CONCATENATE([.S157];[.U157];[.W157];[.Y157])=&quot;&quot;);NOT([.AA157]=&quot;&quot;));&quot;,&quot;;&quot;&quot;)">
            <text:p/>
          </table:table-cell>
          <table:table-cell/>
          <table:table-cell table:formula="of:=IF(AND(NOT(CONCATENATE([.S157];[.U157];[.W157];[.Y157];[.AA157])=&quot;&quot;);NOT([.AC15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58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CS336</text:p>
          </table:table-cell>
          <table:table-cell table:style-name="ce13"/>
          <table:table-cell table:style-name="ce32" office:value-type="string">
            <text:p>Seguridad en Computación</text:p>
          </table:table-cell>
          <table:table-cell table:style-name="ce11" office:value-type="string">
            <text:p>O</text:p>
          </table:table-cell>
          <table:table-cell table:style-name="ce44" table:formula="of:=[.H158]+0.5*([.I158]+[.J158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58]+[.I158]+[.K158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5" office:value-type="string">
            <text:p>CS103O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6" office:value-type="string">
            <text:p>UNSA</text:p>
          </table:table-cell>
          <table:table-cell table:style-name="ce4"/>
          <table:table-cell table:style-name="ce4"/>
          <table:table-cell table:style-name="ce4" table:formula="of:=IF(AND(NOT(CONCATENATE([.S158];[.U158])=&quot;&quot;);NOT([.W158]=&quot;&quot;));&quot;,&quot;;&quot;&quot;)">
            <text:p/>
          </table:table-cell>
          <table:table-cell table:style-name="ce22"/>
          <table:table-cell table:style-name="ce22" table:formula="of:=IF(AND(NOT(CONCATENATE([.S158];[.U158];[.W158])=&quot;&quot;);NOT([.Y158]=&quot;&quot;));&quot;,&quot;;&quot;&quot;)">
            <text:p/>
          </table:table-cell>
          <table:table-cell/>
          <table:table-cell table:style-name="ce22" table:formula="of:=IF(AND(NOT(CONCATENATE([.S158];[.U158];[.W158];[.Y158])=&quot;&quot;);NOT([.AA158]=&quot;&quot;));&quot;,&quot;;&quot;&quot;)">
            <text:p/>
          </table:table-cell>
          <table:table-cell/>
          <table:table-cell table:formula="of:=IF(AND(NOT(CONCATENATE([.S158];[.U158];[.W158];[.Y158];[.AA158])=&quot;&quot;);NOT([.AC15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59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CS343</text:p>
          </table:table-cell>
          <table:table-cell table:style-name="ce13"/>
          <table:table-cell table:style-name="ce32" office:value-type="string">
            <text:p>Lenguajes de Programación</text:p>
          </table:table-cell>
          <table:table-cell table:style-name="ce11" office:value-type="string">
            <text:p>O</text:p>
          </table:table-cell>
          <table:table-cell table:style-name="ce44" table:formula="of:=[.H159]+0.5*([.I159]+[.J15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59]+[.I159]+[.K159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11T,CS210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4" office:value-type="string">
            <text:p>SPC,2E,NT</text:p>
          </table:table-cell>
          <table:table-cell table:style-name="ce4" table:formula="of:=IF(OR([.B159]=&quot;&quot;;[.S159]=&quot;&quot;;[.U159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159];[.U159])=&quot;&quot;);NOT([.W159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59];[.U159];[.W159])=&quot;&quot;);NOT([.Y159]=&quot;&quot;));&quot;,&quot;;&quot;&quot;)">
            <text:p/>
          </table:table-cell>
          <table:table-cell/>
          <table:table-cell table:style-name="ce22" table:formula="of:=IF(AND(NOT(CONCATENATE([.S159];[.U159];[.W159];[.Y159])=&quot;&quot;);NOT([.AA159]=&quot;&quot;));&quot;,&quot;;&quot;&quot;)">
            <text:p/>
          </table:table-cell>
          <table:table-cell/>
          <table:table-cell table:formula="of:=IF(AND(NOT(CONCATENATE([.S159];[.U159];[.W159];[.Y159];[.AA159])=&quot;&quot;);NOT([.AC15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60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4" office:value-type="string">
            <text:p>CS343</text:p>
          </table:table-cell>
          <table:table-cell table:style-name="ce14"/>
          <table:table-cell table:style-name="ce34" office:value-type="string">
            <text:p>Lenguajes de Programación</text:p>
          </table:table-cell>
          <table:table-cell table:style-name="ce12" office:value-type="string">
            <text:p>O</text:p>
          </table:table-cell>
          <table:table-cell table:style-name="ce12" table:formula="of:=[.L160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60]+[.I160]+[.K160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11T,CS210T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160]=&quot;&quot;;[.S160]=&quot;&quot;;[.U160]=&quot;&quot;);&quot;&quot;;&quot;,&quot;)">
            <text:p/>
          </table:table-cell>
          <table:table-cell table:style-name="ce5"/>
          <table:table-cell table:style-name="ce5" table:formula="of:=IF(AND(NOT(CONCATENATE([.S160];[.U160])=&quot;&quot;);NOT([.W160]=&quot;&quot;));&quot;,&quot;;&quot;&quot;)">
            <text:p/>
          </table:table-cell>
          <table:table-cell table:style-name="ce91"/>
          <table:table-cell table:style-name="ce91" table:formula="of:=IF(AND(NOT(CONCATENATE([.S160];[.U160];[.W160])=&quot;&quot;);NOT([.Y160]=&quot;&quot;));&quot;,&quot;;&quot;&quot;)">
            <text:p/>
          </table:table-cell>
          <table:table-cell table:style-name="ce94"/>
          <table:table-cell table:style-name="ce91" table:formula="of:=IF(AND(NOT(CONCATENATE([.S160];[.U160];[.W160];[.Y160])=&quot;&quot;);NOT([.AA16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60];[.U160];[.W160];[.Y160];[.AA160])=&quot;&quot;);NOT([.AC160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61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3" office:value-type="string">
            <text:p>CS401</text:p>
          </table:table-cell>
          <table:table-cell table:style-name="ce13"/>
          <table:table-cell table:style-name="ce32" office:value-type="string">
            <text:p>Proyecto I</text:p>
          </table:table-cell>
          <table:table-cell table:style-name="ce44" office:value-type="string">
            <text:p>O</text:p>
          </table:table-cell>
          <table:table-cell table:style-name="ce44" table:formula="of:=[.H161]+0.5*([.I161]+[.J161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61]+[.I161]+[.K161]" office:value-type="float" office:value="4">
            <text:p>4</text:p>
          </table:table-cell>
          <table:table-cell table:style-name="ce53"/>
          <table:table-cell table:style-name="ce66" office:value-type="string">
            <text:p>CS290T</text:p>
          </table:table-cell>
          <table:table-cell table:style-name="ce83" table:number-columns-repeated="3"/>
          <table:table-cell table:style-name="ce13" office:value-type="string">
            <text:p>CS,SE,IS</text:p>
          </table:table-cell>
          <table:table-cell table:style-name="ce8" office:value-type="string">
            <text:p>SPC</text:p>
          </table:table-cell>
          <table:table-cell table:style-name="ce4" table:formula="of:=IF(OR([.B161]=&quot;&quot;;[.S161]=&quot;&quot;;[.U161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161];[.U161])=&quot;&quot;);NOT([.W161]=&quot;&quot;));&quot;,&quot;;&quot;&quot;)">
            <text:p/>
          </table:table-cell>
          <table:table-cell table:style-name="ce22"/>
          <table:table-cell table:style-name="ce22" table:formula="of:=IF(AND(NOT(CONCATENATE([.S161];[.U161];[.W161])=&quot;&quot;);NOT([.Y161]=&quot;&quot;));&quot;,&quot;;&quot;&quot;)">
            <text:p/>
          </table:table-cell>
          <table:table-cell/>
          <table:table-cell table:style-name="ce22" table:formula="of:=IF(AND(NOT(CONCATENATE([.S161];[.U161];[.W161];[.Y161])=&quot;&quot;);NOT([.AA161]=&quot;&quot;));&quot;,&quot;;&quot;&quot;)">
            <text:p/>
          </table:table-cell>
          <table:table-cell/>
          <table:table-cell table:formula="of:=IF(AND(NOT(CONCATENATE([.S161];[.U161];[.W161];[.Y161];[.AA161])=&quot;&quot;);NOT([.AC161]=&quot;&quot;));&quot;,&quot;;&quot;&quot;)">
            <text:p/>
          </table:table-cell>
          <table:table-cell/>
          <table:table-cell table:number-columns-repeated="995"/>
        </table:table-row>
        <table:table-row table:style-name="ro8">
          <table:table-cell table:formula="of:=IF(NOT([.B162]=&quot;&quot;);&quot;CS&quot;;&quot;&quot;)" office:value-type="string" office:string-value="CS">
            <text:p>CS</text:p>
          </table:table-cell>
          <table:table-cell table:style-name="ce6" office:value-type="float" office:value="7">
            <text:p>7</text:p>
          </table:table-cell>
          <table:table-cell table:style-name="ce13" office:value-type="string">
            <text:p>CS401</text:p>
          </table:table-cell>
          <table:table-cell table:style-name="ce13"/>
          <table:table-cell table:style-name="ce32" office:value-type="string">
            <text:p>Proyecto I</text:p>
          </table:table-cell>
          <table:table-cell table:style-name="ce44" office:value-type="string">
            <text:p>O</text:p>
          </table:table-cell>
          <table:table-cell table:style-name="ce44" table:formula="of:=[.H162]+0.5*([.I162]+[.J162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62]+[.I162]+[.K162]" office:value-type="float" office:value="3">
            <text:p>3</text:p>
          </table:table-cell>
          <table:table-cell table:style-name="ce53"/>
          <table:table-cell table:style-name="ce66" office:value-type="string">
            <text:p>CS290T,UCSP=100 Cr</text:p>
          </table:table-cell>
          <table:table-cell table:style-name="ce83" table:number-columns-repeated="3"/>
          <table:table-cell table:style-name="ce13" office:value-type="string">
            <text:p>CS,SE,IS</text:p>
          </table:table-cell>
          <table:table-cell table:style-name="ce8"/>
          <table:table-cell table:style-name="ce4" table:formula="of:=IF(OR([.B162]=&quot;&quot;;[.S162]=&quot;&quot;;[.U162]=&quot;&quot;);&quot;&quot;;&quot;,&quot;)">
            <text:p/>
          </table:table-cell>
          <table:table-cell table:style-name="ce8"/>
          <table:table-cell table:style-name="ce4" table:formula="of:=IF(AND(NOT(CONCATENATE([.S162];[.U162])=&quot;&quot;);NOT([.W162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162];[.U162];[.W162])=&quot;&quot;);NOT([.Y162]=&quot;&quot;));&quot;,&quot;;&quot;&quot;)">
            <text:p/>
          </table:table-cell>
          <table:table-cell/>
          <table:table-cell table:style-name="ce22" table:formula="of:=IF(AND(NOT(CONCATENATE([.S162];[.U162];[.W162];[.Y162])=&quot;&quot;);NOT([.AA162]=&quot;&quot;));&quot;,&quot;;&quot;&quot;)">
            <text:p/>
          </table:table-cell>
          <table:table-cell/>
          <table:table-cell table:formula="of:=IF(AND(NOT(CONCATENATE([.S162];[.U162];[.W162];[.Y162];[.AA162])=&quot;&quot;);NOT([.AC162]=&quot;&quot;));&quot;,&quot;;&quot;&quot;)">
            <text:p/>
          </table:table-cell>
          <table:table-cell/>
          <table:table-cell table:number-columns-repeated="995"/>
        </table:table-row>
        <table:table-row table:style-name="ro8">
          <table:table-cell table:style-name="ce1" table:formula="of:=IF(NOT([.B163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4" office:value-type="string">
            <text:p>CS401</text:p>
          </table:table-cell>
          <table:table-cell table:style-name="ce14"/>
          <table:table-cell table:style-name="ce34" office:value-type="string">
            <text:p>Proyecto I</text:p>
          </table:table-cell>
          <table:table-cell table:style-name="ce12" office:value-type="string">
            <text:p>O</text:p>
          </table:table-cell>
          <table:table-cell table:style-name="ce12" table:formula="of:=[.L163]/3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/>
          <table:table-cell table:style-name="ce14" office:value-type="float" office:value="2">
            <text:p>2</text:p>
          </table:table-cell>
          <table:table-cell table:style-name="ce12" table:formula="of:=[.H163]+[.I163]+[.K163]" office:value-type="float" office:value="3">
            <text:p>3</text:p>
          </table:table-cell>
          <table:table-cell table:style-name="ce54"/>
          <table:table-cell table:style-name="ce61" office:value-type="string">
            <text:p>CS290T,UCSP=100 Cr</text:p>
          </table:table-cell>
          <table:table-cell table:style-name="ce79" table:number-columns-repeated="3"/>
          <table:table-cell table:style-name="ce14" office:value-type="string">
            <text:p>CS,SE,IS</text:p>
          </table:table-cell>
          <table:table-cell table:style-name="ce5"/>
          <table:table-cell table:style-name="ce5" table:formula="of:=IF(OR([.B163]=&quot;&quot;;[.S163]=&quot;&quot;;[.U163]=&quot;&quot;);&quot;&quot;;&quot;,&quot;)">
            <text:p/>
          </table:table-cell>
          <table:table-cell table:style-name="ce5"/>
          <table:table-cell table:style-name="ce5" table:formula="of:=IF(AND(NOT(CONCATENATE([.S163];[.U163])=&quot;&quot;);NOT([.W163]=&quot;&quot;));&quot;,&quot;;&quot;&quot;)">
            <text:p/>
          </table:table-cell>
          <table:table-cell table:style-name="ce91"/>
          <table:table-cell table:style-name="ce91" table:formula="of:=IF(AND(NOT(CONCATENATE([.S163];[.U163];[.W163])=&quot;&quot;);NOT([.Y163]=&quot;&quot;));&quot;,&quot;;&quot;&quot;)">
            <text:p/>
          </table:table-cell>
          <table:table-cell table:style-name="ce94"/>
          <table:table-cell table:style-name="ce91" table:formula="of:=IF(AND(NOT(CONCATENATE([.S163];[.U163];[.W163];[.Y163])=&quot;&quot;);NOT([.AA16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63];[.U163];[.W163];[.Y163];[.AA163])=&quot;&quot;);NOT([.AC163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6">
          <table:table-cell table:formula="of:=IF(NOT([.B164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CS250W</text:p>
          </table:table-cell>
          <table:table-cell table:style-name="ce13"/>
          <table:table-cell table:style-name="ce32" office:value-type="string">
            <text:p>Interacción Humano Computador</text:p>
          </table:table-cell>
          <table:table-cell table:style-name="ce11" office:value-type="string">
            <text:p>O</text:p>
          </table:table-cell>
          <table:table-cell table:style-name="ce44" table:formula="of:=[.H164]+0.5*([.I164]+[.J164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64]+[.I164]+[.K164]" office:value-type="float" office:value="5">
            <text:p>5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S290T,UCSP=Inglés (400)</text:p>
          </table:table-cell>
          <table:table-cell table:style-name="ce78" table:number-columns-repeated="3"/>
          <table:table-cell table:style-name="ce13" office:value-type="string">
            <text:p>CS,IT,SE</text:p>
          </table:table-cell>
          <table:table-cell table:style-name="ce6" office:value-type="string">
            <text:p>SPC</text:p>
          </table:table-cell>
          <table:table-cell table:style-name="ce4" table:formula="of:=IF(OR([.B164]=&quot;&quot;;[.S164]=&quot;&quot;;[.U164]=&quot;&quot;);&quot;&quot;;&quot;,&quot;)">
            <text:p/>
          </table:table-cell>
          <table:table-cell table:style-name="ce4"/>
          <table:table-cell table:style-name="ce4" table:formula="of:=IF(AND(NOT(CONCATENATE([.S164];[.U164])=&quot;&quot;);NOT([.W164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64];[.U164];[.W164])=&quot;&quot;);NOT([.Y164]=&quot;&quot;));&quot;,&quot;;&quot;&quot;)">
            <text:p/>
          </table:table-cell>
          <table:table-cell/>
          <table:table-cell table:style-name="ce22" table:formula="of:=IF(AND(NOT(CONCATENATE([.S164];[.U164];[.W164];[.Y164])=&quot;&quot;);NOT([.AA164]=&quot;&quot;));&quot;,&quot;;&quot;&quot;)">
            <text:p/>
          </table:table-cell>
          <table:table-cell/>
          <table:table-cell table:formula="of:=IF(AND(NOT(CONCATENATE([.S164];[.U164];[.W164];[.Y164];[.AA164])=&quot;&quot;);NOT([.AC164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65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4" office:value-type="string">
            <text:p>CS250W</text:p>
          </table:table-cell>
          <table:table-cell table:style-name="ce14"/>
          <table:table-cell table:style-name="ce34" office:value-type="string">
            <text:p>Interacción Humano Computador</text:p>
          </table:table-cell>
          <table:table-cell table:style-name="ce12" office:value-type="string">
            <text:p>O</text:p>
          </table:table-cell>
          <table:table-cell table:style-name="ce12" table:formula="of:=[.L165]/3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2" table:formula="of:=[.H165]+[.I165]+[.K165]" office:value-type="float" office:value="6">
            <text:p>6</text:p>
          </table:table-cell>
          <table:table-cell table:style-name="ce54" office:value-type="string">
            <text:p>Basic</text:p>
          </table:table-cell>
          <table:table-cell table:style-name="ce61" office:value-type="string">
            <text:p>CS290T,UCSP=Inglés (400)</text:p>
          </table:table-cell>
          <table:table-cell table:style-name="ce79" table:number-columns-repeated="3"/>
          <table:table-cell table:style-name="ce14" office:value-type="string">
            <text:p>CS,IT,SE</text:p>
          </table:table-cell>
          <table:table-cell table:style-name="ce5"/>
          <table:table-cell table:style-name="ce5" table:formula="of:=IF(OR([.B165]=&quot;&quot;;[.S165]=&quot;&quot;;[.U165]=&quot;&quot;);&quot;&quot;;&quot;,&quot;)">
            <text:p/>
          </table:table-cell>
          <table:table-cell table:style-name="ce5"/>
          <table:table-cell table:style-name="ce5" table:formula="of:=IF(AND(NOT(CONCATENATE([.S165];[.U165])=&quot;&quot;);NOT([.W165]=&quot;&quot;));&quot;,&quot;;&quot;&quot;)">
            <text:p/>
          </table:table-cell>
          <table:table-cell table:style-name="ce91"/>
          <table:table-cell table:style-name="ce91" table:formula="of:=IF(AND(NOT(CONCATENATE([.S165];[.U165];[.W165])=&quot;&quot;);NOT([.Y165]=&quot;&quot;));&quot;,&quot;;&quot;&quot;)">
            <text:p/>
          </table:table-cell>
          <table:table-cell table:style-name="ce94"/>
          <table:table-cell table:style-name="ce91" table:formula="of:=IF(AND(NOT(CONCATENATE([.S165];[.U165];[.W165];[.Y165])=&quot;&quot;);NOT([.AA16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65];[.U165];[.W165];[.Y165];[.AA165])=&quot;&quot;);NOT([.AC165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formula="of:=IF(NOT([.B166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CS250W</text:p>
          </table:table-cell>
          <table:table-cell table:style-name="ce13"/>
          <table:table-cell table:style-name="ce32" office:value-type="string">
            <text:p>Interacción Humano Computador</text:p>
          </table:table-cell>
          <table:table-cell table:style-name="ce11" office:value-type="string">
            <text:p>O</text:p>
          </table:table-cell>
          <table:table-cell table:style-name="ce44" table:formula="of:=[.H166]+0.5*([.I166]+[.J166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66]+[.I166]+[.K166]" office:value-type="float" office:value="5">
            <text:p>5</text:p>
          </table:table-cell>
          <table:table-cell table:style-name="ce53" office:value-type="string">
            <text:p>Basic</text:p>
          </table:table-cell>
          <table:table-cell table:style-name="ce60" office:value-type="string">
            <text:p>CS290T,ID301</text:p>
          </table:table-cell>
          <table:table-cell table:style-name="ce78" table:number-columns-repeated="3"/>
          <table:table-cell table:style-name="ce13" office:value-type="string">
            <text:p>CS,IT,SE</text:p>
          </table:table-cell>
          <table:table-cell table:style-name="ce6" office:value-type="string">
            <text:p>USGP</text:p>
          </table:table-cell>
          <table:table-cell table:style-name="ce4" table:formula="of:=IF(OR([.B166]=&quot;&quot;;[.S166]=&quot;&quot;;[.U166]=&quot;&quot;);&quot;&quot;;&quot;,&quot;)">
            <text:p/>
          </table:table-cell>
          <table:table-cell table:style-name="ce4"/>
          <table:table-cell table:style-name="ce4" table:formula="of:=IF(AND(NOT(CONCATENATE([.S166];[.U166])=&quot;&quot;);NOT([.W166]=&quot;&quot;));&quot;,&quot;;&quot;&quot;)">
            <text:p/>
          </table:table-cell>
          <table:table-cell table:style-name="ce22"/>
          <table:table-cell table:style-name="ce22" table:formula="of:=IF(AND(NOT(CONCATENATE([.S166];[.U166];[.W166])=&quot;&quot;);NOT([.Y166]=&quot;&quot;));&quot;,&quot;;&quot;&quot;)">
            <text:p/>
          </table:table-cell>
          <table:table-cell/>
          <table:table-cell table:style-name="ce22" table:formula="of:=IF(AND(NOT(CONCATENATE([.S166];[.U166];[.W166];[.Y166])=&quot;&quot;);NOT([.AA166]=&quot;&quot;));&quot;,&quot;;&quot;&quot;)">
            <text:p/>
          </table:table-cell>
          <table:table-cell/>
          <table:table-cell table:formula="of:=IF(AND(NOT(CONCATENATE([.S166];[.U166];[.W166];[.Y166];[.AA166])=&quot;&quot;);NOT([.AC16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67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CS230W</text:p>
          </table:table-cell>
          <table:table-cell table:style-name="ce13"/>
          <table:table-cell table:style-name="ce32" office:value-type="string">
            <text:p>Computación Centrada en Redes I</text:p>
          </table:table-cell>
          <table:table-cell table:style-name="ce11" office:value-type="string">
            <text:p>O</text:p>
          </table:table-cell>
          <table:table-cell table:style-name="ce44" table:formula="of:=[.H167]+0.5*([.I167]+[.J167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67]+[.I167]+[.K167]" office:value-type="float" office:value="5">
            <text:p>5</text:p>
          </table:table-cell>
          <table:table-cell table:style-name="ce53" office:value-type="string">
            <text:p>Networks</text:p>
          </table:table-cell>
          <table:table-cell table:style-name="ce60" office:value-type="string">
            <text:p>CS225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4"/>
          <table:table-cell table:style-name="ce4" table:formula="of:=IF(OR([.B167]=&quot;&quot;;[.S167]=&quot;&quot;;[.U167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167];[.U167])=&quot;&quot;);NOT([.W167]=&quot;&quot;));&quot;,&quot;;&quot;&quot;)">
            <text:p/>
          </table:table-cell>
          <table:table-cell table:style-name="ce22"/>
          <table:table-cell table:style-name="ce22" table:formula="of:=IF(AND(NOT(CONCATENATE([.S167];[.U167];[.W167])=&quot;&quot;);NOT([.Y167]=&quot;&quot;));&quot;,&quot;;&quot;&quot;)">
            <text:p/>
          </table:table-cell>
          <table:table-cell/>
          <table:table-cell table:style-name="ce22" table:formula="of:=IF(AND(NOT(CONCATENATE([.S167];[.U167];[.W167];[.Y167])=&quot;&quot;);NOT([.AA167]=&quot;&quot;));&quot;,&quot;;&quot;&quot;)">
            <text:p/>
          </table:table-cell>
          <table:table-cell/>
          <table:table-cell table:formula="of:=IF(AND(NOT(CONCATENATE([.S167];[.U167];[.W167];[.Y167];[.AA167])=&quot;&quot;);NOT([.AC167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68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CS261T</text:p>
          </table:table-cell>
          <table:table-cell table:style-name="ce13"/>
          <table:table-cell table:style-name="ce32" office:value-type="string">
            <text:p>Inteligencia Artificial</text:p>
          </table:table-cell>
          <table:table-cell table:style-name="ce11" office:value-type="string">
            <text:p>O</text:p>
          </table:table-cell>
          <table:table-cell table:style-name="ce44" table:formula="of:=[.H168]+0.5*([.I168]+[.J168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68]+[.I168]+[.K168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60,CB203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4" office:value-type="string">
            <text:p>SPC,2E</text:p>
          </table:table-cell>
          <table:table-cell table:style-name="ce4" table:formula="of:=IF(OR([.B168]=&quot;&quot;;[.S168]=&quot;&quot;;[.U168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168];[.U168])=&quot;&quot;);NOT([.W168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68];[.U168];[.W168])=&quot;&quot;);NOT([.Y168]=&quot;&quot;));&quot;,&quot;;&quot;&quot;)">
            <text:p/>
          </table:table-cell>
          <table:table-cell/>
          <table:table-cell table:style-name="ce22" table:formula="of:=IF(AND(NOT(CONCATENATE([.S168];[.U168];[.W168];[.Y168])=&quot;&quot;);NOT([.AA168]=&quot;&quot;));&quot;,&quot;;&quot;&quot;)">
            <text:p/>
          </table:table-cell>
          <table:table-cell/>
          <table:table-cell table:formula="of:=IF(AND(NOT(CONCATENATE([.S168];[.U168];[.W168];[.Y168];[.AA168])=&quot;&quot;);NOT([.AC168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169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CS314</text:p>
          </table:table-cell>
          <table:table-cell table:style-name="ce13"/>
          <table:table-cell table:style-name="ce32" office:value-type="string">
            <text:p>Algoritmos Paralelos</text:p>
          </table:table-cell>
          <table:table-cell table:style-name="ce11" office:value-type="string">
            <text:p>O</text:p>
          </table:table-cell>
          <table:table-cell table:style-name="ce44" table:formula="of:=[.H169]+0.5*([.I169]+[.J16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69]+[.I169]+[.K169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10T,CS225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169]=&quot;&quot;;[.S169]=&quot;&quot;;[.U169]=&quot;&quot;);&quot;&quot;;&quot;,&quot;)">
            <text:p/>
          </table:table-cell>
          <table:table-cell table:style-name="ce4"/>
          <table:table-cell table:style-name="ce4" table:formula="of:=IF(AND(NOT(CONCATENATE([.S169];[.U169])=&quot;&quot;);NOT([.W169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69];[.U169];[.W169])=&quot;&quot;);NOT([.Y169]=&quot;&quot;));&quot;,&quot;;&quot;&quot;)">
            <text:p/>
          </table:table-cell>
          <table:table-cell/>
          <table:table-cell table:style-name="ce22" table:formula="of:=IF(AND(NOT(CONCATENATE([.S169];[.U169];[.W169];[.Y169])=&quot;&quot;);NOT([.AA169]=&quot;&quot;));&quot;,&quot;;&quot;&quot;)">
            <text:p/>
          </table:table-cell>
          <table:table-cell/>
          <table:table-cell table:formula="of:=IF(AND(NOT(CONCATENATE([.S169];[.U169];[.W169];[.Y169];[.AA169])=&quot;&quot;);NOT([.AC16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70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4" office:value-type="string">
            <text:p>CS314</text:p>
          </table:table-cell>
          <table:table-cell table:style-name="ce14"/>
          <table:table-cell table:style-name="ce34" office:value-type="string">
            <text:p>Algoritmos Paralelos</text:p>
          </table:table-cell>
          <table:table-cell table:style-name="ce12" office:value-type="string">
            <text:p>O</text:p>
          </table:table-cell>
          <table:table-cell table:style-name="ce12" table:formula="of:=[.L170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70]+[.I170]+[.K170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10T,CS225T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170]=&quot;&quot;;[.S170]=&quot;&quot;;[.U170]=&quot;&quot;);&quot;&quot;;&quot;,&quot;)">
            <text:p/>
          </table:table-cell>
          <table:table-cell table:style-name="ce5"/>
          <table:table-cell table:style-name="ce5" table:formula="of:=IF(AND(NOT(CONCATENATE([.S170];[.U170])=&quot;&quot;);NOT([.W170]=&quot;&quot;));&quot;,&quot;;&quot;&quot;)">
            <text:p/>
          </table:table-cell>
          <table:table-cell table:style-name="ce91"/>
          <table:table-cell table:style-name="ce91" table:formula="of:=IF(AND(NOT(CONCATENATE([.S170];[.U170];[.W170])=&quot;&quot;);NOT([.Y170]=&quot;&quot;));&quot;,&quot;;&quot;&quot;)">
            <text:p/>
          </table:table-cell>
          <table:table-cell table:style-name="ce94"/>
          <table:table-cell table:style-name="ce91" table:formula="of:=IF(AND(NOT(CONCATENATE([.S170];[.U170];[.W170];[.Y170])=&quot;&quot;);NOT([.AA17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0];[.U170];[.W170];[.Y170];[.AA170])=&quot;&quot;);NOT([.AC170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style-name="ce1" table:formula="of:=IF(NOT([.B171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FG210</text:p>
          </table:table-cell>
          <table:table-cell table:style-name="ce12"/>
          <table:table-cell table:style-name="ce28" office:value-type="string">
            <text:p>Ética</text:p>
          </table:table-cell>
          <table:table-cell table:style-name="ce14" office:value-type="string">
            <text:p>O</text:p>
          </table:table-cell>
          <table:table-cell table:style-name="ce12" table:formula="of:=[.L171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71]+[.I171]+[.K171]" office:value-type="float" office:value="9">
            <text:p>9</text:p>
          </table:table-cell>
          <table:table-cell table:style-name="ce54"/>
          <table:table-cell table:style-name="ce61"/>
          <table:table-cell table:style-name="ce79" table:number-columns-repeated="3"/>
          <table:table-cell table:style-name="ce14" office:value-type="string">
            <text:p>FG</text:p>
          </table:table-cell>
          <table:table-cell table:style-name="ce5"/>
          <table:table-cell table:style-name="ce5" table:formula="of:=IF(OR([.B171]=&quot;&quot;;[.S171]=&quot;&quot;;[.U171]=&quot;&quot;);&quot;&quot;;&quot;,&quot;)">
            <text:p/>
          </table:table-cell>
          <table:table-cell table:style-name="ce5"/>
          <table:table-cell table:style-name="ce5" table:formula="of:=IF(AND(NOT(CONCATENATE([.S171];[.U171])=&quot;&quot;);NOT([.W171]=&quot;&quot;));&quot;,&quot;;&quot;&quot;)">
            <text:p/>
          </table:table-cell>
          <table:table-cell table:style-name="ce91"/>
          <table:table-cell table:style-name="ce91" table:formula="of:=IF(AND(NOT(CONCATENATE([.S171];[.U171];[.W171])=&quot;&quot;);NOT([.Y171]=&quot;&quot;));&quot;,&quot;;&quot;&quot;)">
            <text:p/>
          </table:table-cell>
          <table:table-cell table:style-name="ce94"/>
          <table:table-cell table:style-name="ce91" table:formula="of:=IF(AND(NOT(CONCATENATE([.S171];[.U171];[.W171];[.Y171])=&quot;&quot;);NOT([.AA17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1];[.U171];[.W171];[.Y171];[.AA171])=&quot;&quot;);NOT([.AC171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style-name="ce1" table:formula="of:=IF(NOT([.B172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2" office:value-type="string">
            <text:p>FG210</text:p>
          </table:table-cell>
          <table:table-cell table:style-name="ce12"/>
          <table:table-cell table:style-name="ce28" office:value-type="string">
            <text:p>Ética</text:p>
          </table:table-cell>
          <table:table-cell table:style-name="ce14" office:value-type="string">
            <text:p>O</text:p>
          </table:table-cell>
          <table:table-cell table:style-name="ce12" table:formula="of:=[.L172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72]+[.I172]+[.K172]" office:value-type="float" office:value="9">
            <text:p>9</text:p>
          </table:table-cell>
          <table:table-cell table:style-name="ce54"/>
          <table:table-cell table:style-name="ce61" office:value-type="string">
            <text:p>FG107</text:p>
          </table:table-cell>
          <table:table-cell table:style-name="ce79" table:number-columns-repeated="3"/>
          <table:table-cell table:style-name="ce14" office:value-type="string">
            <text:p>FG</text:p>
          </table:table-cell>
          <table:table-cell table:style-name="ce5"/>
          <table:table-cell table:style-name="ce5" table:formula="of:=IF(OR([.B172]=&quot;&quot;;[.S172]=&quot;&quot;;[.U172]=&quot;&quot;);&quot;&quot;;&quot;,&quot;)">
            <text:p/>
          </table:table-cell>
          <table:table-cell table:style-name="ce5"/>
          <table:table-cell table:style-name="ce5" table:formula="of:=IF(AND(NOT(CONCATENATE([.S172];[.U172])=&quot;&quot;);NOT([.W172]=&quot;&quot;));&quot;,&quot;;&quot;&quot;)">
            <text:p/>
          </table:table-cell>
          <table:table-cell table:style-name="ce91"/>
          <table:table-cell table:style-name="ce91" table:formula="of:=IF(AND(NOT(CONCATENATE([.S172];[.U172];[.W172])=&quot;&quot;);NOT([.Y172]=&quot;&quot;));&quot;,&quot;;&quot;&quot;)">
            <text:p/>
          </table:table-cell>
          <table:table-cell table:style-name="ce94"/>
          <table:table-cell table:style-name="ce91" table:formula="of:=IF(AND(NOT(CONCATENATE([.S172];[.U172];[.W172];[.Y172])=&quot;&quot;);NOT([.AA172]=&quot;&quot;));&quot;,&quot;;&quot;&quot;)">
            <text:p/>
          </table:table-cell>
          <table:table-cell/>
          <table:table-cell table:style-name="ce1" table:formula="of:=IF(AND(NOT(CONCATENATE([.S172];[.U172];[.W172];[.Y172];[.AA172])=&quot;&quot;);NOT([.AC172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5"/>
        </table:table-row>
        <table:table-row table:style-name="ro3">
          <table:table-cell table:style-name="ce1" office:value-type="string">
            <text:p>CS</text:p>
          </table:table-cell>
          <table:table-cell table:style-name="ce5" office:value-type="float" office:value="7">
            <text:p>7</text:p>
          </table:table-cell>
          <table:table-cell table:style-name="ce14" office:value-type="string">
            <text:p>FG302</text:p>
          </table:table-cell>
          <table:table-cell table:style-name="ce14"/>
          <table:table-cell table:style-name="ce34" office:value-type="string">
            <text:p>Visión Cristiana de nuestro tiempo</text:p>
          </table:table-cell>
          <table:table-cell table:style-name="ce14" office:value-type="string">
            <text:p>O</text:p>
          </table:table-cell>
          <table:table-cell table:style-name="ce12" table:formula="of:=[.L173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73]+[.I173]+[.K173]" office:value-type="float" office:value="9">
            <text:p>9</text:p>
          </table:table-cell>
          <table:table-cell table:style-name="ce14"/>
          <table:table-cell table:style-name="ce61" office:value-type="string">
            <text:p>FG141</text:p>
          </table:table-cell>
          <table:table-cell table:style-name="ce79" table:number-columns-repeated="3"/>
          <table:table-cell table:style-name="ce14" office:value-type="string">
            <text:p>FG</text:p>
          </table:table-cell>
          <table:table-cell table:style-name="ce5"/>
          <table:table-cell table:style-name="ce5" table:formula="of:=IF(OR([.B173]=&quot;&quot;;[.S173]=&quot;&quot;;[.U173]=&quot;&quot;);&quot;&quot;;&quot;,&quot;)">
            <text:p/>
          </table:table-cell>
          <table:table-cell table:style-name="ce5"/>
          <table:table-cell table:style-name="ce5"/>
          <table:table-cell table:style-name="ce91"/>
          <table:table-cell table:style-name="ce94"/>
          <table:table-cell table:style-name="ce94"/>
          <table:table-cell table:style-name="ce94"/>
          <table:table-cell/>
          <table:table-cell table:style-name="ce1" table:formula="of:=IF(AND(NOT(CONCATENATE([.S173];[.U173];[.W173];[.Y173];[.AA173])=&quot;&quot;);NOT([.AC173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5"/>
        </table:table-row>
        <table:table-row table:style-name="ro3">
          <table:table-cell table:style-name="ce1" table:formula="of:=IF(NOT([.B174]=&quot;&quot;);&quot;CS&quot;;&quot;&quot;)" office:value-type="string" office:string-value="CS">
            <text:p>CS</text:p>
          </table:table-cell>
          <table:table-cell table:style-name="ce5" office:value-type="float" office:value="7">
            <text:p>7</text:p>
          </table:table-cell>
          <table:table-cell table:style-name="ce14" office:value-type="string">
            <text:p>FG350</text:p>
          </table:table-cell>
          <table:table-cell table:style-name="ce14"/>
          <table:table-cell table:style-name="ce34" office:value-type="string">
            <text:p>Liderazgo y Desarrollo Personal</text:p>
          </table:table-cell>
          <table:table-cell table:style-name="ce12" office:value-type="string">
            <text:p>O</text:p>
          </table:table-cell>
          <table:table-cell table:style-name="ce12" table:formula="of:=[.L174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74]+[.I174]+[.K174]" office:value-type="float" office:value="9">
            <text:p>9</text:p>
          </table:table-cell>
          <table:table-cell table:style-name="ce54"/>
          <table:table-cell table:style-name="ce61"/>
          <table:table-cell table:style-name="ce79" table:number-columns-repeated="3"/>
          <table:table-cell table:style-name="ce12" office:value-type="string">
            <text:p>FG</text:p>
          </table:table-cell>
          <table:table-cell table:style-name="ce5"/>
          <table:table-cell table:style-name="ce5" table:formula="of:=IF(OR([.B174]=&quot;&quot;;[.S174]=&quot;&quot;;[.U174]=&quot;&quot;);&quot;&quot;;&quot;,&quot;)">
            <text:p/>
          </table:table-cell>
          <table:table-cell table:style-name="ce5"/>
          <table:table-cell table:style-name="ce5" table:formula="of:=IF(AND(NOT(CONCATENATE([.S174];[.U174])=&quot;&quot;);NOT([.W174]=&quot;&quot;));&quot;,&quot;;&quot;&quot;)">
            <text:p/>
          </table:table-cell>
          <table:table-cell table:style-name="ce91"/>
          <table:table-cell table:style-name="ce94"/>
          <table:table-cell table:style-name="ce94"/>
          <table:table-cell table:style-name="ce91" table:formula="of:=IF(AND(NOT(CONCATENATE([.S174];[.U174];[.W174];[.Y174])=&quot;&quot;);NOT([.AA17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74];[.U174];[.W174];[.Y174];[.AA174])=&quot;&quot;);NOT([.AC174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formula="of:=IF(NOT([.B175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FG204A</text:p>
          </table:table-cell>
          <table:table-cell table:style-name="ce13"/>
          <table:table-cell table:style-name="ce32" office:value-type="string">
            <text:p>Teología II</text:p>
          </table:table-cell>
          <table:table-cell table:style-name="ce11" office:value-type="string">
            <text:p>O</text:p>
          </table:table-cell>
          <table:table-cell table:style-name="ce44" table:formula="of:=[.H175]+0.5*([.I175]+[.J175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75]+[.I175]+[.K175]" office:value-type="float" office:value="3">
            <text:p>3</text:p>
          </table:table-cell>
          <table:table-cell table:style-name="ce53"/>
          <table:table-cell table:style-name="ce60" office:value-type="string">
            <text:p>FG204,FG210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175]=&quot;&quot;;[.S175]=&quot;&quot;;[.U175]=&quot;&quot;);&quot;&quot;;&quot;,&quot;)">
            <text:p/>
          </table:table-cell>
          <table:table-cell table:style-name="ce4"/>
          <table:table-cell table:style-name="ce4" table:formula="of:=IF(AND(NOT(CONCATENATE([.S175];[.U175])=&quot;&quot;);NOT([.W175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175];[.U175];[.W175])=&quot;&quot;);NOT([.Y175]=&quot;&quot;));&quot;,&quot;;&quot;&quot;)">
            <text:p/>
          </table:table-cell>
          <table:table-cell/>
          <table:table-cell table:style-name="ce22" table:formula="of:=IF(AND(NOT(CONCATENATE([.S175];[.U175];[.W175];[.Y175])=&quot;&quot;);NOT([.AA175]=&quot;&quot;));&quot;,&quot;;&quot;&quot;)">
            <text:p/>
          </table:table-cell>
          <table:table-cell/>
          <table:table-cell table:formula="of:=IF(AND(NOT(CONCATENATE([.S175];[.U175];[.W175];[.Y175];[.AA175])=&quot;&quot;);NOT([.AC17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76]=&quot;&quot;);&quot;CS&quot;;&quot;&quot;)" office:value-type="string" office:string-value="CS">
            <text:p>C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FG121</text:p>
          </table:table-cell>
          <table:table-cell table:style-name="ce13"/>
          <table:table-cell table:style-name="ce32" office:value-type="string">
            <text:p>Economía</text:p>
          </table:table-cell>
          <table:table-cell table:style-name="ce11" office:value-type="string">
            <text:p>O</text:p>
          </table:table-cell>
          <table:table-cell table:style-name="ce44" table:formula="of:=[.H176]+0.5*([.I176]+[.J176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2" table:formula="of:=[.H176]+[.I176]+[.K176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/>
          <table:table-cell table:style-name="ce4" table:formula="of:=IF(OR([.B176]=&quot;&quot;;[.S176]=&quot;&quot;;[.U176]=&quot;&quot;);&quot;&quot;;&quot;,&quot;)">
            <text:p/>
          </table:table-cell>
          <table:table-cell table:style-name="ce4"/>
          <table:table-cell table:style-name="ce4" table:formula="of:=IF(AND(NOT(CONCATENATE([.S176];[.U176])=&quot;&quot;);NOT([.W176]=&quot;&quot;));&quot;,&quot;;&quot;&quot;)">
            <text:p/>
          </table:table-cell>
          <table:table-cell table:style-name="ce22"/>
          <table:table-cell table:style-name="ce22" table:formula="of:=IF(AND(NOT(CONCATENATE([.S176];[.U176];[.W176])=&quot;&quot;);NOT([.Y176]=&quot;&quot;));&quot;,&quot;;&quot;&quot;)">
            <text:p/>
          </table:table-cell>
          <table:table-cell/>
          <table:table-cell table:style-name="ce22" table:formula="of:=IF(AND(NOT(CONCATENATE([.S176];[.U176];[.W176];[.Y176])=&quot;&quot;);NOT([.AA176]=&quot;&quot;));&quot;,&quot;;&quot;&quot;)">
            <text:p/>
          </table:table-cell>
          <table:table-cell/>
          <table:table-cell table:formula="of:=IF(AND(NOT(CONCATENATE([.S176];[.U176];[.W176];[.Y176];[.AA176])=&quot;&quot;);NOT([.AC17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office:value-type="string">
            <text:p>CS</text:p>
          </table:table-cell>
          <table:table-cell table:style-name="ce4" office:value-type="float" office:value="7">
            <text:p>7</text:p>
          </table:table-cell>
          <table:table-cell table:style-name="ce11" office:value-type="string">
            <text:p>FG110</text:p>
          </table:table-cell>
          <table:table-cell table:style-name="ce11"/>
          <table:table-cell table:style-name="ce27" office:value-type="string">
            <text:p>Economía Digital</text:p>
          </table:table-cell>
          <table:table-cell table:style-name="ce11" office:value-type="string">
            <text:p>O</text:p>
          </table:table-cell>
          <table:table-cell table:style-name="ce44" office:value-type="float" office:value="3">
            <text:p>3</text:p>
          </table:table-cell>
          <table:table-cell table:style-name="ce12"/>
          <table:table-cell table:style-name="ce12"/>
          <table:table-cell table:style-name="ce11"/>
          <table:table-cell table:style-name="ce12"/>
          <table:table-cell table:style-name="ce12" table:formula="of:=[.H177]+[.I177]+[.K177]" office:value-type="float" office:value="0">
            <text:p>0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/>
          <table:table-cell table:style-name="ce4" office:value-type="string">
            <text:p>USGP</text:p>
          </table:table-cell>
          <table:table-cell table:style-name="ce4"/>
          <table:table-cell table:style-name="ce4"/>
          <table:table-cell table:style-name="ce4" table:formula="of:=IF(AND(NOT(CONCATENATE([.S177];[.U177])=&quot;&quot;);NOT([.W177]=&quot;&quot;));&quot;,&quot;;&quot;&quot;)">
            <text:p/>
          </table:table-cell>
          <table:table-cell table:style-name="ce22"/>
          <table:table-cell table:style-name="ce22" table:formula="of:=IF(AND(NOT(CONCATENATE([.S177];[.U177];[.W177])=&quot;&quot;);NOT([.Y177]=&quot;&quot;));&quot;,&quot;;&quot;&quot;)">
            <text:p/>
          </table:table-cell>
          <table:table-cell/>
          <table:table-cell table:style-name="ce22" table:formula="of:=IF(AND(NOT(CONCATENATE([.S177];[.U177];[.W177];[.Y177])=&quot;&quot;);NOT([.AA177]=&quot;&quot;));&quot;,&quot;;&quot;&quot;)">
            <text:p/>
          </table:table-cell>
          <table:table-cell/>
          <table:table-cell table:formula="of:=IF(AND(NOT(CONCATENATE([.S177];[.U177];[.W177];[.Y177];[.AA177])=&quot;&quot;);NOT([.AC17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number-columns-repeated="18"/>
          <table:table-cell/>
          <table:table-cell/>
          <table:table-cell/>
          <table:table-cell/>
          <table:table-cell/>
          <table:table-cell table:style-name="ce22" table:formula="of:=IF(AND(NOT(CONCATENATE([.S178];[.U178];[.W178])=&quot;&quot;);NOT([.Y178]=&quot;&quot;));&quot;,&quot;;&quot;&quot;)">
            <text:p/>
          </table:table-cell>
          <table:table-cell/>
          <table:table-cell table:style-name="ce22" table:formula="of:=IF(AND(NOT(CONCATENATE([.S178];[.U178];[.W178];[.Y178])=&quot;&quot;);NOT([.AA178]=&quot;&quot;));&quot;,&quot;;&quot;&quot;)">
            <text:p/>
          </table:table-cell>
          <table:table-cell/>
          <table:table-cell table:formula="of:=IF(AND(NOT(CONCATENATE([.S178];[.U178];[.W178];[.Y178];[.AA178])=&quot;&quot;);NOT([.AC17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79]=&quot;&quot;);&quot;C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/>
          <table:table-cell table:style-name="ce15" table:formula="of:=SUM([.G157:.G175])" office:value-type="float" office:value="56">
            <text:p>56</text:p>
          </table:table-cell>
          <table:table-cell table:style-name="ce5" table:formula="of:=SUM([.H157:.J175])" office:value-type="float" office:value="95" table:number-columns-spanned="3" table:number-rows-spanned="1">
            <text:p>95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179]=&quot;&quot;;[.S179]=&quot;&quot;;[.U179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79];[.U179];[.W179])=&quot;&quot;);NOT([.Y179]=&quot;&quot;));&quot;,&quot;;&quot;&quot;)">
            <text:p/>
          </table:table-cell>
          <table:table-cell/>
          <table:table-cell table:style-name="ce22" table:formula="of:=IF(AND(NOT(CONCATENATE([.S179];[.U179];[.W179];[.Y179])=&quot;&quot;);NOT([.AA179]=&quot;&quot;));&quot;,&quot;;&quot;&quot;)">
            <text:p/>
          </table:table-cell>
          <table:table-cell/>
          <table:table-cell table:formula="of:=IF(AND(NOT(CONCATENATE([.S179];[.U179];[.W179];[.Y179];[.AA179])=&quot;&quot;);NOT([.AC179]=&quot;&quot;));&quot;,&quot;;&quot;&quot;)">
            <text:p/>
          </table:table-cell>
          <table:table-cell/>
          <table:table-cell table:number-columns-repeated="995"/>
        </table:table-row>
        <table:table-row table:style-name="ro1">
          <table:table-cell table:formula="of:=IF(NOT([.B180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8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180]=&quot;&quot;;[.S180]=&quot;&quot;;[.U180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80];[.U180];[.W180])=&quot;&quot;);NOT([.Y180]=&quot;&quot;));&quot;,&quot;;&quot;&quot;)">
            <text:p/>
          </table:table-cell>
          <table:table-cell/>
          <table:table-cell table:style-name="ce22" table:formula="of:=IF(AND(NOT(CONCATENATE([.S180];[.U180];[.W180];[.Y180])=&quot;&quot;);NOT([.AA180]=&quot;&quot;));&quot;,&quot;;&quot;&quot;)">
            <text:p/>
          </table:table-cell>
          <table:table-cell/>
          <table:table-cell table:formula="of:=IF(AND(NOT(CONCATENATE([.S180];[.U180];[.W180];[.Y180];[.AA180])=&quot;&quot;);NOT([.AC180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181]=&quot;&quot;);&quot;C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office:value-type="string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181]=&quot;&quot;;[.S181]=&quot;&quot;;[.U181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81];[.U181];[.W181])=&quot;&quot;);NOT([.Y181]=&quot;&quot;));&quot;,&quot;;&quot;&quot;)">
            <text:p/>
          </table:table-cell>
          <table:table-cell/>
          <table:table-cell table:style-name="ce22" table:formula="of:=IF(AND(NOT(CONCATENATE([.S181];[.U181];[.W181];[.Y181])=&quot;&quot;);NOT([.AA181]=&quot;&quot;));&quot;,&quot;;&quot;&quot;)">
            <text:p/>
          </table:table-cell>
          <table:table-cell/>
          <table:table-cell table:formula="of:=IF(AND(NOT(CONCATENATE([.S181];[.U181];[.W181];[.Y181];[.AA181])=&quot;&quot;);NOT([.AC18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8">
            <text:p>8</text:p>
          </table:table-cell>
          <table:table-cell table:style-name="ce11" office:value-type="string">
            <text:p>CS369</text:p>
          </table:table-cell>
          <table:table-cell table:style-name="ce11"/>
          <table:table-cell table:style-name="ce29" office:value-type="string">
            <text:p>Computación Evolutiva</text:p>
          </table:table-cell>
          <table:table-cell table:style-name="ce13" office:value-type="string">
            <text:p>E</text:p>
          </table:table-cell>
          <table:table-cell table:style-name="ce44" table:formula="of:=[.H182]+0.5*([.I182]+[.J182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82]+[.I182]+[.K182]" office:value-type="float" office:value="4">
            <text:p>4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315</text:p>
          </table:table-cell>
          <table:table-cell table:style-name="ce78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CS</text:p>
          </table:table-cell>
          <table:table-cell table:style-name="ce6"/>
          <table:table-cell table:style-name="ce4" table:formula="of:=IF(OR([.B182]=&quot;&quot;;[.S182]=&quot;&quot;;[.U182]=&quot;&quot;);&quot;&quot;;&quot;,&quot;)">
            <text:p/>
          </table:table-cell>
          <table:table-cell table:style-name="ce4"/>
          <table:table-cell table:style-name="ce4" table:formula="of:=IF(AND(NOT(CONCATENATE([.S182];[.U182])=&quot;&quot;);NOT([.W182]=&quot;&quot;));&quot;,&quot;;&quot;&quot;)">
            <text:p/>
          </table:table-cell>
          <table:table-cell table:style-name="ce22"/>
          <table:table-cell table:style-name="ce22" table:formula="of:=IF(AND(NOT(CONCATENATE([.S182];[.U182];[.W182])=&quot;&quot;);NOT([.Y182]=&quot;&quot;));&quot;,&quot;;&quot;&quot;)">
            <text:p/>
          </table:table-cell>
          <table:table-cell/>
          <table:table-cell table:style-name="ce22" table:formula="of:=IF(AND(NOT(CONCATENATE([.S182];[.U182];[.W182];[.Y182])=&quot;&quot;);NOT([.AA182]=&quot;&quot;));&quot;,&quot;;&quot;&quot;)">
            <text:p/>
          </table:table-cell>
          <table:table-cell/>
          <table:table-cell table:formula="of:=IF(AND(NOT(CONCATENATE([.S182];[.U182];[.W182];[.Y182];[.AA182])=&quot;&quot;);NOT([.AC18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83]=&quot;&quot;);&quot;CS&quot;;&quot;&quot;)" office:value-type="string" office:string-value="CS">
            <text:p>C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CS240S</text:p>
          </table:table-cell>
          <table:table-cell table:style-name="ce13"/>
          <table:table-cell table:style-name="ce32" office:value-type="string">
            <text:p>Compiladores</text:p>
          </table:table-cell>
          <table:table-cell table:style-name="ce11" office:value-type="string">
            <text:p>O</text:p>
          </table:table-cell>
          <table:table-cell table:style-name="ce44" table:formula="of:=[.H183]+0.5*([.I183]+[.J183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83]+[.I183]+[.K183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343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183]=&quot;&quot;;[.S183]=&quot;&quot;;[.U183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183];[.U183])=&quot;&quot;);NOT([.W183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83];[.U183];[.W183])=&quot;&quot;);NOT([.Y183]=&quot;&quot;));&quot;,&quot;;&quot;&quot;)">
            <text:p/>
          </table:table-cell>
          <table:table-cell/>
          <table:table-cell table:style-name="ce22" table:formula="of:=IF(AND(NOT(CONCATENATE([.S183];[.U183];[.W183];[.Y183])=&quot;&quot;);NOT([.AA183]=&quot;&quot;));&quot;,&quot;;&quot;&quot;)">
            <text:p/>
          </table:table-cell>
          <table:table-cell/>
          <table:table-cell table:formula="of:=IF(AND(NOT(CONCATENATE([.S183];[.U183];[.W183];[.Y183];[.AA183])=&quot;&quot;);NOT([.AC183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184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CS240S</text:p>
          </table:table-cell>
          <table:table-cell table:style-name="ce14"/>
          <table:table-cell table:style-name="ce34" office:value-type="string">
            <text:p>Compiladores</text:p>
          </table:table-cell>
          <table:table-cell table:style-name="ce12" office:value-type="string">
            <text:p>O</text:p>
          </table:table-cell>
          <table:table-cell table:style-name="ce12" table:formula="of:=[.L184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84]+[.I184]+[.K184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343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184]=&quot;&quot;;[.S184]=&quot;&quot;;[.U184]=&quot;&quot;);&quot;&quot;;&quot;,&quot;)">
            <text:p/>
          </table:table-cell>
          <table:table-cell table:style-name="ce5"/>
          <table:table-cell table:style-name="ce5" table:formula="of:=IF(AND(NOT(CONCATENATE([.S184];[.U184])=&quot;&quot;);NOT([.W184]=&quot;&quot;));&quot;,&quot;;&quot;&quot;)">
            <text:p/>
          </table:table-cell>
          <table:table-cell table:style-name="ce91"/>
          <table:table-cell table:style-name="ce91" table:formula="of:=IF(AND(NOT(CONCATENATE([.S184];[.U184];[.W184])=&quot;&quot;);NOT([.Y184]=&quot;&quot;));&quot;,&quot;;&quot;&quot;)">
            <text:p/>
          </table:table-cell>
          <table:table-cell table:style-name="ce94"/>
          <table:table-cell table:style-name="ce91" table:formula="of:=IF(AND(NOT(CONCATENATE([.S184];[.U184];[.W184];[.Y184])=&quot;&quot;);NOT([.AA18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84];[.U184];[.W184];[.Y184];[.AA184])=&quot;&quot;);NOT([.AC184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85]=&quot;&quot;);&quot;CS&quot;;&quot;&quot;)" office:value-type="string" office:string-value="CS">
            <text:p>C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CS402</text:p>
          </table:table-cell>
          <table:table-cell table:style-name="ce13"/>
          <table:table-cell table:style-name="ce32" office:value-type="string">
            <text:p>Proyecto II</text:p>
          </table:table-cell>
          <table:table-cell table:style-name="ce11" office:value-type="string">
            <text:p>O</text:p>
          </table:table-cell>
          <table:table-cell table:style-name="ce44" table:formula="of:=[.H185]+0.5*([.I185]+[.J185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85]+[.I185]+[.K185]" office:value-type="float" office:value="4">
            <text:p>4</text:p>
          </table:table-cell>
          <table:table-cell table:style-name="ce53"/>
          <table:table-cell table:style-name="ce60" office:value-type="string">
            <text:p>CS401</text:p>
          </table:table-cell>
          <table:table-cell table:style-name="ce78" table:number-columns-repeated="3"/>
          <table:table-cell table:style-name="ce13" office:value-type="string">
            <text:p>CS,SE,IS</text:p>
          </table:table-cell>
          <table:table-cell table:style-name="ce6" office:value-type="string">
            <text:p>SPC</text:p>
          </table:table-cell>
          <table:table-cell table:style-name="ce4" table:formula="of:=IF(OR([.B185]=&quot;&quot;;[.S185]=&quot;&quot;;[.U185]=&quot;&quot;);&quot;&quot;;&quot;,&quot;)">
            <text:p/>
          </table:table-cell>
          <table:table-cell table:style-name="ce4"/>
          <table:table-cell table:style-name="ce4" table:formula="of:=IF(AND(NOT(CONCATENATE([.S185];[.U185])=&quot;&quot;);NOT([.W185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85];[.U185];[.W185])=&quot;&quot;);NOT([.Y185]=&quot;&quot;));&quot;,&quot;;&quot;&quot;)">
            <text:p/>
          </table:table-cell>
          <table:table-cell/>
          <table:table-cell table:style-name="ce22" table:formula="of:=IF(AND(NOT(CONCATENATE([.S185];[.U185];[.W185];[.Y185])=&quot;&quot;);NOT([.AA185]=&quot;&quot;));&quot;,&quot;;&quot;&quot;)">
            <text:p/>
          </table:table-cell>
          <table:table-cell/>
          <table:table-cell table:formula="of:=IF(AND(NOT(CONCATENATE([.S185];[.U185];[.W185];[.Y185];[.AA185])=&quot;&quot;);NOT([.AC18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186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CS402</text:p>
          </table:table-cell>
          <table:table-cell table:style-name="ce14"/>
          <table:table-cell table:style-name="ce34" office:value-type="string">
            <text:p>Práctica Profesional</text:p>
          </table:table-cell>
          <table:table-cell table:style-name="ce12" office:value-type="string">
            <text:p>O</text:p>
          </table:table-cell>
          <table:table-cell table:style-name="ce12" table:formula="of:=[.L186]/3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style-name="ce14"/>
          <table:table-cell table:style-name="ce12" table:formula="of:=[.H186]+[.I186]+[.K186]" office:value-type="float" office:value="12">
            <text:p>12</text:p>
          </table:table-cell>
          <table:table-cell table:style-name="ce54"/>
          <table:table-cell table:style-name="ce61" office:value-type="string">
            <text:p>CS401</text:p>
          </table:table-cell>
          <table:table-cell table:style-name="ce79" table:number-columns-repeated="3"/>
          <table:table-cell table:style-name="ce14" office:value-type="string">
            <text:p>CS,SE,IS</text:p>
          </table:table-cell>
          <table:table-cell table:style-name="ce5"/>
          <table:table-cell table:style-name="ce5" table:formula="of:=IF(OR([.B186]=&quot;&quot;;[.S186]=&quot;&quot;;[.U186]=&quot;&quot;);&quot;&quot;;&quot;,&quot;)">
            <text:p/>
          </table:table-cell>
          <table:table-cell table:style-name="ce5"/>
          <table:table-cell table:style-name="ce5" table:formula="of:=IF(AND(NOT(CONCATENATE([.S186];[.U186])=&quot;&quot;);NOT([.W186]=&quot;&quot;));&quot;,&quot;;&quot;&quot;)">
            <text:p/>
          </table:table-cell>
          <table:table-cell table:style-name="ce91"/>
          <table:table-cell table:style-name="ce91" table:formula="of:=IF(AND(NOT(CONCATENATE([.S186];[.U186];[.W186])=&quot;&quot;);NOT([.Y186]=&quot;&quot;));&quot;,&quot;;&quot;&quot;)">
            <text:p/>
          </table:table-cell>
          <table:table-cell table:style-name="ce94"/>
          <table:table-cell table:style-name="ce91" table:formula="of:=IF(AND(NOT(CONCATENATE([.S186];[.U186];[.W186];[.Y186])=&quot;&quot;);NOT([.AA186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86];[.U186];[.W186];[.Y186];[.AA186])=&quot;&quot;);NOT([.AC186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formula="of:=IF(NOT([.B187]=&quot;&quot;);&quot;CS&quot;;&quot;&quot;)" office:value-type="string" office:string-value="CS">
            <text:p>C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CS230W</text:p>
          </table:table-cell>
          <table:table-cell table:style-name="ce13"/>
          <table:table-cell table:style-name="ce32" office:value-type="string">
            <text:p>Computación Centrada en Redes</text:p>
          </table:table-cell>
          <table:table-cell table:style-name="ce11" office:value-type="string">
            <text:p>O</text:p>
          </table:table-cell>
          <table:table-cell table:style-name="ce44" table:formula="of:=[.H187]+0.5*([.I187]+[.J187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87]+[.I187]+[.K187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25T,CS336</text:p>
          </table:table-cell>
          <table:table-cell table:style-name="ce78" table:number-columns-repeated="3"/>
          <table:table-cell table:style-name="ce13" office:value-type="string">
            <text:p>CS,IT</text:p>
          </table:table-cell>
          <table:table-cell table:style-name="ce4" office:value-type="string">
            <text:p>SPC</text:p>
          </table:table-cell>
          <table:table-cell table:style-name="ce4" table:formula="of:=IF(OR([.B187]=&quot;&quot;;[.S187]=&quot;&quot;;[.U187]=&quot;&quot;);&quot;&quot;;&quot;,&quot;)">
            <text:p/>
          </table:table-cell>
          <table:table-cell table:style-name="ce4"/>
          <table:table-cell table:style-name="ce4" table:formula="of:=IF(AND(NOT(CONCATENATE([.S187];[.U187])=&quot;&quot;);NOT([.W187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87];[.U187];[.W187])=&quot;&quot;);NOT([.Y187]=&quot;&quot;));&quot;,&quot;;&quot;&quot;)">
            <text:p/>
          </table:table-cell>
          <table:table-cell/>
          <table:table-cell table:style-name="ce22" table:formula="of:=IF(AND(NOT(CONCATENATE([.S187];[.U187];[.W187];[.Y187])=&quot;&quot;);NOT([.AA187]=&quot;&quot;));&quot;,&quot;;&quot;&quot;)">
            <text:p/>
          </table:table-cell>
          <table:table-cell/>
          <table:table-cell table:formula="of:=IF(AND(NOT(CONCATENATE([.S187];[.U187];[.W187];[.Y187];[.AA187])=&quot;&quot;);NOT([.AC187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188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CS230W</text:p>
          </table:table-cell>
          <table:table-cell table:style-name="ce14"/>
          <table:table-cell table:style-name="ce34" office:value-type="string">
            <text:p>Computación Centrada en Redes</text:p>
          </table:table-cell>
          <table:table-cell table:style-name="ce12" office:value-type="string">
            <text:p>O</text:p>
          </table:table-cell>
          <table:table-cell table:style-name="ce12" table:formula="of:=[.L188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88]+[.I188]+[.K188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25T,CS336</text:p>
          </table:table-cell>
          <table:table-cell table:style-name="ce79" table:number-columns-repeated="3"/>
          <table:table-cell table:style-name="ce14" office:value-type="string">
            <text:p>CS,IT</text:p>
          </table:table-cell>
          <table:table-cell table:style-name="ce5"/>
          <table:table-cell table:style-name="ce5" table:formula="of:=IF(OR([.B188]=&quot;&quot;;[.S188]=&quot;&quot;;[.U188]=&quot;&quot;);&quot;&quot;;&quot;,&quot;)">
            <text:p/>
          </table:table-cell>
          <table:table-cell table:style-name="ce5"/>
          <table:table-cell table:style-name="ce5" table:formula="of:=IF(AND(NOT(CONCATENATE([.S188];[.U188])=&quot;&quot;);NOT([.W188]=&quot;&quot;));&quot;,&quot;;&quot;&quot;)">
            <text:p/>
          </table:table-cell>
          <table:table-cell table:style-name="ce91"/>
          <table:table-cell table:style-name="ce91" table:formula="of:=IF(AND(NOT(CONCATENATE([.S188];[.U188];[.W188])=&quot;&quot;);NOT([.Y188]=&quot;&quot;));&quot;,&quot;;&quot;&quot;)">
            <text:p/>
          </table:table-cell>
          <table:table-cell table:style-name="ce94"/>
          <table:table-cell table:style-name="ce91" table:formula="of:=IF(AND(NOT(CONCATENATE([.S188];[.U188];[.W188];[.Y188])=&quot;&quot;);NOT([.AA18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88];[.U188];[.W188];[.Y188];[.AA188])=&quot;&quot;);NOT([.AC188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6">
          <table:table-cell table:formula="of:=IF(NOT([.B189]=&quot;&quot;);&quot;CS&quot;;&quot;&quot;)" office:value-type="string" office:string-value="CS">
            <text:p>C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CS255</text:p>
          </table:table-cell>
          <table:table-cell table:style-name="ce13"/>
          <table:table-cell table:style-name="ce32" office:value-type="string">
            <text:p>Computación Gráfica</text:p>
          </table:table-cell>
          <table:table-cell table:style-name="ce11" office:value-type="string">
            <text:p>O</text:p>
          </table:table-cell>
          <table:table-cell table:style-name="ce44" table:formula="of:=[.H189]+0.5*([.I189]+[.J18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189]+[.I189]+[.K189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315,CB306,CB307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189]=&quot;&quot;;[.S189]=&quot;&quot;;[.U189]=&quot;&quot;);&quot;&quot;;&quot;,&quot;)">
            <text:p/>
          </table:table-cell>
          <table:table-cell table:style-name="ce4"/>
          <table:table-cell table:style-name="ce4" table:formula="of:=IF(AND(NOT(CONCATENATE([.S189];[.U189])=&quot;&quot;);NOT([.W189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89];[.U189];[.W189])=&quot;&quot;);NOT([.Y189]=&quot;&quot;));&quot;,&quot;;&quot;&quot;)">
            <text:p/>
          </table:table-cell>
          <table:table-cell/>
          <table:table-cell table:style-name="ce22" table:formula="of:=IF(AND(NOT(CONCATENATE([.S189];[.U189];[.W189];[.Y189])=&quot;&quot;);NOT([.AA189]=&quot;&quot;));&quot;,&quot;;&quot;&quot;)">
            <text:p/>
          </table:table-cell>
          <table:table-cell/>
          <table:table-cell table:formula="of:=IF(AND(NOT(CONCATENATE([.S189];[.U189];[.W189];[.Y189];[.AA189])=&quot;&quot;);NOT([.AC189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190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CS255</text:p>
          </table:table-cell>
          <table:table-cell table:style-name="ce14"/>
          <table:table-cell table:style-name="ce34" office:value-type="string">
            <text:p>Computación Gráfica</text:p>
          </table:table-cell>
          <table:table-cell table:style-name="ce12" office:value-type="string">
            <text:p>O</text:p>
          </table:table-cell>
          <table:table-cell table:style-name="ce12" table:formula="of:=[.L190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90]+[.I190]+[.K190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315,CB306,CB307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190]=&quot;&quot;;[.S190]=&quot;&quot;;[.U190]=&quot;&quot;);&quot;&quot;;&quot;,&quot;)">
            <text:p/>
          </table:table-cell>
          <table:table-cell table:style-name="ce5"/>
          <table:table-cell table:style-name="ce5" table:formula="of:=IF(AND(NOT(CONCATENATE([.S190];[.U190])=&quot;&quot;);NOT([.W190]=&quot;&quot;));&quot;,&quot;;&quot;&quot;)">
            <text:p/>
          </table:table-cell>
          <table:table-cell table:style-name="ce91"/>
          <table:table-cell table:style-name="ce91" table:formula="of:=IF(AND(NOT(CONCATENATE([.S190];[.U190];[.W190])=&quot;&quot;);NOT([.Y190]=&quot;&quot;));&quot;,&quot;;&quot;&quot;)">
            <text:p/>
          </table:table-cell>
          <table:table-cell table:style-name="ce94"/>
          <table:table-cell table:style-name="ce91" table:formula="of:=IF(AND(NOT(CONCATENATE([.S190];[.U190];[.W190];[.Y190])=&quot;&quot;);NOT([.AA19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0];[.U190];[.W190];[.Y190];[.AA190])=&quot;&quot;);NOT([.AC190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91]=&quot;&quot;);&quot;CS&quot;;&quot;&quot;)" office:value-type="string" office:string-value="CS">
            <text:p>C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CS280T</text:p>
          </table:table-cell>
          <table:table-cell table:style-name="ce13"/>
          <table:table-cell table:style-name="ce32" office:value-type="string">
            <text:p>Aspectos sociales y profesionales de la computación</text:p>
          </table:table-cell>
          <table:table-cell table:style-name="ce11" office:value-type="string">
            <text:p>O</text:p>
          </table:table-cell>
          <table:table-cell table:style-name="ce44" table:formula="of:=[.H191]+0.5*([.I191]+[.J191])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/>
          <table:table-cell table:style-name="ce14"/>
          <table:table-cell table:style-name="ce12" table:formula="of:=[.H191]+[.I191]+[.K191]" office:value-type="float" office:value="2">
            <text:p>2</text:p>
          </table:table-cell>
          <table:table-cell table:style-name="ce53"/>
          <table:table-cell table:style-name="ce60" office:value-type="string">
            <text:p>CS401</text:p>
          </table:table-cell>
          <table:table-cell table:style-name="ce78" table:number-columns-repeated="3"/>
          <table:table-cell table:style-name="ce13" office:value-type="string">
            <text:p>CS,IT</text:p>
          </table:table-cell>
          <table:table-cell table:style-name="ce6" office:value-type="string">
            <text:p>SPC</text:p>
          </table:table-cell>
          <table:table-cell table:style-name="ce4" table:formula="of:=IF(OR([.B191]=&quot;&quot;;[.S191]=&quot;&quot;;[.U191]=&quot;&quot;);&quot;&quot;;&quot;,&quot;)">
            <text:p/>
          </table:table-cell>
          <table:table-cell table:style-name="ce4"/>
          <table:table-cell table:style-name="ce4" table:formula="of:=IF(AND(NOT(CONCATENATE([.S191];[.U191])=&quot;&quot;);NOT([.W191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91];[.U191];[.W191])=&quot;&quot;);NOT([.Y191]=&quot;&quot;));&quot;,&quot;;&quot;&quot;)">
            <text:p/>
          </table:table-cell>
          <table:table-cell/>
          <table:table-cell table:style-name="ce22" table:formula="of:=IF(AND(NOT(CONCATENATE([.S191];[.U191];[.W191];[.Y191])=&quot;&quot;);NOT([.AA191]=&quot;&quot;));&quot;,&quot;;&quot;&quot;)">
            <text:p/>
          </table:table-cell>
          <table:table-cell/>
          <table:table-cell table:formula="of:=IF(AND(NOT(CONCATENATE([.S191];[.U191];[.W191];[.Y191];[.AA191])=&quot;&quot;);NOT([.AC19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192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CS280T</text:p>
          </table:table-cell>
          <table:table-cell table:style-name="ce14"/>
          <table:table-cell table:style-name="ce34" office:value-type="string">
            <text:p>Computación, Ética y Sociedad</text:p>
          </table:table-cell>
          <table:table-cell table:style-name="ce12" office:value-type="string">
            <text:p>O</text:p>
          </table:table-cell>
          <table:table-cell table:style-name="ce12" table:formula="of:=[.L192]/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2" table:formula="of:=[.H192]+[.I192]+[.K192]" office:value-type="float" office:value="6">
            <text:p>6</text:p>
          </table:table-cell>
          <table:table-cell table:style-name="ce54"/>
          <table:table-cell table:style-name="ce61" office:value-type="string">
            <text:p>CS401</text:p>
          </table:table-cell>
          <table:table-cell table:style-name="ce79" table:number-columns-repeated="3"/>
          <table:table-cell table:style-name="ce14" office:value-type="string">
            <text:p>CS,IT</text:p>
          </table:table-cell>
          <table:table-cell table:style-name="ce5"/>
          <table:table-cell table:style-name="ce5" table:formula="of:=IF(OR([.B192]=&quot;&quot;;[.S192]=&quot;&quot;;[.U192]=&quot;&quot;);&quot;&quot;;&quot;,&quot;)">
            <text:p/>
          </table:table-cell>
          <table:table-cell table:style-name="ce5"/>
          <table:table-cell table:style-name="ce5" table:formula="of:=IF(AND(NOT(CONCATENATE([.S192];[.U192])=&quot;&quot;);NOT([.W192]=&quot;&quot;));&quot;,&quot;;&quot;&quot;)">
            <text:p/>
          </table:table-cell>
          <table:table-cell table:style-name="ce91"/>
          <table:table-cell table:style-name="ce91" table:formula="of:=IF(AND(NOT(CONCATENATE([.S192];[.U192];[.W192])=&quot;&quot;);NOT([.Y192]=&quot;&quot;));&quot;,&quot;;&quot;&quot;)">
            <text:p/>
          </table:table-cell>
          <table:table-cell table:style-name="ce94"/>
          <table:table-cell table:style-name="ce91" table:formula="of:=IF(AND(NOT(CONCATENATE([.S192];[.U192];[.W192];[.Y192])=&quot;&quot;);NOT([.AA19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2];[.U192];[.W192];[.Y192];[.AA192])=&quot;&quot;);NOT([.AC192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style-name="ce1" table:formula="of:=IF(NOT([.B193]=&quot;&quot;);&quot;CS&quot;;&quot;&quot;)" office:value-type="string" office:string-value="CS">
            <text:p>CS</text:p>
          </table:table-cell>
          <table:table-cell table:style-name="ce5" office:value-type="float" office:value="8">
            <text:p>8</text:p>
          </table:table-cell>
          <table:table-cell table:style-name="ce14" office:value-type="string">
            <text:p>CS261T</text:p>
          </table:table-cell>
          <table:table-cell table:style-name="ce14"/>
          <table:table-cell table:style-name="ce34" office:value-type="string">
            <text:p>Inteligencia Artificial</text:p>
          </table:table-cell>
          <table:table-cell table:style-name="ce12" office:value-type="string">
            <text:p>O</text:p>
          </table:table-cell>
          <table:table-cell table:style-name="ce12" table:formula="of:=[.L193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193]+[.I193]+[.K193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60,CB203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193]=&quot;&quot;;[.S193]=&quot;&quot;;[.U193]=&quot;&quot;);&quot;&quot;;&quot;,&quot;)">
            <text:p/>
          </table:table-cell>
          <table:table-cell table:style-name="ce5"/>
          <table:table-cell table:style-name="ce5" table:formula="of:=IF(AND(NOT(CONCATENATE([.S193];[.U193])=&quot;&quot;);NOT([.W193]=&quot;&quot;));&quot;,&quot;;&quot;&quot;)">
            <text:p/>
          </table:table-cell>
          <table:table-cell table:style-name="ce91"/>
          <table:table-cell table:style-name="ce91" table:formula="of:=IF(AND(NOT(CONCATENATE([.S193];[.U193];[.W193])=&quot;&quot;);NOT([.Y193]=&quot;&quot;));&quot;,&quot;;&quot;&quot;)">
            <text:p/>
          </table:table-cell>
          <table:table-cell table:style-name="ce94"/>
          <table:table-cell table:style-name="ce91" table:formula="of:=IF(AND(NOT(CONCATENATE([.S193];[.U193];[.W193];[.Y193])=&quot;&quot;);NOT([.AA19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193];[.U193];[.W193];[.Y193];[.AA193])=&quot;&quot;);NOT([.AC193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194]=&quot;&quot;);&quot;CS&quot;;&quot;&quot;)" office:value-type="string" office:string-value="CS">
            <text:p>CS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ET101</text:p>
          </table:table-cell>
          <table:table-cell table:style-name="ce4"/>
          <table:table-cell table:style-name="ce32" office:value-type="string">
            <text:p>Formación de Empresas de Base Tecnológica I</text:p>
          </table:table-cell>
          <table:table-cell table:style-name="ce11" office:value-type="string">
            <text:p>O</text:p>
          </table:table-cell>
          <table:table-cell table:style-name="ce44" table:formula="of:=[.H194]+0.5*([.I194]+[.J194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94]+[.I194]+[.K194]" office:value-type="float" office:value="4">
            <text:p>4</text:p>
          </table:table-cell>
          <table:table-cell table:style-name="ce53"/>
          <table:table-cell table:style-name="ce60" office:value-type="string">
            <text:p>CS401</text:p>
          </table:table-cell>
          <table:table-cell table:style-name="ce78" table:number-columns-repeated="3"/>
          <table:table-cell table:style-name="ce13" office:value-type="string">
            <text:p>OG</text:p>
          </table:table-cell>
          <table:table-cell table:style-name="ce6" office:value-type="string">
            <text:p>SPC</text:p>
          </table:table-cell>
          <table:table-cell table:style-name="ce4" table:formula="of:=IF(OR([.B194]=&quot;&quot;;[.S194]=&quot;&quot;;[.U194]=&quot;&quot;);&quot;&quot;;&quot;,&quot;)">
            <text:p/>
          </table:table-cell>
          <table:table-cell table:style-name="ce4"/>
          <table:table-cell table:style-name="ce4" table:formula="of:=IF(AND(NOT(CONCATENATE([.S194];[.U194])=&quot;&quot;);NOT([.W194]=&quot;&quot;));&quot;,&quot;;&quot;&quot;)">
            <text:p/>
          </table:table-cell>
          <table:table-cell table:style-name="ce22"/>
          <table:table-cell table:style-name="ce22" table:formula="of:=IF(AND(NOT(CONCATENATE([.S194];[.U194];[.W194])=&quot;&quot;);NOT([.Y194]=&quot;&quot;));&quot;,&quot;;&quot;&quot;)">
            <text:p/>
          </table:table-cell>
          <table:table-cell/>
          <table:table-cell table:style-name="ce22" table:formula="of:=IF(AND(NOT(CONCATENATE([.S194];[.U194];[.W194];[.Y194])=&quot;&quot;);NOT([.AA194]=&quot;&quot;));&quot;,&quot;;&quot;&quot;)">
            <text:p/>
          </table:table-cell>
          <table:table-cell/>
          <table:table-cell table:formula="of:=IF(AND(NOT(CONCATENATE([.S194];[.U194];[.W194];[.Y194];[.AA194])=&quot;&quot;);NOT([.AC194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95]=&quot;&quot;);&quot;CS&quot;;&quot;&quot;)" office:value-type="string" office:string-value="CS">
            <text:p>CS</text:p>
          </table:table-cell>
          <table:table-cell table:style-name="ce4" office:value-type="float" office:value="8">
            <text:p>8</text:p>
          </table:table-cell>
          <table:table-cell table:style-name="ce11" office:value-type="string">
            <text:p>CS391</text:p>
          </table:table-cell>
          <table:table-cell table:style-name="ce11"/>
          <table:table-cell table:style-name="ce29" office:value-type="string">
            <text:p>Calidad de Software</text:p>
          </table:table-cell>
          <table:table-cell table:style-name="ce11" office:value-type="string">
            <text:p>O</text:p>
          </table:table-cell>
          <table:table-cell table:style-name="ce44" table:formula="of:=[.H195]+0.5*([.I195]+[.J195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95]+[.I195]+[.K195]" office:value-type="float" office:value="4">
            <text:p>4</text:p>
          </table:table-cell>
          <table:table-cell table:style-name="ce53"/>
          <table:table-cell table:style-name="ce60" office:value-type="string">
            <text:p>CS390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6" office:value-type="string">
            <text:p>SPC</text:p>
          </table:table-cell>
          <table:table-cell table:style-name="ce4" table:formula="of:=IF(OR([.B195]=&quot;&quot;;[.S195]=&quot;&quot;;[.U195]=&quot;&quot;);&quot;&quot;;&quot;,&quot;)">
            <text:p/>
          </table:table-cell>
          <table:table-cell table:style-name="ce4"/>
          <table:table-cell table:style-name="ce4" table:formula="of:=IF(AND(NOT(CONCATENATE([.S195];[.U195])=&quot;&quot;);NOT([.W195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195];[.U195];[.W195])=&quot;&quot;);NOT([.Y195]=&quot;&quot;));&quot;,&quot;;&quot;&quot;)">
            <text:p/>
          </table:table-cell>
          <table:table-cell/>
          <table:table-cell table:style-name="ce22" table:formula="of:=IF(AND(NOT(CONCATENATE([.S195];[.U195];[.W195];[.Y195])=&quot;&quot;);NOT([.AA195]=&quot;&quot;));&quot;,&quot;;&quot;&quot;)">
            <text:p/>
          </table:table-cell>
          <table:table-cell/>
          <table:table-cell table:formula="of:=IF(AND(NOT(CONCATENATE([.S195];[.U195];[.W195];[.Y195];[.AA195])=&quot;&quot;);NOT([.AC19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96]=&quot;&quot;);&quot;CS&quot;;&quot;&quot;)" office:value-type="string" office:string-value="CS">
            <text:p>C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FG205</text:p>
          </table:table-cell>
          <table:table-cell table:style-name="ce13"/>
          <table:table-cell table:style-name="ce32" office:value-type="string">
            <text:p>Historia de la Cultura</text:p>
          </table:table-cell>
          <table:table-cell table:style-name="ce11" office:value-type="string">
            <text:p>O</text:p>
          </table:table-cell>
          <table:table-cell table:style-name="ce44" table:formula="of:=[.H196]+0.5*([.I196]+[.J196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2" table:formula="of:=[.H196]+[.I196]+[.K196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/>
          <table:table-cell table:style-name="ce4" table:formula="of:=IF(OR([.B196]=&quot;&quot;;[.S196]=&quot;&quot;;[.U196]=&quot;&quot;);&quot;&quot;;&quot;,&quot;)">
            <text:p/>
          </table:table-cell>
          <table:table-cell table:style-name="ce4"/>
          <table:table-cell table:style-name="ce4" table:formula="of:=IF(AND(NOT(CONCATENATE([.S196];[.U196])=&quot;&quot;);NOT([.W196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196];[.U196];[.W196])=&quot;&quot;);NOT([.Y196]=&quot;&quot;));&quot;,&quot;;&quot;&quot;)">
            <text:p/>
          </table:table-cell>
          <table:table-cell/>
          <table:table-cell table:style-name="ce22" table:formula="of:=IF(AND(NOT(CONCATENATE([.S196];[.U196];[.W196];[.Y196])=&quot;&quot;);NOT([.AA196]=&quot;&quot;));&quot;,&quot;;&quot;&quot;)">
            <text:p/>
          </table:table-cell>
          <table:table-cell/>
          <table:table-cell table:formula="of:=IF(AND(NOT(CONCATENATE([.S196];[.U196];[.W196];[.Y196];[.AA196])=&quot;&quot;);NOT([.AC19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197]=&quot;&quot;);&quot;CS&quot;;&quot;&quot;)" office:value-type="string" office:string-value="CS">
            <text:p>C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FG211</text:p>
          </table:table-cell>
          <table:table-cell table:style-name="ce13"/>
          <table:table-cell table:style-name="ce32" office:value-type="string">
            <text:p>Ética Profesional</text:p>
          </table:table-cell>
          <table:table-cell table:style-name="ce11" office:value-type="string">
            <text:p>O</text:p>
          </table:table-cell>
          <table:table-cell table:style-name="ce44" table:formula="of:=[.H197]+0.5*([.I197]+[.J197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197]+[.I197]+[.K197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197]=&quot;&quot;;[.S197]=&quot;&quot;;[.U197]=&quot;&quot;);&quot;&quot;;&quot;,&quot;)">
            <text:p/>
          </table:table-cell>
          <table:table-cell table:style-name="ce4"/>
          <table:table-cell table:style-name="ce4" table:formula="of:=IF(AND(NOT(CONCATENATE([.S197];[.U197])=&quot;&quot;);NOT([.W197]=&quot;&quot;));&quot;,&quot;;&quot;&quot;)">
            <text:p/>
          </table:table-cell>
          <table:table-cell/>
          <table:table-cell table:style-name="ce22" table:formula="of:=IF(AND(NOT(CONCATENATE([.S197];[.U197];[.W197])=&quot;&quot;);NOT([.Y197]=&quot;&quot;));&quot;,&quot;;&quot;&quot;)">
            <text:p/>
          </table:table-cell>
          <table:table-cell/>
          <table:table-cell table:style-name="ce22" table:formula="of:=IF(AND(NOT(CONCATENATE([.S197];[.U197];[.W197];[.Y197])=&quot;&quot;);NOT([.AA197]=&quot;&quot;));&quot;,&quot;;&quot;&quot;)">
            <text:p/>
          </table:table-cell>
          <table:table-cell/>
          <table:table-cell table:formula="of:=IF(AND(NOT(CONCATENATE([.S197];[.U197];[.W197];[.Y197];[.AA197])=&quot;&quot;);NOT([.AC197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198]=&quot;&quot;);&quot;C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 table:number-columns-repeated="2"/>
          <table:table-cell table:style-name="ce52" table:number-columns-repeated="2"/>
          <table:table-cell table:style-name="ce15"/>
          <table:table-cell table:style-name="ce52"/>
          <table:table-cell table:style-name="ce15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198]=&quot;&quot;;[.S198]=&quot;&quot;;[.U19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98];[.U198];[.W198])=&quot;&quot;);NOT([.Y198]=&quot;&quot;));&quot;,&quot;;&quot;&quot;)">
            <text:p/>
          </table:table-cell>
          <table:table-cell/>
          <table:table-cell table:style-name="ce22" table:formula="of:=IF(AND(NOT(CONCATENATE([.S198];[.U198];[.W198];[.Y198])=&quot;&quot;);NOT([.AA198]=&quot;&quot;));&quot;,&quot;;&quot;&quot;)">
            <text:p/>
          </table:table-cell>
          <table:table-cell/>
          <table:table-cell table:formula="of:=IF(AND(NOT(CONCATENATE([.S198];[.U198];[.W198];[.Y198];[.AA198])=&quot;&quot;);NOT([.AC198]=&quot;&quot;));&quot;,&quot;;&quot;&quot;)">
            <text:p/>
          </table:table-cell>
          <table:table-cell/>
          <table:table-cell table:number-columns-repeated="995"/>
        </table:table-row>
        <table:table-row table:style-name="ro1">
          <table:table-cell table:formula="of:=IF(NOT([.B199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9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199]=&quot;&quot;;[.S199]=&quot;&quot;;[.U199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199];[.U199];[.W199])=&quot;&quot;);NOT([.Y199]=&quot;&quot;));&quot;,&quot;;&quot;&quot;)">
            <text:p/>
          </table:table-cell>
          <table:table-cell/>
          <table:table-cell table:style-name="ce22" table:formula="of:=IF(AND(NOT(CONCATENATE([.S199];[.U199];[.W199];[.Y199])=&quot;&quot;);NOT([.AA199]=&quot;&quot;));&quot;,&quot;;&quot;&quot;)">
            <text:p/>
          </table:table-cell>
          <table:table-cell/>
          <table:table-cell table:formula="of:=IF(AND(NOT(CONCATENATE([.S199];[.U199];[.W199];[.Y199];[.AA199])=&quot;&quot;);NOT([.AC199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00]=&quot;&quot;);&quot;C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office:value-type="string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200]=&quot;&quot;;[.S200]=&quot;&quot;;[.U200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style-name="ce22" table:formula="of:=IF(AND(NOT(CONCATENATE([.S200];[.U200];[.W200])=&quot;&quot;);NOT([.Y200]=&quot;&quot;));&quot;,&quot;;&quot;&quot;)">
            <text:p/>
          </table:table-cell>
          <table:table-cell/>
          <table:table-cell table:style-name="ce22" table:formula="of:=IF(AND(NOT(CONCATENATE([.S200];[.U200];[.W200];[.Y200])=&quot;&quot;);NOT([.AA200]=&quot;&quot;));&quot;,&quot;;&quot;&quot;)">
            <text:p/>
          </table:table-cell>
          <table:table-cell/>
          <table:table-cell table:formula="of:=IF(AND(NOT(CONCATENATE([.S200];[.U200];[.W200];[.Y200];[.AA200])=&quot;&quot;);NOT([.AC20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01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13" office:value-type="string">
            <text:p>CS360</text:p>
          </table:table-cell>
          <table:table-cell table:style-name="ce13"/>
          <table:table-cell table:style-name="ce32" office:value-type="string">
            <text:p>Computación Bioinspirada</text:p>
          </table:table-cell>
          <table:table-cell table:style-name="ce11" office:value-type="string">
            <text:p>E</text:p>
          </table:table-cell>
          <table:table-cell table:style-name="ce44" table:formula="of:=[.H201]+0.5*([.I201]+[.J20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01]+[.I201]+[.K201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61T</text:p>
          </table:table-cell>
          <table:table-cell table:style-name="ce78" table:number-columns-repeated="2"/>
          <table:table-cell table:style-name="ce78" office:value-type="string">
            <text:p>G2</text:p>
          </table:table-cell>
          <table:table-cell table:style-name="ce13" office:value-type="string">
            <text:p>CS,IT</text:p>
          </table:table-cell>
          <table:table-cell table:style-name="ce6" office:value-type="string">
            <text:p>SPC</text:p>
          </table:table-cell>
          <table:table-cell table:style-name="ce4" table:formula="of:=IF(OR([.B201]=&quot;&quot;;[.S201]=&quot;&quot;;[.U201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201];[.U201])=&quot;&quot;);NOT([.W201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201];[.U201];[.W201])=&quot;&quot;);NOT([.Y201]=&quot;&quot;));&quot;,&quot;;&quot;&quot;)">
            <text:p/>
          </table:table-cell>
          <table:table-cell/>
          <table:table-cell table:style-name="ce22" table:formula="of:=IF(AND(NOT(CONCATENATE([.S201];[.U201];[.W201];[.Y201])=&quot;&quot;);NOT([.AA201]=&quot;&quot;));&quot;,&quot;;&quot;&quot;)">
            <text:p/>
          </table:table-cell>
          <table:table-cell/>
          <table:table-cell table:formula="of:=IF(AND(NOT(CONCATENATE([.S201];[.U201];[.W201];[.Y201];[.AA201])=&quot;&quot;);NOT([.AC20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9">
            <text:p>9</text:p>
          </table:table-cell>
          <table:table-cell table:style-name="ce11" office:value-type="string">
            <text:p>CS370</text:p>
          </table:table-cell>
          <table:table-cell table:style-name="ce11"/>
          <table:table-cell table:style-name="ce29" office:value-type="string">
            <text:p>Tópicos en Bases de Datos</text:p>
          </table:table-cell>
          <table:table-cell table:style-name="ce13" office:value-type="string">
            <text:p>O</text:p>
          </table:table-cell>
          <table:table-cell table:style-name="ce44" table:formula="of:=[.H202]+0.5*([.I202]+[.J202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02]+[.I202]+[.K202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71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202]=&quot;&quot;;[.S202]=&quot;&quot;;[.U202]=&quot;&quot;);&quot;&quot;;&quot;,&quot;)">
            <text:p/>
          </table:table-cell>
          <table:table-cell table:style-name="ce4"/>
          <table:table-cell table:style-name="ce4" table:formula="of:=IF(AND(NOT(CONCATENATE([.S202];[.U202])=&quot;&quot;);NOT([.W202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202];[.U202];[.W202])=&quot;&quot;);NOT([.Y202]=&quot;&quot;));&quot;,&quot;;&quot;&quot;)">
            <text:p/>
          </table:table-cell>
          <table:table-cell/>
          <table:table-cell table:style-name="ce22" table:formula="of:=IF(AND(NOT(CONCATENATE([.S202];[.U202];[.W202];[.Y202])=&quot;&quot;);NOT([.AA202]=&quot;&quot;));&quot;,&quot;;&quot;&quot;)">
            <text:p/>
          </table:table-cell>
          <table:table-cell/>
          <table:table-cell table:formula="of:=IF(AND(NOT(CONCATENATE([.S202];[.U202];[.W202];[.Y202];[.AA202])=&quot;&quot;);NOT([.AC20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9">
            <text:p>9</text:p>
          </table:table-cell>
          <table:table-cell table:style-name="ce11" office:value-type="string">
            <text:p>CS370</text:p>
          </table:table-cell>
          <table:table-cell table:style-name="ce11"/>
          <table:table-cell table:style-name="ce29" office:value-type="string">
            <text:p>Tópicos en Bases de Datos</text:p>
          </table:table-cell>
          <table:table-cell table:style-name="ce13" office:value-type="string">
            <text:p>O</text:p>
          </table:table-cell>
          <table:table-cell table:style-name="ce44" table:formula="of:=[.H203]+0.5*([.I203]+[.J203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03]+[.I203]+[.K203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71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UNSA</text:p>
          </table:table-cell>
          <table:table-cell table:style-name="ce4" table:formula="of:=IF(OR([.B203]=&quot;&quot;;[.S203]=&quot;&quot;;[.U203]=&quot;&quot;);&quot;&quot;;&quot;,&quot;)">
            <text:p/>
          </table:table-cell>
          <table:table-cell table:style-name="ce4"/>
          <table:table-cell table:style-name="ce4" table:formula="of:=IF(AND(NOT(CONCATENATE([.S203];[.U203])=&quot;&quot;);NOT([.W203]=&quot;&quot;));&quot;,&quot;;&quot;&quot;)">
            <text:p/>
          </table:table-cell>
          <table:table-cell table:style-name="ce22"/>
          <table:table-cell table:style-name="ce22" table:formula="of:=IF(AND(NOT(CONCATENATE([.S203];[.U203];[.W203])=&quot;&quot;);NOT([.Y203]=&quot;&quot;));&quot;,&quot;;&quot;&quot;)">
            <text:p/>
          </table:table-cell>
          <table:table-cell/>
          <table:table-cell table:style-name="ce22" table:formula="of:=IF(AND(NOT(CONCATENATE([.S203];[.U203];[.W203];[.Y203])=&quot;&quot;);NOT([.AA203]=&quot;&quot;));&quot;,&quot;;&quot;&quot;)">
            <text:p/>
          </table:table-cell>
          <table:table-cell/>
          <table:table-cell table:formula="of:=IF(AND(NOT(CONCATENATE([.S203];[.U203];[.W203];[.Y203];[.AA203])=&quot;&quot;);NOT([.AC203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04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11" office:value-type="string">
            <text:p>CS393</text:p>
          </table:table-cell>
          <table:table-cell table:style-name="ce11"/>
          <table:table-cell table:style-name="ce29" office:value-type="string">
            <text:p>Métodos Formales</text:p>
          </table:table-cell>
          <table:table-cell table:style-name="ce13" office:value-type="string">
            <text:p>E</text:p>
          </table:table-cell>
          <table:table-cell table:style-name="ce44" table:formula="of:=[.H204]+0.5*([.I204]+[.J204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04]+[.I204]+[.K204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60</text:p>
          </table:table-cell>
          <table:table-cell table:style-name="ce78" table:number-columns-repeated="2"/>
          <table:table-cell table:style-name="ce78" office:value-type="string">
            <text:p>G2</text:p>
          </table:table-cell>
          <table:table-cell table:style-name="ce13" office:value-type="string">
            <text:p>SE</text:p>
          </table:table-cell>
          <table:table-cell table:style-name="ce6" office:value-type="string">
            <text:p>SPC</text:p>
          </table:table-cell>
          <table:table-cell table:style-name="ce4" table:formula="of:=IF(OR([.B204]=&quot;&quot;;[.S204]=&quot;&quot;;[.U204]=&quot;&quot;);&quot;&quot;;&quot;,&quot;)">
            <text:p/>
          </table:table-cell>
          <table:table-cell table:style-name="ce4"/>
          <table:table-cell table:style-name="ce4" table:formula="of:=IF(AND(NOT(CONCATENATE([.S204];[.U204])=&quot;&quot;);NOT([.W204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204];[.U204];[.W204])=&quot;&quot;);NOT([.Y204]=&quot;&quot;));&quot;,&quot;;&quot;&quot;)">
            <text:p/>
          </table:table-cell>
          <table:table-cell/>
          <table:table-cell table:style-name="ce22" table:formula="of:=IF(AND(NOT(CONCATENATE([.S204];[.U204];[.W204];[.Y204])=&quot;&quot;);NOT([.AA204]=&quot;&quot;));&quot;,&quot;;&quot;&quot;)">
            <text:p/>
          </table:table-cell>
          <table:table-cell/>
          <table:table-cell table:formula="of:=IF(AND(NOT(CONCATENATE([.S204];[.U204];[.W204];[.Y204];[.AA204])=&quot;&quot;);NOT([.AC204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05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93</text:p>
          </table:table-cell>
          <table:table-cell table:style-name="ce12"/>
          <table:table-cell table:style-name="ce28" office:value-type="string">
            <text:p>Métodos Formales</text:p>
          </table:table-cell>
          <table:table-cell table:style-name="ce14" office:value-type="string">
            <text:p>O</text:p>
          </table:table-cell>
          <table:table-cell table:style-name="ce12" table:formula="of:=[.L205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205]+[.I205]+[.K205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60</text:p>
          </table:table-cell>
          <table:table-cell table:style-name="ce79" table:number-columns-repeated="3"/>
          <table:table-cell table:style-name="ce14" office:value-type="string">
            <text:p>SE</text:p>
          </table:table-cell>
          <table:table-cell table:style-name="ce5"/>
          <table:table-cell table:style-name="ce5" table:formula="of:=IF(OR([.B205]=&quot;&quot;;[.S205]=&quot;&quot;;[.U205]=&quot;&quot;);&quot;&quot;;&quot;,&quot;)">
            <text:p/>
          </table:table-cell>
          <table:table-cell table:style-name="ce5"/>
          <table:table-cell table:style-name="ce5" table:formula="of:=IF(AND(NOT(CONCATENATE([.S205];[.U205])=&quot;&quot;);NOT([.W205]=&quot;&quot;));&quot;,&quot;;&quot;&quot;)">
            <text:p/>
          </table:table-cell>
          <table:table-cell table:style-name="ce91"/>
          <table:table-cell table:style-name="ce91" table:formula="of:=IF(AND(NOT(CONCATENATE([.S205];[.U205];[.W205])=&quot;&quot;);NOT([.Y205]=&quot;&quot;));&quot;,&quot;;&quot;&quot;)">
            <text:p/>
          </table:table-cell>
          <table:table-cell table:style-name="ce94"/>
          <table:table-cell table:style-name="ce91" table:formula="of:=IF(AND(NOT(CONCATENATE([.S205];[.U205];[.W205];[.Y205])=&quot;&quot;);NOT([.AA20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05];[.U205];[.W205];[.Y205];[.AA205])=&quot;&quot;);NOT([.AC205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206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11" office:value-type="string">
            <text:p>CS393</text:p>
          </table:table-cell>
          <table:table-cell table:style-name="ce11"/>
          <table:table-cell table:style-name="ce29" office:value-type="string">
            <text:p>Métodos Formales</text:p>
          </table:table-cell>
          <table:table-cell table:style-name="ce13" office:value-type="string">
            <text:p>O</text:p>
          </table:table-cell>
          <table:table-cell table:style-name="ce44" table:formula="of:=[.H206]+0.5*([.I206]+[.J206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06]+[.I206]+[.K206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60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6" office:value-type="string">
            <text:p>UNSA</text:p>
          </table:table-cell>
          <table:table-cell table:style-name="ce4" table:formula="of:=IF(OR([.B206]=&quot;&quot;;[.S206]=&quot;&quot;;[.U206]=&quot;&quot;);&quot;&quot;;&quot;,&quot;)">
            <text:p/>
          </table:table-cell>
          <table:table-cell table:style-name="ce4"/>
          <table:table-cell table:style-name="ce4" table:formula="of:=IF(AND(NOT(CONCATENATE([.S206];[.U206])=&quot;&quot;);NOT([.W206]=&quot;&quot;));&quot;,&quot;;&quot;&quot;)">
            <text:p/>
          </table:table-cell>
          <table:table-cell table:style-name="ce22"/>
          <table:table-cell table:style-name="ce22" table:formula="of:=IF(AND(NOT(CONCATENATE([.S206];[.U206];[.W206])=&quot;&quot;);NOT([.Y206]=&quot;&quot;));&quot;,&quot;;&quot;&quot;)">
            <text:p/>
          </table:table-cell>
          <table:table-cell/>
          <table:table-cell table:style-name="ce22" table:formula="of:=IF(AND(NOT(CONCATENATE([.S206];[.U206];[.W206];[.Y206])=&quot;&quot;);NOT([.AA206]=&quot;&quot;));&quot;,&quot;;&quot;&quot;)">
            <text:p/>
          </table:table-cell>
          <table:table-cell/>
          <table:table-cell table:formula="of:=IF(AND(NOT(CONCATENATE([.S206];[.U206];[.W206];[.Y206];[.AA206])=&quot;&quot;);NOT([.AC20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07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2" office:value-type="string">
            <text:p>CS391</text:p>
          </table:table-cell>
          <table:table-cell table:style-name="ce12"/>
          <table:table-cell table:style-name="ce28" office:value-type="string">
            <text:p>Calidad de Software</text:p>
          </table:table-cell>
          <table:table-cell table:style-name="ce12" office:value-type="string">
            <text:p>O</text:p>
          </table:table-cell>
          <table:table-cell table:style-name="ce12" table:formula="of:=[.L207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207]+[.I207]+[.K207]" office:value-type="float" office:value="9">
            <text:p>9</text:p>
          </table:table-cell>
          <table:table-cell table:style-name="ce54"/>
          <table:table-cell table:style-name="ce61" office:value-type="string">
            <text:p>CS390</text:p>
          </table:table-cell>
          <table:table-cell table:style-name="ce79" table:number-columns-repeated="3"/>
          <table:table-cell table:style-name="ce14" office:value-type="string">
            <text:p>SE</text:p>
          </table:table-cell>
          <table:table-cell table:style-name="ce5"/>
          <table:table-cell table:style-name="ce5" table:formula="of:=IF(OR([.B207]=&quot;&quot;;[.S207]=&quot;&quot;;[.U207]=&quot;&quot;);&quot;&quot;;&quot;,&quot;)">
            <text:p/>
          </table:table-cell>
          <table:table-cell table:style-name="ce5"/>
          <table:table-cell table:style-name="ce5" table:formula="of:=IF(AND(NOT(CONCATENATE([.S207];[.U207])=&quot;&quot;);NOT([.W207]=&quot;&quot;));&quot;,&quot;;&quot;&quot;)">
            <text:p/>
          </table:table-cell>
          <table:table-cell table:style-name="ce91"/>
          <table:table-cell table:style-name="ce91" table:formula="of:=IF(AND(NOT(CONCATENATE([.S207];[.U207];[.W207])=&quot;&quot;);NOT([.Y207]=&quot;&quot;));&quot;,&quot;;&quot;&quot;)">
            <text:p/>
          </table:table-cell>
          <table:table-cell table:style-name="ce94"/>
          <table:table-cell table:style-name="ce91" table:formula="of:=IF(AND(NOT(CONCATENATE([.S207];[.U207];[.W207];[.Y207])=&quot;&quot;);NOT([.AA207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07];[.U207];[.W207];[.Y207];[.AA207])=&quot;&quot;);NOT([.AC207]=&quot;&quot;));&quot;,&quot;;&quot;&quot;)">
            <text:p/>
          </table:table-cell>
          <table:table-cell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  <table:table-cell table:style-name="ce91"/>
          <table:table-cell table:style-name="ce94"/>
          <table:table-cell table:style-name="ce1"/>
          <table:table-cell table:style-name="ce5"/>
          <table:table-cell table:style-name="ce12" table:number-columns-repeated="2"/>
          <table:table-cell table:style-name="ce28"/>
          <table:table-cell table:style-name="ce12" table:number-columns-repeated="2"/>
          <table:table-cell table:style-name="ce14" table:number-columns-repeated="4"/>
          <table:table-cell table:style-name="ce12"/>
          <table:table-cell table:style-name="ce54"/>
          <table:table-cell table:style-name="ce61"/>
          <table:table-cell table:style-name="ce79" table:number-columns-repeated="3"/>
          <table:table-cell table:style-name="ce14"/>
          <table:table-cell table:style-name="ce5" table:number-columns-repeated="4"/>
          <table:table-cell table:style-name="ce91" table:number-columns-repeated="2"/>
          <table:table-cell table:style-name="ce94"/>
        </table:table-row>
        <table:table-row table:style-name="ro3">
          <table:table-cell table:formula="of:=IF(NOT([.B208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13" office:value-type="string">
            <text:p>CS403</text:p>
          </table:table-cell>
          <table:table-cell table:style-name="ce13"/>
          <table:table-cell table:style-name="ce32" office:value-type="string">
            <text:p>Proyecto de Tesis</text:p>
          </table:table-cell>
          <table:table-cell table:style-name="ce11" office:value-type="string">
            <text:p>O</text:p>
          </table:table-cell>
          <table:table-cell table:style-name="ce44" table:formula="of:=[.H208]+0.5*([.I208]+[.J208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08]+[.I208]+[.K208]" office:value-type="float" office:value="4">
            <text:p>4</text:p>
          </table:table-cell>
          <table:table-cell table:style-name="ce53"/>
          <table:table-cell table:style-name="ce60" office:value-type="string">
            <text:p>CS402</text:p>
          </table:table-cell>
          <table:table-cell table:style-name="ce78" table:number-columns-repeated="3"/>
          <table:table-cell table:style-name="ce13" office:value-type="string">
            <text:p>CS,SE,IS</text:p>
          </table:table-cell>
          <table:table-cell table:style-name="ce6" office:value-type="string">
            <text:p>SPC</text:p>
          </table:table-cell>
          <table:table-cell table:style-name="ce4" table:formula="of:=IF(OR([.B208]=&quot;&quot;;[.S208]=&quot;&quot;;[.U208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208];[.U208])=&quot;&quot;);NOT([.W208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208];[.U208];[.W208])=&quot;&quot;);NOT([.Y208]=&quot;&quot;));&quot;,&quot;;&quot;&quot;)">
            <text:p/>
          </table:table-cell>
          <table:table-cell/>
          <table:table-cell table:style-name="ce22" table:formula="of:=IF(AND(NOT(CONCATENATE([.S208];[.U208];[.W208];[.Y208])=&quot;&quot;);NOT([.AA208]=&quot;&quot;));&quot;,&quot;;&quot;&quot;)">
            <text:p/>
          </table:table-cell>
          <table:table-cell/>
          <table:table-cell table:formula="of:=IF(AND(NOT(CONCATENATE([.S208];[.U208];[.W208];[.Y208];[.AA208])=&quot;&quot;);NOT([.AC208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09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4" office:value-type="string">
            <text:p>CS403</text:p>
          </table:table-cell>
          <table:table-cell table:style-name="ce14"/>
          <table:table-cell table:style-name="ce34" office:value-type="string">
            <text:p>Proyecto de Tesis</text:p>
          </table:table-cell>
          <table:table-cell table:style-name="ce12" office:value-type="string">
            <text:p>O</text:p>
          </table:table-cell>
          <table:table-cell table:style-name="ce12" table:formula="of:=[.L209]/3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209]+[.I209]+[.K209]" office:value-type="float" office:value="9">
            <text:p>9</text:p>
          </table:table-cell>
          <table:table-cell table:style-name="ce54"/>
          <table:table-cell table:style-name="ce61" office:value-type="string">
            <text:p>CS402</text:p>
          </table:table-cell>
          <table:table-cell table:style-name="ce79" table:number-columns-repeated="3"/>
          <table:table-cell table:style-name="ce14" office:value-type="string">
            <text:p>CS,SE,IS</text:p>
          </table:table-cell>
          <table:table-cell table:style-name="ce5"/>
          <table:table-cell table:style-name="ce5" table:formula="of:=IF(OR([.B209]=&quot;&quot;;[.S209]=&quot;&quot;;[.U209]=&quot;&quot;);&quot;&quot;;&quot;,&quot;)">
            <text:p/>
          </table:table-cell>
          <table:table-cell table:style-name="ce5"/>
          <table:table-cell table:style-name="ce5" table:formula="of:=IF(AND(NOT(CONCATENATE([.S209];[.U209])=&quot;&quot;);NOT([.W209]=&quot;&quot;));&quot;,&quot;;&quot;&quot;)">
            <text:p/>
          </table:table-cell>
          <table:table-cell table:style-name="ce91"/>
          <table:table-cell table:style-name="ce91" table:formula="of:=IF(AND(NOT(CONCATENATE([.S209];[.U209];[.W209])=&quot;&quot;);NOT([.Y209]=&quot;&quot;));&quot;,&quot;;&quot;&quot;)">
            <text:p/>
          </table:table-cell>
          <table:table-cell table:style-name="ce94"/>
          <table:table-cell table:style-name="ce91" table:formula="of:=IF(AND(NOT(CONCATENATE([.S209];[.U209];[.W209];[.Y209])=&quot;&quot;);NOT([.AA209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09];[.U209];[.W209];[.Y209];[.AA209])=&quot;&quot;);NOT([.AC209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210]=&quot;&quot;);&quot;CS&quot;;&quot;&quot;)" office:value-type="string" office:string-value="CS">
            <text:p>CS</text:p>
          </table:table-cell>
          <table:table-cell table:style-name="ce7" office:value-type="float" office:value="9">
            <text:p>9</text:p>
          </table:table-cell>
          <table:table-cell table:style-name="ce16" office:value-type="string">
            <text:p>CB309</text:p>
          </table:table-cell>
          <table:table-cell table:style-name="ce16"/>
          <table:table-cell table:style-name="ce32" office:value-type="string">
            <text:p>Computación Molecular Biológica</text:p>
          </table:table-cell>
          <table:table-cell table:style-name="ce45" office:value-type="string">
            <text:p>O</text:p>
          </table:table-cell>
          <table:table-cell table:style-name="ce44" table:formula="of:=[.H210]+0.5*([.I210]+[.J210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6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10]+[.I210]+[.K210]" office:value-type="float" office:value="3">
            <text:p>3</text:p>
          </table:table-cell>
          <table:table-cell table:style-name="ce53" office:value-type="string">
            <text:p>Basic</text:p>
          </table:table-cell>
          <table:table-cell table:style-name="ce67" office:value-type="string">
            <text:p>CS315</text:p>
          </table:table-cell>
          <table:table-cell table:style-name="ce84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210]=&quot;&quot;;[.S210]=&quot;&quot;;[.U210]=&quot;&quot;);&quot;&quot;;&quot;,&quot;)">
            <text:p/>
          </table:table-cell>
          <table:table-cell table:style-name="ce4"/>
          <table:table-cell table:style-name="ce4" table:formula="of:=IF(AND(NOT(CONCATENATE([.S210];[.U210])=&quot;&quot;);NOT([.W210]=&quot;&quot;));&quot;,&quot;;&quot;&quot;)">
            <text:p/>
          </table:table-cell>
          <table:table-cell table:style-name="ce90"/>
          <table:table-cell table:style-name="ce22" table:formula="of:=IF(AND(NOT(CONCATENATE([.S210];[.U210];[.W210])=&quot;&quot;);NOT([.Y210]=&quot;&quot;));&quot;,&quot;;&quot;&quot;)">
            <text:p/>
          </table:table-cell>
          <table:table-cell/>
          <table:table-cell table:style-name="ce22" table:formula="of:=IF(AND(NOT(CONCATENATE([.S210];[.U210];[.W210];[.Y210])=&quot;&quot;);NOT([.AA210]=&quot;&quot;));&quot;,&quot;;&quot;&quot;)">
            <text:p/>
          </table:table-cell>
          <table:table-cell/>
          <table:table-cell table:formula="of:=IF(AND(NOT(CONCATENATE([.S210];[.U210];[.W210];[.Y210];[.AA210])=&quot;&quot;);NOT([.AC21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11]=&quot;&quot;);&quot;CS&quot;;&quot;&quot;)" office:value-type="string" office:string-value="CS">
            <text:p>CS</text:p>
          </table:table-cell>
          <table:table-cell table:style-name="ce7" office:value-type="float" office:value="9">
            <text:p>9</text:p>
          </table:table-cell>
          <table:table-cell table:style-name="ce16" office:value-type="string">
            <text:p>CB309</text:p>
          </table:table-cell>
          <table:table-cell table:style-name="ce16"/>
          <table:table-cell table:style-name="ce32" office:value-type="string">
            <text:p>Computación Molecular Biológica</text:p>
          </table:table-cell>
          <table:table-cell table:style-name="ce45" office:value-type="string">
            <text:p>E</text:p>
          </table:table-cell>
          <table:table-cell table:style-name="ce44" table:formula="of:=[.H211]+0.5*([.I211]+[.J21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11]+[.I211]+[.K211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7" office:value-type="string">
            <text:p>CS315</text:p>
          </table:table-cell>
          <table:table-cell table:style-name="ce84" table:number-columns-repeated="2"/>
          <table:table-cell table:style-name="ce84" office:value-type="string">
            <text:p>G2</text:p>
          </table:table-cell>
          <table:table-cell table:style-name="ce13" office:value-type="string">
            <text:p>CS</text:p>
          </table:table-cell>
          <table:table-cell table:style-name="ce6" office:value-type="string">
            <text:p>UNSA</text:p>
          </table:table-cell>
          <table:table-cell table:style-name="ce4" table:formula="of:=IF(OR([.B211]=&quot;&quot;;[.S211]=&quot;&quot;;[.U211]=&quot;&quot;);&quot;&quot;;&quot;,&quot;)">
            <text:p/>
          </table:table-cell>
          <table:table-cell table:style-name="ce4"/>
          <table:table-cell table:style-name="ce4" table:formula="of:=IF(AND(NOT(CONCATENATE([.S211];[.U211])=&quot;&quot;);NOT([.W211]=&quot;&quot;));&quot;,&quot;;&quot;&quot;)">
            <text:p/>
          </table:table-cell>
          <table:table-cell table:style-name="ce90"/>
          <table:table-cell table:style-name="ce22" table:formula="of:=IF(AND(NOT(CONCATENATE([.S211];[.U211];[.W211])=&quot;&quot;);NOT([.Y211]=&quot;&quot;));&quot;,&quot;;&quot;&quot;)">
            <text:p/>
          </table:table-cell>
          <table:table-cell/>
          <table:table-cell table:style-name="ce22" table:formula="of:=IF(AND(NOT(CONCATENATE([.S211];[.U211];[.W211];[.Y211])=&quot;&quot;);NOT([.AA211]=&quot;&quot;));&quot;,&quot;;&quot;&quot;)">
            <text:p/>
          </table:table-cell>
          <table:table-cell/>
          <table:table-cell table:formula="of:=IF(AND(NOT(CONCATENATE([.S211];[.U211];[.W211];[.Y211];[.AA211])=&quot;&quot;);NOT([.AC21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12]=&quot;&quot;);&quot;CS&quot;;&quot;&quot;)" office:value-type="string" office:string-value="CS">
            <text:p>CS</text:p>
          </table:table-cell>
          <table:table-cell table:style-name="ce7" office:value-type="float" office:value="9">
            <text:p>9</text:p>
          </table:table-cell>
          <table:table-cell table:style-name="ce16" office:value-type="string">
            <text:p>CB309</text:p>
          </table:table-cell>
          <table:table-cell table:style-name="ce16"/>
          <table:table-cell table:style-name="ce32" office:value-type="string">
            <text:p>Computación Molecular Biológica</text:p>
          </table:table-cell>
          <table:table-cell table:style-name="ce45" office:value-type="string">
            <text:p>E</text:p>
          </table:table-cell>
          <table:table-cell table:style-name="ce44" table:formula="of:=[.H212]+0.5*([.I212]+[.J212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12]+[.I212]+[.K212]" office:value-type="float" office:value="6">
            <text:p>6</text:p>
          </table:table-cell>
          <table:table-cell table:style-name="ce53" office:value-type="string">
            <text:p>Basic</text:p>
          </table:table-cell>
          <table:table-cell table:style-name="ce67" office:value-type="string">
            <text:p>CS315</text:p>
          </table:table-cell>
          <table:table-cell table:style-name="ce84" table:number-columns-repeated="2"/>
          <table:table-cell table:style-name="ce84" office:value-type="string">
            <text:p>G2</text:p>
          </table:table-cell>
          <table:table-cell table:style-name="ce13" office:value-type="string">
            <text:p>CS</text:p>
          </table:table-cell>
          <table:table-cell table:style-name="ce6" office:value-type="string">
            <text:p>USGP</text:p>
          </table:table-cell>
          <table:table-cell table:style-name="ce4" table:formula="of:=IF(OR([.B212]=&quot;&quot;;[.S212]=&quot;&quot;;[.U212]=&quot;&quot;);&quot;&quot;;&quot;,&quot;)">
            <text:p/>
          </table:table-cell>
          <table:table-cell table:style-name="ce4"/>
          <table:table-cell table:style-name="ce4" table:formula="of:=IF(AND(NOT(CONCATENATE([.S212];[.U212])=&quot;&quot;);NOT([.W212]=&quot;&quot;));&quot;,&quot;;&quot;&quot;)" office:value-type="string" office:string-value=",">
            <text:p>,</text:p>
          </table:table-cell>
          <table:table-cell table:style-name="ce90" office:value-type="string">
            <text:p>UCSP</text:p>
          </table:table-cell>
          <table:table-cell table:style-name="ce22" table:formula="of:=IF(AND(NOT(CONCATENATE([.S212];[.U212];[.W212])=&quot;&quot;);NOT([.Y212]=&quot;&quot;));&quot;,&quot;;&quot;&quot;)">
            <text:p/>
          </table:table-cell>
          <table:table-cell/>
          <table:table-cell table:style-name="ce22" table:formula="of:=IF(AND(NOT(CONCATENATE([.S212];[.U212];[.W212];[.Y212])=&quot;&quot;);NOT([.AA212]=&quot;&quot;));&quot;,&quot;;&quot;&quot;)">
            <text:p/>
          </table:table-cell>
          <table:table-cell/>
          <table:table-cell table:formula="of:=IF(AND(NOT(CONCATENATE([.S212];[.U212];[.W212];[.Y212];[.AA212])=&quot;&quot;);NOT([.AC21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13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ET101</text:p>
          </table:table-cell>
          <table:table-cell table:style-name="ce4"/>
          <table:table-cell table:style-name="ce32" office:value-type="string">
            <text:p>Formación de Empresas de Base Tecnológica I</text:p>
          </table:table-cell>
          <table:table-cell table:style-name="ce11" office:value-type="string">
            <text:p>O</text:p>
          </table:table-cell>
          <table:table-cell table:style-name="ce44" table:formula="of:=[.H213]+0.5*([.I213]+[.J213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13]+[.I213]+[.K213]" office:value-type="float" office:value="4">
            <text:p>4</text:p>
          </table:table-cell>
          <table:table-cell table:style-name="ce53"/>
          <table:table-cell table:style-name="ce60" office:value-type="string">
            <text:p>CS401</text:p>
          </table:table-cell>
          <table:table-cell table:style-name="ce78" table:number-columns-repeated="3"/>
          <table:table-cell table:style-name="ce13" office:value-type="string">
            <text:p>OG</text:p>
          </table:table-cell>
          <table:table-cell table:style-name="ce6"/>
          <table:table-cell table:style-name="ce4" table:formula="of:=IF(OR([.B213]=&quot;&quot;;[.S213]=&quot;&quot;;[.U213]=&quot;&quot;);&quot;&quot;;&quot;,&quot;)">
            <text:p/>
          </table:table-cell>
          <table:table-cell table:style-name="ce4"/>
          <table:table-cell table:style-name="ce4" table:formula="of:=IF(AND(NOT(CONCATENATE([.S213];[.U213])=&quot;&quot;);NOT([.W213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213];[.U213];[.W213])=&quot;&quot;);NOT([.Y213]=&quot;&quot;));&quot;,&quot;;&quot;&quot;)">
            <text:p/>
          </table:table-cell>
          <table:table-cell/>
          <table:table-cell table:style-name="ce22" table:formula="of:=IF(AND(NOT(CONCATENATE([.S213];[.U213];[.W213];[.Y213])=&quot;&quot;);NOT([.AA213]=&quot;&quot;));&quot;,&quot;;&quot;&quot;)">
            <text:p/>
          </table:table-cell>
          <table:table-cell/>
          <table:table-cell table:formula="of:=IF(AND(NOT(CONCATENATE([.S213];[.U213];[.W213];[.Y213];[.AA213])=&quot;&quot;);NOT([.AC213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14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ET101</text:p>
          </table:table-cell>
          <table:table-cell table:style-name="ce5"/>
          <table:table-cell table:style-name="ce34" office:value-type="string">
            <text:p>Formación de Empresas de Base Tecnológica I</text:p>
          </table:table-cell>
          <table:table-cell table:style-name="ce12" office:value-type="string">
            <text:p>O</text:p>
          </table:table-cell>
          <table:table-cell table:style-name="ce12" table:formula="of:=[.L214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214]+[.I214]+[.K214]" office:value-type="float" office:value="9">
            <text:p>9</text:p>
          </table:table-cell>
          <table:table-cell table:style-name="ce54"/>
          <table:table-cell table:style-name="ce61" office:value-type="string">
            <text:p>CS401</text:p>
          </table:table-cell>
          <table:table-cell table:style-name="ce79" table:number-columns-repeated="3"/>
          <table:table-cell table:style-name="ce14" office:value-type="string">
            <text:p>OG</text:p>
          </table:table-cell>
          <table:table-cell table:style-name="ce5"/>
          <table:table-cell table:style-name="ce5" table:formula="of:=IF(OR([.B214]=&quot;&quot;;[.S214]=&quot;&quot;;[.U214]=&quot;&quot;);&quot;&quot;;&quot;,&quot;)">
            <text:p/>
          </table:table-cell>
          <table:table-cell table:style-name="ce5"/>
          <table:table-cell table:style-name="ce5" table:formula="of:=IF(AND(NOT(CONCATENATE([.S214];[.U214])=&quot;&quot;);NOT([.W214]=&quot;&quot;));&quot;,&quot;;&quot;&quot;)">
            <text:p/>
          </table:table-cell>
          <table:table-cell table:style-name="ce91"/>
          <table:table-cell table:style-name="ce91" table:formula="of:=IF(AND(NOT(CONCATENATE([.S214];[.U214];[.W214])=&quot;&quot;);NOT([.Y214]=&quot;&quot;));&quot;,&quot;;&quot;&quot;)">
            <text:p/>
          </table:table-cell>
          <table:table-cell table:style-name="ce94"/>
          <table:table-cell table:style-name="ce91" table:formula="of:=IF(AND(NOT(CONCATENATE([.S214];[.U214];[.W214];[.Y214])=&quot;&quot;);NOT([.AA21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14];[.U214];[.W214];[.Y214];[.AA214])=&quot;&quot;);NOT([.AC214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215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ET102</text:p>
          </table:table-cell>
          <table:table-cell table:style-name="ce4"/>
          <table:table-cell table:style-name="ce32" office:value-type="string">
            <text:p>Formación de Empresas de Base Tecnológica II</text:p>
          </table:table-cell>
          <table:table-cell table:style-name="ce11" office:value-type="string">
            <text:p>O</text:p>
          </table:table-cell>
          <table:table-cell table:style-name="ce44" table:formula="of:=[.H215]+0.5*([.I215]+[.J215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15]+[.I215]+[.K215]" office:value-type="float" office:value="4">
            <text:p>4</text:p>
          </table:table-cell>
          <table:table-cell table:style-name="ce53"/>
          <table:table-cell table:style-name="ce60" office:value-type="string">
            <text:p>ET101</text:p>
          </table:table-cell>
          <table:table-cell table:style-name="ce78" table:number-columns-repeated="3"/>
          <table:table-cell table:style-name="ce13" office:value-type="string">
            <text:p>OG</text:p>
          </table:table-cell>
          <table:table-cell table:style-name="ce6" office:value-type="string">
            <text:p>SPC</text:p>
          </table:table-cell>
          <table:table-cell table:style-name="ce4" table:formula="of:=IF(OR([.B215]=&quot;&quot;;[.S215]=&quot;&quot;;[.U215]=&quot;&quot;);&quot;&quot;;&quot;,&quot;)">
            <text:p/>
          </table:table-cell>
          <table:table-cell table:style-name="ce4"/>
          <table:table-cell table:style-name="ce4" table:formula="of:=IF(AND(NOT(CONCATENATE([.S215];[.U215])=&quot;&quot;);NOT([.W215]=&quot;&quot;));&quot;,&quot;;&quot;&quot;)">
            <text:p/>
          </table:table-cell>
          <table:table-cell table:style-name="ce22"/>
          <table:table-cell table:style-name="ce22" table:formula="of:=IF(AND(NOT(CONCATENATE([.S215];[.U215];[.W215])=&quot;&quot;);NOT([.Y215]=&quot;&quot;));&quot;,&quot;;&quot;&quot;)">
            <text:p/>
          </table:table-cell>
          <table:table-cell/>
          <table:table-cell table:style-name="ce22" table:formula="of:=IF(AND(NOT(CONCATENATE([.S215];[.U215];[.W215];[.Y215])=&quot;&quot;);NOT([.AA215]=&quot;&quot;));&quot;,&quot;;&quot;&quot;)">
            <text:p/>
          </table:table-cell>
          <table:table-cell/>
          <table:table-cell table:formula="of:=IF(AND(NOT(CONCATENATE([.S215];[.U215];[.W215];[.Y215];[.AA215])=&quot;&quot;);NOT([.AC21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16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13" office:value-type="string">
            <text:p>CS325</text:p>
          </table:table-cell>
          <table:table-cell table:style-name="ce13"/>
          <table:table-cell table:style-name="ce32" office:value-type="string">
            <text:p>Sistemas Distribuídos</text:p>
          </table:table-cell>
          <table:table-cell table:style-name="ce11" office:value-type="string">
            <text:p>O</text:p>
          </table:table-cell>
          <table:table-cell table:style-name="ce44" table:formula="of:=[.H216]+0.5*([.I216]+[.J216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16]+[.I216]+[.K216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25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/>
          <table:table-cell table:style-name="ce4" table:formula="of:=IF(OR([.B216]=&quot;&quot;;[.S216]=&quot;&quot;;[.U216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216];[.U216])=&quot;&quot;);NOT([.W216]=&quot;&quot;));&quot;,&quot;;&quot;&quot;)">
            <text:p/>
          </table:table-cell>
          <table:table-cell table:style-name="ce22"/>
          <table:table-cell table:style-name="ce22" table:formula="of:=IF(AND(NOT(CONCATENATE([.S216];[.U216];[.W216])=&quot;&quot;);NOT([.Y216]=&quot;&quot;));&quot;,&quot;;&quot;&quot;)">
            <text:p/>
          </table:table-cell>
          <table:table-cell/>
          <table:table-cell table:style-name="ce22" table:formula="of:=IF(AND(NOT(CONCATENATE([.S216];[.U216];[.W216];[.Y216])=&quot;&quot;);NOT([.AA216]=&quot;&quot;));&quot;,&quot;;&quot;&quot;)">
            <text:p/>
          </table:table-cell>
          <table:table-cell/>
          <table:table-cell table:formula="of:=IF(AND(NOT(CONCATENATE([.S216];[.U216];[.W216];[.Y216];[.AA216])=&quot;&quot;);NOT([.AC21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17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13" office:value-type="string">
            <text:p>CS355</text:p>
          </table:table-cell>
          <table:table-cell table:style-name="ce13"/>
          <table:table-cell table:style-name="ce32" office:value-type="string">
            <text:p>Tópicos en Computación Gráfica</text:p>
          </table:table-cell>
          <table:table-cell table:style-name="ce11" office:value-type="string">
            <text:p>E</text:p>
          </table:table-cell>
          <table:table-cell table:style-name="ce44" table:formula="of:=[.H217]+0.5*([.I217]+[.J217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17]+[.I217]+[.K217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55</text:p>
          </table:table-cell>
          <table:table-cell table:style-name="ce78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217]=&quot;&quot;;[.S217]=&quot;&quot;;[.U217]=&quot;&quot;);&quot;&quot;;&quot;,&quot;)">
            <text:p/>
          </table:table-cell>
          <table:table-cell table:style-name="ce4"/>
          <table:table-cell table:style-name="ce4" table:formula="of:=IF(AND(NOT(CONCATENATE([.S217];[.U217])=&quot;&quot;);NOT([.W217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217];[.U217];[.W217])=&quot;&quot;);NOT([.Y217]=&quot;&quot;));&quot;,&quot;;&quot;&quot;)">
            <text:p/>
          </table:table-cell>
          <table:table-cell/>
          <table:table-cell table:style-name="ce22" table:formula="of:=IF(AND(NOT(CONCATENATE([.S217];[.U217];[.W217];[.Y217])=&quot;&quot;);NOT([.AA217]=&quot;&quot;));&quot;,&quot;;&quot;&quot;)">
            <text:p/>
          </table:table-cell>
          <table:table-cell/>
          <table:table-cell table:formula="of:=IF(AND(NOT(CONCATENATE([.S217];[.U217];[.W217];[.Y217];[.AA217])=&quot;&quot;);NOT([.AC21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18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4" office:value-type="string">
            <text:p>CS355</text:p>
          </table:table-cell>
          <table:table-cell table:style-name="ce14"/>
          <table:table-cell table:style-name="ce34" office:value-type="string">
            <text:p>Tópicos en Computación Gráfica</text:p>
          </table:table-cell>
          <table:table-cell table:style-name="ce12" office:value-type="string">
            <text:p>O</text:p>
          </table:table-cell>
          <table:table-cell table:style-name="ce12" table:formula="of:=[.L218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218]+[.I218]+[.K218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55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218]=&quot;&quot;;[.S218]=&quot;&quot;;[.U218]=&quot;&quot;);&quot;&quot;;&quot;,&quot;)">
            <text:p/>
          </table:table-cell>
          <table:table-cell table:style-name="ce5"/>
          <table:table-cell table:style-name="ce5" table:formula="of:=IF(AND(NOT(CONCATENATE([.S218];[.U218])=&quot;&quot;);NOT([.W218]=&quot;&quot;));&quot;,&quot;;&quot;&quot;)">
            <text:p/>
          </table:table-cell>
          <table:table-cell table:style-name="ce91"/>
          <table:table-cell table:style-name="ce91" table:formula="of:=IF(AND(NOT(CONCATENATE([.S218];[.U218];[.W218])=&quot;&quot;);NOT([.Y218]=&quot;&quot;));&quot;,&quot;;&quot;&quot;)">
            <text:p/>
          </table:table-cell>
          <table:table-cell table:style-name="ce94"/>
          <table:table-cell table:style-name="ce91" table:formula="of:=IF(AND(NOT(CONCATENATE([.S218];[.U218];[.W218];[.Y218])=&quot;&quot;);NOT([.AA21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18];[.U218];[.W218];[.Y218];[.AA218])=&quot;&quot;);NOT([.AC218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219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13" office:value-type="string">
            <text:p>CS361</text:p>
          </table:table-cell>
          <table:table-cell table:style-name="ce13"/>
          <table:table-cell table:style-name="ce32" office:value-type="string">
            <text:p>Tópicos en Inteligencia Artificial</text:p>
          </table:table-cell>
          <table:table-cell table:style-name="ce11" office:value-type="string">
            <text:p>E</text:p>
          </table:table-cell>
          <table:table-cell table:style-name="ce44" table:formula="of:=[.H219]+0.5*([.I219]+[.J21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19]+[.I219]+[.K219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61T</text:p>
          </table:table-cell>
          <table:table-cell table:style-name="ce85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219]=&quot;&quot;;[.S219]=&quot;&quot;;[.U219]=&quot;&quot;);&quot;&quot;;&quot;,&quot;)">
            <text:p/>
          </table:table-cell>
          <table:table-cell table:style-name="ce4"/>
          <table:table-cell table:style-name="ce4" table:formula="of:=IF(AND(NOT(CONCATENATE([.S219];[.U219])=&quot;&quot;);NOT([.W219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 table:style-name="ce22" table:formula="of:=IF(AND(NOT(CONCATENATE([.S219];[.U219];[.W219])=&quot;&quot;);NOT([.Y219]=&quot;&quot;));&quot;,&quot;;&quot;&quot;)">
            <text:p/>
          </table:table-cell>
          <table:table-cell/>
          <table:table-cell table:style-name="ce22" table:formula="of:=IF(AND(NOT(CONCATENATE([.S219];[.U219];[.W219];[.Y219])=&quot;&quot;);NOT([.AA219]=&quot;&quot;));&quot;,&quot;;&quot;&quot;)">
            <text:p/>
          </table:table-cell>
          <table:table-cell/>
          <table:table-cell table:formula="of:=IF(AND(NOT(CONCATENATE([.S219];[.U219];[.W219];[.Y219];[.AA219])=&quot;&quot;);NOT([.AC21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20]=&quot;&quot;);&quot;CS&quot;;&quot;&quot;)" office:value-type="string" office:string-value="CS">
            <text:p>CS</text:p>
          </table:table-cell>
          <table:table-cell table:style-name="ce5" office:value-type="float" office:value="9">
            <text:p>9</text:p>
          </table:table-cell>
          <table:table-cell table:style-name="ce14" office:value-type="string">
            <text:p>CS361</text:p>
          </table:table-cell>
          <table:table-cell table:style-name="ce14"/>
          <table:table-cell table:style-name="ce34" office:value-type="string">
            <text:p>Tópicos en Inteligencia Artificial</text:p>
          </table:table-cell>
          <table:table-cell table:style-name="ce12" office:value-type="string">
            <text:p>O</text:p>
          </table:table-cell>
          <table:table-cell table:style-name="ce12" table:formula="of:=[.L220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220]+[.I220]+[.K220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61T</text:p>
          </table:table-cell>
          <table:table-cell table:style-name="ce86" table:number-columns-repeated="2"/>
          <table:table-cell table:style-name="ce79"/>
          <table:table-cell table:style-name="ce14" office:value-type="string">
            <text:p>CS</text:p>
          </table:table-cell>
          <table:table-cell table:style-name="ce5"/>
          <table:table-cell table:style-name="ce5" table:formula="of:=IF(OR([.B220]=&quot;&quot;;[.S220]=&quot;&quot;;[.U220]=&quot;&quot;);&quot;&quot;;&quot;,&quot;)">
            <text:p/>
          </table:table-cell>
          <table:table-cell table:style-name="ce5"/>
          <table:table-cell table:style-name="ce5" table:formula="of:=IF(AND(NOT(CONCATENATE([.S220];[.U220])=&quot;&quot;);NOT([.W220]=&quot;&quot;));&quot;,&quot;;&quot;&quot;)">
            <text:p/>
          </table:table-cell>
          <table:table-cell table:style-name="ce91"/>
          <table:table-cell table:style-name="ce91" table:formula="of:=IF(AND(NOT(CONCATENATE([.S220];[.U220];[.W220])=&quot;&quot;);NOT([.Y220]=&quot;&quot;));&quot;,&quot;;&quot;&quot;)">
            <text:p/>
          </table:table-cell>
          <table:table-cell table:style-name="ce94"/>
          <table:table-cell table:style-name="ce91" table:formula="of:=IF(AND(NOT(CONCATENATE([.S220];[.U220];[.W220];[.Y220])=&quot;&quot;);NOT([.AA220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20];[.U220];[.W220];[.Y220];[.AA220])=&quot;&quot;);NOT([.AC220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9">
            <text:p>9</text:p>
          </table:table-cell>
          <table:table-cell table:style-name="ce11" office:value-type="string">
            <text:p>FG221</text:p>
          </table:table-cell>
          <table:table-cell table:style-name="ce11"/>
          <table:table-cell table:style-name="ce29" office:value-type="string">
            <text:p>Historia de la Ciencia y Tecnología</text:p>
          </table:table-cell>
          <table:table-cell table:style-name="ce13" office:value-type="string">
            <text:p>O</text:p>
          </table:table-cell>
          <table:table-cell table:style-name="ce44" table:formula="of:=[.H221]+0.5*([.I221]+[.J221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21]+[.I221]+[.K221]" office:value-type="float" office:value="3">
            <text:p>3</text:p>
          </table:table-cell>
          <table:table-cell table:style-name="ce53"/>
          <table:table-cell table:style-name="ce60" office:value-type="string">
            <text:p>FG205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/>
          <table:table-cell table:style-name="ce4" table:formula="of:=IF(OR([.B221]=&quot;&quot;;[.S221]=&quot;&quot;;[.U221]=&quot;&quot;);&quot;&quot;;&quot;,&quot;)">
            <text:p/>
          </table:table-cell>
          <table:table-cell table:style-name="ce4"/>
          <table:table-cell table:style-name="ce4" table:formula="of:=IF(AND(NOT(CONCATENATE([.S221];[.U221])=&quot;&quot;);NOT([.W221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221];[.U221];[.W221])=&quot;&quot;);NOT([.Y221]=&quot;&quot;));&quot;,&quot;;&quot;&quot;)">
            <text:p/>
          </table:table-cell>
          <table:table-cell/>
          <table:table-cell table:style-name="ce22" table:formula="of:=IF(AND(NOT(CONCATENATE([.S221];[.U221];[.W221];[.Y221])=&quot;&quot;);NOT([.AA221]=&quot;&quot;));&quot;,&quot;;&quot;&quot;)">
            <text:p/>
          </table:table-cell>
          <table:table-cell/>
          <table:table-cell table:formula="of:=IF(AND(NOT(CONCATENATE([.S221];[.U221];[.W221];[.Y221];[.AA221])=&quot;&quot;);NOT([.AC22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22]=&quot;&quot;);&quot;CS&quot;;&quot;&quot;)" office:value-type="string" office:string-value="CS">
            <text:p>CS</text:p>
          </table:table-cell>
          <table:table-cell table:style-name="ce6" office:value-type="float" office:value="9">
            <text:p>9</text:p>
          </table:table-cell>
          <table:table-cell table:style-name="ce13" office:value-type="string">
            <text:p>FG301</text:p>
          </table:table-cell>
          <table:table-cell table:style-name="ce13"/>
          <table:table-cell table:style-name="ce32" office:value-type="string">
            <text:p>Enseñanza Social de la Iglesia</text:p>
          </table:table-cell>
          <table:table-cell table:style-name="ce44" office:value-type="string">
            <text:p>O</text:p>
          </table:table-cell>
          <table:table-cell table:style-name="ce44" table:formula="of:=[.H222]+0.5*([.I222]+[.J222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2" table:formula="of:=[.H222]+[.I222]+[.K222]" office:value-type="float" office:value="3">
            <text:p>3</text:p>
          </table:table-cell>
          <table:table-cell table:style-name="ce53"/>
          <table:table-cell table:style-name="ce60" office:value-type="string">
            <text:p>FG204A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/>
          <table:table-cell table:style-name="ce4" table:formula="of:=IF(OR([.B222]=&quot;&quot;;[.S222]=&quot;&quot;;[.U222]=&quot;&quot;);&quot;&quot;;&quot;,&quot;)">
            <text:p/>
          </table:table-cell>
          <table:table-cell table:style-name="ce6"/>
          <table:table-cell table:style-name="ce4" table:formula="of:=IF(AND(NOT(CONCATENATE([.S222];[.U222])=&quot;&quot;);NOT([.W222]=&quot;&quot;));&quot;,&quot;;&quot;&quot;)">
            <text:p/>
          </table:table-cell>
          <table:table-cell table:style-name="ce22" office:value-type="string">
            <text:p>UCSP</text:p>
          </table:table-cell>
          <table:table-cell table:style-name="ce22" table:formula="of:=IF(AND(NOT(CONCATENATE([.S222];[.U222];[.W222])=&quot;&quot;);NOT([.Y222]=&quot;&quot;));&quot;,&quot;;&quot;&quot;)">
            <text:p/>
          </table:table-cell>
          <table:table-cell/>
          <table:table-cell table:style-name="ce22" table:formula="of:=IF(AND(NOT(CONCATENATE([.S222];[.U222];[.W222];[.Y222])=&quot;&quot;);NOT([.AA222]=&quot;&quot;));&quot;,&quot;;&quot;&quot;)">
            <text:p/>
          </table:table-cell>
          <table:table-cell/>
          <table:table-cell table:formula="of:=IF(AND(NOT(CONCATENATE([.S222];[.U222];[.W222];[.Y222];[.AA222])=&quot;&quot;);NOT([.AC222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4" office:value-type="float" office:value="9">
            <text:p>9</text:p>
          </table:table-cell>
          <table:table-cell table:style-name="ce11" office:value-type="string">
            <text:p>CS410</text:p>
          </table:table-cell>
          <table:table-cell table:style-name="ce11"/>
          <table:table-cell table:style-name="ce29" office:value-type="string">
            <text:p>Pasantía I</text:p>
          </table:table-cell>
          <table:table-cell table:style-name="ce13" office:value-type="string">
            <text:p>O</text:p>
          </table:table-cell>
          <table:table-cell table:style-name="ce44" office:value-type="float" office:value="5">
            <text:p>5</text:p>
          </table:table-cell>
          <table:table-cell table:style-name="ce14"/>
          <table:table-cell table:style-name="ce14"/>
          <table:table-cell table:style-name="ce13"/>
          <table:table-cell table:style-name="ce14"/>
          <table:table-cell table:style-name="ce12" table:formula="of:=[.H223]+[.I223]+[.K223]" office:value-type="float" office:value="0">
            <text:p>0</text:p>
          </table:table-cell>
          <table:table-cell table:style-name="ce53"/>
          <table:table-cell table:style-name="ce68" office:value-type="string">
            <text:p>USGP=150Cr</text:p>
          </table:table-cell>
          <table:table-cell table:style-name="ce78" table:number-columns-repeated="3"/>
          <table:table-cell table:style-name="ce13"/>
          <table:table-cell table:style-name="ce4" office:value-type="string">
            <text:p>USGP</text:p>
          </table:table-cell>
          <table:table-cell table:style-name="ce4" table:formula="of:=IF(OR([.B223]=&quot;&quot;;[.S223]=&quot;&quot;;[.U223]=&quot;&quot;);&quot;&quot;;&quot;,&quot;)">
            <text:p/>
          </table:table-cell>
          <table:table-cell table:style-name="ce4"/>
          <table:table-cell table:style-name="ce4" table:formula="of:=IF(AND(NOT(CONCATENATE([.S223];[.U223])=&quot;&quot;);NOT([.W223]=&quot;&quot;));&quot;,&quot;;&quot;&quot;)">
            <text:p/>
          </table:table-cell>
          <table:table-cell table:style-name="ce22"/>
          <table:table-cell table:style-name="ce22" table:formula="of:=IF(AND(NOT(CONCATENATE([.S223];[.U223];[.W223])=&quot;&quot;);NOT([.Y223]=&quot;&quot;));&quot;,&quot;;&quot;&quot;)">
            <text:p/>
          </table:table-cell>
          <table:table-cell/>
          <table:table-cell table:style-name="ce22" table:formula="of:=IF(AND(NOT(CONCATENATE([.S223];[.U223];[.W223];[.Y223])=&quot;&quot;);NOT([.AA223]=&quot;&quot;));&quot;,&quot;;&quot;&quot;)">
            <text:p/>
          </table:table-cell>
          <table:table-cell/>
          <table:table-cell table:formula="of:=IF(AND(NOT(CONCATENATE([.S223];[.U223];[.W223];[.Y223];[.AA223])=&quot;&quot;);NOT([.AC223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24]=&quot;&quot;);&quot;CS&quot;;&quot;&quot;)" office:value-type="string" office:string-value="CS">
            <text:p>CS</text:p>
          </table:table-cell>
          <table:table-cell table:style-name="ce4" office:value-type="float" office:value="9">
            <text:p>9</text:p>
          </table:table-cell>
          <table:table-cell table:style-name="ce13" office:value-type="string">
            <text:p>FG350</text:p>
          </table:table-cell>
          <table:table-cell table:style-name="ce13"/>
          <table:table-cell table:style-name="ce32" office:value-type="string">
            <text:p>Liderazgo y Desempeño</text:p>
          </table:table-cell>
          <table:table-cell table:style-name="ce11" office:value-type="string">
            <text:p>O</text:p>
          </table:table-cell>
          <table:table-cell table:style-name="ce44" table:formula="of:=[.H224]+0.5*([.I224]+[.J224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24]+[.I224]+[.K224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SGP</text:p>
          </table:table-cell>
          <table:table-cell table:style-name="ce4" table:formula="of:=IF(OR([.B224]=&quot;&quot;;[.S224]=&quot;&quot;;[.U224]=&quot;&quot;);&quot;&quot;;&quot;,&quot;)">
            <text:p/>
          </table:table-cell>
          <table:table-cell table:style-name="ce4"/>
          <table:table-cell table:style-name="ce4" table:formula="of:=IF(AND(NOT(CONCATENATE([.S224];[.U224])=&quot;&quot;);NOT([.W224]=&quot;&quot;));&quot;,&quot;;&quot;&quot;)">
            <text:p/>
          </table:table-cell>
          <table:table-cell table:style-name="ce22"/>
          <table:table-cell table:style-name="ce22" table:formula="of:=IF(AND(NOT(CONCATENATE([.S224];[.U224];[.W224])=&quot;&quot;);NOT([.Y224]=&quot;&quot;));&quot;,&quot;;&quot;&quot;)">
            <text:p/>
          </table:table-cell>
          <table:table-cell/>
          <table:table-cell table:style-name="ce22" table:formula="of:=IF(AND(NOT(CONCATENATE([.S224];[.U224];[.W224];[.Y224])=&quot;&quot;);NOT([.AA224]=&quot;&quot;));&quot;,&quot;;&quot;&quot;)">
            <text:p/>
          </table:table-cell>
          <table:table-cell/>
          <table:table-cell table:formula="of:=IF(AND(NOT(CONCATENATE([.S224];[.U224];[.W224];[.Y224];[.AA224])=&quot;&quot;);NOT([.AC224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number-columns-repeated="18"/>
          <table:table-cell/>
          <table:table-cell/>
          <table:table-cell/>
          <table:table-cell/>
          <table:table-cell/>
          <table:table-cell/>
          <table:table-cell/>
          <table:table-cell table:style-name="ce22" table:formula="of:=IF(AND(NOT(CONCATENATE([.S225];[.U225];[.W225];[.Y225])=&quot;&quot;);NOT([.AA225]=&quot;&quot;));&quot;,&quot;;&quot;&quot;)">
            <text:p/>
          </table:table-cell>
          <table:table-cell/>
          <table:table-cell table:formula="of:=IF(AND(NOT(CONCATENATE([.S225];[.U225];[.W225];[.Y225];[.AA225])=&quot;&quot;);NOT([.AC22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26]=&quot;&quot;);&quot;C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/>
          <table:table-cell table:style-name="ce15" table:formula="of:=SUM([.G201:.G217])+[.G126]" office:value-type="float" office:value="60">
            <text:p>60</text:p>
          </table:table-cell>
          <table:table-cell table:style-name="ce5" table:formula="of:=SUM([.H201:.J217];[.J126])+SUM([.H126:.J126])" office:value-type="float" office:value="95" table:number-columns-spanned="3" table:number-rows-spanned="1">
            <text:p>95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226]=&quot;&quot;;[.S226]=&quot;&quot;;[.U226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/>
          <table:table-cell/>
          <table:table-cell table:style-name="ce22" table:formula="of:=IF(AND(NOT(CONCATENATE([.S226];[.U226];[.W226];[.Y226])=&quot;&quot;);NOT([.AA226]=&quot;&quot;));&quot;,&quot;;&quot;&quot;)">
            <text:p/>
          </table:table-cell>
          <table:table-cell/>
          <table:table-cell table:formula="of:=IF(AND(NOT(CONCATENATE([.S226];[.U226];[.W226];[.Y226];[.AA226])=&quot;&quot;);NOT([.AC226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27]=&quot;&quot;);&quot;C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 table:number-columns-repeated="2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227]=&quot;&quot;;[.S227]=&quot;&quot;;[.U22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/>
          <table:table-cell/>
          <table:table-cell table:style-name="ce22" table:formula="of:=IF(AND(NOT(CONCATENATE([.S227];[.U227];[.W227];[.Y227])=&quot;&quot;);NOT([.AA227]=&quot;&quot;));&quot;,&quot;;&quot;&quot;)">
            <text:p/>
          </table:table-cell>
          <table:table-cell/>
          <table:table-cell table:formula="of:=IF(AND(NOT(CONCATENATE([.S227];[.U227];[.W227];[.Y227];[.AA227])=&quot;&quot;);NOT([.AC227]=&quot;&quot;));&quot;,&quot;;&quot;&quot;)">
            <text:p/>
          </table:table-cell>
          <table:table-cell/>
          <table:table-cell table:number-columns-repeated="995"/>
        </table:table-row>
        <table:table-row table:style-name="ro1">
          <table:table-cell table:formula="of:=IF(NOT([.B228]=&quot;&quot;);&quot;C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10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228]=&quot;&quot;;[.S228]=&quot;&quot;;[.U22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/>
          <table:table-cell/>
          <table:table-cell table:style-name="ce22" table:formula="of:=IF(AND(NOT(CONCATENATE([.S228];[.U228];[.W228];[.Y228])=&quot;&quot;);NOT([.AA228]=&quot;&quot;));&quot;,&quot;;&quot;&quot;)">
            <text:p/>
          </table:table-cell>
          <table:table-cell/>
          <table:table-cell table:formula="of:=IF(AND(NOT(CONCATENATE([.S228];[.U228];[.W228];[.Y228];[.AA228])=&quot;&quot;);NOT([.AC228]=&quot;&quot;));&quot;,&quot;;&quot;&quot;)">
            <text:p/>
          </table:table-cell>
          <table:table-cell/>
          <table:table-cell table:number-columns-repeated="995"/>
        </table:table-row>
        <table:table-row table:style-name="ro2">
          <table:table-cell table:formula="of:=IF(NOT([.B229]=&quot;&quot;);&quot;C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office:value-type="string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229]=&quot;&quot;;[.S229]=&quot;&quot;;[.U229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/>
          <table:table-cell/>
          <table:table-cell table:style-name="ce22" table:formula="of:=IF(AND(NOT(CONCATENATE([.S229];[.U229];[.W229];[.Y229])=&quot;&quot;);NOT([.AA229]=&quot;&quot;));&quot;,&quot;;&quot;&quot;)">
            <text:p/>
          </table:table-cell>
          <table:table-cell/>
          <table:table-cell table:formula="of:=IF(AND(NOT(CONCATENATE([.S229];[.U229];[.W229];[.Y229];[.AA229])=&quot;&quot;);NOT([.AC22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30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CS232W</text:p>
          </table:table-cell>
          <table:table-cell table:style-name="ce13"/>
          <table:table-cell table:style-name="ce32" office:value-type="string">
            <text:p>Programación de Dispositivos Móviles</text:p>
          </table:table-cell>
          <table:table-cell table:style-name="ce11" office:value-type="string">
            <text:p>O</text:p>
          </table:table-cell>
          <table:table-cell table:style-name="ce44" table:formula="of:=[.H230]+0.5*([.I230]+[.J230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30]+[.I230]+[.K230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30W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6" office:value-type="string">
            <text:p>SPC</text:p>
          </table:table-cell>
          <table:table-cell table:style-name="ce4" table:formula="of:=IF(OR([.B230]=&quot;&quot;;[.S230]=&quot;&quot;;[.U230]=&quot;&quot;);&quot;&quot;;&quot;,&quot;)">
            <text:p/>
          </table:table-cell>
          <table:table-cell table:style-name="ce4"/>
          <table:table-cell table:style-name="ce4" table:formula="of:=IF(AND(NOT(CONCATENATE([.S230];[.U230])=&quot;&quot;);NOT([.W230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30];[.U230];[.W230];[.Y230])=&quot;&quot;);NOT([.AA230]=&quot;&quot;));&quot;,&quot;;&quot;&quot;)">
            <text:p/>
          </table:table-cell>
          <table:table-cell/>
          <table:table-cell table:formula="of:=IF(AND(NOT(CONCATENATE([.S230];[.U230];[.W230];[.Y230];[.AA230])=&quot;&quot;);NOT([.AC23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31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4" office:value-type="string">
            <text:p>CS232W</text:p>
          </table:table-cell>
          <table:table-cell table:style-name="ce14"/>
          <table:table-cell table:style-name="ce34" office:value-type="string">
            <text:p>Programación de Dispositivos Móviles</text:p>
          </table:table-cell>
          <table:table-cell table:style-name="ce12" office:value-type="string">
            <text:p>O</text:p>
          </table:table-cell>
          <table:table-cell table:style-name="ce12" table:formula="of:=[.L231]/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31]+[.I231]+[.K231]" office:value-type="float" office:value="6">
            <text:p>6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30W</text:p>
          </table:table-cell>
          <table:table-cell table:style-name="ce79" table:number-columns-repeated="3"/>
          <table:table-cell table:style-name="ce14" office:value-type="string">
            <text:p>IT</text:p>
          </table:table-cell>
          <table:table-cell table:style-name="ce5"/>
          <table:table-cell table:style-name="ce5" table:formula="of:=IF(OR([.B231]=&quot;&quot;;[.S231]=&quot;&quot;;[.U231]=&quot;&quot;);&quot;&quot;;&quot;,&quot;)">
            <text:p/>
          </table:table-cell>
          <table:table-cell table:style-name="ce5"/>
          <table:table-cell table:style-name="ce5" table:formula="of:=IF(AND(NOT(CONCATENATE([.S231];[.U231])=&quot;&quot;);NOT([.W231]=&quot;&quot;));&quot;,&quot;;&quot;&quot;)">
            <text:p/>
          </table:table-cell>
          <table:table-cell table:style-name="ce91"/>
          <table:table-cell table:style-name="ce94"/>
          <table:table-cell table:style-name="ce94"/>
          <table:table-cell table:style-name="ce91" table:formula="of:=IF(AND(NOT(CONCATENATE([.S231];[.U231];[.W231];[.Y231])=&quot;&quot;);NOT([.AA231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1];[.U231];[.W231];[.Y231];[.AA231])=&quot;&quot;);NOT([.AC231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table:formula="of:=IF(NOT([.B232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CS367</text:p>
          </table:table-cell>
          <table:table-cell table:style-name="ce13"/>
          <table:table-cell table:style-name="ce32" office:value-type="string">
            <text:p>Robótica</text:p>
          </table:table-cell>
          <table:table-cell table:style-name="ce13" office:value-type="string">
            <text:p>E</text:p>
          </table:table-cell>
          <table:table-cell table:style-name="ce44" table:formula="of:=[.H232]+0.5*([.I232]+[.J232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2" table:formula="of:=[.H232]+[.I232]+[.K232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361</text:p>
          </table:table-cell>
          <table:table-cell table:style-name="ce78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HW,CS</text:p>
          </table:table-cell>
          <table:table-cell table:style-name="ce6" office:value-type="string">
            <text:p>SPC</text:p>
          </table:table-cell>
          <table:table-cell table:style-name="ce4" table:formula="of:=IF(OR([.B232]=&quot;&quot;;[.S232]=&quot;&quot;;[.U232]=&quot;&quot;);&quot;&quot;;&quot;,&quot;)">
            <text:p/>
          </table:table-cell>
          <table:table-cell table:style-name="ce4"/>
          <table:table-cell table:style-name="ce4" table:formula="of:=IF(AND(NOT(CONCATENATE([.S232];[.U232])=&quot;&quot;);NOT([.W232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32];[.U232];[.W232];[.Y232])=&quot;&quot;);NOT([.AA232]=&quot;&quot;));&quot;,&quot;;&quot;&quot;)">
            <text:p/>
          </table:table-cell>
          <table:table-cell/>
          <table:table-cell table:formula="of:=IF(AND(NOT(CONCATENATE([.S232];[.U232];[.W232];[.Y232];[.AA232])=&quot;&quot;);NOT([.AC23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33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4" office:value-type="string">
            <text:p>CS367</text:p>
          </table:table-cell>
          <table:table-cell table:style-name="ce14"/>
          <table:table-cell table:style-name="ce34" office:value-type="string">
            <text:p>Robótica</text:p>
          </table:table-cell>
          <table:table-cell table:style-name="ce14" office:value-type="string">
            <text:p>O</text:p>
          </table:table-cell>
          <table:table-cell table:style-name="ce12" table:formula="of:=[.L233]/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2" table:formula="of:=[.H233]+[.I233]+[.K233]" office:value-type="float" office:value="6">
            <text:p>6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361</text:p>
          </table:table-cell>
          <table:table-cell table:style-name="ce79" table:number-columns-repeated="3"/>
          <table:table-cell table:style-name="ce14" office:value-type="string">
            <text:p>HW,CS</text:p>
          </table:table-cell>
          <table:table-cell table:style-name="ce5"/>
          <table:table-cell table:style-name="ce5" table:formula="of:=IF(OR([.B233]=&quot;&quot;;[.S233]=&quot;&quot;;[.U233]=&quot;&quot;);&quot;&quot;;&quot;,&quot;)">
            <text:p/>
          </table:table-cell>
          <table:table-cell table:style-name="ce5"/>
          <table:table-cell table:style-name="ce5" table:formula="of:=IF(AND(NOT(CONCATENATE([.S233];[.U233])=&quot;&quot;);NOT([.W233]=&quot;&quot;));&quot;,&quot;;&quot;&quot;)">
            <text:p/>
          </table:table-cell>
          <table:table-cell table:style-name="ce91"/>
          <table:table-cell table:style-name="ce94"/>
          <table:table-cell table:style-name="ce94"/>
          <table:table-cell table:style-name="ce91" table:formula="of:=IF(AND(NOT(CONCATENATE([.S233];[.U233];[.W233];[.Y233])=&quot;&quot;);NOT([.AA233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3];[.U233];[.W233];[.Y233];[.AA233])=&quot;&quot;);NOT([.AC233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office:value-type="string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CS331</text:p>
          </table:table-cell>
          <table:table-cell table:style-name="ce13"/>
          <table:table-cell table:style-name="ce32" office:value-type="string">
            <text:p>Cloud Computing</text:p>
          </table:table-cell>
          <table:table-cell table:style-name="ce11" office:value-type="string">
            <text:p>O</text:p>
          </table:table-cell>
          <table:table-cell table:style-name="ce44" table:formula="of:=[.H234]+0.5*([.I234]+[.J234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34]+[.I234]+[.K234]" office:value-type="float" office:value="5">
            <text:p>5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30W,CS314</text:p>
          </table:table-cell>
          <table:table-cell table:style-name="ce78" table:number-columns-repeated="3"/>
          <table:table-cell table:style-name="ce13" office:value-type="string">
            <text:p>CS,IT</text:p>
          </table:table-cell>
          <table:table-cell table:style-name="ce6" office:value-type="string">
            <text:p>SPC</text:p>
          </table:table-cell>
          <table:table-cell table:style-name="ce4" table:formula="of:=IF(OR([.B234]=&quot;&quot;;[.S234]=&quot;&quot;;[.U234]=&quot;&quot;);&quot;&quot;;&quot;,&quot;)">
            <text:p/>
          </table:table-cell>
          <table:table-cell table:style-name="ce4"/>
          <table:table-cell table:style-name="ce4" table:formula="of:=IF(AND(NOT(CONCATENATE([.S234];[.U234])=&quot;&quot;);NOT([.W234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34];[.U234];[.W234];[.Y234])=&quot;&quot;);NOT([.AA234]=&quot;&quot;));&quot;,&quot;;&quot;&quot;)">
            <text:p/>
          </table:table-cell>
          <table:table-cell/>
          <table:table-cell table:formula="of:=IF(AND(NOT(CONCATENATE([.S234];[.U234];[.W234];[.Y234];[.AA234])=&quot;&quot;);NOT([.AC234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office:value-type="string">
            <text:p>CS</text:p>
          </table:table-cell>
          <table:table-cell table:style-name="ce5" office:value-type="float" office:value="10">
            <text:p>10</text:p>
          </table:table-cell>
          <table:table-cell table:style-name="ce14" office:value-type="string">
            <text:p>CS331</text:p>
          </table:table-cell>
          <table:table-cell table:style-name="ce14"/>
          <table:table-cell table:style-name="ce34" office:value-type="string">
            <text:p>Cloud Computing</text:p>
          </table:table-cell>
          <table:table-cell table:style-name="ce12" office:value-type="string">
            <text:p>O</text:p>
          </table:table-cell>
          <table:table-cell table:style-name="ce12" table:formula="of:=[.L235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235]+[.I235]+[.K235]" office:value-type="float" office:value="9">
            <text:p>9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30W,CS314</text:p>
          </table:table-cell>
          <table:table-cell table:style-name="ce79" table:number-columns-repeated="3"/>
          <table:table-cell table:style-name="ce14" office:value-type="string">
            <text:p>CS,IT</text:p>
          </table:table-cell>
          <table:table-cell table:style-name="ce5"/>
          <table:table-cell table:style-name="ce5" table:formula="of:=IF(OR([.B235]=&quot;&quot;;[.S235]=&quot;&quot;;[.U235]=&quot;&quot;);&quot;&quot;;&quot;,&quot;)">
            <text:p/>
          </table:table-cell>
          <table:table-cell table:style-name="ce5"/>
          <table:table-cell table:style-name="ce5" table:formula="of:=IF(AND(NOT(CONCATENATE([.S235];[.U235])=&quot;&quot;);NOT([.W235]=&quot;&quot;));&quot;,&quot;;&quot;&quot;)">
            <text:p/>
          </table:table-cell>
          <table:table-cell table:style-name="ce91"/>
          <table:table-cell table:style-name="ce94"/>
          <table:table-cell table:style-name="ce94"/>
          <table:table-cell table:style-name="ce91" table:formula="of:=IF(AND(NOT(CONCATENATE([.S235];[.U235];[.W235];[.Y235])=&quot;&quot;);NOT([.AA235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5];[.U235];[.W235];[.Y235];[.AA235])=&quot;&quot;);NOT([.AC235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formula="of:=IF(NOT([.B236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CS404</text:p>
          </table:table-cell>
          <table:table-cell table:style-name="ce13"/>
          <table:table-cell table:style-name="ce32" office:value-type="string">
            <text:p>Seminario de Tesis</text:p>
          </table:table-cell>
          <table:table-cell table:style-name="ce11" office:value-type="string">
            <text:p>O</text:p>
          </table:table-cell>
          <table:table-cell table:style-name="ce44" table:formula="of:=[.H236]+0.5*([.I236]+[.J236])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13"/>
          <table:table-cell table:style-name="ce14"/>
          <table:table-cell table:style-name="ce12" table:formula="of:=[.H236]+[.I236]+[.K236]" office:value-type="float" office:value="10">
            <text:p>10</text:p>
          </table:table-cell>
          <table:table-cell table:style-name="ce53"/>
          <table:table-cell table:style-name="ce60" office:value-type="string">
            <text:p>CS403,CS280T</text:p>
          </table:table-cell>
          <table:table-cell table:style-name="ce78" table:number-columns-repeated="3"/>
          <table:table-cell table:style-name="ce13" office:value-type="string">
            <text:p>CS,SE,IS</text:p>
          </table:table-cell>
          <table:table-cell table:style-name="ce6" office:value-type="string">
            <text:p>SPC</text:p>
          </table:table-cell>
          <table:table-cell table:style-name="ce4" table:formula="of:=IF(OR([.B236]=&quot;&quot;;[.S236]=&quot;&quot;;[.U236]=&quot;&quot;);&quot;&quot;;&quot;,&quot;)">
            <text:p/>
          </table:table-cell>
          <table:table-cell table:style-name="ce4"/>
          <table:table-cell table:style-name="ce4" table:formula="of:=IF(AND(NOT(CONCATENATE([.S236];[.U236])=&quot;&quot;);NOT([.W236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36];[.U236];[.W236];[.Y236])=&quot;&quot;);NOT([.AA236]=&quot;&quot;));&quot;,&quot;;&quot;&quot;)">
            <text:p/>
          </table:table-cell>
          <table:table-cell/>
          <table:table-cell table:formula="of:=IF(AND(NOT(CONCATENATE([.S236];[.U236];[.W236];[.Y236];[.AA236])=&quot;&quot;);NOT([.AC236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37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CS404</text:p>
          </table:table-cell>
          <table:table-cell table:style-name="ce13"/>
          <table:table-cell table:style-name="ce32" office:value-type="string">
            <text:p>Seminario de Tesis</text:p>
          </table:table-cell>
          <table:table-cell table:style-name="ce11" office:value-type="string">
            <text:p>O</text:p>
          </table:table-cell>
          <table:table-cell table:style-name="ce44" table:formula="of:=[.H237]+0.5*([.I237]+[.J237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37]+[.I237]+[.K237]" office:value-type="float" office:value="4">
            <text:p>4</text:p>
          </table:table-cell>
          <table:table-cell table:style-name="ce53"/>
          <table:table-cell table:style-name="ce60" office:value-type="string">
            <text:p>CS403,CS280T</text:p>
          </table:table-cell>
          <table:table-cell table:style-name="ce78" table:number-columns-repeated="3"/>
          <table:table-cell table:style-name="ce13" office:value-type="string">
            <text:p>CS,SE,IS</text:p>
          </table:table-cell>
          <table:table-cell table:style-name="ce6"/>
          <table:table-cell table:style-name="ce4" table:formula="of:=IF(OR([.B237]=&quot;&quot;;[.S237]=&quot;&quot;;[.U237]=&quot;&quot;);&quot;&quot;;&quot;,&quot;)">
            <text:p/>
          </table:table-cell>
          <table:table-cell table:style-name="ce4"/>
          <table:table-cell table:style-name="ce4" table:formula="of:=IF(AND(NOT(CONCATENATE([.S237];[.U237])=&quot;&quot;);NOT([.W237]=&quot;&quot;));&quot;,&quot;;&quot;&quot;)">
            <text:p/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37];[.U237];[.W237];[.Y237])=&quot;&quot;);NOT([.AA237]=&quot;&quot;));&quot;,&quot;;&quot;&quot;)">
            <text:p/>
          </table:table-cell>
          <table:table-cell/>
          <table:table-cell table:formula="of:=IF(AND(NOT(CONCATENATE([.S237];[.U237];[.W237];[.Y237];[.AA237])=&quot;&quot;);NOT([.AC237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style-name="ce1" table:formula="of:=IF(NOT([.B238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4" office:value-type="string">
            <text:p>CS404</text:p>
          </table:table-cell>
          <table:table-cell table:style-name="ce14"/>
          <table:table-cell table:style-name="ce34" office:value-type="string">
            <text:p>Seminario de Tesis</text:p>
          </table:table-cell>
          <table:table-cell table:style-name="ce12" office:value-type="string">
            <text:p>O</text:p>
          </table:table-cell>
          <table:table-cell table:style-name="ce12" table:formula="of:=[.L238]/3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2" table:formula="of:=[.H238]+[.I238]+[.K238]" office:value-type="float" office:value="9">
            <text:p>9</text:p>
          </table:table-cell>
          <table:table-cell table:style-name="ce54"/>
          <table:table-cell table:style-name="ce61" office:value-type="string">
            <text:p>CS403,CS280T</text:p>
          </table:table-cell>
          <table:table-cell table:style-name="ce79" table:number-columns-repeated="3"/>
          <table:table-cell table:style-name="ce14" office:value-type="string">
            <text:p>CS,SE,IS</text:p>
          </table:table-cell>
          <table:table-cell table:style-name="ce5"/>
          <table:table-cell table:style-name="ce5" table:formula="of:=IF(OR([.B238]=&quot;&quot;;[.S238]=&quot;&quot;;[.U238]=&quot;&quot;);&quot;&quot;;&quot;,&quot;)">
            <text:p/>
          </table:table-cell>
          <table:table-cell table:style-name="ce5"/>
          <table:table-cell table:style-name="ce5" table:formula="of:=IF(AND(NOT(CONCATENATE([.S238];[.U238])=&quot;&quot;);NOT([.W238]=&quot;&quot;));&quot;,&quot;;&quot;&quot;)">
            <text:p/>
          </table:table-cell>
          <table:table-cell table:style-name="ce91"/>
          <table:table-cell table:style-name="ce94"/>
          <table:table-cell table:style-name="ce94"/>
          <table:table-cell table:style-name="ce91" table:formula="of:=IF(AND(NOT(CONCATENATE([.S238];[.U238];[.W238];[.Y238])=&quot;&quot;);NOT([.AA238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38];[.U238];[.W238];[.Y238];[.AA238])=&quot;&quot;);NOT([.AC238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5">
          <table:table-cell table:formula="of:=IF(NOT([.B239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CS404</text:p>
          </table:table-cell>
          <table:table-cell table:style-name="ce13"/>
          <table:table-cell table:style-name="ce32" office:value-type="string">
            <text:p>Seminario de Tesis</text:p>
          </table:table-cell>
          <table:table-cell table:style-name="ce11" office:value-type="string">
            <text:p>O</text:p>
          </table:table-cell>
          <table:table-cell table:style-name="ce44" table:formula="of:=[.H239]+0.5*([.I239]+[.J239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39]+[.I239]+[.K239]" office:value-type="float" office:value="4">
            <text:p>4</text:p>
          </table:table-cell>
          <table:table-cell table:style-name="ce53"/>
          <table:table-cell table:style-name="ce60" office:value-type="string">
            <text:p>CS403,CS280T</text:p>
          </table:table-cell>
          <table:table-cell table:style-name="ce78" table:number-columns-repeated="3"/>
          <table:table-cell table:style-name="ce13" office:value-type="string">
            <text:p>CS,SE,IS</text:p>
          </table:table-cell>
          <table:table-cell table:style-name="ce6" office:value-type="string">
            <text:p>UNSA</text:p>
          </table:table-cell>
          <table:table-cell table:style-name="ce4" table:formula="of:=IF(OR([.B239]=&quot;&quot;;[.S239]=&quot;&quot;;[.U239]=&quot;&quot;);&quot;&quot;;&quot;,&quot;)">
            <text:p/>
          </table:table-cell>
          <table:table-cell table:style-name="ce4"/>
          <table:table-cell table:style-name="ce4" table:formula="of:=IF(AND(NOT(CONCATENATE([.S239];[.U239])=&quot;&quot;);NOT([.W239]=&quot;&quot;));&quot;,&quot;;&quot;&quot;)">
            <text:p/>
          </table:table-cell>
          <table:table-cell table:style-name="ce22"/>
          <table:table-cell/>
          <table:table-cell/>
          <table:table-cell table:style-name="ce22" table:formula="of:=IF(AND(NOT(CONCATENATE([.S239];[.U239];[.W239];[.Y239])=&quot;&quot;);NOT([.AA239]=&quot;&quot;));&quot;,&quot;;&quot;&quot;)">
            <text:p/>
          </table:table-cell>
          <table:table-cell/>
          <table:table-cell table:formula="of:=IF(AND(NOT(CONCATENATE([.S239];[.U239];[.W239];[.Y239];[.AA239])=&quot;&quot;);NOT([.AC239]=&quot;&quot;));&quot;,&quot;;&quot;&quot;)">
            <text:p/>
          </table:table-cell>
          <table:table-cell/>
          <table:table-cell table:number-columns-repeated="995"/>
        </table:table-row>
        <table:table-row table:style-name="ro5">
          <table:table-cell table:formula="of:=IF(NOT([.B240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CS404</text:p>
          </table:table-cell>
          <table:table-cell table:style-name="ce13"/>
          <table:table-cell table:style-name="ce32" office:value-type="string">
            <text:p>Seminario de Tesis</text:p>
          </table:table-cell>
          <table:table-cell table:style-name="ce11" office:value-type="string">
            <text:p>O</text:p>
          </table:table-cell>
          <table:table-cell table:style-name="ce44" table:formula="of:=[.H240]+0.5*([.I240]+[.J240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3"/>
          <table:table-cell table:style-name="ce14"/>
          <table:table-cell table:style-name="ce12" table:formula="of:=[.H240]+[.I240]+[.K240]" office:value-type="float" office:value="6">
            <text:p>6</text:p>
          </table:table-cell>
          <table:table-cell table:style-name="ce53"/>
          <table:table-cell table:style-name="ce60" office:value-type="string">
            <text:p>CS403,CS280T</text:p>
          </table:table-cell>
          <table:table-cell table:style-name="ce78" table:number-columns-repeated="3"/>
          <table:table-cell table:style-name="ce13" office:value-type="string">
            <text:p>CS,SE,IS</text:p>
          </table:table-cell>
          <table:table-cell table:style-name="ce6"/>
          <table:table-cell table:style-name="ce4" table:formula="of:=IF(OR([.B240]=&quot;&quot;;[.S240]=&quot;&quot;;[.U240]=&quot;&quot;);&quot;&quot;;&quot;,&quot;)">
            <text:p/>
          </table:table-cell>
          <table:table-cell table:style-name="ce4" office:value-type="string">
            <text:p>UNI</text:p>
          </table:table-cell>
          <table:table-cell table:style-name="ce4" table:formula="of:=IF(AND(NOT(CONCATENATE([.S240];[.U240])=&quot;&quot;);NOT([.W240]=&quot;&quot;));&quot;,&quot;;&quot;&quot;)">
            <text:p/>
          </table:table-cell>
          <table:table-cell table:style-name="ce22"/>
          <table:table-cell/>
          <table:table-cell/>
          <table:table-cell table:style-name="ce22" table:formula="of:=IF(AND(NOT(CONCATENATE([.S240];[.U240];[.W240];[.Y240])=&quot;&quot;);NOT([.AA240]=&quot;&quot;));&quot;,&quot;;&quot;&quot;)">
            <text:p/>
          </table:table-cell>
          <table:table-cell/>
          <table:table-cell table:formula="of:=IF(AND(NOT(CONCATENATE([.S240];[.U240];[.W240];[.Y240];[.AA240])=&quot;&quot;);NOT([.AC24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41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ET102</text:p>
          </table:table-cell>
          <table:table-cell table:style-name="ce4"/>
          <table:table-cell table:style-name="ce32" office:value-type="string">
            <text:p>Formación de Empresas de Base Tecnológica II</text:p>
          </table:table-cell>
          <table:table-cell table:style-name="ce11" office:value-type="string">
            <text:p>O</text:p>
          </table:table-cell>
          <table:table-cell table:style-name="ce44" table:formula="of:=[.H241]+0.5*([.I241]+[.J241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41]+[.I241]+[.K241]" office:value-type="float" office:value="4">
            <text:p>4</text:p>
          </table:table-cell>
          <table:table-cell table:style-name="ce53"/>
          <table:table-cell table:style-name="ce60" office:value-type="string">
            <text:p>ET101</text:p>
          </table:table-cell>
          <table:table-cell table:style-name="ce78" table:number-columns-repeated="3"/>
          <table:table-cell table:style-name="ce13" office:value-type="string">
            <text:p>OG</text:p>
          </table:table-cell>
          <table:table-cell table:style-name="ce6"/>
          <table:table-cell table:style-name="ce4" table:formula="of:=IF(OR([.B241]=&quot;&quot;;[.S241]=&quot;&quot;;[.U241]=&quot;&quot;);&quot;&quot;;&quot;,&quot;)">
            <text:p/>
          </table:table-cell>
          <table:table-cell table:style-name="ce4"/>
          <table:table-cell table:style-name="ce4" table:formula="of:=IF(AND(NOT(CONCATENATE([.S241];[.U241])=&quot;&quot;);NOT([.W241]=&quot;&quot;));&quot;,&quot;;&quot;&quot;)">
            <text:p/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41];[.U241];[.W241];[.Y241])=&quot;&quot;);NOT([.AA241]=&quot;&quot;));&quot;,&quot;;&quot;&quot;)">
            <text:p/>
          </table:table-cell>
          <table:table-cell/>
          <table:table-cell table:formula="of:=IF(AND(NOT(CONCATENATE([.S241];[.U241];[.W241];[.Y241];[.AA241])=&quot;&quot;);NOT([.AC24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42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ET102</text:p>
          </table:table-cell>
          <table:table-cell table:style-name="ce5"/>
          <table:table-cell table:style-name="ce34" office:value-type="string">
            <text:p>Formación de Empresas de Base Tecnológica II</text:p>
          </table:table-cell>
          <table:table-cell table:style-name="ce12" office:value-type="string">
            <text:p>O</text:p>
          </table:table-cell>
          <table:table-cell table:style-name="ce12" table:formula="of:=[.L242]/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2" table:formula="of:=[.H242]+[.I242]+[.K242]" office:value-type="float" office:value="6">
            <text:p>6</text:p>
          </table:table-cell>
          <table:table-cell table:style-name="ce54"/>
          <table:table-cell table:style-name="ce61" office:value-type="string">
            <text:p>ET101</text:p>
          </table:table-cell>
          <table:table-cell table:style-name="ce79" table:number-columns-repeated="3"/>
          <table:table-cell table:style-name="ce14" office:value-type="string">
            <text:p>OG</text:p>
          </table:table-cell>
          <table:table-cell table:style-name="ce5"/>
          <table:table-cell table:style-name="ce5" table:formula="of:=IF(OR([.B242]=&quot;&quot;;[.S242]=&quot;&quot;;[.U242]=&quot;&quot;);&quot;&quot;;&quot;,&quot;)">
            <text:p/>
          </table:table-cell>
          <table:table-cell table:style-name="ce5"/>
          <table:table-cell table:style-name="ce5" table:formula="of:=IF(AND(NOT(CONCATENATE([.S242];[.U242])=&quot;&quot;);NOT([.W242]=&quot;&quot;));&quot;,&quot;;&quot;&quot;)">
            <text:p/>
          </table:table-cell>
          <table:table-cell table:style-name="ce91"/>
          <table:table-cell table:style-name="ce94"/>
          <table:table-cell table:style-name="ce94"/>
          <table:table-cell table:style-name="ce91" table:formula="of:=IF(AND(NOT(CONCATENATE([.S242];[.U242];[.W242];[.Y242])=&quot;&quot;);NOT([.AA242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42];[.U242];[.W242];[.Y242];[.AA242])=&quot;&quot;);NOT([.AC242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6">
          <table:table-cell table:formula="of:=IF(NOT([.B243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CS356</text:p>
          </table:table-cell>
          <table:table-cell table:style-name="ce13"/>
          <table:table-cell table:style-name="ce32" office:value-type="string">
            <text:p>Programación de Video Juegos</text:p>
          </table:table-cell>
          <table:table-cell table:style-name="ce13" office:value-type="string">
            <text:p>E</text:p>
          </table:table-cell>
          <table:table-cell table:style-name="ce44" table:formula="of:=[.H243]+0.5*([.I243]+[.J243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43]+[.I243]+[.K243]" office:value-type="float" office:value="6">
            <text:p>6</text:p>
          </table:table-cell>
          <table:table-cell table:style-name="ce53" office:value-type="string">
            <text:p>Advanced</text:p>
          </table:table-cell>
          <table:table-cell table:style-name="ce60" office:value-type="string">
            <text:p>CS261T,CS355,CS250W</text:p>
          </table:table-cell>
          <table:table-cell table:style-name="ce78" table:number-columns-repeated="2"/>
          <table:table-cell table:style-name="ce78" office:value-type="string">
            <text:p>G1</text:p>
          </table:table-cell>
          <table:table-cell table:style-name="ce13" office:value-type="string">
            <text:p>IT</text:p>
          </table:table-cell>
          <table:table-cell table:style-name="ce6" office:value-type="string">
            <text:p>SPC</text:p>
          </table:table-cell>
          <table:table-cell table:style-name="ce4" table:formula="of:=IF(OR([.B243]=&quot;&quot;;[.S243]=&quot;&quot;;[.U243]=&quot;&quot;);&quot;&quot;;&quot;,&quot;)">
            <text:p/>
          </table:table-cell>
          <table:table-cell table:style-name="ce4"/>
          <table:table-cell table:style-name="ce4" table:formula="of:=IF(AND(NOT(CONCATENATE([.S243];[.U243])=&quot;&quot;);NOT([.W243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43];[.U243];[.W243];[.Y243])=&quot;&quot;);NOT([.AA243]=&quot;&quot;));&quot;,&quot;;&quot;&quot;)">
            <text:p/>
          </table:table-cell>
          <table:table-cell/>
          <table:table-cell table:formula="of:=IF(AND(NOT(CONCATENATE([.S243];[.U243];[.W243];[.Y243];[.AA243])=&quot;&quot;);NOT([.AC243]=&quot;&quot;));&quot;,&quot;;&quot;&quot;)">
            <text:p/>
          </table:table-cell>
          <table:table-cell/>
          <table:table-cell table:number-columns-repeated="995"/>
        </table:table-row>
        <table:table-row table:style-name="ro6">
          <table:table-cell table:style-name="ce1" table:formula="of:=IF(NOT([.B244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4" office:value-type="string">
            <text:p>CS356</text:p>
          </table:table-cell>
          <table:table-cell table:style-name="ce14"/>
          <table:table-cell table:style-name="ce34" office:value-type="string">
            <text:p>Programación de Video Juegos</text:p>
          </table:table-cell>
          <table:table-cell table:style-name="ce14" office:value-type="string">
            <text:p>O</text:p>
          </table:table-cell>
          <table:table-cell table:style-name="ce12" table:formula="of:=[.L244]/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244]+[.I244]+[.K244]" office:value-type="float" office:value="6">
            <text:p>6</text:p>
          </table:table-cell>
          <table:table-cell table:style-name="ce54" office:value-type="string">
            <text:p>Advanced</text:p>
          </table:table-cell>
          <table:table-cell table:style-name="ce61" office:value-type="string">
            <text:p>CS261T,CS355,CS250W</text:p>
          </table:table-cell>
          <table:table-cell table:style-name="ce79" table:number-columns-repeated="3"/>
          <table:table-cell table:style-name="ce14" office:value-type="string">
            <text:p>CS</text:p>
          </table:table-cell>
          <table:table-cell table:style-name="ce5"/>
          <table:table-cell table:style-name="ce5" table:formula="of:=IF(OR([.B244]=&quot;&quot;;[.S244]=&quot;&quot;;[.U244]=&quot;&quot;);&quot;&quot;;&quot;,&quot;)">
            <text:p/>
          </table:table-cell>
          <table:table-cell table:style-name="ce5"/>
          <table:table-cell table:style-name="ce5" table:formula="of:=IF(AND(NOT(CONCATENATE([.S244];[.U244])=&quot;&quot;);NOT([.W244]=&quot;&quot;));&quot;,&quot;;&quot;&quot;)">
            <text:p/>
          </table:table-cell>
          <table:table-cell table:style-name="ce91"/>
          <table:table-cell table:style-name="ce94"/>
          <table:table-cell table:style-name="ce94"/>
          <table:table-cell table:style-name="ce91" table:formula="of:=IF(AND(NOT(CONCATENATE([.S244];[.U244];[.W244];[.Y244])=&quot;&quot;);NOT([.AA244]=&quot;&quot;));&quot;,&quot;;&quot;&quot;)">
            <text:p/>
          </table:table-cell>
          <table:table-cell office:value-type="string">
            <text:p>CR</text:p>
          </table:table-cell>
          <table:table-cell table:style-name="ce1" table:formula="of:=IF(AND(NOT(CONCATENATE([.S244];[.U244];[.W244];[.Y244];[.AA244])=&quot;&quot;);NOT([.AC244]=&quot;&quot;));&quot;,&quot;;&quot;&quot;)">
            <text:p/>
          </table:table-cell>
          <table:table-cell/>
          <table:table-cell table:style-name="ce1"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10">
            <text:p>10</text:p>
          </table:table-cell>
          <table:table-cell table:style-name="ce11" office:value-type="string">
            <text:p>FG220</text:p>
          </table:table-cell>
          <table:table-cell table:style-name="ce11"/>
          <table:table-cell table:style-name="ce29" office:value-type="string">
            <text:p>Análisis de la Realidad Peruana</text:p>
          </table:table-cell>
          <table:table-cell table:style-name="ce13" office:value-type="string">
            <text:p>O</text:p>
          </table:table-cell>
          <table:table-cell table:style-name="ce44" table:formula="of:=[.H245]+0.5*([.I245]+[.J245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45]+[.I245]+[.K245]" office:value-type="float" office:value="3">
            <text:p>3</text:p>
          </table:table-cell>
          <table:table-cell table:style-name="ce53"/>
          <table:table-cell table:style-name="ce60" office:value-type="string">
            <text:p>FG221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/>
          <table:table-cell table:style-name="ce4" table:formula="of:=IF(OR([.B245]=&quot;&quot;;[.S245]=&quot;&quot;;[.U245]=&quot;&quot;);&quot;&quot;;&quot;,&quot;)">
            <text:p/>
          </table:table-cell>
          <table:table-cell table:style-name="ce4"/>
          <table:table-cell table:style-name="ce4" table:formula="of:=IF(AND(NOT(CONCATENATE([.S245];[.U245])=&quot;&quot;);NOT([.W245]=&quot;&quot;));&quot;,&quot;;&quot;&quot;)">
            <text:p/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45];[.U245];[.W245];[.Y245])=&quot;&quot;);NOT([.AA245]=&quot;&quot;));&quot;,&quot;;&quot;&quot;)">
            <text:p/>
          </table:table-cell>
          <table:table-cell/>
          <table:table-cell table:formula="of:=IF(AND(NOT(CONCATENATE([.S245];[.U245];[.W245];[.Y245];[.AA245])=&quot;&quot;);NOT([.AC245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46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FG211</text:p>
          </table:table-cell>
          <table:table-cell table:style-name="ce13"/>
          <table:table-cell table:style-name="ce32" office:value-type="string">
            <text:p>Ética Profesional</text:p>
          </table:table-cell>
          <table:table-cell table:style-name="ce11" office:value-type="string">
            <text:p>O</text:p>
          </table:table-cell>
          <table:table-cell table:style-name="ce44" table:formula="of:=[.H246]+0.5*([.I246]+[.J246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46]+[.I246]+[.K246]" office:value-type="float" office:value="4">
            <text:p>4</text:p>
          </table:table-cell>
          <table:table-cell table:style-name="ce53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 office:value-type="string">
            <text:p>SPC</text:p>
          </table:table-cell>
          <table:table-cell table:style-name="ce4" table:formula="of:=IF(OR([.B246]=&quot;&quot;;[.S246]=&quot;&quot;;[.U246]=&quot;&quot;);&quot;&quot;;&quot;,&quot;)" office:value-type="string" office:string-value=",">
            <text:p>,</text:p>
          </table:table-cell>
          <table:table-cell table:style-name="ce4" office:value-type="string">
            <text:p>UNI</text:p>
          </table:table-cell>
          <table:table-cell table:style-name="ce4" table:formula="of:=IF(AND(NOT(CONCATENATE([.S246];[.U246])=&quot;&quot;);NOT([.W246]=&quot;&quot;));&quot;,&quot;;&quot;&quot;)">
            <text:p/>
          </table:table-cell>
          <table:table-cell table:style-name="ce22"/>
          <table:table-cell/>
          <table:table-cell/>
          <table:table-cell table:style-name="ce22" table:formula="of:=IF(AND(NOT(CONCATENATE([.S246];[.U246];[.W246];[.Y246])=&quot;&quot;);NOT([.AA246]=&quot;&quot;));&quot;,&quot;;&quot;&quot;)">
            <text:p/>
          </table:table-cell>
          <table:table-cell/>
          <table:table-cell table:formula="of:=IF(AND(NOT(CONCATENATE([.S246];[.U246];[.W246];[.Y246];[.AA246])=&quot;&quot;);NOT([.AC246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47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FG211</text:p>
          </table:table-cell>
          <table:table-cell table:style-name="ce13"/>
          <table:table-cell table:style-name="ce32" office:value-type="string">
            <text:p>Ética Profesional</text:p>
          </table:table-cell>
          <table:table-cell table:style-name="ce11" office:value-type="string">
            <text:p>O</text:p>
          </table:table-cell>
          <table:table-cell table:style-name="ce44" table:formula="of:=[.H247]+0.5*([.I247]+[.J247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47]+[.I247]+[.K247]" office:value-type="float" office:value="3">
            <text:p>3</text:p>
          </table:table-cell>
          <table:table-cell table:style-name="ce53"/>
          <table:table-cell table:style-name="ce60" office:value-type="string">
            <text:p>FG204A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/>
          <table:table-cell table:style-name="ce4" table:formula="of:=IF(OR([.B247]=&quot;&quot;;[.S247]=&quot;&quot;;[.U247]=&quot;&quot;);&quot;&quot;;&quot;,&quot;)">
            <text:p/>
          </table:table-cell>
          <table:table-cell table:style-name="ce4"/>
          <table:table-cell table:style-name="ce4" table:formula="of:=IF(AND(NOT(CONCATENATE([.S247];[.U247])=&quot;&quot;);NOT([.W247]=&quot;&quot;));&quot;,&quot;;&quot;&quot;)">
            <text:p/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47];[.U247];[.W247];[.Y247])=&quot;&quot;);NOT([.AA247]=&quot;&quot;));&quot;,&quot;;&quot;&quot;)">
            <text:p/>
          </table:table-cell>
          <table:table-cell/>
          <table:table-cell table:formula="of:=IF(AND(NOT(CONCATENATE([.S247];[.U247];[.W247];[.Y247];[.AA247])=&quot;&quot;);NOT([.AC247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48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FG211</text:p>
          </table:table-cell>
          <table:table-cell table:style-name="ce13"/>
          <table:table-cell table:style-name="ce32" office:value-type="string">
            <text:p>Ética Profesional</text:p>
          </table:table-cell>
          <table:table-cell table:style-name="ce11" office:value-type="string">
            <text:p>O</text:p>
          </table:table-cell>
          <table:table-cell table:style-name="ce44" table:formula="of:=[.H248]+0.5*([.I248]+[.J248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48]+[.I248]+[.K248]" office:value-type="float" office:value="4">
            <text:p>4</text:p>
          </table:table-cell>
          <table:table-cell table:style-name="ce53"/>
          <table:table-cell table:style-name="ce60" office:value-type="string">
            <text:p>CS402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 office:value-type="string">
            <text:p>UNSA</text:p>
          </table:table-cell>
          <table:table-cell table:style-name="ce4" table:formula="of:=IF(OR([.B248]=&quot;&quot;;[.S248]=&quot;&quot;;[.U248]=&quot;&quot;);&quot;&quot;;&quot;,&quot;)">
            <text:p/>
          </table:table-cell>
          <table:table-cell table:style-name="ce4"/>
          <table:table-cell table:style-name="ce4" table:formula="of:=IF(AND(NOT(CONCATENATE([.S248];[.U248])=&quot;&quot;);NOT([.W248]=&quot;&quot;));&quot;,&quot;;&quot;&quot;)">
            <text:p/>
          </table:table-cell>
          <table:table-cell table:style-name="ce22"/>
          <table:table-cell/>
          <table:table-cell/>
          <table:table-cell table:style-name="ce22" table:formula="of:=IF(AND(NOT(CONCATENATE([.S248];[.U248];[.W248];[.Y248])=&quot;&quot;);NOT([.AA248]=&quot;&quot;));&quot;,&quot;;&quot;&quot;)">
            <text:p/>
          </table:table-cell>
          <table:table-cell/>
          <table:table-cell table:formula="of:=IF(AND(NOT(CONCATENATE([.S248];[.U248];[.W248];[.Y248];[.AA248])=&quot;&quot;);NOT([.AC248]=&quot;&quot;));&quot;,&quot;;&quot;&quot;)">
            <text:p/>
          </table:table-cell>
          <table:table-cell/>
          <table:table-cell table:number-columns-repeated="995"/>
        </table:table-row>
        <table:table-row table:style-name="ro4">
          <table:table-cell table:formula="of:=IF(NOT([.B249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1" office:value-type="string">
            <text:p>FG120</text:p>
          </table:table-cell>
          <table:table-cell table:style-name="ce11"/>
          <table:table-cell table:style-name="ce27" office:value-type="string">
            <text:p>Constitución y Realidad Nacional</text:p>
          </table:table-cell>
          <table:table-cell table:style-name="ce11" office:value-type="string">
            <text:p>O</text:p>
          </table:table-cell>
          <table:table-cell table:style-name="ce44" table:formula="of:=[.H249]+0.5*([.I249]+[.J249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2" table:formula="of:=[.H249]+[.I249]+[.K249]" office:value-type="float" office:value="4">
            <text:p>4</text:p>
          </table:table-cell>
          <table:table-cell table:style-name="ce53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249]=&quot;&quot;;[.S249]=&quot;&quot;;[.U249]=&quot;&quot;);&quot;&quot;;&quot;,&quot;)">
            <text:p/>
          </table:table-cell>
          <table:table-cell table:style-name="ce4"/>
          <table:table-cell table:style-name="ce4" table:formula="of:=IF(AND(NOT(CONCATENATE([.S249];[.U249])=&quot;&quot;);NOT([.W249]=&quot;&quot;));&quot;,&quot;;&quot;&quot;)">
            <text:p/>
          </table:table-cell>
          <table:table-cell table:style-name="ce22"/>
          <table:table-cell/>
          <table:table-cell/>
          <table:table-cell table:style-name="ce22" table:formula="of:=IF(AND(NOT(CONCATENATE([.S249];[.U249];[.W249];[.Y249])=&quot;&quot;);NOT([.AA249]=&quot;&quot;));&quot;,&quot;;&quot;&quot;)">
            <text:p/>
          </table:table-cell>
          <table:table-cell/>
          <table:table-cell table:formula="of:=IF(AND(NOT(CONCATENATE([.S249];[.U249];[.W249];[.Y249];[.AA249])=&quot;&quot;);NOT([.AC249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CS</text:p>
          </table:table-cell>
          <table:table-cell table:style-name="ce4" office:value-type="float" office:value="10">
            <text:p>10</text:p>
          </table:table-cell>
          <table:table-cell table:style-name="ce11" office:value-type="string">
            <text:p>CS411</text:p>
          </table:table-cell>
          <table:table-cell table:style-name="ce11"/>
          <table:table-cell table:style-name="ce29" office:value-type="string">
            <text:p>Pasantía II</text:p>
          </table:table-cell>
          <table:table-cell table:style-name="ce13" office:value-type="string">
            <text:p>O</text:p>
          </table:table-cell>
          <table:table-cell table:style-name="ce44" office:value-type="float" office:value="5">
            <text:p>5</text:p>
          </table:table-cell>
          <table:table-cell table:style-name="ce14"/>
          <table:table-cell table:style-name="ce14"/>
          <table:table-cell table:style-name="ce13"/>
          <table:table-cell table:style-name="ce14"/>
          <table:table-cell table:style-name="ce12" table:formula="of:=[.H250]+[.I250]+[.K250]" office:value-type="float" office:value="0">
            <text:p>0</text:p>
          </table:table-cell>
          <table:table-cell table:style-name="ce53"/>
          <table:table-cell table:style-name="ce60" office:value-type="string">
            <text:p>CS410</text:p>
          </table:table-cell>
          <table:table-cell table:style-name="ce78" table:number-columns-repeated="3"/>
          <table:table-cell table:style-name="ce13"/>
          <table:table-cell table:style-name="ce4" office:value-type="string">
            <text:p>USGP</text:p>
          </table:table-cell>
          <table:table-cell table:style-name="ce4"/>
          <table:table-cell table:style-name="ce4"/>
          <table:table-cell table:style-name="ce4" table:formula="of:=IF(AND(NOT(CONCATENATE([.S250];[.U250])=&quot;&quot;);NOT([.W250]=&quot;&quot;));&quot;,&quot;;&quot;&quot;)">
            <text:p/>
          </table:table-cell>
          <table:table-cell table:style-name="ce22"/>
          <table:table-cell/>
          <table:table-cell/>
          <table:table-cell table:style-name="ce22" table:formula="of:=IF(AND(NOT(CONCATENATE([.S250];[.U250];[.W250];[.Y250])=&quot;&quot;);NOT([.AA250]=&quot;&quot;));&quot;,&quot;;&quot;&quot;)">
            <text:p/>
          </table:table-cell>
          <table:table-cell/>
          <table:table-cell table:formula="of:=IF(AND(NOT(CONCATENATE([.S250];[.U250];[.W250];[.Y250];[.AA250])=&quot;&quot;);NOT([.AC250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51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FG350</text:p>
          </table:table-cell>
          <table:table-cell table:style-name="ce13"/>
          <table:table-cell table:style-name="ce32" office:value-type="string">
            <text:p>Liderazgo y Desempeño</text:p>
          </table:table-cell>
          <table:table-cell table:style-name="ce11" office:value-type="string">
            <text:p>O</text:p>
          </table:table-cell>
          <table:table-cell table:style-name="ce44" table:formula="of:=[.H251]+0.5*([.I251]+[.J251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51]+[.I251]+[.K251]" office:value-type="float" office:value="3">
            <text:p>3</text:p>
          </table:table-cell>
          <table:table-cell table:style-name="ce53"/>
          <table:table-cell table:style-name="ce60"/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office:value-type="string">
            <text:p>SPC,UTEA</text:p>
          </table:table-cell>
          <table:table-cell table:style-name="ce4" table:formula="of:=IF(OR([.B251]=&quot;&quot;;[.S251]=&quot;&quot;;[.U251]=&quot;&quot;);&quot;&quot;;&quot;,&quot;)">
            <text:p/>
          </table:table-cell>
          <table:table-cell table:style-name="ce4"/>
          <table:table-cell table:style-name="ce4" table:formula="of:=IF(AND(NOT(CONCATENATE([.S251];[.U251])=&quot;&quot;);NOT([.W251]=&quot;&quot;));&quot;,&quot;;&quot;&quot;)" office:value-type="string" office:string-value=",">
            <text:p>,</text:p>
          </table:table-cell>
          <table:table-cell table:style-name="ce22" office:value-type="string">
            <text:p>UCSP</text:p>
          </table:table-cell>
          <table:table-cell/>
          <table:table-cell/>
          <table:table-cell table:style-name="ce22" table:formula="of:=IF(AND(NOT(CONCATENATE([.S251];[.U251];[.W251];[.Y251])=&quot;&quot;);NOT([.AA251]=&quot;&quot;));&quot;,&quot;;&quot;&quot;)">
            <text:p/>
          </table:table-cell>
          <table:table-cell/>
          <table:table-cell table:formula="of:=IF(AND(NOT(CONCATENATE([.S251];[.U251];[.W251];[.Y251];[.AA251])=&quot;&quot;);NOT([.AC25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252]=&quot;&quot;);&quot;CS&quot;;&quot;&quot;)" office:value-type="string" office:string-value="CS">
            <text:p>C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FG350</text:p>
          </table:table-cell>
          <table:table-cell table:style-name="ce13"/>
          <table:table-cell table:style-name="ce32" office:value-type="string">
            <text:p>Liderazgo y Desempeño</text:p>
          </table:table-cell>
          <table:table-cell table:style-name="ce11" office:value-type="string">
            <text:p>O</text:p>
          </table:table-cell>
          <table:table-cell table:style-name="ce44" table:formula="of:=[.H252]+0.5*([.I252]+[.J252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 table:formula="of:=[.H252]+[.I252]+[.K252]" office:value-type="float" office:value="4">
            <text:p>4</text:p>
          </table:table-cell>
          <table:table-cell table:style-name="ce53"/>
          <table:table-cell table:style-name="ce60"/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252]=&quot;&quot;;[.S252]=&quot;&quot;;[.U252]=&quot;&quot;);&quot;&quot;;&quot;,&quot;)">
            <text:p/>
          </table:table-cell>
          <table:table-cell table:style-name="ce4"/>
          <table:table-cell table:style-name="ce4" table:formula="of:=IF(AND(NOT(CONCATENATE([.S252];[.U252])=&quot;&quot;);NOT([.W252]=&quot;&quot;));&quot;,&quot;;&quot;&quot;)">
            <text:p/>
          </table:table-cell>
          <table:table-cell table:style-name="ce22"/>
          <table:table-cell/>
          <table:table-cell/>
          <table:table-cell table:style-name="ce22" table:formula="of:=IF(AND(NOT(CONCATENATE([.S252];[.U252];[.W252];[.Y252])=&quot;&quot;);NOT([.AA252]=&quot;&quot;));&quot;,&quot;;&quot;&quot;)">
            <text:p/>
          </table:table-cell>
          <table:table-cell/>
          <table:table-cell table:formula="of:=IF(AND(NOT(CONCATENATE([.S252];[.U252];[.W252];[.Y252];[.AA252])=&quot;&quot;);NOT([.AC25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style-name="ce1" table:formula="of:=IF(NOT([.B253]=&quot;&quot;);&quot;CS&quot;;&quot;&quot;)" office:value-type="string" office:string-value="CS">
            <text:p>CS</text:p>
          </table:table-cell>
          <table:table-cell table:style-name="ce5" office:value-type="float" office:value="10">
            <text:p>10</text:p>
          </table:table-cell>
          <table:table-cell table:style-name="ce14" office:value-type="string">
            <text:p>FG301</text:p>
          </table:table-cell>
          <table:table-cell table:style-name="ce14"/>
          <table:table-cell table:style-name="ce34" office:value-type="string">
            <text:p>Enseñanza Social de la Iglesia</text:p>
          </table:table-cell>
          <table:table-cell table:style-name="ce12" office:value-type="string">
            <text:p>O</text:p>
          </table:table-cell>
          <table:table-cell table:style-name="ce12" table:formula="of:=[.L253]/3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2" table:formula="of:=[.H253]+[.I253]+[.K253]" office:value-type="float" office:value="12">
            <text:p>12</text:p>
          </table:table-cell>
          <table:table-cell table:style-name="ce54"/>
          <table:table-cell table:style-name="ce61"/>
          <table:table-cell table:style-name="ce79" table:number-columns-repeated="3"/>
          <table:table-cell table:style-name="ce14" office:value-type="string">
            <text:p>FG</text:p>
          </table:table-cell>
          <table:table-cell table:style-name="ce5"/>
          <table:table-cell table:style-name="ce5" table:formula="of:=IF(OR([.B253]=&quot;&quot;;[.S253]=&quot;&quot;;[.U253]=&quot;&quot;);&quot;&quot;;&quot;,&quot;)">
            <text:p/>
          </table:table-cell>
          <table:table-cell table:style-name="ce5"/>
          <table:table-cell table:style-name="ce5" table:formula="of:=IF(AND(NOT(CONCATENATE([.S253];[.U253])=&quot;&quot;);NOT([.W253]=&quot;&quot;));&quot;,&quot;;&quot;&quot;)">
            <text:p/>
          </table:table-cell>
          <table:table-cell table:style-name="ce91"/>
          <table:table-cell table:style-name="ce91" table:formula="of:=IF(AND(NOT(CONCATENATE([.S253];[.U253];[.W253])=&quot;&quot;);NOT([.Y253]=&quot;&quot;));&quot;,&quot;;&quot;&quot;)">
            <text:p/>
          </table:table-cell>
          <table:table-cell table:style-name="ce94"/>
          <table:table-cell table:style-name="ce91" table:formula="of:=IF(AND(NOT(CONCATENATE([.S253];[.U253];[.W253];[.Y253])=&quot;&quot;);NOT([.AA253]=&quot;&quot;));&quot;,&quot;;&quot;&quot;)">
            <text:p/>
          </table:table-cell>
          <table:table-cell/>
          <table:table-cell table:style-name="ce1" table:formula="of:=IF(AND(NOT(CONCATENATE([.S253];[.U253];[.W253];[.Y253];[.AA253])=&quot;&quot;);NOT([.AC253]=&quot;&quot;));&quot;,&quot;;&quot;&quot;)">
            <text:p/>
          </table:table-cell>
          <table:table-cell office:value-type="string">
            <text:p>UJPII</text:p>
          </table:table-cell>
          <table:table-cell table:style-name="ce1" table:number-columns-repeated="995"/>
        </table:table-row>
        <table:table-row table:style-name="ro9">
          <table:table-cell table:style-name="ce2" table:number-columns-repeated="4"/>
          <table:table-cell table:style-name="ce38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69"/>
          <table:table-cell table:style-name="ce87" table:number-columns-repeated="3"/>
          <table:table-cell table:style-name="ce49"/>
          <table:table-cell table:style-name="ce2" table:number-columns-repeated="4"/>
          <table:table-cell table:style-name="ce93" table:number-columns-repeated="4"/>
          <table:table-cell/>
          <table:table-cell table:style-name="ce2"/>
          <table:table-cell/>
          <table:table-cell table:style-name="ce2" table:number-columns-repeated="995"/>
        </table:table-row>
        <table:table-row table:style-name="ro4">
          <table:table-cell table:formula="of:=IF(NOT([.B255]=&quot;&quot;);&quot;IS&quot;;&quot;&quot;)">
            <text:p/>
          </table:table-cell>
          <table:table-cell table:style-name="ce4"/>
          <table:table-cell table:style-name="ce4" table:number-columns-repeated="2"/>
          <table:table-cell table:style-name="ce39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 table:number-columns-repeated="4"/>
          <table:table-cell table:style-name="ce22"/>
          <table:table-cell table:number-columns-repeated="1001"/>
        </table:table-row>
        <table:table-row table:style-name="ro1">
          <table:table-cell table:formula="of:=IF(NOT([.B256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I 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 table:number-columns-repeated="4"/>
          <table:table-cell table:style-name="ce22"/>
          <table:table-cell table:number-columns-repeated="1001"/>
        </table:table-row>
        <table:table-row table:style-name="ro2">
          <table:table-cell table:formula="of:=IF(NOT([.B257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number-columns-repeated="2"/>
          <table:table-cell table:style-name="ce4" table:number-columns-repeated="2"/>
          <table:table-cell table:style-name="ce22"/>
          <table:table-cell table:number-columns-repeated="1001"/>
        </table:table-row>
        <table:table-row table:style-name="ro3">
          <table:table-cell table:formula="of:=IF(NOT([.B258]=&quot;&quot;);&quot;IS&quot;;&quot;&quot;)" office:value-type="string" office:string-value="IS">
            <text:p>IS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CB102</text:p>
          </table:table-cell>
          <table:table-cell table:style-name="ce11"/>
          <table:table-cell table:style-name="ce32" office:value-type="string">
            <text:p>Cálculo en una variable</text:p>
          </table:table-cell>
          <table:table-cell table:style-name="ce11" office:value-type="string">
            <text:p>O</text:p>
          </table:table-cell>
          <table:table-cell table:style-name="ce44" table:formula="of:=[.H258]+0.5*([.I258]+[.J258])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/>
          <table:table-cell table:style-name="ce11" table:number-columns-repeated="2"/>
          <table:table-cell table:style-name="ce58" office:value-type="string">
            <text:p>CB101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 office:value-type="string">
            <text:p>SPC,NT</text:p>
          </table:table-cell>
          <table:table-cell table:style-name="ce4" table:formula="of:=IF(OR([.B258]=&quot;&quot;;[.S258]=&quot;&quot;;[.U258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FH110</text:p>
          </table:table-cell>
          <table:table-cell table:style-name="ce11"/>
          <table:table-cell table:style-name="ce32" office:value-type="string">
            <text:p>Sociedad de la Información y del Conocimiento</text:p>
          </table:table-cell>
          <table:table-cell table:style-name="ce11"/>
          <table:table-cell table:style-name="ce44"/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/>
          <table:table-cell table:style-name="ce4" table:number-columns-repeated="2"/>
          <table:table-cell table:style-name="ce6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style-name="ce3" table:formula="of:=IF(NOT([.B260]=&quot;&quot;);&quot;IS&quot;;&quot;&quot;)" office:value-type="string" office:string-value="IS">
            <text:p>IS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CS100</text:p>
          </table:table-cell>
          <table:table-cell table:style-name="ce11"/>
          <table:table-cell table:style-name="ce27" office:value-type="string">
            <text:p>Introducción a Computación</text:p>
          </table:table-cell>
          <table:table-cell table:style-name="ce11" office:value-type="string">
            <text:p>O</text:p>
          </table:table-cell>
          <table:table-cell table:style-name="ce44" table:formula="of:=[.H260]+0.5*([.I260]+[.J260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Advanced</text:p>
          </table:table-cell>
          <table:table-cell table:style-name="ce58"/>
          <table:table-cell table:style-name="ce88" table:number-columns-repeated="2"/>
          <table:table-cell table:style-name="ce75"/>
          <table:table-cell table:style-name="ce44" office:value-type="string">
            <text:p>IS</text:p>
          </table:table-cell>
          <table:table-cell office:value-type="string">
            <text:p>SPC,UNSA</text:p>
          </table:table-cell>
          <table:table-cell table:style-name="ce4" table:formula="of:=IF(OR([.B260]=&quot;&quot;;[.S260]=&quot;&quot;;[.U260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CS101O</text:p>
          </table:table-cell>
          <table:table-cell table:style-name="ce23" office:value-type="string">
            <text:p>CS101</text:p>
          </table:table-cell>
          <table:table-cell table:style-name="ce27" office:value-type="string">
            <text:p>Fundamentos de la Programación</text:p>
          </table:table-cell>
          <table:table-cell table:style-name="ce11" office:value-type="string">
            <text:p>O</text:p>
          </table:table-cell>
          <table:table-cell table:style-name="ce44" table:formula="of:=[.H261]+0.5*([.I261]+[.J261])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1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/>
          <table:table-cell table:style-name="ce75" table:number-columns-repeated="3"/>
          <table:table-cell table:style-name="ce44" office:value-type="string">
            <text:p>CS</text:p>
          </table:table-cell>
          <table:table-cell table:style-name="ce4" office:value-type="string">
            <text:p>SPC,NT</text:p>
          </table:table-cell>
          <table:table-cell table:style-name="ce4" table:formula="of:=IF(OR([.B261]=&quot;&quot;;[.S261]=&quot;&quot;;[.U261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4">
          <table:table-cell table:formula="of:=IF(NOT([.B262]=&quot;&quot;);&quot;IS&quot;;&quot;&quot;)" office:value-type="string" office:string-value="IS">
            <text:p>IS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FG101</text:p>
          </table:table-cell>
          <table:table-cell table:style-name="ce11" office:value-type="string">
            <text:p>FH101</text:p>
          </table:table-cell>
          <table:table-cell table:style-name="ce27" office:value-type="string">
            <text:p>Comunicación Oral y Escrita</text:p>
          </table:table-cell>
          <table:table-cell table:style-name="ce11" office:value-type="string">
            <text:p>O</text:p>
          </table:table-cell>
          <table:table-cell table:style-name="ce44" table:formula="of:=[.H262]+0.5*([.I262]+[.J262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SPC,NT</text:p>
          </table:table-cell>
          <table:table-cell table:style-name="ce4" table:formula="of:=IF(OR([.B262]=&quot;&quot;;[.S262]=&quot;&quot;;[.U262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4">
          <table:table-cell table:formula="of:=IF(NOT([.B263]=&quot;&quot;);&quot;IS&quot;;&quot;&quot;)" office:value-type="string" office:string-value="IS">
            <text:p>I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ID101</text:p>
          </table:table-cell>
          <table:table-cell table:style-name="ce23" office:value-type="string">
            <text:p>FH105</text:p>
          </table:table-cell>
          <table:table-cell table:style-name="ce27" office:value-type="string">
            <text:p>Inglés I</text:p>
          </table:table-cell>
          <table:table-cell table:style-name="ce11" office:value-type="string">
            <text:p>O</text:p>
          </table:table-cell>
          <table:table-cell table:style-name="ce44" table:formula="of:=[.H263]+0.5*([.I263]+[.J263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23"/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TEA</text:p>
          </table:table-cell>
          <table:table-cell table:style-name="ce4" table:formula="of:=IF(OR([.B263]=&quot;&quot;;[.S263]=&quot;&quot;;[.U263]=&quot;&quot;);&quot;&quot;;&quot;,&quot;)">
            <text:p/>
          </table:table-cell>
          <table:table-cell table:style-name="ce4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9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4">
          <table:table-cell table:formula="of:=IF(NOT([.B265]=&quot;&quot;);&quot;IS&quot;;&quot;&quot;)" office:value-type="string" office:string-value="IS">
            <text:p>I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ID101</text:p>
          </table:table-cell>
          <table:table-cell table:style-name="ce23" office:value-type="string">
            <text:p>FH105</text:p>
          </table:table-cell>
          <table:table-cell table:style-name="ce27" office:value-type="string">
            <text:p>Inglés I</text:p>
          </table:table-cell>
          <table:table-cell table:style-name="ce11" office:value-type="string">
            <text:p>O</text:p>
          </table:table-cell>
          <table:table-cell table:style-name="ce44" table:formula="of:=[.H265]+0.5*([.I265]+[.J265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23"/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TEA</text:p>
          </table:table-cell>
          <table:table-cell table:style-name="ce4" table:formula="of:=IF(OR([.B265]=&quot;&quot;;[.S265]=&quot;&quot;;[.U265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266]=&quot;&quot;);&quot;IS&quot;;&quot;&quot;)" office:value-type="string" office:string-value="IS">
            <text:p>I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02</text:p>
          </table:table-cell>
          <table:table-cell table:style-name="ce11"/>
          <table:table-cell table:style-name="ce27" office:value-type="string">
            <text:p>Metodología del Estudio</text:p>
          </table:table-cell>
          <table:table-cell table:style-name="ce11" office:value-type="string">
            <text:p>O</text:p>
          </table:table-cell>
          <table:table-cell table:style-name="ce44" table:formula="of:=[.H266]+0.5*([.I266]+[.J266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/>
          <table:table-cell table:style-name="ce4" table:formula="of:=IF(OR([.B266]=&quot;&quot;;[.S266]=&quot;&quot;;[.U266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267]=&quot;&quot;);&quot;IS&quot;;&quot;&quot;)" office:value-type="string" office:string-value="IS">
            <text:p>I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03</text:p>
          </table:table-cell>
          <table:table-cell table:style-name="ce11"/>
          <table:table-cell table:style-name="ce27" office:value-type="string">
            <text:p>Introducción a la Vida Universitaria</text:p>
          </table:table-cell>
          <table:table-cell table:style-name="ce11" office:value-type="string">
            <text:p>O</text:p>
          </table:table-cell>
          <table:table-cell table:style-name="ce44" table:formula="of:=[.H267]+0.5*([.I267]+[.J267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/>
          <table:table-cell table:style-name="ce4" table:formula="of:=IF(OR([.B267]=&quot;&quot;;[.S267]=&quot;&quot;;[.U267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268]=&quot;&quot;);&quot;IS&quot;;&quot;&quot;)" office:value-type="string" office:string-value="IS">
            <text:p>IS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FG106</text:p>
          </table:table-cell>
          <table:table-cell table:style-name="ce11"/>
          <table:table-cell table:style-name="ce27" office:value-type="string">
            <text:p>Teatro</text:p>
          </table:table-cell>
          <table:table-cell table:style-name="ce11" office:value-type="string">
            <text:p>E</text:p>
          </table:table-cell>
          <table:table-cell table:style-name="ce44" table:formula="of:=[.H268]+0.5*([.I268]+[.J268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/>
          <table:table-cell table:style-name="ce4" table:formula="of:=IF(OR([.B268]=&quot;&quot;;[.S268]=&quot;&quot;;[.U268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269]=&quot;&quot;);&quot;I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 table:formula="of:=SUM([.G260:.G267])" office:value-type="float" office:value="21">
            <text:p>21</text:p>
          </table:table-cell>
          <table:table-cell table:style-name="ce5" table:formula="of:=SUM([.H260:.J267])" office:value-type="float" office:value="27" table:number-columns-spanned="3" table:number-rows-spanned="1">
            <text:p>27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269]=&quot;&quot;;[.S269]=&quot;&quot;;[.U269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formula="of:=IF(NOT([.B270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2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270]=&quot;&quot;;[.S270]=&quot;&quot;;[.U270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2">
          <table:table-cell table:formula="of:=IF(NOT([.B271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271]=&quot;&quot;;[.S271]=&quot;&quot;;[.U271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272]=&quot;&quot;);&quot;IS&quot;;&quot;&quot;)" office:value-type="string" office:string-value="IS">
            <text:p>IS</text:p>
          </table:table-cell>
          <table:table-cell table:style-name="ce4" office:value-type="float" office:value="2">
            <text:p>2</text:p>
          </table:table-cell>
          <table:table-cell table:style-name="ce17" office:value-type="string">
            <text:p>CB103</text:p>
          </table:table-cell>
          <table:table-cell table:style-name="ce11"/>
          <table:table-cell table:style-name="ce32" office:value-type="string">
            <text:p>Cálculo en varias variables</text:p>
          </table:table-cell>
          <table:table-cell table:style-name="ce11" office:value-type="string">
            <text:p>O</text:p>
          </table:table-cell>
          <table:table-cell table:style-name="ce44" table:formula="of:=[.H272]+0.5*([.I272]+[.J272])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/>
          <table:table-cell table:style-name="ce11" table:number-columns-repeated="2"/>
          <table:table-cell table:style-name="ce58" office:value-type="string">
            <text:p>CB102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 office:value-type="string">
            <text:p>SPC,NT</text:p>
          </table:table-cell>
          <table:table-cell table:style-name="ce4" table:formula="of:=IF(OR([.B272]=&quot;&quot;;[.S272]=&quot;&quot;;[.U272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273]=&quot;&quot;);&quot;IS&quot;;&quot;&quot;)" office:value-type="string" office:string-value="IS">
            <text:p>IS</text:p>
          </table:table-cell>
          <table:table-cell table:style-name="ce4" office:value-type="float" office:value="2">
            <text:p>2</text:p>
          </table:table-cell>
          <table:table-cell table:style-name="ce17" office:value-type="string">
            <text:p>CS105</text:p>
          </table:table-cell>
          <table:table-cell table:style-name="ce23" office:value-type="string">
            <text:p>CB105</text:p>
          </table:table-cell>
          <table:table-cell table:style-name="ce29" office:value-type="string">
            <text:p>Estructuras Discretas I</text:p>
          </table:table-cell>
          <table:table-cell table:style-name="ce11" office:value-type="string">
            <text:p>O</text:p>
          </table:table-cell>
          <table:table-cell table:style-name="ce44" table:formula="of:=[.H273]+0.5*([.I273]+[.J273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/>
          <table:table-cell table:style-name="ce75" table:number-columns-repeated="3"/>
          <table:table-cell table:style-name="ce44" office:value-type="string">
            <text:p>MC</text:p>
          </table:table-cell>
          <table:table-cell table:style-name="ce4" office:value-type="string">
            <text:p>SPC,2E,NT</text:p>
          </table:table-cell>
          <table:table-cell table:style-name="ce4" table:formula="of:=IF(OR([.B273]=&quot;&quot;;[.S273]=&quot;&quot;;[.U273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4">
          <table:table-cell table:style-name="ce3" table:formula="of:=IF(NOT([.B274]=&quot;&quot;);&quot;IS&quot;;&quot;&quot;)" office:value-type="string" office:string-value="IS">
            <text:p>IS</text:p>
          </table:table-cell>
          <table:table-cell table:style-name="ce4" office:value-type="float" office:value="2">
            <text:p>2</text:p>
          </table:table-cell>
          <table:table-cell table:style-name="ce17" office:value-type="string">
            <text:p>IS102</text:p>
          </table:table-cell>
          <table:table-cell table:style-name="ce11"/>
          <table:table-cell table:style-name="ce27" office:value-type="string">
            <text:p>Fundamentos de Sistemas de Información</text:p>
          </table:table-cell>
          <table:table-cell table:style-name="ce11" office:value-type="string">
            <text:p>O</text:p>
          </table:table-cell>
          <table:table-cell table:style-name="ce44" table:formula="of:=[.H274]+0.5*([.I274]+[.J274])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88" table:number-columns-repeated="2"/>
          <table:table-cell table:style-name="ce75"/>
          <table:table-cell table:style-name="ce44" office:value-type="string">
            <text:p>IS</text:p>
          </table:table-cell>
          <table:table-cell office:value-type="string">
            <text:p>SPC</text:p>
          </table:table-cell>
          <table:table-cell table:style-name="ce4" table:formula="of:=IF(OR([.B274]=&quot;&quot;;[.S274]=&quot;&quot;;[.U274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2">
            <text:p>2</text:p>
          </table:table-cell>
          <table:table-cell table:style-name="ce17" office:value-type="string">
            <text:p>CS101O</text:p>
          </table:table-cell>
          <table:table-cell table:style-name="ce23" office:value-type="string">
            <text:p>CS102</text:p>
          </table:table-cell>
          <table:table-cell table:style-name="ce27" office:value-type="string">
            <text:p>Programación Orientada a Objetos</text:p>
          </table:table-cell>
          <table:table-cell table:style-name="ce11" office:value-type="string">
            <text:p>O</text:p>
          </table:table-cell>
          <table:table-cell table:style-name="ce44" table:formula="of:=[.H275]+0.5*([.I275]+[.J275])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1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CS101O</text:p>
          </table:table-cell>
          <table:table-cell table:style-name="ce75" table:number-columns-repeated="3"/>
          <table:table-cell table:style-name="ce44" office:value-type="string">
            <text:p>CS</text:p>
          </table:table-cell>
          <table:table-cell table:style-name="ce4" office:value-type="string">
            <text:p>UNSA</text:p>
          </table:table-cell>
          <table:table-cell table:style-name="ce4" table:formula="of:=IF(OR([.B275]=&quot;&quot;;[.S275]=&quot;&quot;;[.U275]=&quot;&quot;);&quot;&quot;;&quot;,&quot;)">
            <text:p/>
          </table:table-cell>
          <table:table-cell table:style-name="ce6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4"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style-name="ce18" office:value-type="string">
            <text:p>FH104</text:p>
          </table:table-cell>
          <table:table-cell/>
          <table:table-cell table:style-name="Default" office:value-type="string">
            <text:p>Relaciones Humanas</text:p>
          </table:table-cell>
          <table:table-cell office:value-type="string">
            <text:p>O</text:p>
          </table:table-cell>
          <table:table-cell table:style-name="ce44" table:formula="of:=[.H276]+0.5*([.I276]+[.J276])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2" office:value-type="string">
            <text:p>UNSA</text:p>
          </table:table-cell>
          <table:table-cell table:style-name="Default" table:number-columns-repeated="4"/>
          <table:table-cell/>
          <table:table-cell table:style-name="Default"/>
          <table:table-cell table:number-columns-repeated="995"/>
        </table:table-row>
        <table:table-row table:style-name="ro3">
          <table:table-cell table:formula="of:=IF(NOT([.B277]=&quot;&quot;);&quot;IS&quot;;&quot;&quot;)" office:value-type="string" office:string-value="IS">
            <text:p>IS</text:p>
          </table:table-cell>
          <table:table-cell table:style-name="ce4" office:value-type="float" office:value="2">
            <text:p>2</text:p>
          </table:table-cell>
          <table:table-cell table:style-name="ce17" office:value-type="string">
            <text:p>ID102</text:p>
          </table:table-cell>
          <table:table-cell table:style-name="ce23" office:value-type="string">
            <text:p>FH106</text:p>
          </table:table-cell>
          <table:table-cell table:style-name="ce27" office:value-type="string">
            <text:p>Inglés II</text:p>
          </table:table-cell>
          <table:table-cell table:style-name="ce11" office:value-type="string">
            <text:p>O</text:p>
          </table:table-cell>
          <table:table-cell table:style-name="ce44" table:formula="of:=[.H277]+0.5*([.I277]+[.J277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 office:value-type="string">
            <text:p>ID101</text:p>
          </table:table-cell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277]=&quot;&quot;;[.S277]=&quot;&quot;;[.U277]=&quot;&quot;);&quot;&quot;;&quot;,&quot;)">
            <text:p/>
          </table:table-cell>
          <table:table-cell table:style-name="ce4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4">
          <table:table-cell table:formula="of:=IF(NOT([.B278]=&quot;&quot;);&quot;IS&quot;;&quot;&quot;)" office:value-type="string" office:string-value="IS">
            <text:p>I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04</text:p>
          </table:table-cell>
          <table:table-cell table:style-name="ce11"/>
          <table:table-cell table:style-name="ce27" office:value-type="string">
            <text:p>Introducción a la Filosofía</text:p>
          </table:table-cell>
          <table:table-cell table:style-name="ce11" office:value-type="string">
            <text:p>O</text:p>
          </table:table-cell>
          <table:table-cell table:style-name="ce44" table:formula="of:=[.H278]+0.5*([.I278]+[.J278])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4"/>
          <table:table-cell table:style-name="ce4" table:formula="of:=IF(OR([.B278]=&quot;&quot;;[.S278]=&quot;&quot;;[.U278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279]=&quot;&quot;);&quot;IS&quot;;&quot;&quot;)" office:value-type="string" office:string-value="IS">
            <text:p>I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12</text:p>
          </table:table-cell>
          <table:table-cell table:style-name="ce11"/>
          <table:table-cell table:style-name="ce27" office:value-type="string">
            <text:p>Matrimonio y Familia</text:p>
          </table:table-cell>
          <table:table-cell table:style-name="ce11" office:value-type="string">
            <text:p>E</text:p>
          </table:table-cell>
          <table:table-cell table:style-name="ce44" table:formula="of:=[.H279]+0.5*([.I279]+[.J279])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2"/>
          <table:table-cell table:style-name="ce75" office:value-type="string">
            <text:p>G1</text:p>
          </table:table-cell>
          <table:table-cell table:style-name="ce44" office:value-type="string">
            <text:p>FG</text:p>
          </table:table-cell>
          <table:table-cell table:style-name="ce4"/>
          <table:table-cell table:style-name="ce4" table:formula="of:=IF(OR([.B279]=&quot;&quot;;[.S279]=&quot;&quot;;[.U279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280]=&quot;&quot;);&quot;IS&quot;;&quot;&quot;)" office:value-type="string" office:string-value="IS">
            <text:p>I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05</text:p>
          </table:table-cell>
          <table:table-cell table:style-name="ce11"/>
          <table:table-cell table:style-name="ce27" office:value-type="string">
            <text:p>Apreciación de la Música</text:p>
          </table:table-cell>
          <table:table-cell table:style-name="ce11" office:value-type="string">
            <text:p>E</text:p>
          </table:table-cell>
          <table:table-cell table:style-name="ce44" table:formula="of:=[.H280]+0.5*([.I280]+[.J280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2"/>
          <table:table-cell table:style-name="ce75" office:value-type="string">
            <text:p>G1</text:p>
          </table:table-cell>
          <table:table-cell table:style-name="ce44" office:value-type="string">
            <text:p>FG</text:p>
          </table:table-cell>
          <table:table-cell table:style-name="ce4"/>
          <table:table-cell table:style-name="ce4" table:formula="of:=IF(OR([.B280]=&quot;&quot;;[.S280]=&quot;&quot;;[.U280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281]=&quot;&quot;);&quot;IS&quot;;&quot;&quot;)" office:value-type="string" office:string-value="IS">
            <text:p>I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FG106</text:p>
          </table:table-cell>
          <table:table-cell table:style-name="ce11"/>
          <table:table-cell table:style-name="ce27" office:value-type="string">
            <text:p>Teatro</text:p>
          </table:table-cell>
          <table:table-cell table:style-name="ce11" office:value-type="string">
            <text:p>E</text:p>
          </table:table-cell>
          <table:table-cell table:style-name="ce44" table:formula="of:=[.H281]+0.5*([.I281]+[.J281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2"/>
          <table:table-cell table:style-name="ce75" office:value-type="string">
            <text:p>G1</text:p>
          </table:table-cell>
          <table:table-cell table:style-name="ce44" office:value-type="string">
            <text:p>FG</text:p>
          </table:table-cell>
          <table:table-cell table:style-name="ce4"/>
          <table:table-cell table:style-name="ce4" table:formula="of:=IF(OR([.B281]=&quot;&quot;;[.S281]=&quot;&quot;;[.U281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9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4">
          <table:table-cell table:formula="of:=IF(NOT([.B283]=&quot;&quot;);&quot;IS&quot;;&quot;&quot;)" office:value-type="string" office:string-value="IS">
            <text:p>IS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CS181</text:p>
          </table:table-cell>
          <table:table-cell table:style-name="ce11"/>
          <table:table-cell table:style-name="ce27" office:value-type="string">
            <text:p>Historia de la Computación</text:p>
          </table:table-cell>
          <table:table-cell table:style-name="ce11" office:value-type="string">
            <text:p>O</text:p>
          </table:table-cell>
          <table:table-cell table:style-name="ce44" table:formula="of:=[.H283]+0.5*([.I283]+[.J283])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 office:value-type="string">
            <text:p>CS</text:p>
          </table:table-cell>
          <table:table-cell table:style-name="ce4"/>
          <table:table-cell table:style-name="ce4" table:formula="of:=IF(OR([.B283]=&quot;&quot;;[.S283]=&quot;&quot;;[.U283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284]=&quot;&quot;);&quot;I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 table:formula="of:=SUM([.G274:.G278])" office:value-type="float" office:value="17">
            <text:p>17</text:p>
          </table:table-cell>
          <table:table-cell table:style-name="ce5" table:formula="of:=SUM([.H274:.J278])" office:value-type="float" office:value="21" table:number-columns-spanned="3" table:number-rows-spanned="1">
            <text:p>21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284]=&quot;&quot;;[.S284]=&quot;&quot;;[.U284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285]=&quot;&quot;);&quot;I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285]=&quot;&quot;;[.S285]=&quot;&quot;;[.U285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formula="of:=IF(NOT([.B286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3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286]=&quot;&quot;;[.S286]=&quot;&quot;;[.U286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2">
          <table:table-cell table:formula="of:=IF(NOT([.B287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287]=&quot;&quot;;[.S287]=&quot;&quot;;[.U28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288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CB101</text:p>
          </table:table-cell>
          <table:table-cell table:style-name="ce23"/>
          <table:table-cell table:style-name="ce27" office:value-type="string">
            <text:p>Álgebra y Geometría</text:p>
          </table:table-cell>
          <table:table-cell table:style-name="ce11" office:value-type="string">
            <text:p>O</text:p>
          </table:table-cell>
          <table:table-cell table:style-name="ce44" table:formula="of:=[.H288]+0.5*([.I288]+[.J288])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/>
          <table:table-cell table:style-name="ce11" table:number-columns-repeated="2"/>
          <table:table-cell table:style-name="ce58" office:value-type="string">
            <text:p>CB103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 office:value-type="string">
            <text:p>SPC,NT</text:p>
          </table:table-cell>
          <table:table-cell table:style-name="ce4" table:formula="of:=IF(OR([.B288]=&quot;&quot;;[.S288]=&quot;&quot;;[.U288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289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CS106</text:p>
          </table:table-cell>
          <table:table-cell table:style-name="ce23" office:value-type="string">
            <text:p>CB106</text:p>
          </table:table-cell>
          <table:table-cell table:style-name="ce27" office:value-type="string">
            <text:p>Estructuras Discretas II</text:p>
          </table:table-cell>
          <table:table-cell table:style-name="ce11" office:value-type="string">
            <text:p>O</text:p>
          </table:table-cell>
          <table:table-cell table:style-name="ce44" table:formula="of:=[.H289]+0.5*([.I289]+[.J289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CS105</text:p>
          </table:table-cell>
          <table:table-cell table:style-name="ce75" table:number-columns-repeated="3"/>
          <table:table-cell table:style-name="ce44" office:value-type="string">
            <text:p>MC</text:p>
          </table:table-cell>
          <table:table-cell table:style-name="ce4" office:value-type="string">
            <text:p>SPC,NT</text:p>
          </table:table-cell>
          <table:table-cell table:style-name="ce4" table:formula="of:=IF(OR([.B289]=&quot;&quot;;[.S289]=&quot;&quot;;[.U289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290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9" office:value-type="string">
            <text:p>CS250W</text:p>
          </table:table-cell>
          <table:table-cell table:style-name="ce13" office:value-type="string">
            <text:p>IS319</text:p>
          </table:table-cell>
          <table:table-cell table:style-name="ce32" office:value-type="string">
            <text:p>Interacción Humano Computador</text:p>
          </table:table-cell>
          <table:table-cell table:style-name="ce11" office:value-type="string">
            <text:p>O</text:p>
          </table:table-cell>
          <table:table-cell table:style-name="ce44" table:formula="of:=[.H290]+0.5*([.I290]+[.J290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201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UNSA</text:p>
          </table:table-cell>
          <table:table-cell table:style-name="ce4" table:formula="of:=IF(OR([.B290]=&quot;&quot;;[.S290]=&quot;&quot;;[.U290]=&quot;&quot;);&quot;&quot;;&quot;,&quot;)">
            <text:p/>
          </table:table-cell>
          <table:table-cell table:style-name="ce6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291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9" office:value-type="string">
            <text:p>FG350</text:p>
          </table:table-cell>
          <table:table-cell table:style-name="ce13" office:value-type="string">
            <text:p>FH102</text:p>
          </table:table-cell>
          <table:table-cell table:style-name="ce32" office:value-type="string">
            <text:p>Liderazgo y Desempeño</text:p>
          </table:table-cell>
          <table:table-cell table:style-name="ce11" office:value-type="string">
            <text:p>O</text:p>
          </table:table-cell>
          <table:table-cell table:style-name="ce44" table:formula="of:=[.H291]+0.5*([.I291]+[.J291])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44" office:value-type="string">
            <text:p>OG</text:p>
          </table:table-cell>
          <table:table-cell table:style-name="ce4" office:value-type="string">
            <text:p>SPC</text:p>
          </table:table-cell>
          <table:table-cell table:style-name="ce4" table:formula="of:=IF(OR([.B291]=&quot;&quot;;[.S291]=&quot;&quot;;[.U291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style-name="ce3" table:formula="of:=IF(NOT([.B292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8" office:value-type="string">
            <text:p>CS103O</text:p>
          </table:table-cell>
          <table:table-cell table:style-name="ce23" office:value-type="string">
            <text:p>CS103</text:p>
          </table:table-cell>
          <table:table-cell table:style-name="ce27" office:value-type="string">
            <text:p>Estructuras de Datos y Algoritmos</text:p>
          </table:table-cell>
          <table:table-cell table:style-name="ce11" office:value-type="string">
            <text:p>O</text:p>
          </table:table-cell>
          <table:table-cell table:style-name="ce44" table:formula="of:=[.H292]+0.5*([.I292]+[.J292])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CS102O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CS</text:p>
          </table:table-cell>
          <table:table-cell table:style-name="ce4" office:value-type="string">
            <text:p>SPC</text:p>
          </table:table-cell>
          <table:table-cell table:style-name="ce4" table:formula="of:=IF(OR([.B292]=&quot;&quot;;[.S292]=&quot;&quot;;[.U292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293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9" office:value-type="string">
            <text:p>CS130</text:p>
          </table:table-cell>
          <table:table-cell table:style-name="ce13" office:value-type="string">
            <text:p>IS109</text:p>
          </table:table-cell>
          <table:table-cell table:style-name="ce32" office:value-type="string">
            <text:p>Introducción a la Programación Web</text:p>
          </table:table-cell>
          <table:table-cell table:style-name="ce11" office:value-type="string">
            <text:p>O</text:p>
          </table:table-cell>
          <table:table-cell table:style-name="ce44" table:formula="of:=[.H293]+0.5*([.I293]+[.J293])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102O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4" office:value-type="string">
            <text:p>SPC,NT</text:p>
          </table:table-cell>
          <table:table-cell table:style-name="ce4" table:formula="of:=IF(OR([.B293]=&quot;&quot;;[.S293]=&quot;&quot;;[.U293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3">
            <text:p>3</text:p>
          </table:table-cell>
          <table:table-cell table:style-name="ce19" office:value-type="string">
            <text:p>ID103</text:p>
          </table:table-cell>
          <table:table-cell table:style-name="ce13" office:value-type="string">
            <text:p>FH107</text:p>
          </table:table-cell>
          <table:table-cell table:style-name="ce32" office:value-type="string">
            <text:p>Inglés III</text:p>
          </table:table-cell>
          <table:table-cell table:style-name="ce11" office:value-type="string">
            <text:p>O</text:p>
          </table:table-cell>
          <table:table-cell table:style-name="ce44" table:formula="of:=[.H294]+0.5*([.I294]+[.J294])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D102</text:p>
          </table:table-cell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294]=&quot;&quot;;[.S294]=&quot;&quot;;[.U294]=&quot;&quot;);&quot;&quot;;&quot;,&quot;)">
            <text:p/>
          </table:table-cell>
          <table:table-cell table:style-name="ce4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6">
          <table:table-cell office:value-type="string">
            <text:p>I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S102O</text:p>
          </table:table-cell>
          <table:table-cell table:style-name="ce19" office:value-type="string">
            <office:annotation draw:style-name="gr1" draw:text-style-name="P1" svg:width="1.1413in" svg:height="0.613in" svg:x="2.4024in" svg:y="71.7378in" draw:caption-point-x="-0.2402in" draw:caption-point-y="0.5953in">
              <dc:date>2011-01-05T00:00:00</dc:date>
              <text:p text:style-name="P1"><text:span text:style-name="T1">Hay que hacer el contenido</text:span></text:p>
            </office:annotation>
            <text:p>IS102O</text:p>
          </table:table-cell>
          <table:table-cell table:style-name="ce32" office:value-type="string">
            <text:p>Desarrollo de Sistemas Empresariales</text:p>
          </table:table-cell>
          <table:table-cell table:style-name="ce11" office:value-type="string">
            <text:p>O</text:p>
          </table:table-cell>
          <table:table-cell table:style-name="ce44" table:formula="of:=[.H295]+0.5*([.I295]+[.J295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101O,UCSP=Inglés(200)</text:p>
          </table:table-cell>
          <table:table-cell table:style-name="ce78" table:number-columns-repeated="3"/>
          <table:table-cell table:style-name="ce13" office:value-type="string">
            <text:p>IS</text:p>
          </table:table-cell>
          <table:table-cell table:style-name="ce4" office:value-type="string">
            <text:p>SPC,NT</text:p>
          </table:table-cell>
          <table:table-cell table:style-name="ce4" table:formula="of:=IF(OR([.B295]=&quot;&quot;;[.S295]=&quot;&quot;;[.U295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296]=&quot;&quot;);&quot;IS&quot;;&quot;&quot;)">
            <text:p/>
          </table:table-cell>
          <table:table-cell table:style-name="ce4"/>
          <table:table-cell table:style-name="ce13" office:value-type="string">
            <text:p>CS107</text:p>
          </table:table-cell>
          <table:table-cell table:style-name="ce13"/>
          <table:table-cell table:style-name="ce32" office:value-type="string">
            <text:p>Estructuras Discretas III</text:p>
          </table:table-cell>
          <table:table-cell table:style-name="ce11" office:value-type="string">
            <text:p>O</text:p>
          </table:table-cell>
          <table:table-cell table:style-name="ce44" table:formula="of:=[.H296]+0.5*([.I296]+[.J296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106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4" office:value-type="string">
            <text:p>SPC,NT</text:p>
          </table:table-cell>
          <table:table-cell table:style-name="ce4" table:formula="of:=IF(OR([.B296]=&quot;&quot;;[.S296]=&quot;&quot;;[.U296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297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CB103</text:p>
          </table:table-cell>
          <table:table-cell table:style-name="ce13"/>
          <table:table-cell table:style-name="ce32" office:value-type="string">
            <text:p>Cálculo en varias variables</text:p>
          </table:table-cell>
          <table:table-cell table:style-name="ce11" office:value-type="string">
            <text:p>O</text:p>
          </table:table-cell>
          <table:table-cell table:style-name="ce44" table:formula="of:=[.H297]+0.5*([.I297]+[.J297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CB102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 office:value-type="string">
            <text:p>SPC,NT</text:p>
          </table:table-cell>
          <table:table-cell table:style-name="ce4" table:formula="of:=IF(OR([.B297]=&quot;&quot;;[.S297]=&quot;&quot;;[.U297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9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3">
          <table:table-cell table:formula="of:=IF(NOT([.B299]=&quot;&quot;);&quot;IS&quot;;&quot;&quot;)">
            <text:p/>
          </table:table-cell>
          <table:table-cell table:style-name="ce4"/>
          <table:table-cell table:style-name="ce13" office:value-type="string">
            <text:p>CB111</text:p>
          </table:table-cell>
          <table:table-cell table:style-name="ce13"/>
          <table:table-cell table:style-name="ce32" office:value-type="string">
            <text:p>Física I</text:p>
          </table:table-cell>
          <table:table-cell table:style-name="ce11" office:value-type="string">
            <text:p>O</text:p>
          </table:table-cell>
          <table:table-cell table:style-name="ce44" table:formula="of:=[.H299]+0.5*([.I299]+[.J299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53" office:value-type="string">
            <text:p>Physic</text:p>
          </table:table-cell>
          <table:table-cell table:style-name="ce60" office:value-type="string">
            <text:p>CB102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 office:value-type="string">
            <text:p>SPC</text:p>
          </table:table-cell>
          <table:table-cell table:style-name="ce4" table:formula="of:=IF(OR([.B299]=&quot;&quot;;[.S299]=&quot;&quot;;[.U299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00]=&quot;&quot;);&quot;IS&quot;;&quot;&quot;)">
            <text:p/>
          </table:table-cell>
          <table:table-cell table:style-name="ce4"/>
          <table:table-cell table:style-name="ce11" office:value-type="string">
            <text:p>CF142</text:p>
          </table:table-cell>
          <table:table-cell table:style-name="ce11"/>
          <table:table-cell table:style-name="ce27" office:value-type="string">
            <text:p>Física General II</text:p>
          </table:table-cell>
          <table:table-cell table:style-name="ce11" office:value-type="string">
            <text:p>O</text:p>
          </table:table-cell>
          <table:table-cell table:style-name="ce44" table:formula="of:=[.H300]+0.5*([.I300]+[.J300])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53" office:value-type="string">
            <text:p>Physic</text:p>
          </table:table-cell>
          <table:table-cell table:style-name="ce58" office:value-type="string">
            <text:p>CF141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300]=&quot;&quot;;[.S300]=&quot;&quot;;[.U300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9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3">
          <table:table-cell table:formula="of:=IF(NOT([.B302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FG107</text:p>
          </table:table-cell>
          <table:table-cell table:style-name="ce13"/>
          <table:table-cell table:style-name="ce32" office:value-type="string">
            <text:p>Fundamentos Antropológicos de la Ciencia de la Computación</text:p>
          </table:table-cell>
          <table:table-cell table:style-name="ce11" office:value-type="string">
            <text:p>O</text:p>
          </table:table-cell>
          <table:table-cell table:style-name="ce4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302]=&quot;&quot;;[.S302]=&quot;&quot;;[.U302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03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FG201</text:p>
          </table:table-cell>
          <table:table-cell table:style-name="ce13"/>
          <table:table-cell table:style-name="ce32" office:value-type="string">
            <text:p>Artes Plásticas</text:p>
          </table:table-cell>
          <table:table-cell table:style-name="ce11" office:value-type="string">
            <text:p>E</text:p>
          </table:table-cell>
          <table:table-cell table:style-name="ce4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303]=&quot;&quot;;[.S303]=&quot;&quot;;[.U303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04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FG202</text:p>
          </table:table-cell>
          <table:table-cell table:style-name="ce13"/>
          <table:table-cell table:style-name="ce32" office:value-type="string">
            <text:p>Apreciación Literaria</text:p>
          </table:table-cell>
          <table:table-cell table:style-name="ce11" office:value-type="string">
            <text:p>E</text:p>
          </table:table-cell>
          <table:table-cell table:style-name="ce4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304]=&quot;&quot;;[.S304]=&quot;&quot;;[.U304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05]=&quot;&quot;);&quot;IS&quot;;&quot;&quot;)" office:value-type="string" office:string-value="IS">
            <text:p>IS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FG203</text:p>
          </table:table-cell>
          <table:table-cell table:style-name="ce13"/>
          <table:table-cell table:style-name="ce32" office:value-type="string">
            <text:p>Oratoria y Expresión Personal</text:p>
          </table:table-cell>
          <table:table-cell table:style-name="ce11" office:value-type="string">
            <text:p>E</text:p>
          </table:table-cell>
          <table:table-cell table:style-name="ce44" table:formula="of:=[.H305]+0.5*([.I305]+[.J305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305]=&quot;&quot;;[.S305]=&quot;&quot;;[.U305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9">
          <table:table-cell table:number-columns-repeated="4"/>
          <table:table-cell table:style-name="ce40"/>
          <table:table-cell/>
          <table:table-cell table:style-name="ce49"/>
          <table:table-cell table:number-columns-repeated="6"/>
          <table:table-cell table:style-name="ce70"/>
          <table:table-cell table:style-name="ce89" table:number-columns-repeated="3"/>
          <table:table-cell table:style-name="ce49"/>
          <table:table-cell table:number-columns-repeated="1006"/>
        </table:table-row>
        <table:table-row table:style-name="ro4">
          <table:table-cell table:formula="of:=IF(NOT([.B307]=&quot;&quot;);&quot;I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 table:formula="of:=SUM([.G295:.G303])" office:value-type="float" office:value="23">
            <text:p>23</text:p>
          </table:table-cell>
          <table:table-cell table:style-name="ce5" table:formula="of:=SUM([.H295:.J303])" office:value-type="float" office:value="32" table:number-columns-spanned="3" table:number-rows-spanned="1">
            <text:p>32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307]=&quot;&quot;;[.S307]=&quot;&quot;;[.U30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308]=&quot;&quot;);&quot;I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308]=&quot;&quot;;[.S308]=&quot;&quot;;[.U30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formula="of:=IF(NOT([.B309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4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309]=&quot;&quot;;[.S309]=&quot;&quot;;[.U309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2">
          <table:table-cell table:formula="of:=IF(NOT([.B310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310]=&quot;&quot;;[.S310]=&quot;&quot;;[.U310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4">
            <text:p>4</text:p>
          </table:table-cell>
          <table:table-cell table:style-name="ce19" office:value-type="string">
            <text:p>CS220T</text:p>
          </table:table-cell>
          <table:table-cell table:style-name="ce20" office:value-type="string">
            <text:p>CS104</text:p>
          </table:table-cell>
          <table:table-cell table:style-name="ce32" office:value-type="string">
            <text:p>Arquitectura de Computadores</text:p>
          </table:table-cell>
          <table:table-cell table:style-name="ce11" office:value-type="string">
            <text:p>O</text:p>
          </table:table-cell>
          <table:table-cell table:style-name="ce44" table:formula="of:=[.H311]+0.5*([.I311]+[.J31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311]+[.I311]+[.K311]" office:value-type="float" office:value="6">
            <text:p>6</text:p>
          </table:table-cell>
          <table:table-cell table:style-name="ce53" office:value-type="string">
            <text:p>Networks</text:p>
          </table:table-cell>
          <table:table-cell table:style-name="ce71"/>
          <table:table-cell table:style-name="ce78" table:number-columns-repeated="3"/>
          <table:table-cell table:style-name="ce13" office:value-type="string">
            <text:p>HW</text:p>
          </table:table-cell>
          <table:table-cell table:style-name="ce6" office:value-type="string">
            <text:p>SPC,NT</text:p>
          </table:table-cell>
          <table:table-cell table:style-name="ce4" table:formula="of:=IF(OR([.B311]=&quot;&quot;;[.S311]=&quot;&quot;;[.U311]=&quot;&quot;);&quot;&quot;;&quot;,&quot;)" office:value-type="string" office:string-value=",">
            <text:p>,</text:p>
          </table:table-cell>
          <table:table-cell table:style-name="ce4" office:value-type="string">
            <text:p>UCSP</text:p>
          </table:table-cell>
          <table:table-cell table:style-name="ce4" table:formula="of:=IF(AND(NOT(CONCATENATE([.S311];[.U311])=&quot;&quot;);NOT([.W311]=&quot;&quot;));&quot;,&quot;;&quot;&quot;)" office:value-type="string" office:string-value=",">
            <text:p>,</text:p>
          </table:table-cell>
          <table:table-cell table:style-name="ce22" office:value-type="string">
            <text:p>UNSA</text:p>
          </table:table-cell>
          <table:table-cell table:style-name="ce22" table:formula="of:=IF(AND(NOT(CONCATENATE([.S311];[.U311];[.W311])=&quot;&quot;);NOT([.Y311]=&quot;&quot;));&quot;,&quot;;&quot;&quot;)">
            <text:p/>
          </table:table-cell>
          <table:table-cell/>
          <table:table-cell table:style-name="ce22" table:formula="of:=IF(AND(NOT(CONCATENATE([.S311];[.U311];[.W311];[.Y311])=&quot;&quot;);NOT([.AA311]=&quot;&quot;));&quot;,&quot;;&quot;&quot;)">
            <text:p/>
          </table:table-cell>
          <table:table-cell/>
          <table:table-cell table:formula="of:=IF(AND(NOT(CONCATENATE([.S311];[.U311];[.W311];[.Y311];[.AA311])=&quot;&quot;);NOT([.AC311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4">
            <text:p>4</text:p>
          </table:table-cell>
          <table:table-cell table:style-name="ce19" office:value-type="string">
            <office:annotation draw:style-name="gr1" draw:text-style-name="P1" svg:width="1.1413in" svg:height="0.435in" svg:x="1.6724in" svg:y="75.6307in" draw:caption-point-x="-0.2402in" draw:caption-point-y="0.5949in">
              <dc:date>2011-03-25T00:00:00</dc:date>
              <text:p text:style-name="P1">Falta el archivo</text:p>
            </office:annotation>
            <text:p>IS104</text:p>
          </table:table-cell>
          <table:table-cell table:style-name="ce20"/>
          <table:table-cell table:style-name="ce32" office:value-type="string">
            <text:p>Bases de Datos I (Diseño)</text:p>
          </table:table-cell>
          <table:table-cell table:style-name="ce11" office:value-type="string">
            <text:p>O</text:p>
          </table:table-cell>
          <table:table-cell table:style-name="ce44" table:formula="of:=[.H312]+0.5*([.I312]+[.J312])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312]+[.I312]+[.K312]" office:value-type="float" office:value="7">
            <text:p>7</text:p>
          </table:table-cell>
          <table:table-cell table:style-name="ce53" office:value-type="string">
            <text:p>Networks</text:p>
          </table:table-cell>
          <table:table-cell table:style-name="ce71" office:value-type="string">
            <text:p>IS102</text:p>
          </table:table-cell>
          <table:table-cell table:style-name="ce78" table:number-columns-repeated="3"/>
          <table:table-cell table:style-name="ce13" office:value-type="string">
            <text:p>HW</text:p>
          </table:table-cell>
          <table:table-cell table:style-name="ce6" office:value-type="string">
            <text:p>SPC,NT</text:p>
          </table:table-cell>
          <table:table-cell table:style-name="ce4" table:formula="of:=IF(OR([.B312]=&quot;&quot;;[.S312]=&quot;&quot;;[.U312]=&quot;&quot;);&quot;&quot;;&quot;,&quot;)" office:value-type="string" office:string-value=",">
            <text:p>,</text:p>
          </table:table-cell>
          <table:table-cell table:style-name="ce4" office:value-type="string">
            <text:p>UCSP</text:p>
          </table:table-cell>
          <table:table-cell table:style-name="ce4" table:formula="of:=IF(AND(NOT(CONCATENATE([.S312];[.U312])=&quot;&quot;);NOT([.W312]=&quot;&quot;));&quot;,&quot;;&quot;&quot;)" office:value-type="string" office:string-value=",">
            <text:p>,</text:p>
          </table:table-cell>
          <table:table-cell table:style-name="ce22" office:value-type="string">
            <text:p>UNSA</text:p>
          </table:table-cell>
          <table:table-cell table:style-name="ce22" table:formula="of:=IF(AND(NOT(CONCATENATE([.S312];[.U312];[.W312])=&quot;&quot;);NOT([.Y312]=&quot;&quot;));&quot;,&quot;;&quot;&quot;)">
            <text:p/>
          </table:table-cell>
          <table:table-cell/>
          <table:table-cell table:style-name="ce22" table:formula="of:=IF(AND(NOT(CONCATENATE([.S312];[.U312];[.W312];[.Y312])=&quot;&quot;);NOT([.AA312]=&quot;&quot;));&quot;,&quot;;&quot;&quot;)">
            <text:p/>
          </table:table-cell>
          <table:table-cell/>
          <table:table-cell table:formula="of:=IF(AND(NOT(CONCATENATE([.S312];[.U312];[.W312];[.Y312];[.AA312])=&quot;&quot;);NOT([.AC312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/>
          <table:table-cell table:style-name="ce4"/>
          <table:table-cell table:style-name="ce19" office:value-type="string">
            <text:p>IS110</text:p>
          </table:table-cell>
          <table:table-cell table:style-name="ce20"/>
          <table:table-cell table:style-name="ce32" office:value-type="string">
            <text:p>Tecnologias de Desarrollo de Sistemas Empresariales</text:p>
          </table:table-cell>
          <table:table-cell table:style-name="ce11"/>
          <table:table-cell table:style-name="ce44" table:formula="of:=[.H313]+0.5*([.I313]+[.J313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4">
            <text:p>4</text:p>
          </table:table-cell>
          <table:table-cell table:style-name="ce14"/>
          <table:table-cell table:style-name="ce12"/>
          <table:table-cell table:style-name="ce53"/>
          <table:table-cell table:style-name="ce71" office:value-type="string">
            <text:p>IS109</text:p>
          </table:table-cell>
          <table:table-cell table:style-name="ce78" table:number-columns-repeated="3"/>
          <table:table-cell table:style-name="ce13"/>
          <table:table-cell table:style-name="ce6"/>
          <table:table-cell table:style-name="ce4" table:number-columns-repeated="3"/>
          <table:table-cell table:style-name="ce22" office:value-type="string">
            <text:p>UNSA</text:p>
          </table:table-cell>
          <table:table-cell table:style-name="ce22"/>
          <table:table-cell/>
          <table:table-cell table:style-name="ce22"/>
          <table:table-cell table:number-columns-repeated="998"/>
        </table:table-row>
        <table:table-row table:style-name="ro3">
          <table:table-cell/>
          <table:table-cell table:style-name="ce4"/>
          <table:table-cell table:style-name="ce19" office:value-type="string">
            <text:p>CB104</text:p>
          </table:table-cell>
          <table:table-cell table:style-name="ce20"/>
          <table:table-cell table:style-name="ce32" office:value-type="string">
            <text:p>Estadística y Probabilidades</text:p>
          </table:table-cell>
          <table:table-cell table:style-name="ce11"/>
          <table:table-cell table:style-name="ce44" table:formula="of:=[.H314]+0.5*([.I314]+[.J314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2"/>
          <table:table-cell table:style-name="ce53"/>
          <table:table-cell table:style-name="ce71" office:value-type="string">
            <text:p>CB101</text:p>
          </table:table-cell>
          <table:table-cell table:style-name="ce78" table:number-columns-repeated="3"/>
          <table:table-cell table:style-name="ce13"/>
          <table:table-cell table:style-name="ce6"/>
          <table:table-cell table:style-name="ce4" table:number-columns-repeated="3"/>
          <table:table-cell table:style-name="ce22" office:value-type="string">
            <text:p>UNSA</text:p>
          </table:table-cell>
          <table:table-cell table:style-name="ce22"/>
          <table:table-cell/>
          <table:table-cell table:style-name="ce22"/>
          <table:table-cell table:number-columns-repeated="998"/>
        </table:table-row>
        <table:table-row table:style-name="ro3">
          <table:table-cell/>
          <table:table-cell table:style-name="ce4"/>
          <table:table-cell table:style-name="ce19" office:value-type="string">
            <text:p>FH103</text:p>
          </table:table-cell>
          <table:table-cell table:style-name="ce20"/>
          <table:table-cell table:style-name="ce32" office:value-type="string">
            <text:p>Estrategias y Técnicas de Negociación</text:p>
          </table:table-cell>
          <table:table-cell table:style-name="ce11"/>
          <table:table-cell table:style-name="ce44" table:formula="of:=[.H315]+0.5*([.I315]+[.J315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2"/>
          <table:table-cell table:style-name="ce53"/>
          <table:table-cell table:style-name="ce71" office:value-type="string">
            <text:p>FH102</text:p>
          </table:table-cell>
          <table:table-cell table:style-name="ce78" table:number-columns-repeated="3"/>
          <table:table-cell table:style-name="ce13"/>
          <table:table-cell table:style-name="ce6"/>
          <table:table-cell table:style-name="ce4" table:number-columns-repeated="3"/>
          <table:table-cell table:style-name="ce22" office:value-type="string">
            <text:p>UNSA</text:p>
          </table:table-cell>
          <table:table-cell table:style-name="ce22"/>
          <table:table-cell/>
          <table:table-cell table:style-name="ce22"/>
          <table:table-cell table:number-columns-repeated="998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4">
            <text:p>4</text:p>
          </table:table-cell>
          <table:table-cell table:style-name="ce19" office:value-type="string">
            <text:p>ID104</text:p>
          </table:table-cell>
          <table:table-cell table:style-name="ce13" office:value-type="string">
            <text:p>FH108</text:p>
          </table:table-cell>
          <table:table-cell table:style-name="ce32" office:value-type="string">
            <text:p>Inglés IV</text:p>
          </table:table-cell>
          <table:table-cell table:style-name="ce11" office:value-type="string">
            <text:p>O</text:p>
          </table:table-cell>
          <table:table-cell table:style-name="ce44" table:formula="of:=[.H316]+0.5*([.I316]+[.J316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D103</text:p>
          </table:table-cell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316]=&quot;&quot;;[.S316]=&quot;&quot;;[.U316]=&quot;&quot;);&quot;&quot;;&quot;,&quot;)">
            <text:p/>
          </table:table-cell>
          <table:table-cell table:style-name="ce4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4">
          <table:table-cell/>
          <table:table-cell table:style-name="ce4"/>
          <table:table-cell table:style-name="ce13" table:number-columns-repeated="2"/>
          <table:table-cell table:style-name="ce32"/>
          <table:table-cell table:style-name="ce11"/>
          <table:table-cell table:style-name="ce44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44"/>
          <table:table-cell table:style-name="ce4" table:number-columns-repeated="4"/>
          <table:table-cell table:style-name="ce22"/>
          <table:table-cell table:number-columns-repeated="1001"/>
        </table:table-row>
        <table:table-row table:style-name="ro5">
          <table:table-cell table:style-name="ce3" table:formula="of:=IF(NOT([.B318]=&quot;&quot;);&quot;IS&quot;;&quot;&quot;)" office:value-type="string" office:string-value="IS">
            <text:p>IS</text:p>
          </table:table-cell>
          <table:table-cell table:style-name="ce4" office:value-type="float" office:value="4">
            <text:p>4</text:p>
          </table:table-cell>
          <table:table-cell office:value-type="string">
            <text:p>CS103O</text:p>
          </table:table-cell>
          <table:table-cell table:style-name="ce11"/>
          <table:table-cell table:style-name="ce27" office:value-type="string">
            <text:p>Algoritmos y Estructuras de Datos</text:p>
          </table:table-cell>
          <table:table-cell table:style-name="ce11" office:value-type="string">
            <text:p>O</text:p>
          </table:table-cell>
          <table:table-cell table:style-name="ce44" table:formula="of:=[.H318]+0.5*([.I318]+[.J318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CS102O, CS106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CS</text:p>
          </table:table-cell>
          <table:table-cell table:style-name="ce4" office:value-type="string">
            <text:p>SPC</text:p>
          </table:table-cell>
          <table:table-cell table:style-name="ce4" table:formula="of:=IF(OR([.B318]=&quot;&quot;;[.S318]=&quot;&quot;;[.U318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style-name="ce3" table:formula="of:=IF(NOT([.B319]=&quot;&quot;);&quot;IS&quot;;&quot;&quot;)" office:value-type="string" office:string-value="IS">
            <text:p>IS</text:p>
          </table:table-cell>
          <table:table-cell table:style-name="ce4" office:value-type="float" office:value="4">
            <text:p>4</text:p>
          </table:table-cell>
          <table:table-cell table:style-name="ce11" office:value-type="string">
            <text:p>IS202</text:p>
          </table:table-cell>
          <table:table-cell table:style-name="ce11"/>
          <table:table-cell table:style-name="ce27" office:value-type="string">
            <text:p>Desarrollo de Negocios Electrónicos</text:p>
          </table:table-cell>
          <table:table-cell table:style-name="ce11" office:value-type="string">
            <text:p>O</text:p>
          </table:table-cell>
          <table:table-cell table:style-name="ce44" table:formula="of:=[.H319]+0.5*([.I319]+[.J319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IT131, IS319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IS</text:p>
          </table:table-cell>
          <table:table-cell table:style-name="ce4" office:value-type="string">
            <text:p>SPC</text:p>
          </table:table-cell>
          <table:table-cell table:style-name="ce4" table:formula="of:=IF(OR([.B319]=&quot;&quot;;[.S319]=&quot;&quot;;[.U319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style-name="ce3" table:formula="of:=IF(NOT([.B320]=&quot;&quot;);&quot;IS&quot;;&quot;&quot;)" office:value-type="string" office:string-value="IS">
            <text:p>IS</text:p>
          </table:table-cell>
          <table:table-cell table:style-name="ce4" office:value-type="float" office:value="4">
            <text:p>4</text:p>
          </table:table-cell>
          <table:table-cell table:style-name="ce11" office:value-type="string">
            <text:p>IS204</text:p>
          </table:table-cell>
          <table:table-cell table:style-name="ce11" office:value-type="string">
            <text:p>IT204</text:p>
          </table:table-cell>
          <table:table-cell table:style-name="ce27" office:value-type="string">
            <text:p>Hardware y Software de TI</text:p>
          </table:table-cell>
          <table:table-cell table:style-name="ce11" office:value-type="string">
            <text:p>O</text:p>
          </table:table-cell>
          <table:table-cell table:style-name="ce44" table:formula="of:=[.H320]+0.5*([.I320]+[.J320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1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IS201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IT</text:p>
          </table:table-cell>
          <table:table-cell table:style-name="ce4" office:value-type="string">
            <text:p>SPC</text:p>
          </table:table-cell>
          <table:table-cell table:style-name="ce4" table:formula="of:=IF(OR([.B320]=&quot;&quot;;[.S320]=&quot;&quot;;[.U320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21]=&quot;&quot;);&quot;IS&quot;;&quot;&quot;)" office:value-type="string" office:string-value="IS">
            <text:p>IS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CB203</text:p>
          </table:table-cell>
          <table:table-cell table:style-name="ce13"/>
          <table:table-cell table:style-name="ce32" office:value-type="string">
            <text:p>Estadística y Probabilidades</text:p>
          </table:table-cell>
          <table:table-cell table:style-name="ce11" office:value-type="string">
            <text:p>O</text:p>
          </table:table-cell>
          <table:table-cell table:style-name="ce44" table:formula="of:=[.H321]+0.5*([.I321]+[.J32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B103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4" office:value-type="string">
            <text:p>SPC,NT</text:p>
          </table:table-cell>
          <table:table-cell table:style-name="ce4" table:formula="of:=IF(OR([.B321]=&quot;&quot;;[.S321]=&quot;&quot;;[.U321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ID104</text:p>
          </table:table-cell>
          <table:table-cell table:style-name="ce13"/>
          <table:table-cell table:style-name="ce32" office:value-type="string">
            <text:p>Inglés IV</text:p>
          </table:table-cell>
          <table:table-cell table:style-name="ce11" office:value-type="string">
            <text:p>O</text:p>
          </table:table-cell>
          <table:table-cell table:style-name="ce44" table:formula="of:=[.H322]+0.5*([.I322]+[.J322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D103</text:p>
          </table:table-cell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322]=&quot;&quot;;[.S322]=&quot;&quot;;[.U322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23]=&quot;&quot;);&quot;IS&quot;;&quot;&quot;)">
            <text:p/>
          </table:table-cell>
          <table:table-cell table:style-name="ce6"/>
          <table:table-cell table:style-name="ce13" office:value-type="string">
            <text:p>CB201</text:p>
          </table:table-cell>
          <table:table-cell table:style-name="ce13"/>
          <table:table-cell table:style-name="ce32" office:value-type="string">
            <text:p>Análisis Matemático III</text:p>
          </table:table-cell>
          <table:table-cell table:style-name="ce11" office:value-type="string">
            <text:p>O</text:p>
          </table:table-cell>
          <table:table-cell table:style-name="ce44" table:formula="of:=[.H323]+0.5*([.I323]+[.J323])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CB103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6" office:value-type="string">
            <text:p>SPC,NT</text:p>
          </table:table-cell>
          <table:table-cell table:style-name="ce4" table:formula="of:=IF(OR([.B323]=&quot;&quot;;[.S323]=&quot;&quot;;[.U323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24]=&quot;&quot;);&quot;IS&quot;;&quot;&quot;)">
            <text:p/>
          </table:table-cell>
          <table:table-cell table:style-name="ce4"/>
          <table:table-cell table:style-name="ce13" office:value-type="string">
            <text:p>CB112</text:p>
          </table:table-cell>
          <table:table-cell table:style-name="ce13"/>
          <table:table-cell table:style-name="ce32" office:value-type="string">
            <text:p>Física II</text:p>
          </table:table-cell>
          <table:table-cell table:style-name="ce11" office:value-type="string">
            <text:p>O</text:p>
          </table:table-cell>
          <table:table-cell table:style-name="ce44" table:formula="of:=[.H324]+0.5*([.I324]+[.J324])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B111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6" office:value-type="string">
            <text:p>SPC</text:p>
          </table:table-cell>
          <table:table-cell table:style-name="ce4" table:formula="of:=IF(OR([.B324]=&quot;&quot;;[.S324]=&quot;&quot;;[.U324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25]=&quot;&quot;);&quot;IS&quot;;&quot;&quot;)">
            <text:p/>
          </table:table-cell>
          <table:table-cell table:style-name="ce4"/>
          <table:table-cell table:style-name="ce11" office:value-type="string">
            <text:p>CF241</text:p>
          </table:table-cell>
          <table:table-cell table:style-name="ce11"/>
          <table:table-cell table:style-name="ce27" office:value-type="string">
            <text:p>Física General III</text:p>
          </table:table-cell>
          <table:table-cell table:style-name="ce11" office:value-type="string">
            <text:p>O</text:p>
          </table:table-cell>
          <table:table-cell table:style-name="ce44" table:formula="of:=[.H325]+0.5*([.I325]+[.J325])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CF142</text:p>
          </table:table-cell>
          <table:table-cell table:style-name="ce75" table:number-columns-repeated="3"/>
          <table:table-cell table:style-name="ce44" office:value-type="string">
            <text:p>CB</text:p>
          </table:table-cell>
          <table:table-cell table:style-name="ce4"/>
          <table:table-cell table:style-name="ce4" table:formula="of:=IF(OR([.B325]=&quot;&quot;;[.S325]=&quot;&quot;;[.U325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FG204</text:p>
          </table:table-cell>
          <table:table-cell table:style-name="ce13"/>
          <table:table-cell table:style-name="ce32" office:value-type="string">
            <text:p>Teología I</text:p>
          </table:table-cell>
          <table:table-cell table:style-name="ce11" office:value-type="string">
            <text:p>O</text:p>
          </table:table-cell>
          <table:table-cell table:style-name="ce44" table:formula="of:=[.H326]+0.5*([.I326]+[.J326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326]=&quot;&quot;;[.S326]=&quot;&quot;;[.U326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27]=&quot;&quot;);&quot;I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/>
          <table:table-cell table:style-name="ce15" table:formula="of:=SUM([.G321:.G324])" office:value-type="float" office:value="17">
            <text:p>17</text:p>
          </table:table-cell>
          <table:table-cell table:style-name="ce5" table:formula="of:=SUM([.H310:.J324])" office:value-type="float" office:value="73" table:number-columns-spanned="3" table:number-rows-spanned="1">
            <text:p>73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327]=&quot;&quot;;[.S327]=&quot;&quot;;[.U32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328]=&quot;&quot;);&quot;I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/>
          <table:table-cell table:style-name="ce4" table:formula="of:=IF(OR([.B328]=&quot;&quot;;[.S328]=&quot;&quot;;[.U32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formula="of:=IF(NOT([.B329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5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329]=&quot;&quot;;[.S329]=&quot;&quot;;[.U329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2">
          <table:table-cell table:formula="of:=IF(NOT([.B330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330]=&quot;&quot;;[.S330]=&quot;&quot;;[.U330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31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19" office:value-type="string">
            <text:p>CS225T</text:p>
          </table:table-cell>
          <table:table-cell table:style-name="ce20" office:value-type="string">
            <text:p>CS106</text:p>
          </table:table-cell>
          <table:table-cell table:style-name="ce32" office:value-type="string">
            <text:p>Sistemas Operativos</text:p>
          </table:table-cell>
          <table:table-cell table:style-name="ce11" office:value-type="string">
            <text:p>O</text:p>
          </table:table-cell>
          <table:table-cell table:style-name="ce44" table:formula="of:=[.H331]+0.5*([.I331]+[.J33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103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 office:value-type="string">
            <text:p>SPC</text:p>
          </table:table-cell>
          <table:table-cell table:style-name="ce4" table:formula="of:=IF(OR([.B331]=&quot;&quot;;[.S331]=&quot;&quot;;[.U331]=&quot;&quot;);&quot;&quot;;&quot;,&quot;)">
            <text:p/>
          </table:table-cell>
          <table:table-cell table:style-name="ce6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332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18" office:value-type="string">
            <text:p>CB307</text:p>
          </table:table-cell>
          <table:table-cell table:style-name="ce13" office:value-type="string">
            <text:p>CB108</text:p>
          </table:table-cell>
          <table:table-cell table:style-name="ce32" office:value-type="string">
            <text:p>Métodos Numéricos</text:p>
          </table:table-cell>
          <table:table-cell table:style-name="ce11" office:value-type="string">
            <text:p>O</text:p>
          </table:table-cell>
          <table:table-cell table:style-name="ce44" table:formula="of:=[.H332]+0.5*([.I332]+[.J332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B104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 office:value-type="string">
            <text:p>SPC</text:p>
          </table:table-cell>
          <table:table-cell table:style-name="ce4" table:formula="of:=IF(OR([.B332]=&quot;&quot;;[.S332]=&quot;&quot;;[.U332]=&quot;&quot;);&quot;&quot;;&quot;,&quot;)">
            <text:p/>
          </table:table-cell>
          <table:table-cell table:style-name="ce6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5">
            <text:p>5</text:p>
          </table:table-cell>
          <table:table-cell table:style-name="ce19" office:value-type="string">
            <office:annotation draw:style-name="gr1" draw:text-style-name="P1" svg:width="1.1413in" svg:height="0.435in" svg:x="1.6724in" svg:y="80.4354in" draw:caption-point-x="-0.2402in" draw:caption-point-y="0.5949in">
              <dc:date>2011-03-25T00:00:00</dc:date>
              <text:p text:style-name="P1">Falta el archivo</text:p>
            </office:annotation>
            <text:p>IS105</text:p>
          </table:table-cell>
          <table:table-cell table:style-name="ce20"/>
          <table:table-cell table:style-name="ce32" office:value-type="string">
            <text:p>Bases de Datos II (Gestión)</text:p>
          </table:table-cell>
          <table:table-cell table:style-name="ce11" office:value-type="string">
            <text:p>O</text:p>
          </table:table-cell>
          <table:table-cell table:style-name="ce44" table:formula="of:=[.H333]+0.5*([.I333]+[.J333])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2" table:formula="of:=[.H333]+[.I333]+[.K333]" office:value-type="float" office:value="7">
            <text:p>7</text:p>
          </table:table-cell>
          <table:table-cell table:style-name="ce53" office:value-type="string">
            <text:p>Networks</text:p>
          </table:table-cell>
          <table:table-cell table:style-name="ce71" office:value-type="string">
            <text:p>IS104</text:p>
          </table:table-cell>
          <table:table-cell table:style-name="ce78" table:number-columns-repeated="3"/>
          <table:table-cell table:style-name="ce13" office:value-type="string">
            <text:p>HW</text:p>
          </table:table-cell>
          <table:table-cell table:style-name="ce6" office:value-type="string">
            <text:p>SPC,NT</text:p>
          </table:table-cell>
          <table:table-cell table:style-name="ce4" table:formula="of:=IF(OR([.B333]=&quot;&quot;;[.S333]=&quot;&quot;;[.U333]=&quot;&quot;);&quot;&quot;;&quot;,&quot;)" office:value-type="string" office:string-value=",">
            <text:p>,</text:p>
          </table:table-cell>
          <table:table-cell table:style-name="ce4" office:value-type="string">
            <text:p>UCSP</text:p>
          </table:table-cell>
          <table:table-cell table:style-name="ce4" table:formula="of:=IF(AND(NOT(CONCATENATE([.S333];[.U333])=&quot;&quot;);NOT([.W333]=&quot;&quot;));&quot;,&quot;;&quot;&quot;)" office:value-type="string" office:string-value=",">
            <text:p>,</text:p>
          </table:table-cell>
          <table:table-cell table:style-name="ce22" office:value-type="string">
            <text:p>UNSA</text:p>
          </table:table-cell>
          <table:table-cell table:style-name="ce22" table:formula="of:=IF(AND(NOT(CONCATENATE([.S333];[.U333];[.W333])=&quot;&quot;);NOT([.Y333]=&quot;&quot;));&quot;,&quot;;&quot;&quot;)">
            <text:p/>
          </table:table-cell>
          <table:table-cell/>
          <table:table-cell table:style-name="ce22" table:formula="of:=IF(AND(NOT(CONCATENATE([.S333];[.U333];[.W333];[.Y333])=&quot;&quot;);NOT([.AA333]=&quot;&quot;));&quot;,&quot;;&quot;&quot;)">
            <text:p/>
          </table:table-cell>
          <table:table-cell/>
          <table:table-cell table:formula="of:=IF(AND(NOT(CONCATENATE([.S333];[.U333];[.W333];[.Y333];[.AA333])=&quot;&quot;);NOT([.AC333]=&quot;&quot;));&quot;,&quot;;&quot;&quot;)">
            <text:p/>
          </table:table-cell>
          <table:table-cell/>
          <table:table-cell table:number-columns-repeated="995"/>
        </table:table-row>
        <table:table-row table:style-name="ro3">
          <table:table-cell table:formula="of:=IF(NOT([.B334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19" office:value-type="string">
            <text:p>CS230W</text:p>
          </table:table-cell>
          <table:table-cell table:style-name="ce20" office:value-type="string">
            <text:p>CS105</text:p>
          </table:table-cell>
          <table:table-cell table:style-name="ce32" office:value-type="string">
            <text:p>Redes de Computadores</text:p>
          </table:table-cell>
          <table:table-cell table:style-name="ce11" office:value-type="string">
            <text:p>O</text:p>
          </table:table-cell>
          <table:table-cell table:style-name="ce44" table:formula="of:=[.H334]+0.5*([.I334]+[.J334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104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 office:value-type="string">
            <text:p>SPC</text:p>
          </table:table-cell>
          <table:table-cell table:style-name="ce4" table:formula="of:=IF(OR([.B334]=&quot;&quot;;[.S334]=&quot;&quot;;[.U334]=&quot;&quot;);&quot;&quot;;&quot;,&quot;)">
            <text:p/>
          </table:table-cell>
          <table:table-cell table:style-name="ce6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335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20" office:value-type="string">
            <text:p>IS107</text:p>
          </table:table-cell>
          <table:table-cell/>
          <table:table-cell table:style-name="ce32" office:value-type="string">
            <text:p>Modelado y Diseño de Sistemas Empresariales</text:p>
          </table:table-cell>
          <table:table-cell table:style-name="ce11" office:value-type="string">
            <text:p>O</text:p>
          </table:table-cell>
          <table:table-cell table:style-name="ce44" table:formula="of:=[.H335]+0.5*([.I335]+[.J335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102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335]=&quot;&quot;;[.S335]=&quot;&quot;;[.U335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5">
            <text:p>5</text:p>
          </table:table-cell>
          <table:table-cell table:style-name="ce19" office:value-type="string">
            <text:p>ID105</text:p>
          </table:table-cell>
          <table:table-cell table:style-name="ce13" office:value-type="string">
            <text:p>FH109</text:p>
          </table:table-cell>
          <table:table-cell table:style-name="ce32" office:value-type="string">
            <text:p>Inglés V</text:p>
          </table:table-cell>
          <table:table-cell table:style-name="ce11" office:value-type="string">
            <text:p>O</text:p>
          </table:table-cell>
          <table:table-cell table:style-name="ce44" table:formula="of:=[.H336]+0.5*([.I336]+[.J336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D104</text:p>
          </table:table-cell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336]=&quot;&quot;;[.S336]=&quot;&quot;;[.U336]=&quot;&quot;);&quot;&quot;;&quot;,&quot;)">
            <text:p/>
          </table:table-cell>
          <table:table-cell table:style-name="ce4"/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337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S250W</text:p>
          </table:table-cell>
          <table:table-cell table:style-name="ce13" office:value-type="string">
            <text:p>IS319</text:p>
          </table:table-cell>
          <table:table-cell table:style-name="ce32" office:value-type="string">
            <text:p>Interacción Humano Computador</text:p>
          </table:table-cell>
          <table:table-cell table:style-name="ce11" office:value-type="string">
            <text:p>O</text:p>
          </table:table-cell>
          <table:table-cell table:style-name="ce44" table:formula="of:=[.H337]+0.5*([.I337]+[.J337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205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337]=&quot;&quot;;[.S337]=&quot;&quot;;[.U337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9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table:number-columns-repeated="5"/>
          <table:table-cell/>
          <table:table-cell table:style-name="Default"/>
          <table:table-cell table:number-columns-repeated="995"/>
        </table:table-row>
        <table:table-row table:style-name="ro3">
          <table:table-cell table:formula="of:=IF(NOT([.B339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S231W</text:p>
          </table:table-cell>
          <table:table-cell table:style-name="ce13" office:value-type="string">
            <text:p>IT311</text:p>
          </table:table-cell>
          <table:table-cell table:style-name="ce32" office:value-type="string">
            <text:p>Infraestructura de Tecnología de la Información</text:p>
          </table:table-cell>
          <table:table-cell table:style-name="ce11" office:value-type="string">
            <text:p>O</text:p>
          </table:table-cell>
          <table:table-cell table:style-name="ce44" table:formula="of:=[.H339]+0.5*([.I339]+[.J33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204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6" office:value-type="string">
            <text:p>SPC</text:p>
          </table:table-cell>
          <table:table-cell table:style-name="ce4" table:formula="of:=IF(OR([.B339]=&quot;&quot;;[.S339]=&quot;&quot;;[.U339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style-name="ce3" table:formula="of:=IF(NOT([.B340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11" office:value-type="string">
            <text:p>IS203</text:p>
          </table:table-cell>
          <table:table-cell table:style-name="ce11"/>
          <table:table-cell table:style-name="ce27" office:value-type="string">
            <text:p>Teoría y Práctica de Sistemas de Información</text:p>
          </table:table-cell>
          <table:table-cell table:style-name="ce11" office:value-type="string">
            <text:p>O</text:p>
          </table:table-cell>
          <table:table-cell table:style-name="ce44" table:formula="of:=[.H340]+0.5*([.I340]+[.J340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IS202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IS</text:p>
          </table:table-cell>
          <table:table-cell table:style-name="ce4" office:value-type="string">
            <text:p>SPC</text:p>
          </table:table-cell>
          <table:table-cell table:style-name="ce4" table:formula="of:=IF(OR([.B340]=&quot;&quot;;[.S340]=&quot;&quot;;[.U340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6">
          <table:table-cell table:formula="of:=IF(NOT([.B341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CS290T</text:p>
          </table:table-cell>
          <table:table-cell table:style-name="ce13" office:value-type="string">
            <text:p>IS312A</text:p>
          </table:table-cell>
          <table:table-cell table:style-name="ce32" office:value-type="string">
            <text:p>Análisis y Diseño de Sistemas I</text:p>
          </table:table-cell>
          <table:table-cell table:style-name="ce11" office:value-type="string">
            <text:p>O</text:p>
          </table:table-cell>
          <table:table-cell table:style-name="ce44" table:formula="of:=[.H341]+0.5*([.I341]+[.J34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103O, UCSP=Inglés(300)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4" office:value-type="string">
            <text:p>SPC,2E,NT</text:p>
          </table:table-cell>
          <table:table-cell table:style-name="ce4" table:formula="of:=IF(OR([.B341]=&quot;&quot;;[.S341]=&quot;&quot;;[.U341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42]=&quot;&quot;);&quot;IS&quot;;&quot;&quot;)">
            <text:p/>
          </table:table-cell>
          <table:table-cell table:style-name="ce6"/>
          <table:table-cell table:style-name="ce13" office:value-type="string">
            <text:p>CB306</text:p>
          </table:table-cell>
          <table:table-cell table:style-name="ce13"/>
          <table:table-cell table:style-name="ce32" office:value-type="string">
            <text:p>Análisis Numérico</text:p>
          </table:table-cell>
          <table:table-cell table:style-name="ce44" office:value-type="string">
            <text:p>O</text:p>
          </table:table-cell>
          <table:table-cell table:style-name="ce44" table:formula="of:=[.H342]+0.5*([.I342]+[.J342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B201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SPC,NT</text:p>
          </table:table-cell>
          <table:table-cell table:style-name="ce4" table:formula="of:=IF(OR([.B342]=&quot;&quot;;[.S342]=&quot;&quot;;[.U342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ID105</text:p>
          </table:table-cell>
          <table:table-cell table:style-name="ce13"/>
          <table:table-cell table:style-name="ce32" office:value-type="string">
            <text:p>Inglés V</text:p>
          </table:table-cell>
          <table:table-cell table:style-name="ce11" office:value-type="string">
            <text:p>O</text:p>
          </table:table-cell>
          <table:table-cell table:style-name="ce44" table:formula="of:=[.H343]+0.5*([.I343]+[.J343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D104</text:p>
          </table:table-cell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office:value-type="string">
            <text:p>UNSA</text:p>
          </table:table-cell>
          <table:table-cell table:style-name="ce4" table:formula="of:=IF(OR([.B343]=&quot;&quot;;[.S343]=&quot;&quot;;[.U343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44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FG205</text:p>
          </table:table-cell>
          <table:table-cell table:style-name="ce13"/>
          <table:table-cell table:style-name="ce32" office:value-type="string">
            <text:p>Historia de la Cultura</text:p>
          </table:table-cell>
          <table:table-cell table:style-name="ce11" office:value-type="string">
            <text:p>O</text:p>
          </table:table-cell>
          <table:table-cell table:style-name="ce44" table:formula="of:=[.H344]+0.5*([.I344]+[.J344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/>
          <table:table-cell table:style-name="ce4" table:formula="of:=IF(OR([.B344]=&quot;&quot;;[.S344]=&quot;&quot;;[.U344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office:value-type="string">
            <text:p>IS</text:p>
          </table:table-cell>
          <table:table-cell table:style-name="ce4" office:value-type="float" office:value="5">
            <text:p>5</text:p>
          </table:table-cell>
          <table:table-cell table:style-name="ce13" office:value-type="string">
            <text:p>FG204A</text:p>
          </table:table-cell>
          <table:table-cell table:style-name="ce13"/>
          <table:table-cell table:style-name="ce32" office:value-type="string">
            <text:p>Teología II</text:p>
          </table:table-cell>
          <table:table-cell table:style-name="ce11" office:value-type="string">
            <text:p>O</text:p>
          </table:table-cell>
          <table:table-cell table:style-name="ce44" table:formula="of:=[.H345]+0.5*([.I345]+[.J345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FG204,FG210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345]=&quot;&quot;;[.S345]=&quot;&quot;;[.U345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46]=&quot;&quot;);&quot;I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/>
          <table:table-cell table:style-name="ce15" table:formula="of:=SUM([.G341:.G344])" office:value-type="float" office:value="14">
            <text:p>14</text:p>
          </table:table-cell>
          <table:table-cell table:style-name="ce5" table:formula="of:=SUM([.H330:.J342])" office:value-type="float" office:value="63" table:number-columns-spanned="3" table:number-rows-spanned="1">
            <text:p>63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346]=&quot;&quot;;[.S346]=&quot;&quot;;[.U346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formula="of:=IF(NOT([.B347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6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347]=&quot;&quot;;[.S347]=&quot;&quot;;[.U34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2">
          <table:table-cell table:formula="of:=IF(NOT([.B348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348]=&quot;&quot;;[.S348]=&quot;&quot;;[.U34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49]=&quot;&quot;);&quot;IS&quot;;&quot;&quot;)" office:value-type="string" office:string-value="IS">
            <text:p>IS</text:p>
          </table:table-cell>
          <table:table-cell table:style-name="ce4" office:value-type="float" office:value="6">
            <text:p>6</text:p>
          </table:table-cell>
          <table:table-cell table:style-name="ce13" office:value-type="string">
            <text:p>CB210</text:p>
          </table:table-cell>
          <table:table-cell table:style-name="ce13" office:value-type="string">
            <text:p>CB107</text:p>
          </table:table-cell>
          <table:table-cell table:style-name="ce32" office:value-type="string">
            <text:p>Programación Matemática</text:p>
          </table:table-cell>
          <table:table-cell table:style-name="ce11" office:value-type="string">
            <text:p>O</text:p>
          </table:table-cell>
          <table:table-cell table:style-name="ce44" table:formula="of:=[.H349]+0.5*([.I349]+[.J349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CB108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/>
          <table:table-cell table:style-name="ce4" table:formula="of:=IF(OR([.B349]=&quot;&quot;;[.S349]=&quot;&quot;;[.U349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style-name="ce3" table:formula="of:=IF(NOT([.B350]=&quot;&quot;);&quot;IS&quot;;&quot;&quot;)" office:value-type="string" office:string-value="IS">
            <text:p>IS</text:p>
          </table:table-cell>
          <table:table-cell table:style-name="ce4" office:value-type="float" office:value="6">
            <text:p>6</text:p>
          </table:table-cell>
          <table:table-cell table:style-name="ce11" office:value-type="string">
            <text:p>IS103</text:p>
          </table:table-cell>
          <table:table-cell table:style-name="ce11"/>
          <table:table-cell table:style-name="ce27" office:value-type="string">
            <text:p>Sistemas Organizacionales</text:p>
          </table:table-cell>
          <table:table-cell table:style-name="ce11" office:value-type="string">
            <text:p>O</text:p>
          </table:table-cell>
          <table:table-cell table:style-name="ce44" table:formula="of:=[.H350]+0.5*([.I350]+[.J350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70" office:value-type="string">
            <text:p>IS107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SE</text:p>
          </table:table-cell>
          <table:table-cell table:style-name="ce4" office:value-type="string">
            <text:p>SPC</text:p>
          </table:table-cell>
          <table:table-cell table:style-name="ce4" table:formula="of:=IF(OR([.B350]=&quot;&quot;;[.S350]=&quot;&quot;;[.U350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51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20" office:value-type="string">
            <text:p>IS106</text:p>
          </table:table-cell>
          <table:table-cell/>
          <table:table-cell table:style-name="ce41" office:value-type="string">
            <text:p>Análisis de Requerimientos</text:p>
          </table:table-cell>
          <table:table-cell table:style-name="ce11" office:value-type="string">
            <text:p>O</text:p>
          </table:table-cell>
          <table:table-cell table:style-name="ce44" table:formula="of:=[.H351]+0.5*([.I351]+[.J35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107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351]=&quot;&quot;;[.S351]=&quot;&quot;;[.U351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formula="of:=IF(NOT([.B352]=&quot;&quot;);&quot;IS&quot;;&quot;&quot;)" office:value-type="string" office:string-value="IS">
            <text:p>IS</text:p>
          </table:table-cell>
          <table:table-cell table:style-name="ce4" office:value-type="float" office:value="5">
            <text:p>5</text:p>
          </table:table-cell>
          <table:table-cell table:style-name="ce20" office:value-type="string">
            <text:p>IS112</text:p>
          </table:table-cell>
          <table:table-cell/>
          <table:table-cell table:style-name="ce41" office:value-type="string">
            <text:p>Arquitectura Empresarial</text:p>
          </table:table-cell>
          <table:table-cell table:style-name="ce11" office:value-type="string">
            <text:p>O</text:p>
          </table:table-cell>
          <table:table-cell table:style-name="ce44" table:formula="of:=[.H352]+0.5*([.I352]+[.J352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110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 office:value-type="string">
            <text:p>SPC</text:p>
          </table:table-cell>
          <table:table-cell table:style-name="ce4" table:formula="of:=IF(OR([.B352]=&quot;&quot;;[.S352]=&quot;&quot;;[.U352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 office:value-type="string">
            <text:p>UNSA</text:p>
          </table:table-cell>
          <table:table-cell table:number-columns-repeated="1001"/>
        </table:table-row>
        <table:table-row table:style-name="ro3">
          <table:table-cell table:style-name="ce3" table:formula="of:=IF(NOT([.B353]=&quot;&quot;);&quot;IS&quot;;&quot;&quot;)" office:value-type="string" office:string-value="IS">
            <text:p>IS</text:p>
          </table:table-cell>
          <table:table-cell table:style-name="ce4" office:value-type="float" office:value="6">
            <text:p>6</text:p>
          </table:table-cell>
          <table:table-cell table:style-name="ce11" office:value-type="string">
            <text:p>IS207</text:p>
          </table:table-cell>
          <table:table-cell table:style-name="ce11"/>
          <table:table-cell table:style-name="ce27" office:value-type="string">
            <text:p>Análisis y Diseño Lógico</text:p>
          </table:table-cell>
          <table:table-cell table:style-name="ce11" office:value-type="string">
            <text:p>O</text:p>
          </table:table-cell>
          <table:table-cell table:style-name="ce44" table:formula="of:=[.H353]+0.5*([.I353]+[.J353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70" office:value-type="string">
            <text:p>CS103O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SE</text:p>
          </table:table-cell>
          <table:table-cell table:style-name="ce4" office:value-type="string">
            <text:p>SPC</text:p>
          </table:table-cell>
          <table:table-cell table:style-name="ce4" table:formula="of:=IF(OR([.B353]=&quot;&quot;;[.S353]=&quot;&quot;;[.U353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4">
          <table:table-cell/>
          <table:table-cell table:style-name="ce4"/>
          <table:table-cell table:style-name="ce13" table:number-columns-repeated="2"/>
          <table:table-cell table:style-name="ce32"/>
          <table:table-cell table:style-name="ce11"/>
          <table:table-cell table:style-name="ce44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/>
          <table:table-cell table:style-name="ce4" table:number-columns-repeated="2"/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55]=&quot;&quot;);&quot;IS&quot;;&quot;&quot;)" office:value-type="string" office:string-value="IS">
            <text:p>IS</text:p>
          </table:table-cell>
          <table:table-cell table:style-name="ce4" office:value-type="float" office:value="6">
            <text:p>6</text:p>
          </table:table-cell>
          <table:table-cell table:style-name="ce13" office:value-type="string">
            <text:p>CB211</text:p>
          </table:table-cell>
          <table:table-cell table:style-name="ce13"/>
          <table:table-cell table:style-name="ce32" office:value-type="string">
            <text:p>Investigación Operativa II</text:p>
          </table:table-cell>
          <table:table-cell table:style-name="ce11" office:value-type="string">
            <text:p>O</text:p>
          </table:table-cell>
          <table:table-cell table:style-name="ce44" table:formula="of:=[.H355]+0.5*([.I355]+[.J355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B210</text:p>
          </table:table-cell>
          <table:table-cell table:style-name="ce78" table:number-columns-repeated="3"/>
          <table:table-cell table:style-name="ce13" office:value-type="string">
            <text:p>CB</text:p>
          </table:table-cell>
          <table:table-cell table:style-name="ce4" office:value-type="string">
            <text:p>SPC</text:p>
          </table:table-cell>
          <table:table-cell table:style-name="ce4" table:formula="of:=IF(OR([.B355]=&quot;&quot;;[.S355]=&quot;&quot;;[.U355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style-name="ce3" table:formula="of:=IF(NOT([.B356]=&quot;&quot;);&quot;IS&quot;;&quot;&quot;)" office:value-type="string" office:string-value="IS">
            <text:p>IS</text:p>
          </table:table-cell>
          <table:table-cell table:style-name="ce4" office:value-type="float" office:value="6">
            <text:p>6</text:p>
          </table:table-cell>
          <table:table-cell table:style-name="ce11" office:value-type="string">
            <text:p>IS206</text:p>
          </table:table-cell>
          <table:table-cell table:style-name="ce11" office:value-type="string">
            <text:p>IT206</text:p>
          </table:table-cell>
          <table:table-cell table:style-name="ce27" office:value-type="string">
            <text:p>Redes y Telecomunicaciones</text:p>
          </table:table-cell>
          <table:table-cell table:style-name="ce11" office:value-type="string">
            <text:p>O</text:p>
          </table:table-cell>
          <table:table-cell table:style-name="ce44" table:formula="of:=[.H356]+0.5*([.I356]+[.J356])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CS231W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IT</text:p>
          </table:table-cell>
          <table:table-cell table:style-name="ce4" office:value-type="string">
            <text:p>SPC</text:p>
          </table:table-cell>
          <table:table-cell table:style-name="ce4" table:formula="of:=IF(OR([.B356]=&quot;&quot;;[.S356]=&quot;&quot;;[.U356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formula="of:=IF(NOT([.B357]=&quot;&quot;);&quot;IS&quot;;&quot;&quot;)" office:value-type="string" office:string-value="IS">
            <text:p>IS</text:p>
          </table:table-cell>
          <table:table-cell table:style-name="ce4" office:value-type="float" office:value="6">
            <text:p>6</text:p>
          </table:table-cell>
          <table:table-cell table:style-name="ce11" office:value-type="string">
            <text:p>CS390</text:p>
          </table:table-cell>
          <table:table-cell table:style-name="ce11" office:value-type="string">
            <text:p>IS312B</text:p>
          </table:table-cell>
          <table:table-cell table:style-name="ce29" office:value-type="string">
            <text:p>Análisis y Diseño de Sistemas II</text:p>
          </table:table-cell>
          <table:table-cell table:style-name="ce11" office:value-type="string">
            <text:p>O</text:p>
          </table:table-cell>
          <table:table-cell table:style-name="ce44" table:formula="of:=[.H357]+0.5*([.I357]+[.J357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312A, IS203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6" office:value-type="string">
            <text:p>SPC,NT</text:p>
          </table:table-cell>
          <table:table-cell table:style-name="ce4" table:formula="of:=IF(OR([.B357]=&quot;&quot;;[.S357]=&quot;&quot;;[.U357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formula="of:=IF(NOT([.B358]=&quot;&quot;);&quot;IS&quot;;&quot;&quot;)">
            <text:p/>
          </table:table-cell>
          <table:table-cell table:style-name="ce4"/>
          <table:table-cell table:style-name="ce13" office:value-type="string">
            <text:p>CS343</text:p>
          </table:table-cell>
          <table:table-cell table:style-name="ce13"/>
          <table:table-cell table:style-name="ce32" office:value-type="string">
            <text:p>Lenguajes de Programación</text:p>
          </table:table-cell>
          <table:table-cell table:style-name="ce11" office:value-type="string">
            <text:p>O</text:p>
          </table:table-cell>
          <table:table-cell table:style-name="ce44" table:formula="of:=[.H358]+0.5*([.I358]+[.J358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210T,CS220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4" office:value-type="string">
            <text:p>SPC,2E,NT</text:p>
          </table:table-cell>
          <table:table-cell table:style-name="ce4" table:formula="of:=IF(OR([.B358]=&quot;&quot;;[.S358]=&quot;&quot;;[.U358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59]=&quot;&quot;);&quot;IS&quot;;&quot;&quot;)">
            <text:p/>
          </table:table-cell>
          <table:table-cell table:style-name="ce6"/>
          <table:table-cell table:style-name="ce13" office:value-type="string">
            <text:p>CS260</text:p>
          </table:table-cell>
          <table:table-cell table:style-name="ce13"/>
          <table:table-cell table:style-name="ce32" office:value-type="string">
            <text:p>Lógica Computacional</text:p>
          </table:table-cell>
          <table:table-cell table:style-name="ce44" office:value-type="string">
            <text:p>O</text:p>
          </table:table-cell>
          <table:table-cell table:style-name="ce44" table:formula="of:=[.H359]+0.5*([.I359]+[.J359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107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SPC,NT</text:p>
          </table:table-cell>
          <table:table-cell table:style-name="ce4" table:formula="of:=IF(OR([.B359]=&quot;&quot;;[.S359]=&quot;&quot;;[.U359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60]=&quot;&quot;);&quot;IS&quot;;&quot;&quot;)" office:value-type="string" office:string-value="IS">
            <text:p>IS</text:p>
          </table:table-cell>
          <table:table-cell table:style-name="ce4" office:value-type="float" office:value="6">
            <text:p>6</text:p>
          </table:table-cell>
          <table:table-cell table:style-name="ce13" office:value-type="string">
            <text:p>CS225T</text:p>
          </table:table-cell>
          <table:table-cell table:style-name="ce13"/>
          <table:table-cell table:style-name="ce32" office:value-type="string">
            <text:p>Sistemas Operativos</text:p>
          </table:table-cell>
          <table:table-cell table:style-name="ce11" office:value-type="string">
            <text:p>O</text:p>
          </table:table-cell>
          <table:table-cell table:style-name="ce44" table:formula="of:=[.H360]+0.5*([.I360]+[.J360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T204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4" office:value-type="string">
            <text:p>SPC,2E,NT</text:p>
          </table:table-cell>
          <table:table-cell table:style-name="ce4" table:formula="of:=IF(OR([.B360]=&quot;&quot;;[.S360]=&quot;&quot;;[.U360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6">
            <text:p>6</text:p>
          </table:table-cell>
          <table:table-cell table:style-name="ce11" office:value-type="string">
            <text:p>FG221</text:p>
          </table:table-cell>
          <table:table-cell table:style-name="ce11"/>
          <table:table-cell table:style-name="ce29" office:value-type="string">
            <text:p>Historia de la Ciencia y Tecnología</text:p>
          </table:table-cell>
          <table:table-cell table:style-name="ce13" office:value-type="string">
            <text:p>O</text:p>
          </table:table-cell>
          <table:table-cell table:style-name="ce44" table:formula="of:=[.H361]+0.5*([.I361]+[.J361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/>
          <table:table-cell table:style-name="ce4" table:formula="of:=IF(OR([.B361]=&quot;&quot;;[.S361]=&quot;&quot;;[.U361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62]=&quot;&quot;);&quot;IS&quot;;&quot;&quot;)">
            <text:p/>
          </table:table-cell>
          <table:table-cell table:style-name="ce4"/>
          <table:table-cell table:style-name="ce13" table:number-columns-repeated="2"/>
          <table:table-cell table:style-name="ce32"/>
          <table:table-cell table:style-name="ce13"/>
          <table:table-cell table:style-name="ce15" table:formula="of:=SUM([.G357:.G360])" office:value-type="float" office:value="14">
            <text:p>14</text:p>
          </table:table-cell>
          <table:table-cell table:style-name="ce5" table:formula="of:=SUM([.H357:.J360])" office:value-type="float" office:value="21" table:number-columns-spanned="3" table:number-rows-spanned="1">
            <text:p>21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0"/>
          <table:table-cell table:style-name="ce78" table:number-columns-repeated="3"/>
          <table:table-cell table:style-name="ce13"/>
          <table:table-cell table:style-name="ce4"/>
          <table:table-cell table:style-name="ce4" table:formula="of:=IF(OR([.B362]=&quot;&quot;;[.S362]=&quot;&quot;;[.U362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363]=&quot;&quot;);&quot;IS&quot;;&quot;&quot;)">
            <text:p/>
          </table:table-cell>
          <table:table-cell table:style-name="ce4"/>
          <table:table-cell table:number-columns-repeated="2"/>
          <table:table-cell table:style-name="ce37"/>
          <table:table-cell table:style-name="ce15" table:number-columns-repeated="2"/>
          <table:table-cell table:style-name="ce52" table:number-columns-repeated="2"/>
          <table:table-cell table:style-name="ce15"/>
          <table:table-cell table:style-name="ce52"/>
          <table:table-cell table:style-name="ce15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363]=&quot;&quot;;[.S363]=&quot;&quot;;[.U363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formula="of:=IF(NOT([.B364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7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364]=&quot;&quot;;[.S364]=&quot;&quot;;[.U364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2">
          <table:table-cell table:formula="of:=IF(NOT([.B365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365]=&quot;&quot;;[.S365]=&quot;&quot;;[.U365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style-name="ce3" table:formula="of:=IF(NOT([.B366]=&quot;&quot;);&quot;IS&quot;;&quot;&quot;)" office:value-type="string" office:string-value="IS">
            <text:p>IS</text:p>
          </table:table-cell>
          <table:table-cell table:style-name="ce4" office:value-type="float" office:value="7">
            <text:p>7</text:p>
          </table:table-cell>
          <table:table-cell table:style-name="ce11" office:value-type="string">
            <text:p>IS208</text:p>
          </table:table-cell>
          <table:table-cell table:style-name="ce11"/>
          <table:table-cell table:style-name="ce27" office:value-type="string">
            <text:p>Diseño Físico e Implementación con Bases de Datos</text:p>
          </table:table-cell>
          <table:table-cell table:style-name="ce11" office:value-type="string">
            <text:p>O</text:p>
          </table:table-cell>
          <table:table-cell table:style-name="ce44" table:formula="of:=[.H366]+0.5*([.I366]+[.J366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IS207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IS</text:p>
          </table:table-cell>
          <table:table-cell table:style-name="ce4" office:value-type="string">
            <text:p>SPC</text:p>
          </table:table-cell>
          <table:table-cell table:style-name="ce4" table:formula="of:=IF(OR([.B366]=&quot;&quot;;[.S366]=&quot;&quot;;[.U366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style-name="ce3" table:formula="of:=IF(NOT([.B367]=&quot;&quot;);&quot;IS&quot;;&quot;&quot;)" office:value-type="string" office:string-value="IS">
            <text:p>IS</text:p>
          </table:table-cell>
          <table:table-cell table:style-name="ce4" office:value-type="float" office:value="7">
            <text:p>7</text:p>
          </table:table-cell>
          <table:table-cell table:style-name="ce11" office:value-type="string">
            <text:p>IS210</text:p>
          </table:table-cell>
          <table:table-cell table:style-name="ce11"/>
          <table:table-cell table:style-name="ce29" office:value-type="string">
            <text:p>Gerencia de Proyectos de Información</text:p>
          </table:table-cell>
          <table:table-cell table:style-name="ce11" office:value-type="string">
            <text:p>O</text:p>
          </table:table-cell>
          <table:table-cell table:style-name="ce44" table:formula="of:=[.H367]+0.5*([.I367]+[.J367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CS390,FG350,IS207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IS</text:p>
          </table:table-cell>
          <table:table-cell table:style-name="ce4" office:value-type="string">
            <text:p>SPC</text:p>
          </table:table-cell>
          <table:table-cell table:style-name="ce4" table:formula="of:=IF(OR([.B367]=&quot;&quot;;[.S367]=&quot;&quot;;[.U367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68]=&quot;&quot;);&quot;IS&quot;;&quot;&quot;)" office:value-type="string" office:string-value="IS">
            <text:p>IS</text:p>
          </table:table-cell>
          <table:table-cell table:style-name="ce4" office:value-type="float" office:value="7">
            <text:p>7</text:p>
          </table:table-cell>
          <table:table-cell table:style-name="ce13" office:value-type="string">
            <text:p>IS316</text:p>
          </table:table-cell>
          <table:table-cell/>
          <table:table-cell table:style-name="ce32" office:value-type="string">
            <text:p>Políticas y Estrategia</text:p>
          </table:table-cell>
          <table:table-cell table:style-name="ce11" office:value-type="string">
            <text:p>O</text:p>
          </table:table-cell>
          <table:table-cell table:style-name="ce44" table:formula="of:=[.H368]+0.5*([.I368]+[.J368])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S312B</text:p>
          </table:table-cell>
          <table:table-cell table:style-name="ce78" table:number-columns-repeated="3"/>
          <table:table-cell table:style-name="ce13" office:value-type="string">
            <text:p>OG</text:p>
          </table:table-cell>
          <table:table-cell table:style-name="ce6" office:value-type="string">
            <text:p>SPC</text:p>
          </table:table-cell>
          <table:table-cell table:style-name="ce4" table:formula="of:=IF(OR([.B368]=&quot;&quot;;[.S368]=&quot;&quot;;[.U368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69]=&quot;&quot;);&quot;IS&quot;;&quot;&quot;)">
            <text:p/>
          </table:table-cell>
          <table:table-cell table:style-name="ce6"/>
          <table:table-cell table:style-name="ce13" office:value-type="string">
            <text:p>CB307</text:p>
          </table:table-cell>
          <table:table-cell table:style-name="ce13"/>
          <table:table-cell table:style-name="ce32" office:value-type="string">
            <text:p>Matemática aplicada a la computación</text:p>
          </table:table-cell>
          <table:table-cell table:style-name="ce44" office:value-type="string">
            <text:p>O</text:p>
          </table:table-cell>
          <table:table-cell table:style-name="ce44" table:formula="of:=[.H369]+0.5*([.I369]+[.J36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B306</text:p>
          </table:table-cell>
          <table:table-cell table:style-name="ce78" table:number-columns-repeated="3"/>
          <table:table-cell table:style-name="ce13" office:value-type="string">
            <text:p>MC</text:p>
          </table:table-cell>
          <table:table-cell table:style-name="ce6" office:value-type="string">
            <text:p>SPC</text:p>
          </table:table-cell>
          <table:table-cell table:style-name="ce4" table:formula="of:=IF(OR([.B369]=&quot;&quot;;[.S369]=&quot;&quot;;[.U369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formula="of:=IF(NOT([.B370]=&quot;&quot;);&quot;IS&quot;;&quot;&quot;)" office:value-type="string" office:string-value="IS">
            <text:p>IS</text:p>
          </table:table-cell>
          <table:table-cell table:style-name="ce8" office:value-type="float" office:value="7">
            <text:p>7</text:p>
          </table:table-cell>
          <table:table-cell table:style-name="ce21" office:value-type="string">
            <text:p>CS401</text:p>
          </table:table-cell>
          <table:table-cell table:style-name="ce21" office:value-type="string">
            <text:p>IS401</text:p>
          </table:table-cell>
          <table:table-cell table:style-name="ce42" office:value-type="string">
            <text:p>Proyecto I</text:p>
          </table:table-cell>
          <table:table-cell table:style-name="ce46" office:value-type="string">
            <text:p>O</text:p>
          </table:table-cell>
          <table:table-cell table:style-name="ce44" table:formula="of:=[.H370]+0.5*([.I370]+[.J370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21"/>
          <table:table-cell table:style-name="ce14"/>
          <table:table-cell table:style-name="ce21" table:number-columns-repeated="2"/>
          <table:table-cell table:style-name="ce66" office:value-type="string">
            <text:p>IS312A,CB211</text:p>
          </table:table-cell>
          <table:table-cell table:style-name="ce83" table:number-columns-repeated="3"/>
          <table:table-cell table:style-name="ce13" office:value-type="string">
            <text:p>SE</text:p>
          </table:table-cell>
          <table:table-cell table:style-name="ce8" office:value-type="string">
            <text:p>SPC</text:p>
          </table:table-cell>
          <table:table-cell table:style-name="ce4" table:formula="of:=IF(OR([.B370]=&quot;&quot;;[.S370]=&quot;&quot;;[.U370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formula="of:=IF(NOT([.B371]=&quot;&quot;);&quot;IS&quot;;&quot;&quot;)" office:value-type="string" office:string-value="IS">
            <text:p>IS</text:p>
          </table:table-cell>
          <table:table-cell table:style-name="ce8" office:value-type="float" office:value="7">
            <text:p>7</text:p>
          </table:table-cell>
          <table:table-cell table:style-name="ce21" office:value-type="string">
            <text:p>CS401</text:p>
          </table:table-cell>
          <table:table-cell table:style-name="ce21" office:value-type="string">
            <text:p>IS401</text:p>
          </table:table-cell>
          <table:table-cell table:style-name="ce42" office:value-type="string">
            <text:p>Proyecto I</text:p>
          </table:table-cell>
          <table:table-cell table:style-name="ce46" office:value-type="string">
            <text:p>O</text:p>
          </table:table-cell>
          <table:table-cell table:style-name="ce44" table:formula="of:=[.H371]+0.5*([.I371]+[.J371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21"/>
          <table:table-cell table:style-name="ce14"/>
          <table:table-cell table:style-name="ce21" table:number-columns-repeated="2"/>
          <table:table-cell table:style-name="ce66" office:value-type="string">
            <text:p>IS312A,CB210</text:p>
          </table:table-cell>
          <table:table-cell table:style-name="ce83" table:number-columns-repeated="3"/>
          <table:table-cell table:style-name="ce13" office:value-type="string">
            <text:p>SE</text:p>
          </table:table-cell>
          <table:table-cell table:style-name="ce8"/>
          <table:table-cell table:style-name="ce4" table:formula="of:=IF(OR([.B371]=&quot;&quot;;[.S371]=&quot;&quot;;[.U371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6">
          <table:table-cell table:formula="of:=IF(NOT([.B372]=&quot;&quot;);&quot;IS&quot;;&quot;&quot;)" office:value-type="string" office:string-value="IS">
            <text:p>IS</text:p>
          </table:table-cell>
          <table:table-cell table:style-name="ce7" office:value-type="float" office:value="7">
            <text:p>7</text:p>
          </table:table-cell>
          <table:table-cell table:style-name="ce16" office:value-type="string">
            <text:p>IS313</text:p>
          </table:table-cell>
          <table:table-cell table:style-name="ce16"/>
          <table:table-cell table:style-name="ce32" office:value-type="string">
            <text:p>Modelos Empresariales</text:p>
          </table:table-cell>
          <table:table-cell table:style-name="ce45" office:value-type="string">
            <text:p>O</text:p>
          </table:table-cell>
          <table:table-cell table:style-name="ce44" table:formula="of:=[.H372]+0.5*([.I372]+[.J372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6"/>
          <table:table-cell table:style-name="ce14"/>
          <table:table-cell table:style-name="ce16" table:number-columns-repeated="2"/>
          <table:table-cell table:style-name="ce67" office:value-type="string">
            <text:p>IS202, UCSP=Inglés(400)</text:p>
          </table:table-cell>
          <table:table-cell table:style-name="ce84" table:number-columns-repeated="3"/>
          <table:table-cell table:style-name="ce13" office:value-type="string">
            <text:p>OG</text:p>
          </table:table-cell>
          <table:table-cell table:style-name="ce6" office:value-type="string">
            <text:p>SPC</text:p>
          </table:table-cell>
          <table:table-cell table:style-name="ce4" table:formula="of:=IF(OR([.B372]=&quot;&quot;;[.S372]=&quot;&quot;;[.U372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73]=&quot;&quot;);&quot;IS&quot;;&quot;&quot;)">
            <text:p/>
          </table:table-cell>
          <table:table-cell table:style-name="ce4"/>
          <table:table-cell table:style-name="ce13" office:value-type="string">
            <text:p>HU121</text:p>
          </table:table-cell>
          <table:table-cell table:style-name="ce13"/>
          <table:table-cell table:style-name="ce32" office:value-type="string">
            <text:p>Economía</text:p>
          </table:table-cell>
          <table:table-cell table:style-name="ce11" office:value-type="string">
            <text:p>O</text:p>
          </table:table-cell>
          <table:table-cell table:style-name="ce44" table:formula="of:=[.H373]+0.5*([.I373]+[.J373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44" office:value-type="string">
            <text:p>FG</text:p>
          </table:table-cell>
          <table:table-cell table:style-name="ce4" table:number-columns-repeated="2"/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74]=&quot;&quot;);&quot;IS&quot;;&quot;&quot;)" office:value-type="string" office:string-value="IS">
            <text:p>IS</text:p>
          </table:table-cell>
          <table:table-cell table:style-name="ce4" office:value-type="float" office:value="7">
            <text:p>7</text:p>
          </table:table-cell>
          <table:table-cell table:style-name="ce11" office:value-type="string">
            <text:p>FG210</text:p>
          </table:table-cell>
          <table:table-cell table:style-name="ce11"/>
          <table:table-cell table:style-name="ce29" office:value-type="string">
            <text:p>Ética General</text:p>
          </table:table-cell>
          <table:table-cell table:style-name="ce13" office:value-type="string">
            <text:p>O</text:p>
          </table:table-cell>
          <table:table-cell table:style-name="ce44" table:formula="of:=[.H374]+0.5*([.I374]+[.J374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 office:value-type="string">
            <text:p>SPC</text:p>
          </table:table-cell>
          <table:table-cell table:style-name="ce4" table:formula="of:=IF(OR([.B374]=&quot;&quot;;[.S374]=&quot;&quot;;[.U374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75]=&quot;&quot;);&quot;IS&quot;;&quot;&quot;)" office:value-type="string" office:string-value="IS">
            <text:p>IS</text:p>
          </table:table-cell>
          <table:table-cell table:style-name="ce4" office:value-type="float" office:value="7">
            <text:p>7</text:p>
          </table:table-cell>
          <table:table-cell table:style-name="ce11" office:value-type="string">
            <text:p>FG210</text:p>
          </table:table-cell>
          <table:table-cell table:style-name="ce11"/>
          <table:table-cell table:style-name="ce29" office:value-type="string">
            <text:p>Ética General</text:p>
          </table:table-cell>
          <table:table-cell table:style-name="ce13" office:value-type="string">
            <text:p>O</text:p>
          </table:table-cell>
          <table:table-cell table:style-name="ce44" table:formula="of:=[.H375]+0.5*([.I375]+[.J375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FG104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375]=&quot;&quot;;[.S375]=&quot;&quot;;[.U375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76]=&quot;&quot;);&quot;I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/>
          <table:table-cell table:style-name="ce15" table:formula="of:=SUM([.G369:.G372])" office:value-type="float" office:value="14">
            <text:p>14</text:p>
          </table:table-cell>
          <table:table-cell table:style-name="ce5" table:formula="of:=SUM([.H369:.J372])" office:value-type="float" office:value="20" table:number-columns-spanned="3" table:number-rows-spanned="1">
            <text:p>20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376]=&quot;&quot;;[.S376]=&quot;&quot;;[.U376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formula="of:=IF(NOT([.B377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8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377]=&quot;&quot;;[.S377]=&quot;&quot;;[.U377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2">
          <table:table-cell table:formula="of:=IF(NOT([.B378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378]=&quot;&quot;;[.S378]=&quot;&quot;;[.U37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79]=&quot;&quot;);&quot;IS&quot;;&quot;&quot;)">
            <text:p/>
          </table:table-cell>
          <table:table-cell table:style-name="ce4"/>
          <table:table-cell table:style-name="ce13" office:value-type="string">
            <text:p>CS261T</text:p>
          </table:table-cell>
          <table:table-cell table:style-name="ce13"/>
          <table:table-cell table:style-name="ce32" office:value-type="string">
            <text:p>Inteligencia Artificial</text:p>
          </table:table-cell>
          <table:table-cell table:style-name="ce11" office:value-type="string">
            <text:p>O</text:p>
          </table:table-cell>
          <table:table-cell table:style-name="ce44" table:formula="of:=[.H379]+0.5*([.I379]+[.J37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260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4" office:value-type="string">
            <text:p>SPC,2E</text:p>
          </table:table-cell>
          <table:table-cell table:style-name="ce4" table:formula="of:=IF(OR([.B379]=&quot;&quot;;[.S379]=&quot;&quot;;[.U379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formula="of:=IF(NOT([.B380]=&quot;&quot;);&quot;IS&quot;;&quot;&quot;)" office:value-type="string" office:string-value="IS">
            <text:p>I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CS271T</text:p>
          </table:table-cell>
          <table:table-cell table:style-name="ce13" office:value-type="string">
            <text:p>IT301</text:p>
          </table:table-cell>
          <table:table-cell table:style-name="ce32" office:value-type="string">
            <text:p>Gerenciamiento de Datos</text:p>
          </table:table-cell>
          <table:table-cell table:style-name="ce11" office:value-type="string">
            <text:p>O</text:p>
          </table:table-cell>
          <table:table-cell table:style-name="ce44" table:formula="of:=[.H380]+0.5*([.I380]+[.J380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206,IS208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6" office:value-type="string">
            <text:p>SPC,NT</text:p>
          </table:table-cell>
          <table:table-cell table:style-name="ce4" table:formula="of:=IF(OR([.B380]=&quot;&quot;;[.S380]=&quot;&quot;;[.U380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81]=&quot;&quot;);&quot;IS&quot;;&quot;&quot;)" office:value-type="string" office:string-value="IS">
            <text:p>I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IS315</text:p>
          </table:table-cell>
          <table:table-cell/>
          <table:table-cell table:style-name="ce32" office:value-type="string">
            <text:p>Gerencia de Cambios y de Proyectos de Sistemas de Información</text:p>
          </table:table-cell>
          <table:table-cell table:style-name="ce11" office:value-type="string">
            <text:p>O</text:p>
          </table:table-cell>
          <table:table-cell table:style-name="ce44" table:formula="of:=[.H381]+0.5*([.I381]+[.J381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IS210</text:p>
          </table:table-cell>
          <table:table-cell table:style-name="ce78" table:number-columns-repeated="3"/>
          <table:table-cell table:style-name="ce13" office:value-type="string">
            <text:p>IS</text:p>
          </table:table-cell>
          <table:table-cell table:style-name="ce6" office:value-type="string">
            <text:p>SPC</text:p>
          </table:table-cell>
          <table:table-cell table:style-name="ce4" table:formula="of:=IF(OR([.B381]=&quot;&quot;;[.S381]=&quot;&quot;;[.U381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formula="of:=IF(NOT([.B382]=&quot;&quot;);&quot;IS&quot;;&quot;&quot;)" office:value-type="string" office:string-value="IS">
            <text:p>I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CS402</text:p>
          </table:table-cell>
          <table:table-cell table:style-name="ce13" office:value-type="string">
            <text:p>IS402</text:p>
          </table:table-cell>
          <table:table-cell table:style-name="ce32" office:value-type="string">
            <text:p>Proyecto II</text:p>
          </table:table-cell>
          <table:table-cell table:style-name="ce11" office:value-type="string">
            <text:p>O</text:p>
          </table:table-cell>
          <table:table-cell table:style-name="ce44" table:formula="of:=[.H382]+0.5*([.I382]+[.J382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S401,CS390,CB211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6" office:value-type="string">
            <text:p>SPC</text:p>
          </table:table-cell>
          <table:table-cell table:style-name="ce4" table:formula="of:=IF(OR([.B382]=&quot;&quot;;[.S382]=&quot;&quot;;[.U382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formula="of:=IF(NOT([.B383]=&quot;&quot;);&quot;IS&quot;;&quot;&quot;)" office:value-type="string" office:string-value="IS">
            <text:p>I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CS402</text:p>
          </table:table-cell>
          <table:table-cell table:style-name="ce13" office:value-type="string">
            <text:p>IS402</text:p>
          </table:table-cell>
          <table:table-cell table:style-name="ce32" office:value-type="string">
            <text:p>Proyecto II</text:p>
          </table:table-cell>
          <table:table-cell table:style-name="ce11" office:value-type="string">
            <text:p>O</text:p>
          </table:table-cell>
          <table:table-cell table:style-name="ce44" table:formula="of:=[.H383]+0.5*([.I383]+[.J383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S401, CS390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6"/>
          <table:table-cell table:style-name="ce4" table:formula="of:=IF(OR([.B383]=&quot;&quot;;[.S383]=&quot;&quot;;[.U383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formula="of:=IF(NOT([.B384]=&quot;&quot;);&quot;IS&quot;;&quot;&quot;)" office:value-type="string" office:string-value="IS">
            <text:p>I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ET101</text:p>
          </table:table-cell>
          <table:table-cell table:style-name="ce13"/>
          <table:table-cell table:style-name="ce32" office:value-type="string">
            <text:p>Formación de Empresas de Base Tecnológica I</text:p>
          </table:table-cell>
          <table:table-cell table:style-name="ce11" office:value-type="string">
            <text:p>O</text:p>
          </table:table-cell>
          <table:table-cell table:style-name="ce44" table:formula="of:=[.H384]+0.5*([.I384]+[.J384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S316, IS313</text:p>
          </table:table-cell>
          <table:table-cell table:style-name="ce78"/>
          <table:table-cell table:style-name="ce89"/>
          <table:table-cell table:style-name="ce78"/>
          <table:table-cell table:style-name="ce13" office:value-type="string">
            <text:p>OG</text:p>
          </table:table-cell>
          <table:table-cell table:style-name="ce6" office:value-type="string">
            <text:p>SPC</text:p>
          </table:table-cell>
          <table:table-cell table:style-name="ce4" table:formula="of:=IF(OR([.B384]=&quot;&quot;;[.S384]=&quot;&quot;;[.U384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85]=&quot;&quot;);&quot;IS&quot;;&quot;&quot;)" office:value-type="string" office:string-value="IS">
            <text:p>I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FG211</text:p>
          </table:table-cell>
          <table:table-cell table:style-name="ce13" office:value-type="string">
            <text:p>IS351</text:p>
          </table:table-cell>
          <table:table-cell table:style-name="ce32" office:value-type="string">
            <text:p>Ética Profesional</text:p>
          </table:table-cell>
          <table:table-cell table:style-name="ce11" office:value-type="string">
            <text:p>O</text:p>
          </table:table-cell>
          <table:table-cell table:style-name="ce44" table:formula="of:=[.H385]+0.5*([.I385]+[.J385])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FG210</text:p>
          </table:table-cell>
          <table:table-cell table:style-name="ce78" table:number-columns-repeated="3"/>
          <table:table-cell table:style-name="ce13" office:value-type="string">
            <text:p>IS</text:p>
          </table:table-cell>
          <table:table-cell table:style-name="ce6" office:value-type="string">
            <text:p>SPC</text:p>
          </table:table-cell>
          <table:table-cell table:style-name="ce4" table:formula="of:=IF(OR([.B385]=&quot;&quot;;[.S385]=&quot;&quot;;[.U385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86]=&quot;&quot;);&quot;IS&quot;;&quot;&quot;)" office:value-type="string" office:string-value="IS">
            <text:p>IS</text:p>
          </table:table-cell>
          <table:table-cell table:style-name="ce4" office:value-type="float" office:value="8">
            <text:p>8</text:p>
          </table:table-cell>
          <table:table-cell table:style-name="ce13" office:value-type="string">
            <text:p>IS320</text:p>
          </table:table-cell>
          <table:table-cell table:style-name="ce13"/>
          <table:table-cell table:style-name="ce32" office:value-type="string">
            <text:p>Seguridad de la Información</text:p>
          </table:table-cell>
          <table:table-cell table:style-name="ce11" office:value-type="string">
            <text:p>O</text:p>
          </table:table-cell>
          <table:table-cell table:style-name="ce44" table:formula="of:=[.H386]+0.5*([.I386]+[.J386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313</text:p>
          </table:table-cell>
          <table:table-cell table:style-name="ce78" table:number-columns-repeated="3"/>
          <table:table-cell table:style-name="ce13" office:value-type="string">
            <text:p>IS</text:p>
          </table:table-cell>
          <table:table-cell table:style-name="ce6" office:value-type="string">
            <text:p>SPC</text:p>
          </table:table-cell>
          <table:table-cell table:style-name="ce4" table:formula="of:=IF(OR([.B386]=&quot;&quot;;[.S386]=&quot;&quot;;[.U386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87]=&quot;&quot;);&quot;IS&quot;;&quot;&quot;)">
            <text:p/>
          </table:table-cell>
          <table:table-cell table:style-name="ce4"/>
          <table:table-cell table:style-name="ce13" office:value-type="string">
            <text:p>CS280T</text:p>
          </table:table-cell>
          <table:table-cell table:style-name="ce13"/>
          <table:table-cell table:style-name="ce32" office:value-type="string">
            <text:p>Aspectos sociales y profesionales de la computación</text:p>
          </table:table-cell>
          <table:table-cell table:style-name="ce11" office:value-type="string">
            <text:p>O</text:p>
          </table:table-cell>
          <table:table-cell table:style-name="ce44" table:formula="of:=[.H387]+0.5*([.I387]+[.J387])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/>
          <table:table-cell table:style-name="ce4" table:formula="of:=IF(OR([.B387]=&quot;&quot;;[.S387]=&quot;&quot;;[.U387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88]=&quot;&quot;);&quot;IS&quot;;&quot;&quot;)">
            <text:p/>
          </table:table-cell>
          <table:table-cell table:style-name="ce4"/>
          <table:table-cell table:style-name="ce13" table:number-columns-repeated="2"/>
          <table:table-cell table:style-name="ce32"/>
          <table:table-cell table:style-name="ce13"/>
          <table:table-cell table:style-name="ce15" table:formula="of:=SUM([.G379:.G387])" office:value-type="float" office:value="31">
            <text:p>31</text:p>
          </table:table-cell>
          <table:table-cell table:style-name="ce5" table:formula="of:=SUM([.H379:.J387])" office:value-type="float" office:value="42" table:number-columns-spanned="3" table:number-rows-spanned="1">
            <text:p>42</text:p>
          </table:table-cell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0"/>
          <table:table-cell table:style-name="ce78" table:number-columns-repeated="3"/>
          <table:table-cell table:style-name="ce13"/>
          <table:table-cell table:style-name="ce4"/>
          <table:table-cell table:style-name="ce4" table:formula="of:=IF(OR([.B388]=&quot;&quot;;[.S388]=&quot;&quot;;[.U388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389]=&quot;&quot;);&quot;I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 table:number-columns-repeated="2"/>
          <table:table-cell table:style-name="ce52" table:number-columns-repeated="2"/>
          <table:table-cell table:style-name="ce15"/>
          <table:table-cell table:style-name="ce52"/>
          <table:table-cell table:style-name="ce15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389]=&quot;&quot;;[.S389]=&quot;&quot;;[.U389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formula="of:=IF(NOT([.B390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9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390]=&quot;&quot;;[.S390]=&quot;&quot;;[.U390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2">
          <table:table-cell table:formula="of:=IF(NOT([.B391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391]=&quot;&quot;;[.S391]=&quot;&quot;;[.U391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style-name="ce3" table:formula="of:=IF(NOT([.B392]=&quot;&quot;);&quot;IS&quot;;&quot;&quot;)" office:value-type="string" office:string-value="IS">
            <text:p>IS</text:p>
          </table:table-cell>
          <table:table-cell table:style-name="ce4" office:value-type="float" office:value="9">
            <text:p>9</text:p>
          </table:table-cell>
          <table:table-cell table:style-name="ce11" office:value-type="string">
            <text:p>IS209</text:p>
          </table:table-cell>
          <table:table-cell table:style-name="ce11"/>
          <table:table-cell table:style-name="ce29" office:value-type="string">
            <text:p>Diseño e Implementación en Ambientes Emergentes</text:p>
          </table:table-cell>
          <table:table-cell table:style-name="ce11" office:value-type="string">
            <text:p>O</text:p>
          </table:table-cell>
          <table:table-cell table:style-name="ce44" table:formula="of:=[.H392]+0.5*([.I392]+[.J392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IS208,CS225T</text:p>
          </table:table-cell>
          <table:table-cell table:style-name="ce88" table:number-columns-repeated="2"/>
          <table:table-cell table:style-name="ce75"/>
          <table:table-cell table:style-name="ce44" office:value-type="string">
            <text:p>IS</text:p>
          </table:table-cell>
          <table:table-cell table:style-name="ce4" office:value-type="string">
            <text:p>SPC</text:p>
          </table:table-cell>
          <table:table-cell table:style-name="ce4" table:formula="of:=IF(OR([.B392]=&quot;&quot;;[.S392]=&quot;&quot;;[.U392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93]=&quot;&quot;);&quot;IS&quot;;&quot;&quot;)" office:value-type="string" office:string-value="IS">
            <text:p>IS</text:p>
          </table:table-cell>
          <table:table-cell table:style-name="ce4" office:value-type="float" office:value="9">
            <text:p>9</text:p>
          </table:table-cell>
          <table:table-cell table:style-name="ce11" office:value-type="string">
            <text:p>CS391</text:p>
          </table:table-cell>
          <table:table-cell table:style-name="ce11"/>
          <table:table-cell table:style-name="ce29" office:value-type="string">
            <text:p>Calidad de Software</text:p>
          </table:table-cell>
          <table:table-cell table:style-name="ce11" office:value-type="string">
            <text:p>O</text:p>
          </table:table-cell>
          <table:table-cell table:style-name="ce44" table:formula="of:=[.H393]+0.5*([.I393]+[.J393])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S315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6" office:value-type="string">
            <text:p>SPC</text:p>
          </table:table-cell>
          <table:table-cell table:style-name="ce4" table:formula="of:=IF(OR([.B393]=&quot;&quot;;[.S393]=&quot;&quot;;[.U393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94]=&quot;&quot;);&quot;IS&quot;;&quot;&quot;)" office:value-type="string" office:string-value="IS">
            <text:p>IS</text:p>
          </table:table-cell>
          <table:table-cell table:style-name="ce4" office:value-type="float" office:value="9">
            <text:p>9</text:p>
          </table:table-cell>
          <table:table-cell table:style-name="ce13" office:value-type="string">
            <text:p>CS230W</text:p>
          </table:table-cell>
          <table:table-cell table:style-name="ce13" office:value-type="string">
            <text:p>IT303</text:p>
          </table:table-cell>
          <table:table-cell table:style-name="ce32" office:value-type="string">
            <text:p>Comunicación de Datos y Redes</text:p>
          </table:table-cell>
          <table:table-cell table:style-name="ce11" office:value-type="string">
            <text:p>O</text:p>
          </table:table-cell>
          <table:table-cell table:style-name="ce44" table:formula="of:=[.H394]+0.5*([.I394]+[.J394])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271T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4" office:value-type="string">
            <text:p>SPC,2E</text:p>
          </table:table-cell>
          <table:table-cell table:style-name="ce4" table:formula="of:=IF(OR([.B394]=&quot;&quot;;[.S394]=&quot;&quot;;[.U394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5">
          <table:table-cell table:formula="of:=IF(NOT([.B395]=&quot;&quot;);&quot;IS&quot;;&quot;&quot;)" office:value-type="string" office:string-value="IS">
            <text:p>IS</text:p>
          </table:table-cell>
          <table:table-cell table:style-name="ce4" office:value-type="float" office:value="9">
            <text:p>9</text:p>
          </table:table-cell>
          <table:table-cell table:style-name="ce13" office:value-type="string">
            <text:p>IS317</text:p>
          </table:table-cell>
          <table:table-cell office:value-type="string">
            <text:p>IS403</text:p>
          </table:table-cell>
          <table:table-cell table:style-name="ce32" office:value-type="string">
            <text:p>Proyecto Final Integrado</text:p>
          </table:table-cell>
          <table:table-cell table:style-name="ce11" office:value-type="string">
            <text:p>O</text:p>
          </table:table-cell>
          <table:table-cell table:style-name="ce44" table:formula="of:=[.H395]+0.5*([.I395]+[.J395])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S315,IS402</text:p>
          </table:table-cell>
          <table:table-cell table:style-name="ce78"/>
          <table:table-cell table:style-name="ce89"/>
          <table:table-cell table:style-name="ce78"/>
          <table:table-cell table:style-name="ce13" office:value-type="string">
            <text:p>SE</text:p>
          </table:table-cell>
          <table:table-cell table:style-name="ce6" office:value-type="string">
            <text:p>SPC</text:p>
          </table:table-cell>
          <table:table-cell table:style-name="ce4" table:formula="of:=IF(OR([.B395]=&quot;&quot;;[.S395]=&quot;&quot;;[.U395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96]=&quot;&quot;);&quot;IS&quot;;&quot;&quot;)" office:value-type="string" office:string-value="IS">
            <text:p>IS</text:p>
          </table:table-cell>
          <table:table-cell table:style-name="ce4" office:value-type="float" office:value="9">
            <text:p>9</text:p>
          </table:table-cell>
          <table:table-cell table:style-name="ce22" office:value-type="string">
            <text:p>ET102</text:p>
          </table:table-cell>
          <table:table-cell table:style-name="ce22"/>
          <table:table-cell table:style-name="ce32" office:value-type="string">
            <text:p>Formación de Empresas de Base Tecnológica II</text:p>
          </table:table-cell>
          <table:table-cell table:style-name="ce11" office:value-type="string">
            <text:p>O</text:p>
          </table:table-cell>
          <table:table-cell table:style-name="ce44" table:formula="of:=[.H396]+0.5*([.I396]+[.J396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ET101</text:p>
          </table:table-cell>
          <table:table-cell table:style-name="ce78" table:number-columns-repeated="3"/>
          <table:table-cell table:style-name="ce13" office:value-type="string">
            <text:p>OG</text:p>
          </table:table-cell>
          <table:table-cell table:style-name="ce6" office:value-type="string">
            <text:p>SPC</text:p>
          </table:table-cell>
          <table:table-cell table:style-name="ce4" table:formula="of:=IF(OR([.B396]=&quot;&quot;;[.S396]=&quot;&quot;;[.U396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97]=&quot;&quot;);&quot;IS&quot;;&quot;&quot;)" office:value-type="string" office:string-value="IS">
            <text:p>IS</text:p>
          </table:table-cell>
          <table:table-cell table:style-name="ce6" office:value-type="float" office:value="9">
            <text:p>9</text:p>
          </table:table-cell>
          <table:table-cell table:style-name="ce13" office:value-type="string">
            <text:p>FG301</text:p>
          </table:table-cell>
          <table:table-cell table:style-name="ce13"/>
          <table:table-cell table:style-name="ce32" office:value-type="string">
            <text:p>Enseñanza Social de la Iglesia</text:p>
          </table:table-cell>
          <table:table-cell table:style-name="ce44" office:value-type="string">
            <text:p>O</text:p>
          </table:table-cell>
          <table:table-cell table:style-name="ce44" table:formula="of:=[.H397]+0.5*([.I397]+[.J397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FG204A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/>
          <table:table-cell table:style-name="ce4" table:formula="of:=IF(OR([.B397]=&quot;&quot;;[.S397]=&quot;&quot;;[.U397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398]=&quot;&quot;);&quot;IS&quot;;&quot;&quot;)" office:value-type="string" office:string-value="IS">
            <text:p>IS</text:p>
          </table:table-cell>
          <table:table-cell table:style-name="ce4" office:value-type="float" office:value="9">
            <text:p>9</text:p>
          </table:table-cell>
          <table:table-cell table:style-name="ce13" office:value-type="string">
            <text:p>IS321</text:p>
          </table:table-cell>
          <table:table-cell table:style-name="ce13"/>
          <table:table-cell table:style-name="ce32" office:value-type="string">
            <text:p>Auditoría de Sistemas</text:p>
          </table:table-cell>
          <table:table-cell table:style-name="ce11" office:value-type="string">
            <text:p>O</text:p>
          </table:table-cell>
          <table:table-cell table:style-name="ce44" table:formula="of:=[.H398]+0.5*([.I398]+[.J398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IS320</text:p>
          </table:table-cell>
          <table:table-cell table:style-name="ce78" table:number-columns-repeated="3"/>
          <table:table-cell table:style-name="ce13" office:value-type="string">
            <text:p>IS</text:p>
          </table:table-cell>
          <table:table-cell table:style-name="ce6" office:value-type="string">
            <text:p>SPC</text:p>
          </table:table-cell>
          <table:table-cell table:style-name="ce4" table:formula="of:=IF(OR([.B398]=&quot;&quot;;[.S398]=&quot;&quot;;[.U398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9">
          <table:table-cell table:number-columns-repeated="4"/>
          <table:table-cell table:style-name="ce40"/>
          <table:table-cell/>
          <table:table-cell table:style-name="ce49"/>
          <table:table-cell table:number-columns-repeated="6"/>
          <table:table-cell table:style-name="ce70"/>
          <table:table-cell table:style-name="ce89" table:number-columns-repeated="3"/>
          <table:table-cell table:style-name="ce49"/>
          <table:table-cell table:number-columns-repeated="1006"/>
        </table:table-row>
        <table:table-row table:style-name="ro4">
          <table:table-cell table:formula="of:=IF(NOT([.B400]=&quot;&quot;);&quot;I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 table:number-columns-repeated="2"/>
          <table:table-cell table:style-name="ce5" table:number-columns-spanned="3" table:number-rows-spanned="1"/>
          <table:covered-table-cell table:style-name="ce5"/>
          <table:covered-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400]=&quot;&quot;;[.S400]=&quot;&quot;;[.U400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401]=&quot;&quot;);&quot;IS&quot;;&quot;&quot;)">
            <text:p/>
          </table:table-cell>
          <table:table-cell table:style-name="ce4"/>
          <table:table-cell table:style-name="ce15" table:number-columns-repeated="2"/>
          <table:table-cell table:style-name="ce36"/>
          <table:table-cell table:style-name="ce15" table:number-columns-repeated="2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63"/>
          <table:table-cell table:style-name="ce82" table:number-columns-repeated="3"/>
          <table:table-cell table:style-name="ce15"/>
          <table:table-cell table:style-name="ce4"/>
          <table:table-cell table:style-name="ce4" table:formula="of:=IF(OR([.B401]=&quot;&quot;;[.S401]=&quot;&quot;;[.U401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1">
          <table:table-cell table:formula="of:=IF(NOT([.B402]=&quot;&quot;);&quot;IS&quot;;&quot;&quot;)">
            <text:p/>
          </table:table-cell>
          <table:table-cell table:style-name="ce4"/>
          <table:table-cell table:number-columns-repeated="2"/>
          <table:table-cell table:style-name="ce25" office:value-type="string">
            <text:p>Semestre 10</text:p>
          </table:table-cell>
          <table:table-cell table:style-name="ce43"/>
          <table:table-cell table:style-name="ce47"/>
          <table:table-cell table:style-name="ce50" table:number-columns-repeated="2"/>
          <table:table-cell table:style-name="ce43"/>
          <table:table-cell table:style-name="ce50"/>
          <table:table-cell table:style-name="ce43" table:number-columns-repeated="2"/>
          <table:table-cell table:style-name="ce56"/>
          <table:table-cell table:style-name="ce73" table:number-columns-repeated="3"/>
          <table:table-cell table:style-name="ce47"/>
          <table:table-cell table:style-name="ce4"/>
          <table:table-cell table:style-name="ce4" table:formula="of:=IF(OR([.B402]=&quot;&quot;;[.S402]=&quot;&quot;;[.U402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2">
          <table:table-cell table:formula="of:=IF(NOT([.B403]=&quot;&quot;);&quot;IS&quot;;&quot;&quot;)">
            <text:p/>
          </table:table-cell>
          <table:table-cell table:style-name="ce4"/>
          <table:table-cell table:style-name="ce10" table:formula="of:=[.C$3]" office:value-type="string" office:string-value="Codigo">
            <text:p>Codigo</text:p>
          </table:table-cell>
          <table:table-cell table:style-name="ce10" table:formula="of:=[.D$3]" office:value-type="string" office:string-value="Alias">
            <text:p>Alias</text:p>
          </table:table-cell>
          <table:table-cell table:style-name="ce31" table:formula="of:=[.E$3]" office:value-type="string" office:string-value="Nombre">
            <text:p>Nombre</text:p>
          </table:table-cell>
          <table:table-cell table:style-name="ce10" table:formula="of:=[.F$3]" office:value-type="string" office:string-value="T">
            <text:p>T</text:p>
          </table:table-cell>
          <table:table-cell table:style-name="ce48" table:formula="of:=[.G$3]" office:value-type="string" office:string-value="Cr">
            <text:p>Cr</text:p>
          </table:table-cell>
          <table:table-cell table:style-name="ce51" table:formula="of:=[.H$3]" office:value-type="string" office:string-value="HT/C">
            <text:p>HT/C</text:p>
          </table:table-cell>
          <table:table-cell table:style-name="ce51" table:formula="of:=[.I$3]" office:value-type="string" office:string-value="HP">
            <text:p>HP</text:p>
          </table:table-cell>
          <table:table-cell table:style-name="ce10" table:formula="of:=[.J$3]" office:value-type="string" office:string-value="HL">
            <text:p>HL</text:p>
          </table:table-cell>
          <table:table-cell table:style-name="ce51" table:formula="of:=[.K$3]" office:value-type="string" office:string-value="TI">
            <text:p>TI</text:p>
          </table:table-cell>
          <table:table-cell table:style-name="ce10" table:formula="of:=[.L$3]" office:value-type="string" office:string-value="Tot">
            <text:p>Tot</text:p>
          </table:table-cell>
          <table:table-cell table:style-name="ce10" table:formula="of:=[.M$3]" office:value-type="string" office:string-value="Lab">
            <text:p>Lab</text:p>
          </table:table-cell>
          <table:table-cell table:style-name="ce57" table:formula="of:=[.N$3]" office:value-type="string" office:string-value="Prereq">
            <text:p>Prereq</text:p>
          </table:table-cell>
          <table:table-cell table:style-name="ce77" table:formula="of:=[.O$3]" office:value-type="string" office:string-value="Rec">
            <text:p>Rec</text:p>
          </table:table-cell>
          <table:table-cell table:style-name="ce77" table:formula="of:=[.P$3]" office:value-type="string" office:string-value="Correq">
            <text:p>Correq</text:p>
          </table:table-cell>
          <table:table-cell table:style-name="ce77" table:formula="of:=[.Q$3]" office:value-type="string" office:string-value="Group">
            <text:p>Group</text:p>
          </table:table-cell>
          <table:table-cell table:style-name="ce48" table:formula="of:=[.R$3]" office:value-type="string" office:string-value="Area">
            <text:p>Area</text:p>
          </table:table-cell>
          <table:table-cell table:style-name="ce4"/>
          <table:table-cell table:style-name="ce4" table:formula="of:=IF(OR([.B403]=&quot;&quot;;[.S403]=&quot;&quot;;[.U403]=&quot;&quot;);&quot;&quot;;&quot;,&quot;)">
            <text:p/>
          </table:table-cell>
          <table:table-cell table:style-name="ce4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style-name="ce3" table:formula="of:=IF(NOT([.B404]=&quot;&quot;);&quot;IS&quot;;&quot;&quot;)" office:value-type="string" office:string-value="IS">
            <text:p>IS</text:p>
          </table:table-cell>
          <table:table-cell office:value-type="float" office:value="10">
            <text:p>10</text:p>
          </table:table-cell>
          <table:table-cell table:style-name="ce13" office:value-type="string">
            <text:p>CS370</text:p>
          </table:table-cell>
          <table:table-cell table:style-name="ce13"/>
          <table:table-cell table:style-name="ce32" office:value-type="string">
            <text:p>Tópicos en Bases de Datos</text:p>
          </table:table-cell>
          <table:table-cell table:style-name="ce11" office:value-type="string">
            <text:p>O</text:p>
          </table:table-cell>
          <table:table-cell table:style-name="ce44" table:formula="of:=[.H404]+0.5*([.I404]+[.J404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58" office:value-type="string">
            <text:p>CS271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4" office:value-type="string">
            <text:p>SPC,2E,NT</text:p>
          </table:table-cell>
          <table:table-cell table:style-name="ce4" table:formula="of:=IF(OR([.B404]=&quot;&quot;;[.S404]=&quot;&quot;;[.U404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405]=&quot;&quot;);&quot;IS&quot;;&quot;&quot;)" office:value-type="string" office:string-value="IS">
            <text:p>I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IS314</text:p>
          </table:table-cell>
          <table:table-cell office:value-type="string">
            <text:p>IT314</text:p>
          </table:table-cell>
          <table:table-cell table:style-name="ce32" office:value-type="string">
            <text:p>Tecnologías Emergentes</text:p>
          </table:table-cell>
          <table:table-cell table:style-name="ce11" office:value-type="string">
            <text:p>O</text:p>
          </table:table-cell>
          <table:table-cell table:style-name="ce44" table:formula="of:=[.H405]+0.5*([.I405]+[.J405])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58" office:value-type="string">
            <text:p>IS312B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6" office:value-type="string">
            <text:p>SPC</text:p>
          </table:table-cell>
          <table:table-cell table:style-name="ce4" table:formula="of:=IF(OR([.B405]=&quot;&quot;;[.S405]=&quot;&quot;;[.U405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406]=&quot;&quot;);&quot;IS&quot;;&quot;&quot;)" office:value-type="string" office:string-value="IS">
            <text:p>I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IS318</text:p>
          </table:table-cell>
          <table:table-cell/>
          <table:table-cell table:style-name="ce32" office:value-type="string">
            <text:p>Implicaciones de la Digitalización</text:p>
          </table:table-cell>
          <table:table-cell table:style-name="ce11" office:value-type="string">
            <text:p>O</text:p>
          </table:table-cell>
          <table:table-cell table:style-name="ce44" table:formula="of:=[.H406]+0.5*([.I406]+[.J406])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FG211</text:p>
          </table:table-cell>
          <table:table-cell table:style-name="ce78" table:number-columns-repeated="3"/>
          <table:table-cell table:style-name="ce13" office:value-type="string">
            <text:p>IT</text:p>
          </table:table-cell>
          <table:table-cell table:style-name="ce6" office:value-type="string">
            <text:p>SPC</text:p>
          </table:table-cell>
          <table:table-cell table:style-name="ce4" table:formula="of:=IF(OR([.B406]=&quot;&quot;;[.S406]=&quot;&quot;;[.U406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407]=&quot;&quot;);&quot;IS&quot;;&quot;&quot;)" office:value-type="string" office:string-value="IS">
            <text:p>I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CS404</text:p>
          </table:table-cell>
          <table:table-cell table:style-name="ce13" office:value-type="string">
            <text:p>IS404</text:p>
          </table:table-cell>
          <table:table-cell table:style-name="ce32" office:value-type="string">
            <text:p>Seminario de Tesis</text:p>
          </table:table-cell>
          <table:table-cell table:style-name="ce11" office:value-type="string">
            <text:p>O</text:p>
          </table:table-cell>
          <table:table-cell table:style-name="ce44" table:formula="of:=[.H407]+0.5*([.I407]+[.J407])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IS403</text:p>
          </table:table-cell>
          <table:table-cell table:style-name="ce78" table:number-columns-repeated="3"/>
          <table:table-cell table:style-name="ce13" office:value-type="string">
            <text:p>SE</text:p>
          </table:table-cell>
          <table:table-cell table:style-name="ce6" office:value-type="string">
            <text:p>SPC</text:p>
          </table:table-cell>
          <table:table-cell table:style-name="ce4" table:formula="of:=IF(OR([.B407]=&quot;&quot;;[.S407]=&quot;&quot;;[.U407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408]=&quot;&quot;);&quot;IS&quot;;&quot;&quot;)">
            <text:p/>
          </table:table-cell>
          <table:table-cell table:style-name="ce4"/>
          <table:table-cell table:style-name="ce13" office:value-type="string">
            <text:p>CS325</text:p>
          </table:table-cell>
          <table:table-cell table:style-name="ce13"/>
          <table:table-cell table:style-name="ce32" office:value-type="string">
            <text:p>Sistemas Distribuídos</text:p>
          </table:table-cell>
          <table:table-cell table:style-name="ce11" office:value-type="string">
            <text:p>O</text:p>
          </table:table-cell>
          <table:table-cell table:style-name="ce44" table:formula="of:=[.H408]+0.5*([.I408]+[.J408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1" office:value-type="string">
            <text:p>Advanced</text:p>
          </table:table-cell>
          <table:table-cell table:style-name="ce60" office:value-type="string">
            <text:p>CS225T</text:p>
          </table:table-cell>
          <table:table-cell table:style-name="ce78" table:number-columns-repeated="3"/>
          <table:table-cell table:style-name="ce13" office:value-type="string">
            <text:p>CS</text:p>
          </table:table-cell>
          <table:table-cell table:style-name="ce6"/>
          <table:table-cell table:style-name="ce4" table:formula="of:=IF(OR([.B408]=&quot;&quot;;[.S408]=&quot;&quot;;[.U408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409]=&quot;&quot;);&quot;IS&quot;;&quot;&quot;)" office:value-type="string" office:string-value="IS">
            <text:p>IS</text:p>
          </table:table-cell>
          <table:table-cell table:style-name="ce4" office:value-type="float" office:value="10">
            <text:p>10</text:p>
          </table:table-cell>
          <table:table-cell table:style-name="ce22" office:value-type="string">
            <text:p>ET103</text:p>
          </table:table-cell>
          <table:table-cell table:style-name="ce22"/>
          <table:table-cell table:style-name="ce32" office:value-type="string">
            <text:p>Formación de Empresas de Base Tecnológica III</text:p>
          </table:table-cell>
          <table:table-cell table:style-name="ce11" office:value-type="string">
            <text:p>O</text:p>
          </table:table-cell>
          <table:table-cell table:style-name="ce44" table:formula="of:=[.H409]+0.5*([.I409]+[.J409])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ET102</text:p>
          </table:table-cell>
          <table:table-cell table:style-name="ce78" table:number-columns-repeated="3"/>
          <table:table-cell table:style-name="ce13" office:value-type="string">
            <text:p>OG</text:p>
          </table:table-cell>
          <table:table-cell table:style-name="ce6" office:value-type="string">
            <text:p>SPC</text:p>
          </table:table-cell>
          <table:table-cell table:style-name="ce4" table:formula="of:=IF(OR([.B409]=&quot;&quot;;[.S409]=&quot;&quot;;[.U409]=&quot;&quot;);&quot;&quot;;&quot;,&quot;)" office:value-type="string" office:string-value=",">
            <text:p>,</text:p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table:formula="of:=IF(NOT([.B410]=&quot;&quot;);&quot;IS&quot;;&quot;&quot;)" office:value-type="string" office:string-value="IS">
            <text:p>IS</text:p>
          </table:table-cell>
          <table:table-cell table:style-name="ce4" office:value-type="float" office:value="10">
            <text:p>10</text:p>
          </table:table-cell>
          <table:table-cell table:style-name="ce13" office:value-type="string">
            <text:p>HU302</text:p>
          </table:table-cell>
          <table:table-cell table:style-name="ce13"/>
          <table:table-cell table:style-name="ce32" office:value-type="string">
            <text:p>Visión Cristiana de nuestro tiempo</text:p>
          </table:table-cell>
          <table:table-cell table:style-name="ce13" office:value-type="string">
            <text:p>O</text:p>
          </table:table-cell>
          <table:table-cell table:style-name="ce44" table:formula="of:=[.H410]+0.5*([.I410]+[.J410])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60" office:value-type="string">
            <text:p>FG301</text:p>
          </table:table-cell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4"/>
          <table:table-cell table:style-name="ce4" table:formula="of:=IF(OR([.B410]=&quot;&quot;;[.S410]=&quot;&quot;;[.U410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3">
          <table:table-cell office:value-type="string">
            <text:p>IS</text:p>
          </table:table-cell>
          <table:table-cell table:style-name="ce4" office:value-type="float" office:value="10">
            <text:p>10</text:p>
          </table:table-cell>
          <table:table-cell table:style-name="ce11" office:value-type="string">
            <text:p>FG220</text:p>
          </table:table-cell>
          <table:table-cell table:style-name="ce11"/>
          <table:table-cell table:style-name="ce29" office:value-type="string">
            <text:p>Análisis de la Realidad Peruana</text:p>
          </table:table-cell>
          <table:table-cell table:style-name="ce13" office:value-type="string">
            <text:p>O</text:p>
          </table:table-cell>
          <table:table-cell table:style-name="ce44" table:formula="of:=[.H411]+0.5*([.I411]+[.J411])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60"/>
          <table:table-cell table:style-name="ce78" table:number-columns-repeated="3"/>
          <table:table-cell table:style-name="ce13" office:value-type="string">
            <text:p>FG</text:p>
          </table:table-cell>
          <table:table-cell table:style-name="ce6"/>
          <table:table-cell table:style-name="ce4" table:formula="of:=IF(OR([.B411]=&quot;&quot;;[.S411]=&quot;&quot;;[.U411]=&quot;&quot;);&quot;&quot;;&quot;,&quot;)">
            <text:p/>
          </table:table-cell>
          <table:table-cell table:style-name="ce6" office:value-type="string">
            <text:p>UCSP</text:p>
          </table:table-cell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412]=&quot;&quot;);&quot;IS&quot;;&quot;&quot;)">
            <text:p/>
          </table:table-cell>
          <table:table-cell table:style-name="ce4"/>
          <table:table-cell table:style-name="ce11" office:value-type="string">
            <text:p>FG120</text:p>
          </table:table-cell>
          <table:table-cell table:style-name="ce11"/>
          <table:table-cell table:style-name="ce27" office:value-type="string">
            <text:p>Constitución y Realidad Nacional</text:p>
          </table:table-cell>
          <table:table-cell table:style-name="ce11" office:value-type="string">
            <text:p>O</text:p>
          </table:table-cell>
          <table:table-cell table:style-name="ce44" table:formula="of:=[.H412]+0.5*([.I412]+[.J412])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1"/>
          <table:table-cell table:style-name="ce12"/>
          <table:table-cell table:style-name="ce11" table:number-columns-repeated="2"/>
          <table:table-cell table:style-name="ce58"/>
          <table:table-cell table:style-name="ce75" table:number-columns-repeated="3"/>
          <table:table-cell table:style-name="ce44" office:value-type="string">
            <text:p>FG</text:p>
          </table:table-cell>
          <table:table-cell table:style-name="ce6" office:value-type="string">
            <text:p>UNSA</text:p>
          </table:table-cell>
          <table:table-cell table:style-name="ce4" table:formula="of:=IF(OR([.B412]=&quot;&quot;;[.S412]=&quot;&quot;;[.U412]=&quot;&quot;);&quot;&quot;;&quot;,&quot;)">
            <text:p/>
          </table:table-cell>
          <table:table-cell table:style-name="ce6"/>
          <table:table-cell table:style-name="ce4"/>
          <table:table-cell table:style-name="ce22"/>
          <table:table-cell table:number-columns-repeated="1001"/>
        </table:table-row>
        <table:table-row table:style-name="ro4">
          <table:table-cell table:formula="of:=IF(NOT([.B413]=&quot;&quot;);&quot;IS&quot;;&quot;&quot;)">
            <text:p/>
          </table:table-cell>
          <table:table-cell table:style-name="ce4"/>
          <table:table-cell table:style-name="ce4" table:number-columns-repeated="2"/>
          <table:table-cell table:style-name="ce30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 table:number-columns-repeated="4"/>
          <table:table-cell table:style-name="ce22"/>
          <table:table-cell table:number-columns-repeated="1001"/>
        </table:table-row>
        <table:table-row table:style-name="ro4" table:number-rows-repeated="23">
          <table:table-cell/>
          <table:table-cell table:style-name="ce4" table:number-columns-repeated="3"/>
          <table:table-cell table:style-name="ce30"/>
          <table:table-cell table:style-name="ce4"/>
          <table:table-cell table:style-name="ce6"/>
          <table:table-cell table:style-name="ce5" table:number-columns-repeated="2"/>
          <table:table-cell table:style-name="ce4"/>
          <table:table-cell table:style-name="ce5"/>
          <table:table-cell table:style-name="ce4" table:number-columns-repeated="2"/>
          <table:table-cell table:style-name="ce55"/>
          <table:table-cell table:style-name="ce72" table:number-columns-repeated="3"/>
          <table:table-cell table:style-name="ce6"/>
          <table:table-cell table:style-name="ce4" table:number-columns-repeated="4"/>
          <table:table-cell table:style-name="ce22"/>
          <table:table-cell table:number-columns-repeated="1001"/>
        </table:table-row>
        <table:table-row table:style-name="ro4" table:number-rows-repeated="65225">
          <table:table-cell table:number-columns-repeated="4"/>
          <table:table-cell table:style-name="ce40"/>
          <table:table-cell/>
          <table:table-cell table:style-name="ce49"/>
          <table:table-cell table:number-columns-repeated="6"/>
          <table:table-cell table:style-name="ce70"/>
          <table:table-cell table:style-name="ce89" table:number-columns-repeated="3"/>
          <table:table-cell table:style-name="ce49"/>
          <table:table-cell table:number-columns-repeated="1006"/>
        </table:table-row>
        <table:table-row table:style-name="ro4" table:number-rows-repeated="9829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6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26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P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ndiente" style:family="table-cell" style:parent-style-name="Default">
      <style:table-cell-properties fo:background-color="#993300" style:diagonal-bl-tr="none" style:diagonal-tl-br="none" fo:border="0.0138in solid #000000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3300" fo:border="0.0138in solid #000000"/>
      <style:text-properties fo:color="#000000" fo:font-size="11pt" style:font-size-asian="11pt" style:font-size-complex="11pt"/>
    </style:style>
    <style:style style:name="LabMissing" style:family="table-cell" style:parent-style-name="Default">
      <style:table-cell-properties fo:background-color="#ffff00"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2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nesto Cuadros-Vargas</meta:initial-creator>
    <meta:creation-date>2011-03-25T12:30:57</meta:creation-date>
    <dc:date>2011-03-25T12:31:45</dc:date>
    <dc:creator>Ernesto Cuadros-Vargas</dc:creator>
    <meta:editing-duration>PT00H00M49S</meta:editing-duration>
    <meta:editing-cycles>1</meta:editing-cycles>
    <meta:document-statistic meta:table-count="3" meta:cell-count="7809" meta:object-count="0"/>
    <meta:generator>OpenOffice.org/3.2$Unix OpenOffice.org_project/320m19$Build-9505</meta:generator>
  </office:meta>
</office:document-meta>
</file>